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ucida Grande" svg:font-family="'Lucida Grande', Aria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1" svg:font-family="'Arial Unicode MS'" style:font-family-generic="swiss" style:font-pitch="variable"/>
    <style:font-face style:name="Helvetica" svg:font-family="Helvetica, 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paragraph-properties fo:line-height="100%"/>
      <style:text-properties officeooo:paragraph-rsid="006aab10"/>
    </style:style>
    <style:style style:name="P3" style:family="paragraph" style:parent-style-name="Text_20_body">
      <style:paragraph-properties fo:line-height="100%"/>
      <style:text-properties officeooo:paragraph-rsid="00acaf3b"/>
    </style:style>
    <style:style style:name="P4" style:family="paragraph" style:parent-style-name="Text_20_body">
      <style:paragraph-properties fo:line-height="100%"/>
      <style:text-properties officeooo:paragraph-rsid="00d4d866"/>
    </style:style>
    <style:style style:name="P5" style:family="paragraph" style:parent-style-name="Text_20_body">
      <style:paragraph-properties fo:line-height="100%"/>
      <style:text-properties officeooo:paragraph-rsid="00e0f873"/>
    </style:style>
    <style:style style:name="P6" style:family="paragraph" style:parent-style-name="Text_20_body">
      <style:paragraph-properties fo:line-height="100%"/>
      <style:text-properties officeooo:paragraph-rsid="013278f5"/>
    </style:style>
    <style:style style:name="P7" style:family="paragraph" style:parent-style-name="Text_20_body">
      <style:paragraph-properties fo:line-height="100%"/>
      <style:text-properties officeooo:paragraph-rsid="0145717f"/>
    </style:style>
    <style:style style:name="P8" style:family="paragraph" style:parent-style-name="Text_20_body">
      <style:paragraph-properties fo:line-height="100%"/>
      <style:text-properties officeooo:paragraph-rsid="01572943"/>
    </style:style>
    <style:style style:name="P9" style:family="paragraph" style:parent-style-name="Text_20_body">
      <style:paragraph-properties fo:line-height="100%"/>
      <style:text-properties officeooo:paragraph-rsid="01ab73e4"/>
    </style:style>
    <style:style style:name="P10" style:family="paragraph" style:parent-style-name="Text_20_body">
      <style:paragraph-properties fo:line-height="100%"/>
      <style:text-properties officeooo:paragraph-rsid="01dfc00d"/>
    </style:style>
    <style:style style:name="P11" style:family="paragraph" style:parent-style-name="Text_20_body">
      <style:paragraph-properties fo:line-height="100%"/>
      <style:text-properties officeooo:paragraph-rsid="02112403"/>
    </style:style>
    <style:style style:name="P12" style:family="paragraph" style:parent-style-name="Text_20_body">
      <style:paragraph-properties fo:line-height="100%" fo:text-align="start" style:justify-single-word="false"/>
      <style:text-properties officeooo:paragraph-rsid="021a0e76"/>
    </style:style>
    <style:style style:name="P13" style:family="paragraph" style:parent-style-name="Text_20_body">
      <style:paragraph-properties fo:line-height="100%" fo:text-align="center" style:justify-single-word="false"/>
      <style:text-properties fo:font-style="normal" officeooo:rsid="0044acc3" officeooo:paragraph-rsid="0044acc3" style:font-style-asian="normal" style:font-style-complex="normal"/>
    </style:style>
    <style:style style:name="P14" style:family="paragraph" style:parent-style-name="Text_20_body">
      <style:paragraph-properties fo:line-height="100%"/>
      <style:text-properties fo:font-style="normal" officeooo:paragraph-rsid="00722970" style:font-style-asian="normal" style:font-style-complex="normal"/>
    </style:style>
    <style:style style:name="P15" style:family="paragraph" style:parent-style-name="Text_20_body">
      <style:paragraph-properties fo:line-height="100%"/>
      <style:text-properties fo:font-style="normal" officeooo:rsid="009d0c24" officeooo:paragraph-rsid="009d0c24" style:font-style-asian="normal" style:font-style-complex="normal"/>
    </style:style>
    <style:style style:name="P16" style:family="paragraph" style:parent-style-name="Text_20_body">
      <style:paragraph-properties fo:line-height="100%" fo:text-align="center" style:justify-single-word="false"/>
      <style:text-properties fo:font-style="normal" officeooo:rsid="00ad52a4" officeooo:paragraph-rsid="00ad52a4" style:font-style-asian="normal" style:font-style-complex="normal"/>
    </style:style>
    <style:style style:name="P17" style:family="paragraph" style:parent-style-name="Text_20_body">
      <style:paragraph-properties fo:line-height="100%" fo:text-align="center" style:justify-single-word="false"/>
      <style:text-properties fo:font-style="normal" style:text-underline-style="none" officeooo:rsid="00ad52a4" officeooo:paragraph-rsid="00af49e6" style:font-style-asian="normal" style:font-style-complex="normal"/>
    </style:style>
    <style:style style:name="P18" style:family="paragraph" style:parent-style-name="Text_20_body">
      <style:paragraph-properties fo:line-height="100%"/>
      <style:text-properties fo:font-style="normal" style:text-underline-style="none" fo:font-weight="normal" officeooo:rsid="006f336c" officeooo:paragraph-rsid="00d64a9f" style:font-style-asian="normal" style:font-weight-asian="normal" style:font-style-complex="normal" style:font-weight-complex="normal"/>
    </style:style>
    <style:style style:name="P19" style:family="paragraph" style:parent-style-name="Text_20_body">
      <style:paragraph-properties fo:line-height="100%"/>
      <style:text-properties fo:font-style="normal" style:text-underline-style="none" fo:font-weight="bold" officeooo:rsid="01e78dfe" officeooo:paragraph-rsid="01fd58d0" style:font-style-asian="normal" style:font-weight-asian="bold" style:font-style-complex="normal" style:font-weight-complex="bold"/>
    </style:style>
    <style:style style:name="P20" style:family="paragraph" style:parent-style-name="Text_20_body">
      <style:paragraph-properties fo:line-height="100%"/>
      <style:text-properties fo:font-weight="bold" officeooo:rsid="001cafa9" officeooo:paragraph-rsid="001cafa9" style:font-weight-asian="bold" style:font-weight-complex="bold"/>
    </style:style>
    <style:style style:name="P21" style:family="paragraph" style:parent-style-name="Text_20_body">
      <style:paragraph-properties fo:line-height="100%"/>
      <style:text-properties fo:font-weight="bold" officeooo:rsid="001cafa9" officeooo:paragraph-rsid="003a8cac" style:font-weight-asian="bold" style:font-weight-complex="bold"/>
    </style:style>
    <style:style style:name="P22" style:family="paragraph" style:parent-style-name="Text_20_body">
      <style:paragraph-properties fo:line-height="100%"/>
      <style:text-properties fo:font-weight="bold" officeooo:rsid="001cafa9" officeooo:paragraph-rsid="0060194d" style:font-weight-asian="bold" style:font-weight-complex="bold"/>
    </style:style>
    <style:style style:name="P23" style:family="paragraph" style:parent-style-name="Text_20_body">
      <style:paragraph-properties fo:line-height="100%"/>
      <style:text-properties fo:font-weight="bold" officeooo:rsid="001cafa9" officeooo:paragraph-rsid="006ac0aa" style:font-weight-asian="bold" style:font-weight-complex="bold"/>
    </style:style>
    <style:style style:name="P24" style:family="paragraph" style:parent-style-name="Text_20_body">
      <style:paragraph-properties fo:line-height="100%"/>
      <style:text-properties fo:font-weight="bold" officeooo:rsid="001cafa9" officeooo:paragraph-rsid="006aab10" style:font-weight-asian="bold" style:font-weight-complex="bold"/>
    </style:style>
    <style:style style:name="P25" style:family="paragraph" style:parent-style-name="Text_20_body">
      <style:paragraph-properties fo:line-height="100%"/>
      <style:text-properties fo:font-weight="bold" officeooo:rsid="001cafa9" officeooo:paragraph-rsid="0093b788" style:font-weight-asian="bold" style:font-weight-complex="bold"/>
    </style:style>
    <style:style style:name="P26" style:family="paragraph" style:parent-style-name="Text_20_body">
      <style:paragraph-properties fo:line-height="100%"/>
      <style:text-properties fo:font-weight="bold" officeooo:rsid="001cafa9" officeooo:paragraph-rsid="00e0f873" style:font-weight-asian="bold" style:font-weight-complex="bold"/>
    </style:style>
    <style:style style:name="P27" style:family="paragraph" style:parent-style-name="Text_20_body">
      <style:paragraph-properties fo:line-height="100%"/>
      <style:text-properties fo:font-weight="bold" officeooo:rsid="001cafa9" officeooo:paragraph-rsid="01ab73e4" style:font-weight-asian="bold" style:font-weight-complex="bold"/>
    </style:style>
    <style:style style:name="P28" style:family="paragraph" style:parent-style-name="Text_20_body">
      <style:paragraph-properties fo:line-height="100%"/>
      <style:text-properties fo:font-weight="bold" officeooo:rsid="001cafa9" officeooo:paragraph-rsid="01dfc00d" style:font-weight-asian="bold" style:font-weight-complex="bold"/>
    </style:style>
    <style:style style:name="P29" style:family="paragraph" style:parent-style-name="Text_20_body">
      <style:paragraph-properties fo:line-height="100%"/>
      <style:text-properties fo:font-weight="bold" officeooo:rsid="001cafa9" officeooo:paragraph-rsid="01fd58d0" style:font-weight-asian="bold" style:font-weight-complex="bold"/>
    </style:style>
    <style:style style:name="P30" style:family="paragraph" style:parent-style-name="Text_20_body">
      <style:paragraph-properties fo:line-height="100%"/>
      <style:text-properties fo:font-weight="bold" officeooo:rsid="001cafa9" officeooo:paragraph-rsid="01ff14e8" style:font-weight-asian="bold" style:font-weight-complex="bold"/>
    </style:style>
    <style:style style:name="P31" style:family="paragraph" style:parent-style-name="Text_20_body">
      <style:paragraph-properties fo:line-height="100%"/>
      <style:text-properties fo:font-weight="bold" officeooo:rsid="001cafa9" officeooo:paragraph-rsid="02112403" style:font-weight-asian="bold" style:font-weight-complex="bold"/>
    </style:style>
    <style:style style:name="P32" style:family="paragraph" style:parent-style-name="Text_20_body">
      <style:paragraph-properties fo:line-height="100%"/>
      <style:text-properties fo:font-weight="bold" officeooo:rsid="003a8cac" officeooo:paragraph-rsid="003a8cac" style:font-weight-asian="bold" style:font-weight-complex="bold"/>
    </style:style>
    <style:style style:name="P33" style:family="paragraph" style:parent-style-name="Text_20_body">
      <style:text-properties fo:font-weight="bold" officeooo:rsid="0095da80" style:font-weight-asian="bold" style:font-weight-complex="bold"/>
    </style:style>
    <style:style style:name="P34" style:family="paragraph" style:parent-style-name="Text_20_body">
      <style:paragraph-properties fo:line-height="100%"/>
      <style:text-properties fo:font-weight="bold" officeooo:rsid="006ac0aa" officeooo:paragraph-rsid="00ad8e7d" style:font-weight-asian="bold" style:font-weight-complex="bold"/>
    </style:style>
    <style:style style:name="P35" style:family="paragraph" style:parent-style-name="Text_20_body">
      <style:paragraph-properties fo:line-height="100%"/>
      <style:text-properties fo:font-weight="bold" officeooo:rsid="0048e4ff" officeooo:paragraph-rsid="01ab73e4" style:font-weight-asian="bold" style:font-weight-complex="bold"/>
    </style:style>
    <style:style style:name="P36" style:family="paragraph" style:parent-style-name="Text_20_body">
      <style:paragraph-properties fo:line-height="100%"/>
      <style:text-properties fo:font-weight="bold" officeooo:rsid="01ff14e8" officeooo:paragraph-rsid="0211ea1b" style:font-weight-asian="bold"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Text_20_body">
      <style:paragraph-properties fo:line-height="100%" fo:text-align="center" style:justify-single-word="false"/>
      <style:text-properties fo:font-style="italic" officeooo:rsid="0029630c" officeooo:paragraph-rsid="0029630c" style:font-style-asian="italic" style:font-style-complex="italic"/>
    </style:style>
    <style:style style:name="P39" style:family="paragraph" style:parent-style-name="Text_20_body">
      <style:paragraph-properties fo:line-height="100%"/>
      <style:text-properties fo:font-style="italic" officeooo:rsid="006ac0aa" officeooo:paragraph-rsid="006ac0aa" style:font-style-asian="italic" style:font-style-complex="italic"/>
    </style:style>
    <style:style style:name="P40" style:family="paragraph" style:parent-style-name="Text_20_body">
      <style:paragraph-properties fo:line-height="100%" fo:text-align="center" style:justify-single-word="false"/>
      <style:text-properties fo:font-style="italic" officeooo:rsid="0044acc3" officeooo:paragraph-rsid="0044acc3" style:font-style-asian="italic" style:font-style-complex="italic"/>
    </style:style>
    <style:style style:name="P41" style:family="paragraph" style:parent-style-name="Text_20_body">
      <style:paragraph-properties fo:line-height="100%"/>
      <style:text-properties fo:font-style="italic" fo:font-weight="normal" officeooo:rsid="004ca56c" officeooo:paragraph-rsid="004ca56c" style:font-style-asian="italic" style:font-weight-asian="normal" style:font-style-complex="italic" style:font-weight-complex="normal"/>
    </style:style>
    <style:style style:name="P42" style:family="paragraph" style:parent-style-name="Text_20_body">
      <style:paragraph-properties fo:line-height="100%" fo:text-align="end" style:justify-single-word="false"/>
      <style:text-properties fo:font-style="italic" fo:font-weight="normal" officeooo:rsid="0117a420" officeooo:paragraph-rsid="013278f5" style:font-style-asian="italic" style:font-weight-asian="normal" style:font-style-complex="italic" style:font-weight-complex="normal"/>
    </style:style>
    <style:style style:name="P43" style:family="paragraph" style:parent-style-name="Text_20_body">
      <style:paragraph-properties fo:line-height="100%"/>
      <style:text-properties fo:font-style="italic" fo:font-weight="normal" officeooo:rsid="0117a420" officeooo:paragraph-rsid="013278f5" style:font-style-asian="italic" style:font-weight-asian="normal" style:font-style-complex="italic" style:font-weight-complex="normal"/>
    </style:style>
    <style:style style:name="P44" style:family="paragraph" style:parent-style-name="Text_20_body">
      <style:paragraph-properties fo:line-height="100%"/>
      <style:text-properties fo:font-style="italic" fo:font-weight="normal" officeooo:rsid="006ac0aa" officeooo:paragraph-rsid="00da2f2d" style:font-weight-asian="normal" style:font-weight-complex="normal"/>
    </style:style>
    <style:style style:name="P45" style:family="paragraph" style:parent-style-name="Text_20_body">
      <style:paragraph-properties fo:line-height="100%"/>
      <style:text-properties fo:font-style="italic" style:text-underline-style="none" fo:font-weight="bold" officeooo:rsid="022043d4" officeooo:paragraph-rsid="022a7e55" style:font-style-asian="italic" style:font-weight-asian="bold" style:font-style-complex="italic" style:font-weight-complex="bold"/>
    </style:style>
    <style:style style:name="P46" style:family="paragraph" style:parent-style-name="Text_20_body">
      <style:paragraph-properties fo:line-height="100%"/>
      <style:text-properties style:text-underline-style="solid" style:text-underline-width="auto" style:text-underline-color="font-color" fo:font-weight="bold" officeooo:rsid="0048e4ff" officeooo:paragraph-rsid="0048e4ff" style:font-weight-asian="bold" style:font-weight-complex="bold"/>
    </style:style>
    <style:style style:name="P47" style:family="paragraph" style:parent-style-name="Text_20_body">
      <style:paragraph-properties fo:line-height="100%"/>
      <style:text-properties style:text-underline-style="solid" style:text-underline-width="auto" style:text-underline-color="font-color" fo:font-weight="bold" officeooo:rsid="0048e4ff" officeooo:paragraph-rsid="0060194d" style:font-weight-asian="bold" style:font-weight-complex="bold"/>
    </style:style>
    <style:style style:name="P48" style:family="paragraph" style:parent-style-name="Text_20_body">
      <style:paragraph-properties fo:line-height="100%"/>
      <style:text-properties style:text-underline-style="solid" style:text-underline-width="auto" style:text-underline-color="font-color" fo:font-weight="bold" officeooo:rsid="0048e4ff" officeooo:paragraph-rsid="006aab10" style:font-weight-asian="bold" style:font-weight-complex="bold"/>
    </style:style>
    <style:style style:name="P49" style:family="paragraph" style:parent-style-name="Text_20_body">
      <style:paragraph-properties fo:line-height="100%"/>
      <style:text-properties style:text-underline-style="solid" style:text-underline-width="auto" style:text-underline-color="font-color" fo:font-weight="bold" officeooo:rsid="0048e4ff" officeooo:paragraph-rsid="0093b788" style:font-weight-asian="bold" style:font-weight-complex="bold"/>
    </style:style>
    <style:style style:name="P50" style:family="paragraph" style:parent-style-name="Text_20_body">
      <style:paragraph-properties fo:line-height="100%"/>
      <style:text-properties style:text-underline-style="solid" style:text-underline-width="auto" style:text-underline-color="font-color" fo:font-weight="bold" officeooo:rsid="0048e4ff" officeooo:paragraph-rsid="00e0f873" style:font-weight-asian="bold" style:font-weight-complex="bold"/>
    </style:style>
    <style:style style:name="P51" style:family="paragraph" style:parent-style-name="Text_20_body">
      <style:paragraph-properties fo:line-height="100%"/>
      <style:text-properties style:text-underline-style="solid" style:text-underline-width="auto" style:text-underline-color="font-color" fo:font-weight="bold" officeooo:rsid="0048e4ff" officeooo:paragraph-rsid="01dfc00d" style:font-weight-asian="bold" style:font-weight-complex="bold"/>
    </style:style>
    <style:style style:name="P52" style:family="paragraph" style:parent-style-name="Text_20_body">
      <style:paragraph-properties fo:line-height="100%"/>
      <style:text-properties style:text-underline-style="solid" style:text-underline-width="auto" style:text-underline-color="font-color" fo:font-weight="bold" officeooo:rsid="0048e4ff" officeooo:paragraph-rsid="02112403" style:font-weight-asian="bold" style:font-weight-complex="bold"/>
    </style:style>
    <style:style style:name="P53" style:family="paragraph" style:parent-style-name="Text_20_body">
      <style:paragraph-properties fo:line-height="100%"/>
      <style:text-properties style:text-underline-style="solid" style:text-underline-width="auto" style:text-underline-color="font-color" fo:font-weight="bold" officeooo:rsid="001e53f6" officeooo:paragraph-rsid="0021eefc" style:font-weight-asian="bold" style:font-weight-complex="bold"/>
    </style:style>
    <style:style style:name="P54" style:family="paragraph" style:parent-style-name="Text_20_body">
      <style:paragraph-properties fo:line-height="100%"/>
      <style:text-properties style:text-underline-style="solid" style:text-underline-width="auto" style:text-underline-color="font-color" fo:font-weight="bold" officeooo:rsid="001e53f6" officeooo:paragraph-rsid="00567429" style:font-weight-asian="bold" style:font-weight-complex="bold"/>
    </style:style>
    <style:style style:name="P55" style:family="paragraph" style:parent-style-name="Text_20_body">
      <style:paragraph-properties fo:line-height="100%"/>
      <style:text-properties style:text-underline-style="solid" style:text-underline-width="auto" style:text-underline-color="font-color" fo:font-weight="bold" officeooo:rsid="001e53f6" officeooo:paragraph-rsid="0060194d" style:font-weight-asian="bold" style:font-weight-complex="bold"/>
    </style:style>
    <style:style style:name="P56" style:family="paragraph" style:parent-style-name="Text_20_body">
      <style:paragraph-properties fo:line-height="100%"/>
      <style:text-properties style:text-underline-style="solid" style:text-underline-width="auto" style:text-underline-color="font-color" fo:font-weight="bold" officeooo:rsid="001e53f6" officeooo:paragraph-rsid="006aab10" style:font-weight-asian="bold" style:font-weight-complex="bold"/>
    </style:style>
    <style:style style:name="P57" style:family="paragraph" style:parent-style-name="Text_20_body">
      <style:paragraph-properties fo:line-height="100%"/>
      <style:text-properties style:text-underline-style="solid" style:text-underline-width="auto" style:text-underline-color="font-color" fo:font-weight="bold" officeooo:rsid="001e53f6" officeooo:paragraph-rsid="00e0f873" style:font-weight-asian="bold" style:font-weight-complex="bold"/>
    </style:style>
    <style:style style:name="P58" style:family="paragraph" style:parent-style-name="Text_20_body">
      <style:paragraph-properties fo:line-height="100%"/>
      <style:text-properties style:text-underline-style="solid" style:text-underline-width="auto" style:text-underline-color="font-color" fo:font-weight="bold" officeooo:rsid="001e53f6" officeooo:paragraph-rsid="01ab73e4" style:font-weight-asian="bold" style:font-weight-complex="bold"/>
    </style:style>
    <style:style style:name="P59" style:family="paragraph" style:parent-style-name="Text_20_body">
      <style:paragraph-properties fo:line-height="100%"/>
      <style:text-properties style:text-underline-style="solid" style:text-underline-width="auto" style:text-underline-color="font-color" fo:font-weight="bold" officeooo:rsid="001e53f6" officeooo:paragraph-rsid="01dfc00d" style:font-weight-asian="bold" style:font-weight-complex="bold"/>
    </style:style>
    <style:style style:name="P60" style:family="paragraph" style:parent-style-name="Text_20_body">
      <style:paragraph-properties fo:line-height="100%"/>
      <style:text-properties style:text-underline-style="solid" style:text-underline-width="auto" style:text-underline-color="font-color" fo:font-weight="bold" officeooo:rsid="001e53f6" officeooo:paragraph-rsid="02112403" style:font-weight-asian="bold" style:font-weight-complex="bold"/>
    </style:style>
    <style:style style:name="P61" style:family="paragraph" style:parent-style-name="Text_20_body">
      <style:paragraph-properties fo:line-height="100%"/>
      <style:text-properties style:text-underline-style="solid" style:text-underline-width="auto" style:text-underline-color="font-color" fo:font-weight="bold" officeooo:rsid="00567429" officeooo:paragraph-rsid="00567429" style:font-weight-asian="bold" style:font-weight-complex="bold"/>
    </style:style>
    <style:style style:name="P62" style:family="paragraph" style:parent-style-name="Text_20_body">
      <style:paragraph-properties fo:line-height="100%"/>
      <style:text-properties style:text-underline-style="solid" style:text-underline-width="auto" style:text-underline-color="font-color" fo:font-weight="bold" officeooo:rsid="0078f30f" style:font-weight-asian="bold" style:font-weight-complex="bold"/>
    </style:style>
    <style:style style:name="P63" style:family="paragraph" style:parent-style-name="Text_20_body">
      <style:paragraph-properties fo:line-height="100%"/>
      <style:text-properties style:text-underline-style="solid" style:text-underline-width="auto" style:text-underline-color="font-color" fo:font-weight="bold" officeooo:rsid="001cafa9" officeooo:paragraph-rsid="0211ea1b" style:font-weight-asian="bold" style:font-weight-complex="bold"/>
    </style:style>
    <style:style style:name="P64" style:family="paragraph" style:parent-style-name="Text_20_body">
      <style:paragraph-properties fo:line-height="100%"/>
      <style:text-properties style:text-underline-style="none" fo:font-weight="normal" officeooo:rsid="00567429" officeooo:paragraph-rsid="00567429" style:font-weight-asian="normal" style:font-weight-complex="normal"/>
    </style:style>
    <style:style style:name="P65" style:family="paragraph" style:parent-style-name="Text_20_body">
      <style:paragraph-properties fo:line-height="100%"/>
      <style:text-properties style:text-underline-style="none" fo:font-weight="normal" officeooo:rsid="021fa407" officeooo:paragraph-rsid="021fa407" style:font-weight-asian="normal" style:font-weight-complex="normal"/>
    </style:style>
    <style:style style:name="P66" style:family="paragraph" style:parent-style-name="Text_20_body">
      <style:paragraph-properties fo:line-height="100%"/>
      <style:text-properties style:text-underline-style="none" fo:font-weight="bold" officeooo:rsid="0095da80" officeooo:paragraph-rsid="0093b788" style:font-weight-asian="bold" style:font-weight-complex="bold"/>
    </style:style>
    <style:style style:name="P67" style:family="paragraph" style:parent-style-name="Text_20_body">
      <style:paragraph-properties fo:line-height="100%"/>
      <style:text-properties style:text-underline-style="none" fo:font-weight="bold" officeooo:rsid="001cafa9" officeooo:paragraph-rsid="02112403" style:font-weight-asian="bold" style:font-weight-complex="bold"/>
    </style:style>
    <style:style style:name="P68" style:family="paragraph" style:parent-style-name="Text_20_body">
      <style:paragraph-properties fo:line-height="100%"/>
      <style:text-properties style:text-underline-style="none" fo:font-weight="bold" officeooo:rsid="001cafa9" officeooo:paragraph-rsid="021221cc" style:font-weight-asian="bold" style:font-weight-complex="bold"/>
    </style:style>
    <style:style style:name="P69" style:family="paragraph" style:parent-style-name="Text_20_body">
      <style:paragraph-properties fo:line-height="100%"/>
      <style:text-properties style:text-underline-style="none" fo:font-weight="bold" officeooo:rsid="022043d4" officeooo:paragraph-rsid="022043d4" style:font-weight-asian="bold" style:font-weight-complex="bold"/>
    </style:style>
    <style:style style:name="P70" style:family="paragraph" style:parent-style-name="Text_20_body">
      <style:paragraph-properties fo:line-height="100%"/>
      <style:text-properties style:text-underline-style="none" fo:font-weight="bold" officeooo:rsid="022043d4" officeooo:paragraph-rsid="022a7e55" style:font-weight-asian="bold" style:font-weight-complex="bold"/>
    </style:style>
    <style:style style:name="P71" style:family="paragraph" style:parent-style-name="Text_20_body">
      <style:paragraph-properties fo:line-height="100%"/>
      <style:text-properties style:text-underline-style="none" fo:font-weight="bold" officeooo:rsid="022b61c7" officeooo:paragraph-rsid="022b61c7" style:font-weight-asian="bold" style:font-weight-complex="bold"/>
    </style:style>
    <style:style style:name="P72" style:family="paragraph" style:parent-style-name="Text_20_body">
      <style:paragraph-properties fo:line-height="100%" fo:text-align="center" style:justify-single-word="false"/>
      <style:text-properties style:text-underline-style="none" officeooo:rsid="00ad52a4" officeooo:paragraph-rsid="00af49e6"/>
    </style:style>
    <style:style style:name="P73" style:family="paragraph" style:parent-style-name="Text_20_body">
      <style:paragraph-properties fo:line-height="100%"/>
      <style:text-properties officeooo:rsid="001cafa9" officeooo:paragraph-rsid="0093b788"/>
    </style:style>
    <style:style style:name="P74" style:family="paragraph" style:parent-style-name="Text_20_body">
      <style:paragraph-properties fo:text-align="center" style:justify-single-word="false"/>
      <style:text-properties style:font-name="Cambria" fo:font-size="25pt" fo:font-style="italic" fo:font-weight="bold" style:font-size-asian="25pt" style:font-style-asian="italic" style:font-weight-asian="bold" style:font-size-complex="25pt" style:font-style-complex="italic" style:font-weight-complex="bold"/>
    </style:style>
    <style:style style:name="P75" style:family="paragraph" style:parent-style-name="Text_20_body">
      <style:paragraph-properties fo:line-height="100%"/>
      <style:text-properties officeooo:rsid="009d0c24" officeooo:paragraph-rsid="009d0c24"/>
    </style:style>
    <style:style style:name="P76" style:family="paragraph" style:parent-style-name="Text_20_body">
      <style:paragraph-properties fo:line-height="100%" fo:text-align="center" style:justify-single-word="false"/>
      <style:text-properties officeooo:rsid="00ad52a4" officeooo:paragraph-rsid="00acaf3b"/>
    </style:style>
    <style:style style:name="P77" style:family="paragraph" style:parent-style-name="Text_20_body">
      <style:paragraph-properties fo:line-height="100%" fo:text-align="center" style:justify-single-word="false"/>
      <style:text-properties officeooo:rsid="00ad52a4" officeooo:paragraph-rsid="00af49e6"/>
    </style:style>
    <style:style style:name="P78" style:family="paragraph" style:parent-style-name="Text_20_body">
      <style:paragraph-properties fo:line-height="100%" fo:text-align="center" style:justify-single-word="false"/>
      <style:text-properties officeooo:rsid="00ad52a4" officeooo:paragraph-rsid="00e0f873"/>
    </style:style>
    <style:style style:name="P79" style:family="paragraph" style:parent-style-name="Text_20_body">
      <style:paragraph-properties fo:line-height="100%" fo:text-align="center" style:justify-single-word="false"/>
      <style:text-properties officeooo:rsid="00ad52a4" officeooo:paragraph-rsid="01ab73e4"/>
    </style:style>
    <style:style style:name="P80" style:family="paragraph" style:parent-style-name="Text_20_body">
      <style:paragraph-properties fo:line-height="100%" fo:text-align="center" style:justify-single-word="false"/>
      <style:text-properties officeooo:rsid="00ad52a4" officeooo:paragraph-rsid="01dfc00d"/>
    </style:style>
    <style:style style:name="P81" style:family="paragraph" style:parent-style-name="Text_20_body">
      <style:paragraph-properties fo:line-height="100%" fo:text-align="center" style:justify-single-word="false"/>
      <style:text-properties officeooo:rsid="00ad52a4" officeooo:paragraph-rsid="02112403"/>
    </style:style>
    <style:style style:name="P82" style:family="paragraph" style:parent-style-name="Text_20_body">
      <style:paragraph-properties fo:line-height="100%"/>
      <style:text-properties officeooo:rsid="00c3621f" officeooo:paragraph-rsid="00c3621f"/>
    </style:style>
    <style:style style:name="P83" style:family="paragraph" style:parent-style-name="Text_20_body">
      <style:paragraph-properties fo:line-height="100%"/>
      <style:text-properties style:font-name="Liberation Serif" style:text-underline-style="none" fo:font-weight="normal" officeooo:rsid="021221cc" officeooo:paragraph-rsid="021221cc" style:font-weight-asian="normal" style:font-weight-complex="normal"/>
    </style:style>
    <style:style style:name="P84" style:family="paragraph" style:parent-style-name="Text_20_body">
      <style:paragraph-properties fo:line-height="100%"/>
      <style:text-properties style:font-name="Liberation Serif" style:text-underline-style="none" fo:font-weight="normal" officeooo:rsid="021dc1ae" officeooo:paragraph-rsid="021dc1ae" style:font-weight-asian="normal" style:font-weight-complex="normal"/>
    </style:style>
    <style:style style:name="P85" style:family="paragraph" style:parent-style-name="Text_20_body">
      <style:paragraph-properties fo:line-height="100%"/>
      <style:text-properties style:font-name="Liberation Serif" style:text-underline-style="none" fo:font-weight="normal" officeooo:rsid="021dc1ae" officeooo:paragraph-rsid="02239262" style:font-weight-asian="normal" style:font-weight-complex="normal"/>
    </style:style>
    <style:style style:name="P86" style:family="paragraph" style:parent-style-name="Text_20_body">
      <style:paragraph-properties fo:line-height="100%"/>
      <style:text-properties style:font-name="Liberation Serif" style:text-underline-style="none" fo:font-weight="bold" officeooo:rsid="001cafa9" officeooo:paragraph-rsid="0211ea1b" style:font-weight-asian="bold" style:font-weight-complex="bold"/>
    </style:style>
    <style:style style:name="P87" style:family="paragraph" style:parent-style-name="Text_20_body">
      <style:paragraph-properties fo:line-height="100%"/>
      <style:text-properties style:font-name="Liberation Serif" style:text-underline-style="none" fo:font-weight="bold" officeooo:rsid="021dc1ae" officeooo:paragraph-rsid="021dc1ae" style:font-weight-asian="bold" style:font-weight-complex="bold"/>
    </style:style>
    <style:style style:name="P88" style:family="paragraph" style:parent-style-name="Text_20_body">
      <style:paragraph-properties fo:line-height="100%"/>
      <style:text-properties fo:color="#000000" style:text-outline="false" style:font-name="Liberation Serif" fo:font-size="12pt" fo:letter-spacing="normal" fo:font-style="normal" style:text-underline-style="none" fo:font-weight="normal" officeooo:rsid="021fa407" officeooo:paragraph-rsid="021fa407" style:letter-kerning="false" style:font-size-asian="12pt" style:font-style-asian="normal" style:font-weight-asian="normal" style:font-weight-complex="normal"/>
    </style:style>
    <style:style style:name="P89" style:family="paragraph" style:parent-style-name="Text_20_body">
      <style:paragraph-properties fo:line-height="100%"/>
      <style:text-properties fo:color="#000000" style:text-outline="false" style:font-name="Liberation Serif" fo:font-size="12pt" fo:letter-spacing="normal" fo:font-style="normal" style:text-underline-style="none" fo:font-weight="normal" officeooo:rsid="021dc1ae" officeooo:paragraph-rsid="021dc1ae" style:letter-kerning="false" style:font-size-asian="12pt" style:font-style-asian="normal" style:font-weight-asian="normal" style:font-weight-complex="normal"/>
    </style:style>
    <style:style style:name="P90" style:family="paragraph" style:parent-style-name="Text_20_body">
      <style:paragraph-properties fo:line-height="100%"/>
      <style:text-properties fo:color="#000000" style:text-outline="false" style:font-name="Liberation Serif" fo:font-size="12pt" fo:letter-spacing="normal" fo:font-style="normal" style:text-underline-style="none" fo:font-weight="normal" officeooo:rsid="02234bea" officeooo:paragraph-rsid="021dc1ae" style:letter-kerning="false" style:font-size-asian="12pt" style:font-style-asian="normal" style:font-weight-asian="normal" style:font-weight-complex="normal"/>
    </style:style>
    <style:style style:name="P91" style:family="paragraph" style:parent-style-name="Standard">
      <style:paragraph-properties fo:line-height="100%"/>
      <style:text-properties style:text-underline-style="solid" style:text-underline-width="auto" style:text-underline-color="font-color" fo:font-weight="bold" officeooo:rsid="001cafa9" officeooo:paragraph-rsid="001cafa9" style:font-weight-asian="bold" style:font-weight-complex="bold"/>
    </style:style>
    <style:style style:name="P92" style:family="paragraph" style:parent-style-name="Standard">
      <style:paragraph-properties fo:line-height="100%"/>
      <style:text-properties style:text-underline-style="solid" style:text-underline-width="auto" style:text-underline-color="font-color" fo:font-weight="bold" officeooo:rsid="001cafa9" officeooo:paragraph-rsid="00550494" style:font-weight-asian="bold" style:font-weight-complex="bold"/>
    </style:style>
    <style:style style:name="P93" style:family="paragraph" style:parent-style-name="Standard">
      <style:paragraph-properties fo:line-height="100%"/>
      <style:text-properties style:text-underline-style="solid" style:text-underline-width="auto" style:text-underline-color="font-color" fo:font-weight="bold" officeooo:rsid="001cafa9" officeooo:paragraph-rsid="006aab10" style:font-weight-asian="bold" style:font-weight-complex="bold"/>
    </style:style>
    <style:style style:name="P94" style:family="paragraph" style:parent-style-name="Standard">
      <style:paragraph-properties fo:line-height="100%"/>
      <style:text-properties style:text-underline-style="solid" style:text-underline-width="auto" style:text-underline-color="font-color" fo:font-weight="bold" officeooo:rsid="001cafa9" officeooo:paragraph-rsid="00c10c56" style:font-weight-asian="bold" style:font-weight-complex="bold"/>
    </style:style>
    <style:style style:name="P95" style:family="paragraph" style:parent-style-name="Standard">
      <style:paragraph-properties fo:line-height="100%"/>
      <style:text-properties style:text-underline-style="solid" style:text-underline-width="auto" style:text-underline-color="font-color" fo:font-weight="bold" officeooo:rsid="001cafa9" officeooo:paragraph-rsid="0060194d" style:font-weight-asian="bold" style:font-weight-complex="bold"/>
    </style:style>
    <style:style style:name="P96" style:family="paragraph" style:parent-style-name="Standard">
      <style:paragraph-properties fo:line-height="100%"/>
      <style:text-properties style:text-underline-style="solid" style:text-underline-width="auto" style:text-underline-color="font-color" fo:font-weight="bold" officeooo:rsid="001cafa9" officeooo:paragraph-rsid="00e0f873" style:font-weight-asian="bold" style:font-weight-complex="bold"/>
    </style:style>
    <style:style style:name="P97" style:family="paragraph" style:parent-style-name="Standard">
      <style:paragraph-properties fo:line-height="100%"/>
      <style:text-properties style:text-underline-style="solid" style:text-underline-width="auto" style:text-underline-color="font-color" fo:font-weight="bold" officeooo:rsid="001cafa9" officeooo:paragraph-rsid="01ab73e4" style:font-weight-asian="bold" style:font-weight-complex="bold"/>
    </style:style>
    <style:style style:name="P98" style:family="paragraph" style:parent-style-name="Standard">
      <style:paragraph-properties fo:line-height="100%"/>
      <style:text-properties style:text-underline-style="solid" style:text-underline-width="auto" style:text-underline-color="font-color" fo:font-weight="bold" officeooo:rsid="001cafa9" officeooo:paragraph-rsid="01dfc00d" style:font-weight-asian="bold" style:font-weight-complex="bold"/>
    </style:style>
    <style:style style:name="P99" style:family="paragraph" style:parent-style-name="Standard">
      <style:paragraph-properties fo:line-height="100%"/>
      <style:text-properties style:text-underline-style="solid" style:text-underline-width="auto" style:text-underline-color="font-color" fo:font-weight="bold" officeooo:rsid="001cafa9" officeooo:paragraph-rsid="02112403" style:font-weight-asian="bold" style:font-weight-complex="bold"/>
    </style:style>
    <style:style style:name="P100" style:family="paragraph" style:parent-style-name="Standard">
      <style:paragraph-properties fo:line-height="100%"/>
      <style:text-properties style:text-underline-style="solid" style:text-underline-width="auto" style:text-underline-color="font-color" fo:font-weight="bold" officeooo:rsid="00467f46" officeooo:paragraph-rsid="00467f46" style:font-weight-asian="bold" style:font-weight-complex="bold"/>
    </style:style>
    <style:style style:name="P101" style:family="paragraph" style:parent-style-name="Standard">
      <style:paragraph-properties fo:line-height="100%"/>
      <style:text-properties style:text-underline-style="solid" style:text-underline-width="auto" style:text-underline-color="font-color" fo:font-weight="bold" officeooo:rsid="00467f46" officeooo:paragraph-rsid="00527640" style:font-weight-asian="bold" style:font-weight-complex="bold"/>
    </style:style>
    <style:style style:name="P102" style:family="paragraph" style:parent-style-name="Standard">
      <style:paragraph-properties fo:line-height="100%"/>
      <style:text-properties style:text-underline-style="solid" style:text-underline-width="auto" style:text-underline-color="font-color" fo:font-weight="bold" officeooo:rsid="00467f46" officeooo:paragraph-rsid="0075bb59" style:font-weight-asian="bold" style:font-weight-complex="bold"/>
    </style:style>
    <style:style style:name="P103" style:family="paragraph" style:parent-style-name="Standard">
      <style:paragraph-properties fo:line-height="100%"/>
      <style:text-properties style:text-underline-style="solid" style:text-underline-width="auto" style:text-underline-color="font-color" fo:font-weight="bold" officeooo:rsid="00669d34" officeooo:paragraph-rsid="00669d34" style:font-weight-asian="bold" style:font-weight-complex="bold"/>
    </style:style>
    <style:style style:name="P104" style:family="paragraph" style:parent-style-name="Standard">
      <style:paragraph-properties fo:line-height="100%"/>
      <style:text-properties style:text-underline-style="solid" style:text-underline-width="auto" style:text-underline-color="font-color" fo:font-weight="bold" officeooo:rsid="00527640" officeooo:paragraph-rsid="00527640" style:font-weight-asian="bold" style:font-weight-complex="bold"/>
    </style:style>
    <style:style style:name="P105" style:family="paragraph" style:parent-style-name="Standard">
      <style:paragraph-properties fo:line-height="100%"/>
      <style:text-properties style:text-underline-style="solid" style:text-underline-width="auto" style:text-underline-color="font-color" fo:font-weight="bold" officeooo:rsid="0064a57b" officeooo:paragraph-rsid="0075bb59" style:font-weight-asian="bold" style:font-weight-complex="bold"/>
    </style:style>
    <style:style style:name="P106" style:family="paragraph" style:parent-style-name="Standard">
      <style:paragraph-properties fo:line-height="100%"/>
      <style:text-properties style:text-underline-style="solid" style:text-underline-width="auto" style:text-underline-color="font-color" fo:font-weight="bold" officeooo:rsid="00777149" officeooo:paragraph-rsid="00777149" style:font-weight-asian="bold" style:font-weight-complex="bold"/>
    </style:style>
    <style:style style:name="P107" style:family="paragraph" style:parent-style-name="Standard">
      <style:paragraph-properties fo:line-height="100%"/>
      <style:text-properties style:text-underline-style="solid" style:text-underline-width="auto" style:text-underline-color="font-color" fo:font-weight="bold" officeooo:rsid="010e0ed2" officeooo:paragraph-rsid="010e0ed2" style:font-weight-asian="bold" style:font-weight-complex="bold"/>
    </style:style>
    <style:style style:name="P108" style:family="paragraph" style:parent-style-name="Standard">
      <style:paragraph-properties fo:line-height="100%"/>
      <style:text-properties style:text-underline-style="solid" style:text-underline-width="auto" style:text-underline-color="font-color" fo:font-weight="bold" officeooo:rsid="0177f0a2" officeooo:paragraph-rsid="0177f0a2" style:font-weight-asian="bold" style:font-weight-complex="bold"/>
    </style:style>
    <style:style style:name="P109" style:family="paragraph" style:parent-style-name="Standard">
      <style:paragraph-properties fo:line-height="100%"/>
      <style:text-properties style:text-underline-style="solid" style:text-underline-width="auto" style:text-underline-color="font-color" fo:font-weight="bold" officeooo:rsid="0177f0a2" officeooo:paragraph-rsid="01dfc00d" style:font-weight-asian="bold" style:font-weight-complex="bold"/>
    </style:style>
    <style:style style:name="P110" style:family="paragraph" style:parent-style-name="Standard">
      <style:paragraph-properties fo:line-height="100%"/>
      <style:text-properties style:text-underline-style="solid" style:text-underline-width="auto" style:text-underline-color="font-color" officeooo:rsid="002f43e9" officeooo:paragraph-rsid="002f43e9"/>
    </style:style>
    <style:style style:name="P111" style:family="paragraph" style:parent-style-name="Standard">
      <style:paragraph-properties fo:line-height="100%"/>
      <style:text-properties style:text-underline-style="solid" style:text-underline-width="auto" style:text-underline-color="font-color" fo:font-weight="normal" officeooo:rsid="00439a95" officeooo:paragraph-rsid="00439a95" style:font-weight-asian="normal" style:font-weight-complex="normal"/>
    </style:style>
    <style:style style:name="P112" style:family="paragraph" style:parent-style-name="Standard">
      <style:paragraph-properties fo:line-height="100%"/>
      <style:text-properties style:text-underline-style="solid" style:text-underline-width="auto" style:text-underline-color="font-color" fo:font-weight="normal" officeooo:rsid="004adb86" officeooo:paragraph-rsid="004adb86" style:font-weight-asian="normal" style:font-weight-complex="normal"/>
    </style:style>
    <style:style style:name="P113" style:family="paragraph" style:parent-style-name="Standard">
      <style:paragraph-properties fo:line-height="100%"/>
      <style:text-properties style:text-underline-style="solid" style:text-underline-width="auto" style:text-underline-color="font-color" fo:font-weight="normal" officeooo:rsid="004adb86" officeooo:paragraph-rsid="005367bd" style:font-weight-asian="normal" style:font-weight-complex="normal"/>
    </style:style>
    <style:style style:name="P114" style:family="paragraph" style:parent-style-name="Standard">
      <style:paragraph-properties fo:line-height="100%"/>
      <style:text-properties style:text-underline-style="solid" style:text-underline-width="auto" style:text-underline-color="font-color" fo:font-weight="normal" officeooo:rsid="004adb86" officeooo:paragraph-rsid="00550494" style:font-weight-asian="normal" style:font-weight-complex="normal"/>
    </style:style>
    <style:style style:name="P115" style:family="paragraph" style:parent-style-name="Standard">
      <style:paragraph-properties fo:line-height="100%"/>
      <style:text-properties style:text-underline-style="solid" style:text-underline-width="auto" style:text-underline-color="font-color" fo:font-weight="normal" officeooo:rsid="001723b8" officeooo:paragraph-rsid="00439a95" style:font-weight-asian="normal" style:font-weight-complex="normal"/>
    </style:style>
    <style:style style:name="P116" style:family="paragraph" style:parent-style-name="Standard">
      <style:paragraph-properties fo:line-height="100%"/>
      <style:text-properties style:text-underline-style="solid" style:text-underline-width="auto" style:text-underline-color="font-color" officeooo:rsid="0014c9db" officeooo:paragraph-rsid="001723b8"/>
    </style:style>
    <style:style style:name="P117" style:family="paragraph" style:parent-style-name="Standard">
      <style:paragraph-properties fo:line-height="100%"/>
      <style:text-properties style:text-underline-style="solid" style:text-underline-width="auto" style:text-underline-color="font-color" officeooo:rsid="0064a57b" officeooo:paragraph-rsid="0064a57b"/>
    </style:style>
    <style:style style:name="P118" style:family="paragraph" style:parent-style-name="Standard">
      <style:paragraph-properties fo:line-height="100%"/>
      <style:text-properties officeooo:rsid="00149be0" officeooo:paragraph-rsid="001cafa9"/>
    </style:style>
    <style:style style:name="P119" style:family="paragraph" style:parent-style-name="Standard">
      <style:paragraph-properties fo:line-height="100%"/>
      <style:text-properties officeooo:rsid="0014c9db" officeooo:paragraph-rsid="0014c9db"/>
    </style:style>
    <style:style style:name="P120" style:family="paragraph" style:parent-style-name="Standard">
      <style:paragraph-properties fo:line-height="100%"/>
      <style:text-properties officeooo:paragraph-rsid="0015984f"/>
    </style:style>
    <style:style style:name="P121" style:family="paragraph" style:parent-style-name="Standard">
      <style:paragraph-properties fo:line-height="100%"/>
      <style:text-properties officeooo:paragraph-rsid="00165a41"/>
    </style:style>
    <style:style style:name="P122" style:family="paragraph" style:parent-style-name="Standard">
      <style:paragraph-properties fo:line-height="100%"/>
      <style:text-properties officeooo:paragraph-rsid="001723b8"/>
    </style:style>
    <style:style style:name="P123" style:family="paragraph" style:parent-style-name="Standard">
      <style:paragraph-properties fo:line-height="100%"/>
      <style:text-properties officeooo:paragraph-rsid="00439a95"/>
    </style:style>
    <style:style style:name="P124" style:family="paragraph" style:parent-style-name="Standard">
      <style:paragraph-properties fo:line-height="100%"/>
      <style:text-properties officeooo:paragraph-rsid="0026815d"/>
    </style:style>
    <style:style style:name="P125" style:family="paragraph" style:parent-style-name="Standard">
      <style:paragraph-properties fo:line-height="100%"/>
      <style:text-properties officeooo:paragraph-rsid="009ec7bf"/>
    </style:style>
    <style:style style:name="P126" style:family="paragraph" style:parent-style-name="Standard">
      <style:paragraph-properties fo:line-height="100%"/>
      <style:text-properties fo:font-weight="bold" officeooo:rsid="0014c9db" officeooo:paragraph-rsid="0015984f" style:font-weight-asian="bold" style:font-weight-complex="bold"/>
    </style:style>
    <style:style style:name="P127" style:family="paragraph" style:parent-style-name="Standard">
      <style:paragraph-properties fo:line-height="100%"/>
      <style:text-properties fo:font-weight="bold" officeooo:rsid="0014c9db" officeooo:paragraph-rsid="00439a95" style:font-weight-asian="bold" style:font-weight-complex="bold"/>
    </style:style>
    <style:style style:name="P128" style:family="paragraph" style:parent-style-name="Standard">
      <style:paragraph-properties fo:line-height="100%"/>
      <style:text-properties fo:font-weight="bold" officeooo:rsid="0014c9db" officeooo:paragraph-rsid="00ad8e7d" style:font-weight-asian="bold" style:font-weight-complex="bold"/>
    </style:style>
    <style:style style:name="P129" style:family="paragraph" style:parent-style-name="Standard">
      <style:paragraph-properties fo:line-height="100%"/>
      <style:text-properties fo:font-weight="bold" officeooo:rsid="0014c9db" officeooo:paragraph-rsid="00bfc28c" style:font-weight-asian="bold" style:font-weight-complex="bold"/>
    </style:style>
    <style:style style:name="P130" style:family="paragraph" style:parent-style-name="Standard">
      <style:paragraph-properties fo:line-height="100%"/>
      <style:text-properties fo:font-weight="bold" officeooo:rsid="00439a95" officeooo:paragraph-rsid="00439a95" style:font-weight-asian="bold" style:font-weight-complex="bold"/>
    </style:style>
    <style:style style:name="P131" style:family="paragraph" style:parent-style-name="Standard">
      <style:paragraph-properties fo:line-height="100%"/>
      <style:text-properties fo:font-weight="bold" officeooo:rsid="00439a95" officeooo:paragraph-rsid="00ad8e7d" style:font-weight-asian="bold" style:font-weight-complex="bold"/>
    </style:style>
    <style:style style:name="P132" style:family="paragraph" style:parent-style-name="Standard">
      <style:paragraph-properties fo:line-height="100%"/>
      <style:text-properties fo:font-weight="bold" officeooo:rsid="005efdc2" officeooo:paragraph-rsid="005efdc2" style:font-weight-asian="bold" style:font-weight-complex="bold"/>
    </style:style>
    <style:style style:name="P133" style:family="paragraph" style:parent-style-name="Standard">
      <style:paragraph-properties fo:line-height="100%"/>
      <style:text-properties fo:font-weight="bold" officeooo:rsid="005efdc2" officeooo:paragraph-rsid="00ad8e7d" style:font-weight-asian="bold" style:font-weight-complex="bold"/>
    </style:style>
    <style:style style:name="P134" style:family="paragraph" style:parent-style-name="Standard">
      <style:paragraph-properties fo:line-height="100%"/>
      <style:text-properties fo:font-weight="bold" officeooo:rsid="001723b8" officeooo:paragraph-rsid="001723b8" style:font-weight-asian="bold" style:font-weight-complex="bold"/>
    </style:style>
    <style:style style:name="P135" style:family="paragraph" style:parent-style-name="Standard">
      <style:paragraph-properties fo:line-height="100%"/>
      <style:text-properties fo:font-weight="bold" officeooo:rsid="00391751" officeooo:paragraph-rsid="0062b41e" style:font-weight-asian="bold" style:font-weight-complex="bold"/>
    </style:style>
    <style:style style:name="P136" style:family="paragraph" style:parent-style-name="Standard">
      <style:paragraph-properties fo:line-height="100%"/>
      <style:text-properties fo:font-weight="bold" officeooo:rsid="0062b41e" officeooo:paragraph-rsid="00ad8e7d" style:font-weight-asian="bold" style:font-weight-complex="bold"/>
    </style:style>
    <style:style style:name="P137" style:family="paragraph" style:parent-style-name="Standard">
      <style:paragraph-properties fo:line-height="100%"/>
      <style:text-properties officeooo:rsid="0015984f" officeooo:paragraph-rsid="0015984f"/>
    </style:style>
    <style:style style:name="P138" style:family="paragraph" style:parent-style-name="Standard">
      <style:paragraph-properties fo:line-height="100%"/>
      <style:text-properties officeooo:rsid="0015984f" officeooo:paragraph-rsid="002f43e9"/>
    </style:style>
    <style:style style:name="P139" style:family="paragraph" style:parent-style-name="Standard">
      <style:paragraph-properties fo:line-height="100%"/>
      <style:text-properties officeooo:rsid="002e277e" officeooo:paragraph-rsid="002e277e"/>
    </style:style>
    <style:style style:name="P140" style:family="paragraph" style:parent-style-name="Standard">
      <style:paragraph-properties fo:line-height="100%"/>
      <style:text-properties officeooo:rsid="00165a41" officeooo:paragraph-rsid="00165a41"/>
    </style:style>
    <style:style style:name="P141" style:family="paragraph" style:parent-style-name="Standard">
      <style:paragraph-properties fo:line-height="100%"/>
      <style:text-properties officeooo:rsid="00165a41" officeooo:paragraph-rsid="002f43e9"/>
    </style:style>
    <style:style style:name="P142" style:family="paragraph" style:parent-style-name="Standard">
      <style:paragraph-properties fo:line-height="100%"/>
      <style:text-properties fo:font-style="italic" officeooo:rsid="00165a41" officeooo:paragraph-rsid="00165a41" style:font-style-asian="italic" style:font-style-complex="italic"/>
    </style:style>
    <style:style style:name="P143" style:family="paragraph" style:parent-style-name="Standard">
      <style:paragraph-properties fo:line-height="100%"/>
      <style:text-properties fo:font-style="italic" officeooo:rsid="00165a41" officeooo:paragraph-rsid="001723b8" style:font-style-asian="italic" style:font-style-complex="italic"/>
    </style:style>
    <style:style style:name="P144" style:family="paragraph" style:parent-style-name="Standard">
      <style:paragraph-properties fo:line-height="100%"/>
      <style:text-properties fo:font-style="italic" officeooo:rsid="001723b8" officeooo:paragraph-rsid="0021eefc" style:font-style-asian="italic" style:font-style-complex="italic"/>
    </style:style>
    <style:style style:name="P145" style:family="paragraph" style:parent-style-name="Standard">
      <style:paragraph-properties fo:line-height="100%"/>
      <style:text-properties fo:font-style="italic" officeooo:rsid="001723b8" officeooo:paragraph-rsid="00439a95" style:font-style-asian="italic" style:font-style-complex="italic"/>
    </style:style>
    <style:style style:name="P146" style:family="paragraph" style:parent-style-name="Standard">
      <style:paragraph-properties fo:line-height="100%"/>
      <style:text-properties fo:font-style="italic" officeooo:rsid="001723b8" officeooo:paragraph-rsid="001723b8" style:font-style-asian="italic" style:font-style-complex="italic"/>
    </style:style>
    <style:style style:name="P147" style:family="paragraph" style:parent-style-name="Standard">
      <style:paragraph-properties fo:line-height="100%"/>
      <style:text-properties fo:font-style="italic" officeooo:rsid="001723b8" officeooo:paragraph-rsid="01318535" style:font-style-asian="italic" style:font-style-complex="italic"/>
    </style:style>
    <style:style style:name="P148" style:family="paragraph" style:parent-style-name="Standard">
      <style:paragraph-properties fo:line-height="100%"/>
      <style:text-properties fo:font-style="italic" officeooo:paragraph-rsid="00aff265" style:font-style-asian="italic" style:font-style-complex="italic"/>
    </style:style>
    <style:style style:name="P149" style:family="paragraph" style:parent-style-name="Standard">
      <style:paragraph-properties fo:line-height="100%"/>
      <style:text-properties fo:font-style="italic" officeooo:paragraph-rsid="01e1ba3c" style:font-style-asian="italic" style:font-style-complex="italic"/>
    </style:style>
    <style:style style:name="P150" style:family="paragraph" style:parent-style-name="Standard">
      <style:paragraph-properties fo:line-height="100%"/>
      <style:text-properties fo:font-style="italic" officeooo:rsid="01e4fca3" officeooo:paragraph-rsid="01e4fca3" style:font-style-asian="italic" style:font-style-complex="italic"/>
    </style:style>
    <style:style style:name="P151" style:family="paragraph" style:parent-style-name="Standard">
      <style:paragraph-properties fo:line-height="100%"/>
      <style:text-properties fo:font-style="italic" fo:font-weight="bold" officeooo:rsid="0014c9db" officeooo:paragraph-rsid="00ad8e7d" style:font-style-asian="italic" style:font-weight-asian="bold" style:font-style-complex="italic" style:font-weight-complex="bold"/>
    </style:style>
    <style:style style:name="P152" style:family="paragraph" style:parent-style-name="Standard">
      <style:paragraph-properties fo:line-height="100%"/>
      <style:text-properties fo:font-style="italic" fo:font-weight="bold" officeooo:rsid="0014c9db" officeooo:paragraph-rsid="00bfc28c" style:font-style-asian="italic" style:font-weight-asian="bold" style:font-style-complex="italic" style:font-weight-complex="bold"/>
    </style:style>
    <style:style style:name="P153" style:family="paragraph" style:parent-style-name="Standard">
      <style:paragraph-properties fo:line-height="100%"/>
      <style:text-properties fo:font-style="italic" fo:font-weight="bold" officeooo:rsid="00bfc28c" officeooo:paragraph-rsid="00bfc28c" style:font-style-asian="italic" style:font-weight-asian="bold" style:font-style-complex="italic" style:font-weight-complex="bold"/>
    </style:style>
    <style:style style:name="P154" style:family="paragraph" style:parent-style-name="Standard">
      <style:paragraph-properties fo:line-height="100%"/>
      <style:text-properties officeooo:rsid="001723b8" officeooo:paragraph-rsid="0021eefc"/>
    </style:style>
    <style:style style:name="P155" style:family="paragraph" style:parent-style-name="Standard">
      <style:paragraph-properties fo:line-height="100%"/>
      <style:text-properties officeooo:rsid="001723b8" officeooo:paragraph-rsid="001723b8"/>
    </style:style>
    <style:style style:name="P156" style:family="paragraph" style:parent-style-name="Standard">
      <style:paragraph-properties fo:line-height="100%"/>
      <style:text-properties officeooo:rsid="001723b8" officeooo:paragraph-rsid="003ef47a"/>
    </style:style>
    <style:style style:name="P157" style:family="paragraph" style:parent-style-name="Standard">
      <style:paragraph-properties fo:line-height="100%"/>
      <style:text-properties officeooo:rsid="001723b8" officeooo:paragraph-rsid="005367bd"/>
    </style:style>
    <style:style style:name="P158" style:family="paragraph" style:parent-style-name="Standard">
      <style:paragraph-properties fo:line-height="100%"/>
      <style:text-properties officeooo:rsid="001723b8" officeooo:paragraph-rsid="005efdc2"/>
    </style:style>
    <style:style style:name="P159" style:family="paragraph" style:parent-style-name="Standard">
      <style:paragraph-properties fo:line-height="100%"/>
      <style:text-properties officeooo:rsid="001723b8" officeooo:paragraph-rsid="00b2ce29"/>
    </style:style>
    <style:style style:name="P160" style:family="paragraph" style:parent-style-name="Standard">
      <style:paragraph-properties fo:line-height="100%"/>
      <style:text-properties style:text-underline-style="none" officeooo:rsid="003ef47a" officeooo:paragraph-rsid="002f43e9"/>
    </style:style>
    <style:style style:name="P161" style:family="paragraph" style:parent-style-name="Standard">
      <style:paragraph-properties fo:line-height="100%"/>
      <style:text-properties style:text-underline-style="none" fo:font-weight="bold" officeooo:rsid="001cafa9" officeooo:paragraph-rsid="00550494" style:font-weight-asian="bold" style:font-weight-complex="bold"/>
    </style:style>
    <style:style style:name="P162" style:family="paragraph" style:parent-style-name="Standard">
      <style:paragraph-properties fo:line-height="100%"/>
      <style:text-properties style:text-underline-style="none" fo:font-weight="bold" officeooo:rsid="00550494" officeooo:paragraph-rsid="00550494" style:font-weight-asian="bold" style:font-weight-complex="bold"/>
    </style:style>
    <style:style style:name="P163" style:family="paragraph" style:parent-style-name="Standard">
      <style:paragraph-properties fo:line-height="100%"/>
      <style:text-properties style:text-underline-style="none" fo:font-weight="bold" officeooo:rsid="00439a95" officeooo:paragraph-rsid="00ad8e7d" style:font-weight-asian="bold" style:font-weight-complex="bold"/>
    </style:style>
    <style:style style:name="P164" style:family="paragraph" style:parent-style-name="Standard">
      <style:paragraph-properties fo:line-height="100%"/>
      <style:text-properties style:text-underline-style="none" fo:font-weight="bold" officeooo:rsid="00669d34" officeooo:paragraph-rsid="00ad8e7d" style:font-weight-asian="bold" style:font-weight-complex="bold"/>
    </style:style>
    <style:style style:name="P165" style:family="paragraph" style:parent-style-name="Standard">
      <style:paragraph-properties fo:line-height="100%"/>
      <style:text-properties style:text-underline-style="none" fo:font-weight="normal" officeooo:rsid="004ca56c" officeooo:paragraph-rsid="004ca56c" style:font-weight-asian="normal" style:font-weight-complex="normal"/>
    </style:style>
    <style:style style:name="P166" style:family="paragraph" style:parent-style-name="Standard">
      <style:paragraph-properties fo:line-height="100%"/>
      <style:text-properties style:text-underline-style="none" fo:font-weight="normal" officeooo:rsid="00439a95" officeooo:paragraph-rsid="00439a95" style:font-weight-asian="normal" style:font-weight-complex="normal"/>
    </style:style>
    <style:style style:name="P167" style:family="paragraph" style:parent-style-name="Standard">
      <style:paragraph-properties fo:line-height="100%"/>
      <style:text-properties style:text-underline-style="none" fo:font-weight="normal" officeooo:rsid="00439a95" officeooo:paragraph-rsid="007bf5dd" style:font-weight-asian="normal" style:font-weight-complex="normal"/>
    </style:style>
    <style:style style:name="P168" style:family="paragraph" style:parent-style-name="Standard">
      <style:paragraph-properties fo:line-height="100%"/>
      <style:text-properties style:text-underline-style="none" fo:font-weight="normal" officeooo:rsid="0064a57b" officeooo:paragraph-rsid="00467f46" style:font-weight-asian="normal" style:font-weight-complex="normal"/>
    </style:style>
    <style:style style:name="P169" style:family="paragraph" style:parent-style-name="Standard">
      <style:paragraph-properties fo:line-height="100%"/>
      <style:text-properties fo:font-weight="normal" officeooo:rsid="004ca56c" officeooo:paragraph-rsid="004ca56c" style:font-weight-asian="normal" style:font-weight-complex="normal"/>
    </style:style>
    <style:style style:name="P170" style:family="paragraph" style:parent-style-name="Standard">
      <style:paragraph-properties fo:line-height="100%"/>
      <style:text-properties fo:font-weight="normal" officeooo:rsid="005367bd" officeooo:paragraph-rsid="005367bd" style:font-weight-asian="normal" style:font-weight-complex="normal"/>
    </style:style>
    <style:style style:name="P171" style:family="paragraph" style:parent-style-name="Standard">
      <style:paragraph-properties fo:line-height="100%"/>
      <style:text-properties fo:font-style="normal" style:text-underline-style="solid" style:text-underline-width="auto" style:text-underline-color="font-color" fo:font-weight="bold" officeooo:rsid="008d53e0" officeooo:paragraph-rsid="008d53e0" style:font-style-asian="normal" style:font-weight-asian="bold" style:font-style-complex="normal" style:font-weight-complex="bold"/>
    </style:style>
    <style:style style:name="P172" style:family="paragraph" style:parent-style-name="Standard">
      <style:paragraph-properties fo:line-height="100%"/>
      <style:text-properties fo:font-style="normal" style:text-underline-style="solid" style:text-underline-width="auto" style:text-underline-color="font-color" fo:font-weight="bold" officeooo:rsid="008d53e0" officeooo:paragraph-rsid="008e4e44" style:font-style-asian="normal" style:font-weight-asian="bold" style:font-style-complex="normal" style:font-weight-complex="bold"/>
    </style:style>
    <style:style style:name="P173" style:family="paragraph" style:parent-style-name="Standard">
      <style:paragraph-properties fo:line-height="100%"/>
      <style:text-properties fo:font-style="normal" style:text-underline-style="solid" style:text-underline-width="auto" style:text-underline-color="font-color" fo:font-weight="bold" officeooo:rsid="00f9f704" officeooo:paragraph-rsid="00f9f704" style:font-style-asian="normal" style:font-weight-asian="bold" style:font-style-complex="normal" style:font-weight-complex="bold"/>
    </style:style>
    <style:style style:name="P174" style:family="paragraph" style:parent-style-name="Standard">
      <style:paragraph-properties fo:line-height="100%"/>
      <style:text-properties fo:font-style="normal" style:text-underline-style="none" fo:font-weight="bold" officeooo:rsid="008e4e44" officeooo:paragraph-rsid="008e4e44" style:font-style-asian="normal" style:font-weight-asian="bold" style:font-style-complex="normal" style:font-weight-complex="bold"/>
    </style:style>
    <style:style style:name="P175" style:family="paragraph" style:parent-style-name="Standard">
      <style:paragraph-properties fo:line-height="100%"/>
      <style:text-properties fo:font-style="normal" officeooo:rsid="0014c9db" officeooo:paragraph-rsid="0014c9db" style:font-style-asian="normal" style:font-style-complex="normal"/>
    </style:style>
    <style:style style:name="P176" style:family="paragraph" style:parent-style-name="Standard">
      <style:paragraph-properties fo:margin-left="0.0402in" fo:margin-right="0in" fo:line-height="100%" fo:text-indent="0in" style:auto-text-indent="false"/>
      <style:text-properties officeooo:rsid="000cb8c6" officeooo:paragraph-rsid="0037c95f"/>
    </style:style>
    <style:style style:name="P177" style:family="paragraph" style:parent-style-name="Standard">
      <style:paragraph-properties fo:margin-left="0.0402in" fo:margin-right="0in" fo:line-height="100%" fo:text-indent="0in" style:auto-text-indent="false"/>
      <style:text-properties officeooo:rsid="000cb8c6" officeooo:paragraph-rsid="00567429"/>
    </style:style>
    <style:style style:name="P178" style:family="paragraph" style:parent-style-name="Standard">
      <style:paragraph-properties fo:margin-left="0.0402in" fo:margin-right="0in" fo:line-height="100%" fo:text-indent="0in" style:auto-text-indent="false"/>
      <style:text-properties fo:font-style="normal" officeooo:rsid="000dc743" officeooo:paragraph-rsid="00567429" style:font-style-asian="normal" style:font-style-complex="normal"/>
    </style:style>
    <style:style style:name="P179" style:family="paragraph" style:parent-style-name="Standard">
      <style:paragraph-properties fo:margin-left="0.0402in" fo:margin-right="0in" fo:line-height="100%" fo:text-indent="0in" style:auto-text-indent="false"/>
      <style:text-properties fo:font-style="normal" officeooo:rsid="00526149" officeooo:paragraph-rsid="00526149" style:font-style-asian="normal" style:font-style-complex="normal"/>
    </style:style>
    <style:style style:name="P180" style:family="paragraph" style:parent-style-name="Standard">
      <style:paragraph-properties fo:margin-left="0.0402in" fo:margin-right="0in" fo:line-height="100%" fo:text-indent="0in" style:auto-text-indent="false"/>
      <style:text-properties fo:font-style="normal" fo:font-weight="bold" officeooo:rsid="00526149" officeooo:paragraph-rsid="00ad8e7d" style:font-style-asian="normal" style:font-weight-asian="bold" style:font-style-complex="normal" style:font-weight-complex="bold"/>
    </style:style>
    <style:style style:name="P181" style:family="paragraph" style:parent-style-name="Standard">
      <style:paragraph-properties fo:margin-left="0.0402in" fo:margin-right="0in" fo:line-height="100%" fo:text-indent="0in" style:auto-text-indent="false"/>
      <style:text-properties fo:font-style="normal" officeooo:paragraph-rsid="00b2ce29"/>
    </style:style>
    <style:style style:name="P182" style:family="paragraph" style:parent-style-name="Standard">
      <style:paragraph-properties fo:margin-left="0in" fo:margin-right="0in" fo:line-height="100%" fo:text-indent="0in" style:auto-text-indent="false"/>
      <style:text-properties fo:font-style="normal" style:text-underline-style="none" fo:font-weight="normal" officeooo:rsid="0060f332" officeooo:paragraph-rsid="0060f332" style:font-style-asian="normal" style:font-weight-asian="normal" style:font-style-complex="normal" style:font-weight-complex="normal"/>
    </style:style>
    <style:style style:name="P183" style:family="paragraph" style:parent-style-name="Standard">
      <style:paragraph-properties fo:margin-left="0in" fo:margin-right="0in" fo:line-height="100%" fo:text-indent="0in" style:auto-text-indent="false"/>
      <style:text-properties fo:font-style="normal" style:text-underline-style="none" fo:font-weight="normal" officeooo:rsid="0060f332" officeooo:paragraph-rsid="007a3ed9" style:font-style-asian="normal" style:font-weight-asian="normal" style:font-style-complex="normal" style:font-weight-complex="normal"/>
    </style:style>
    <style:style style:name="P184" style:family="paragraph" style:parent-style-name="Standard">
      <style:paragraph-properties fo:margin-left="0in" fo:margin-right="0in" fo:line-height="100%" fo:text-indent="0in" style:auto-text-indent="false"/>
      <style:text-properties fo:font-style="normal" style:text-underline-style="none" fo:font-weight="normal" officeooo:rsid="0060f332" officeooo:paragraph-rsid="007f3769" style:font-style-asian="normal" style:font-weight-asian="normal" style:font-style-complex="normal" style:font-weight-complex="normal"/>
    </style:style>
    <style:style style:name="P185" style:family="paragraph" style:parent-style-name="Standard">
      <style:paragraph-properties fo:margin-left="0in" fo:margin-right="0in" fo:line-height="100%" fo:text-indent="0in" style:auto-text-indent="false"/>
      <style:text-properties fo:font-style="normal" style:text-underline-style="none" fo:font-weight="normal" officeooo:rsid="006cb9be" officeooo:paragraph-rsid="006cb9be" style:font-style-asian="normal" style:font-weight-asian="normal" style:font-style-complex="normal" style:font-weight-complex="normal"/>
    </style:style>
    <style:style style:name="P186" style:family="paragraph" style:parent-style-name="Standard">
      <style:paragraph-properties fo:margin-left="0in" fo:margin-right="0in" fo:line-height="100%" fo:text-indent="0in" style:auto-text-indent="false"/>
      <style:text-properties fo:font-style="normal" style:text-underline-style="none" fo:font-weight="normal" officeooo:rsid="006cb9be" officeooo:paragraph-rsid="01572943" style:font-style-asian="normal" style:font-weight-asian="normal" style:font-style-complex="normal" style:font-weight-complex="normal"/>
    </style:style>
    <style:style style:name="P187" style:family="paragraph" style:parent-style-name="Standard">
      <style:paragraph-properties fo:margin-left="0in" fo:margin-right="0in" fo:line-height="100%" fo:text-indent="0in" style:auto-text-indent="false"/>
      <style:text-properties fo:font-style="normal" style:text-underline-style="none" fo:font-weight="normal" officeooo:rsid="005367bd" officeooo:paragraph-rsid="00527640" style:font-style-asian="normal" style:font-weight-asian="normal" style:font-style-complex="normal" style:font-weight-complex="normal"/>
    </style:style>
    <style:style style:name="P188" style:family="paragraph" style:parent-style-name="Standard">
      <style:paragraph-properties fo:margin-left="0in" fo:margin-right="0in" fo:line-height="100%" fo:text-indent="0in" style:auto-text-indent="false"/>
      <style:text-properties fo:font-style="normal" style:text-underline-style="none" fo:font-weight="normal" officeooo:rsid="0078f30f" officeooo:paragraph-rsid="0078f30f" style:font-style-asian="normal" style:font-weight-asian="normal" style:font-style-complex="normal" style:font-weight-complex="normal"/>
    </style:style>
    <style:style style:name="P189" style:family="paragraph" style:parent-style-name="Standard">
      <style:paragraph-properties fo:margin-left="0in" fo:margin-right="0in" fo:line-height="100%" fo:text-indent="0in" style:auto-text-indent="false"/>
      <style:text-properties fo:font-style="normal" style:text-underline-style="none" fo:font-weight="normal" officeooo:rsid="006bcb60" officeooo:paragraph-rsid="006aab10" style:font-style-asian="normal" style:font-weight-asian="normal" style:font-style-complex="normal" style:font-weight-complex="normal"/>
    </style:style>
    <style:style style:name="P190" style:family="paragraph" style:parent-style-name="Standard">
      <style:paragraph-properties fo:margin-left="0in" fo:margin-right="0in" fo:line-height="100%" fo:text-align="center" style:justify-single-word="false" fo:text-indent="0in" style:auto-text-indent="false"/>
      <style:text-properties fo:font-style="normal" style:text-underline-style="none" fo:font-weight="normal" officeooo:rsid="00af49e6" officeooo:paragraph-rsid="00af49e6" style:font-style-asian="normal" style:font-weight-asian="normal" style:font-style-complex="normal" style:font-weight-complex="normal"/>
    </style:style>
    <style:style style:name="P191" style:family="paragraph" style:parent-style-name="Standard">
      <style:paragraph-properties fo:margin-left="0in" fo:margin-right="0in" fo:line-height="100%" fo:text-indent="0in" style:auto-text-indent="false"/>
      <style:text-properties fo:font-style="normal" style:text-underline-style="none" fo:font-weight="normal" officeooo:rsid="00b2ce29" officeooo:paragraph-rsid="00b2ce29" style:font-style-asian="normal" style:font-weight-asian="normal" style:font-style-complex="normal" style:font-weight-complex="normal"/>
    </style:style>
    <style:style style:name="P192" style:family="paragraph" style:parent-style-name="Standard">
      <style:paragraph-properties fo:margin-left="0in" fo:margin-right="0in" fo:line-height="100%" fo:text-align="center" style:justify-single-word="false" fo:text-indent="0in" style:auto-text-indent="false"/>
      <style:text-properties fo:font-style="normal" style:text-underline-style="none" fo:font-weight="normal" officeooo:rsid="00b906cd" officeooo:paragraph-rsid="00af49e6" style:font-style-asian="normal" style:font-weight-asian="normal" style:font-style-complex="normal" style:font-weight-complex="normal"/>
    </style:style>
    <style:style style:name="P193" style:family="paragraph" style:parent-style-name="Standard">
      <style:paragraph-properties fo:margin-left="0in" fo:margin-right="0in" fo:line-height="100%" fo:text-indent="0in" style:auto-text-indent="false"/>
      <style:text-properties fo:font-style="normal" style:text-underline-style="none" fo:font-weight="normal" officeooo:rsid="00df505c" officeooo:paragraph-rsid="00ad8e7d" style:font-style-asian="normal" style:font-weight-asian="normal" style:font-style-complex="normal" style:font-weight-complex="normal"/>
    </style:style>
    <style:style style:name="P194" style:family="paragraph" style:parent-style-name="Standard">
      <style:paragraph-properties fo:margin-left="0in" fo:margin-right="0in" fo:line-height="100%" fo:text-indent="0in" style:auto-text-indent="false"/>
      <style:text-properties fo:font-style="normal" style:text-underline-style="none" fo:font-weight="normal" officeooo:rsid="00eda480" officeooo:paragraph-rsid="00eda480" style:font-style-asian="normal" style:font-weight-asian="normal" style:font-style-complex="normal" style:font-weight-complex="normal"/>
    </style:style>
    <style:style style:name="P195" style:family="paragraph" style:parent-style-name="Standard">
      <style:paragraph-properties fo:margin-left="0in" fo:margin-right="0in" fo:line-height="100%" fo:text-align="center" style:justify-single-word="false" fo:text-indent="0in" style:auto-text-indent="false"/>
      <style:text-properties fo:font-style="normal" style:text-underline-style="none" fo:font-weight="normal" officeooo:rsid="00f5acda" officeooo:paragraph-rsid="00f5acda" style:font-style-asian="normal" style:font-weight-asian="normal" style:font-style-complex="normal" style:font-weight-complex="normal"/>
    </style:style>
    <style:style style:name="P196" style:family="paragraph" style:parent-style-name="Standard">
      <style:paragraph-properties fo:margin-left="0in" fo:margin-right="0in" fo:line-height="100%" fo:text-indent="0in" style:auto-text-indent="false"/>
      <style:text-properties fo:font-style="normal" style:text-underline-style="none" fo:font-weight="normal" officeooo:rsid="00918078" officeooo:paragraph-rsid="00f5acda" style:font-style-asian="normal" style:font-weight-asian="normal" style:font-style-complex="normal" style:font-weight-complex="normal"/>
    </style:style>
    <style:style style:name="P197" style:family="paragraph" style:parent-style-name="Standard">
      <style:paragraph-properties fo:margin-left="0in" fo:margin-right="0in" fo:line-height="100%" fo:text-indent="0in" style:auto-text-indent="false"/>
      <style:text-properties fo:font-style="normal" style:text-underline-style="none" fo:font-weight="normal" officeooo:rsid="00918078" officeooo:paragraph-rsid="01572943" style:font-style-asian="normal" style:font-weight-asian="normal" style:font-style-complex="normal" style:font-weight-complex="normal"/>
    </style:style>
    <style:style style:name="P198" style:family="paragraph" style:parent-style-name="Standard">
      <style:paragraph-properties fo:margin-left="0in" fo:margin-right="0in" fo:line-height="100%" fo:text-indent="0in" style:auto-text-indent="false"/>
      <style:text-properties fo:font-style="normal" style:text-underline-style="none" fo:font-weight="normal" officeooo:rsid="00918078" officeooo:paragraph-rsid="0073fc2f" style:font-style-asian="normal" style:font-weight-asian="normal" style:font-style-complex="normal" style:font-weight-complex="normal"/>
    </style:style>
    <style:style style:name="P199" style:family="paragraph" style:parent-style-name="Standard">
      <style:paragraph-properties fo:margin-left="0in" fo:margin-right="0in" fo:line-height="100%" fo:text-indent="0in" style:auto-text-indent="false"/>
      <style:text-properties fo:font-style="normal" style:text-underline-style="none" fo:font-weight="normal" officeooo:rsid="01158843" officeooo:paragraph-rsid="0060f332" style:font-style-asian="normal" style:font-weight-asian="normal" style:font-style-complex="normal" style:font-weight-complex="normal"/>
    </style:style>
    <style:style style:name="P200" style:family="paragraph" style:parent-style-name="Standard">
      <style:paragraph-properties fo:margin-left="0in" fo:margin-right="0in" fo:line-height="100%" fo:text-indent="0in" style:auto-text-indent="false"/>
      <style:text-properties fo:font-style="normal" style:text-underline-style="none" fo:font-weight="normal" officeooo:rsid="00d64a9f" officeooo:paragraph-rsid="01572943" style:font-style-asian="normal" style:font-weight-asian="normal" style:font-style-complex="normal" style:font-weight-complex="normal"/>
    </style:style>
    <style:style style:name="P201" style:family="paragraph" style:parent-style-name="Standard">
      <style:paragraph-properties fo:margin-left="0in" fo:margin-right="0in" fo:line-height="100%" fo:text-indent="0in" style:auto-text-indent="false"/>
      <style:text-properties fo:font-style="normal" style:text-underline-style="none" fo:font-weight="normal" officeooo:rsid="006ac0aa" officeooo:paragraph-rsid="01572943" style:font-style-asian="normal" style:font-weight-asian="normal" style:font-style-complex="normal" style:font-weight-complex="normal"/>
    </style:style>
    <style:style style:name="P202" style:family="paragraph" style:parent-style-name="Standard">
      <style:paragraph-properties fo:margin-left="0in" fo:margin-right="0in" fo:line-height="100%" fo:text-indent="0in" style:auto-text-indent="false"/>
      <style:text-properties fo:font-style="normal" style:text-underline-style="none" fo:font-weight="normal" officeooo:rsid="009bde3e" officeooo:paragraph-rsid="01572943" style:font-style-asian="normal" style:font-weight-asian="normal" style:font-style-complex="normal" style:font-weight-complex="normal"/>
    </style:style>
    <style:style style:name="P203" style:family="paragraph" style:parent-style-name="Standard">
      <style:paragraph-properties fo:margin-left="0in" fo:margin-right="0in" fo:line-height="100%" fo:text-indent="0in" style:auto-text-indent="false"/>
      <style:text-properties fo:font-style="normal" style:text-underline-style="none" fo:font-weight="normal" officeooo:rsid="00ef5ff8" officeooo:paragraph-rsid="00ef5ff8" style:font-style-asian="normal" style:font-weight-asian="normal" style:font-style-complex="normal" style:font-weight-complex="normal"/>
    </style:style>
    <style:style style:name="P204" style:family="paragraph" style:parent-style-name="Standard">
      <style:paragraph-properties fo:margin-left="0in" fo:margin-right="0in" fo:line-height="100%" fo:text-indent="0in" style:auto-text-indent="false"/>
      <style:text-properties fo:font-style="normal" style:text-underline-style="none" fo:font-weight="normal" officeooo:rsid="015ea2e6" officeooo:paragraph-rsid="015ea2e6" style:font-style-asian="normal" style:font-weight-asian="normal" style:font-style-complex="normal" style:font-weight-complex="normal"/>
    </style:style>
    <style:style style:name="P205" style:family="paragraph" style:parent-style-name="Standard">
      <style:paragraph-properties fo:margin-left="0in" fo:margin-right="0in" fo:line-height="100%" fo:text-indent="0in" style:auto-text-indent="false"/>
      <style:text-properties fo:font-style="normal" style:text-underline-style="none" fo:font-weight="normal" officeooo:rsid="018ee425" officeooo:paragraph-rsid="01692487" style:font-style-asian="normal" style:font-weight-asian="normal" style:font-style-complex="normal" style:font-weight-complex="normal"/>
    </style:style>
    <style:style style:name="P206" style:family="paragraph" style:parent-style-name="Standard">
      <style:paragraph-properties fo:margin-left="0in" fo:margin-right="0in" fo:line-height="100%" fo:text-indent="0in" style:auto-text-indent="false"/>
      <style:text-properties fo:font-style="normal" style:text-underline-style="none" fo:font-weight="normal" officeooo:rsid="016fa846" officeooo:paragraph-rsid="01692487" style:font-style-asian="normal" style:font-weight-asian="normal" style:font-style-complex="normal" style:font-weight-complex="normal"/>
    </style:style>
    <style:style style:name="P207"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17f37b5" officeooo:paragraph-rsid="017c0008" style:font-style-asian="normal" style:font-weight-asian="normal" style:font-style-complex="normal" style:font-weight-complex="normal"/>
    </style:style>
    <style:style style:name="P208"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1a47c00" officeooo:paragraph-rsid="01c2a8bb" style:font-style-asian="normal" style:font-weight-asian="normal" style:font-style-complex="normal" style:font-weight-complex="normal"/>
    </style:style>
    <style:style style:name="P209"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08aaaea" officeooo:paragraph-rsid="01ae62bc" style:font-style-asian="normal" style:font-weight-asian="normal" style:font-style-complex="normal" style:font-weight-complex="normal"/>
    </style:style>
    <style:style style:name="P210"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08aaaea" officeooo:paragraph-rsid="01ae2286" style:font-style-asian="normal" style:font-weight-asian="normal" style:font-style-complex="normal" style:font-weight-complex="normal"/>
    </style:style>
    <style:style style:name="P211"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1aeb458" officeooo:paragraph-rsid="01ae62bc" style:font-style-asian="normal" style:font-weight-asian="normal" style:font-style-complex="normal" style:font-weight-complex="normal"/>
    </style:style>
    <style:style style:name="P212"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1aeb458" officeooo:paragraph-rsid="01aeb458" style:font-style-asian="normal" style:font-weight-asian="normal" style:font-style-complex="normal" style:font-weight-complex="normal"/>
    </style:style>
    <style:style style:name="P213"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1ded375" officeooo:paragraph-rsid="01ded375" style:font-style-asian="normal" style:font-weight-asian="normal" style:font-style-complex="normal" style:font-weight-complex="normal"/>
    </style:style>
    <style:style style:name="P214"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1a43343" officeooo:paragraph-rsid="01dfc00d" style:font-style-asian="normal" style:font-weight-asian="normal" style:font-style-complex="normal" style:font-weight-complex="normal"/>
    </style:style>
    <style:style style:name="P215"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1e3372a" officeooo:paragraph-rsid="01e3372a" style:font-style-asian="normal" style:font-weight-asian="normal" style:font-style-complex="normal" style:font-weight-complex="normal"/>
    </style:style>
    <style:style style:name="P216"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1ef5eff" officeooo:paragraph-rsid="01ef5eff" style:font-style-asian="normal" style:font-weight-asian="normal" style:font-style-complex="normal" style:font-weight-complex="normal"/>
    </style:style>
    <style:style style:name="P217"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1fcef04" officeooo:paragraph-rsid="01fcef04" style:font-style-asian="normal" style:font-weight-asian="normal" style:font-style-complex="normal" style:font-weight-complex="normal"/>
    </style:style>
    <style:style style:name="P218"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2002baa" officeooo:paragraph-rsid="02002baa" style:font-style-asian="normal" style:font-weight-asian="normal" style:font-style-complex="normal" style:font-weight-complex="normal"/>
    </style:style>
    <style:style style:name="P219" style:family="paragraph" style:parent-style-name="Standard">
      <style:paragraph-properties fo:margin-left="0in" fo:margin-right="0in" fo:line-height="100%" fo:text-indent="0in" style:auto-text-indent="false"/>
      <style:text-properties fo:font-style="normal" style:text-underline-style="none" fo:font-weight="bold" officeooo:rsid="0060f332" officeooo:paragraph-rsid="0060f332" style:font-style-asian="normal" style:font-weight-asian="bold" style:font-style-complex="normal" style:font-weight-complex="bold"/>
    </style:style>
    <style:style style:name="P220" style:family="paragraph" style:parent-style-name="Standard">
      <style:paragraph-properties fo:margin-left="0in" fo:margin-right="0in" fo:line-height="100%" fo:text-indent="0in" style:auto-text-indent="false"/>
      <style:text-properties fo:font-style="normal" style:text-underline-style="none" fo:font-weight="bold" officeooo:rsid="0060f332" officeooo:paragraph-rsid="00ad8e7d" style:font-style-asian="normal" style:font-weight-asian="bold" style:font-style-complex="normal" style:font-weight-complex="bold"/>
    </style:style>
    <style:style style:name="P221" style:family="paragraph" style:parent-style-name="Standard">
      <style:paragraph-properties fo:margin-left="0in" fo:margin-right="0in" fo:line-height="100%" fo:text-indent="0in" style:auto-text-indent="false"/>
      <style:text-properties fo:font-style="normal" style:text-underline-style="none" fo:font-weight="bold" officeooo:rsid="0060f332" officeooo:paragraph-rsid="012bf79c" style:font-style-asian="normal" style:font-weight-asian="bold" style:font-style-complex="normal" style:font-weight-complex="bold"/>
    </style:style>
    <style:style style:name="P222" style:family="paragraph" style:parent-style-name="Standard">
      <style:paragraph-properties fo:margin-left="0in" fo:margin-right="0in" fo:line-height="100%" fo:text-indent="0in" style:auto-text-indent="false"/>
      <style:text-properties fo:font-style="normal" style:text-underline-style="none" fo:font-weight="bold" officeooo:rsid="006bcb60" officeooo:paragraph-rsid="00ad8e7d" style:font-style-asian="normal" style:font-weight-asian="bold" style:font-style-complex="normal" style:font-weight-complex="bold"/>
    </style:style>
    <style:style style:name="P223" style:family="paragraph" style:parent-style-name="Standard">
      <style:paragraph-properties fo:margin-left="0in" fo:margin-right="0in" fo:line-height="100%" fo:text-indent="0in" style:auto-text-indent="false"/>
      <style:text-properties fo:font-style="normal" style:text-underline-style="none" fo:font-weight="bold" officeooo:rsid="00e0f873" officeooo:paragraph-rsid="00e32ad2" style:font-style-asian="normal" style:font-weight-asian="bold" style:font-style-complex="normal" style:font-weight-complex="bold"/>
    </style:style>
    <style:style style:name="P224" style:family="paragraph" style:parent-style-name="Standard">
      <style:paragraph-properties fo:margin-left="0in" fo:margin-right="0in" fo:line-height="100%" fo:text-indent="0in" style:auto-text-indent="false"/>
      <style:text-properties fo:font-style="normal" style:text-underline-style="none" fo:font-weight="bold" officeooo:rsid="00e663cf" officeooo:paragraph-rsid="00ec4568" style:font-style-asian="normal" style:font-weight-asian="bold" style:font-style-complex="normal" style:font-weight-complex="bold"/>
    </style:style>
    <style:style style:name="P225" style:family="paragraph" style:parent-style-name="Standard">
      <style:paragraph-properties fo:margin-left="0in" fo:margin-right="0in" fo:line-height="100%" fo:text-indent="0in" style:auto-text-indent="false"/>
      <style:text-properties fo:font-style="normal" style:text-underline-style="none" fo:font-weight="bold" officeooo:rsid="00e663cf" officeooo:paragraph-rsid="017c0008" style:font-style-asian="normal" style:font-weight-asian="bold" style:font-style-complex="normal" style:font-weight-complex="bold"/>
    </style:style>
    <style:style style:name="P226" style:family="paragraph" style:parent-style-name="Standard">
      <style:paragraph-properties fo:margin-left="0in" fo:margin-right="0in" fo:line-height="100%" fo:text-indent="0in" style:auto-text-indent="false"/>
      <style:text-properties fo:font-style="normal" style:text-underline-style="none" fo:font-weight="bold" officeooo:rsid="013278f5" officeooo:paragraph-rsid="013278f5" style:font-style-asian="normal" style:font-weight-asian="bold" style:font-style-complex="normal" style:font-weight-complex="bold"/>
    </style:style>
    <style:style style:name="P227" style:family="paragraph" style:parent-style-name="Standard">
      <style:paragraph-properties fo:margin-left="0in" fo:margin-right="0in" fo:line-height="100%" fo:text-indent="0in" style:auto-text-indent="false"/>
      <style:text-properties fo:font-style="normal" style:text-underline-style="none" fo:font-weight="bold" officeooo:rsid="006f336c" officeooo:paragraph-rsid="013278f5" style:font-style-asian="normal" style:font-weight-asian="bold" style:font-style-complex="normal" style:font-weight-complex="bold"/>
    </style:style>
    <style:style style:name="P228" style:family="paragraph" style:parent-style-name="Standard">
      <style:paragraph-properties fo:margin-left="0in" fo:margin-right="0in" fo:line-height="100%" fo:text-indent="0in" style:auto-text-indent="false"/>
      <style:text-properties fo:font-style="normal" style:text-underline-style="none" fo:font-weight="bold" officeooo:rsid="006ac0aa" officeooo:paragraph-rsid="01572943" style:font-style-asian="normal" style:font-weight-asian="bold" style:font-style-complex="normal" style:font-weight-complex="bold"/>
    </style:style>
    <style:style style:name="P229" style:family="paragraph" style:parent-style-name="Standard">
      <style:paragraph-properties fo:margin-left="0in" fo:margin-right="0in" fo:line-height="100%" fo:text-indent="0in" style:auto-text-indent="false"/>
      <style:text-properties fo:font-style="normal" style:text-underline-style="none" fo:font-weight="bold" officeooo:rsid="00e4d443" officeooo:paragraph-rsid="0168cdeb" style:font-style-asian="normal" style:font-weight-asian="bold" style:font-style-complex="normal" style:font-weight-complex="bold"/>
    </style:style>
    <style:style style:name="P230" style:family="paragraph" style:parent-style-name="Standard">
      <style:paragraph-properties fo:margin-left="0in" fo:margin-right="0in" fo:line-height="100%" fo:text-indent="0in" style:auto-text-indent="false"/>
      <style:text-properties fo:font-style="normal" style:text-underline-style="none" fo:font-weight="bold" officeooo:rsid="00e4d443" officeooo:paragraph-rsid="01692487" style:font-style-asian="normal" style:font-weight-asian="bold" style:font-style-complex="normal" style:font-weight-complex="bold"/>
    </style:style>
    <style:style style:name="P231" style:family="paragraph" style:parent-style-name="Standard">
      <style:paragraph-properties fo:margin-left="0in" fo:margin-right="0in" fo:line-height="100%" fo:text-indent="0in" style:auto-text-indent="false"/>
      <style:text-properties fo:font-style="normal" style:text-underline-style="none" fo:font-weight="bold" officeooo:rsid="00e4d443" officeooo:paragraph-rsid="0171fdd3" style:font-style-asian="normal" style:font-weight-asian="bold" style:font-style-complex="normal" style:font-weight-complex="bold"/>
    </style:style>
    <style:style style:name="P232" style:family="paragraph" style:parent-style-name="Standard">
      <style:paragraph-properties fo:margin-left="0in" fo:margin-right="0in" fo:line-height="100%" fo:text-indent="0in" style:auto-text-indent="false"/>
      <style:text-properties fo:font-style="normal" style:text-underline-style="none" fo:font-weight="bold" officeooo:rsid="00e4d443" officeooo:paragraph-rsid="020579f1" style:font-style-asian="normal" style:font-weight-asian="bold" style:font-style-complex="normal" style:font-weight-complex="bold"/>
    </style:style>
    <style:style style:name="P233" style:family="paragraph" style:parent-style-name="Standard">
      <style:paragraph-properties fo:margin-left="0in" fo:margin-right="0in" fo:line-height="100%" fo:text-indent="0in" style:auto-text-indent="false"/>
      <style:text-properties fo:font-style="normal" style:text-underline-style="none" fo:font-weight="bold" officeooo:rsid="00e8d166" officeooo:paragraph-rsid="0168cdeb" style:font-style-asian="normal" style:font-weight-asian="bold" style:font-style-complex="normal" style:font-weight-complex="bold"/>
    </style:style>
    <style:style style:name="P234" style:family="paragraph" style:parent-style-name="Standard">
      <style:paragraph-properties fo:margin-left="0in" fo:margin-right="0in" fo:line-height="100%" fo:text-indent="0in" style:auto-text-indent="false"/>
      <style:text-properties fo:font-style="normal" style:text-underline-style="none" fo:font-weight="bold" officeooo:rsid="00e8d166" officeooo:paragraph-rsid="0171fdd3" style:font-style-asian="normal" style:font-weight-asian="bold" style:font-style-complex="normal" style:font-weight-complex="bold"/>
    </style:style>
    <style:style style:name="P235" style:family="paragraph" style:parent-style-name="Standard">
      <style:paragraph-properties fo:margin-left="0in" fo:margin-right="0in" fo:line-height="100%" fo:text-indent="0in" style:auto-text-indent="false"/>
      <style:text-properties fo:font-style="normal" style:text-underline-style="none" fo:font-weight="bold" officeooo:rsid="00e8d166" officeooo:paragraph-rsid="0184eff3" style:font-style-asian="normal" style:font-weight-asian="bold" style:font-style-complex="normal" style:font-weight-complex="bold"/>
    </style:style>
    <style:style style:name="P236" style:family="paragraph" style:parent-style-name="Standard">
      <style:paragraph-properties fo:margin-left="0in" fo:margin-right="0in" fo:line-height="100%" fo:text-align="start" style:justify-single-word="false" fo:text-indent="0in" style:auto-text-indent="false"/>
      <style:text-properties fo:font-style="normal" style:text-underline-style="none" fo:font-weight="bold" officeooo:rsid="00eda480" officeooo:paragraph-rsid="0168cdeb" style:font-style-asian="normal" style:font-weight-asian="bold" style:font-style-complex="normal" style:font-weight-complex="bold"/>
    </style:style>
    <style:style style:name="P237" style:family="paragraph" style:parent-style-name="Standard">
      <style:paragraph-properties fo:margin-left="0in" fo:margin-right="0in" fo:line-height="100%" fo:text-indent="0in" style:auto-text-indent="false"/>
      <style:text-properties fo:font-style="normal" style:text-underline-style="none" fo:font-weight="bold" officeooo:rsid="00eda480" officeooo:paragraph-rsid="0168cdeb" style:font-style-asian="normal" style:font-weight-asian="bold" style:font-style-complex="normal" style:font-weight-complex="bold"/>
    </style:style>
    <style:style style:name="P238" style:family="paragraph" style:parent-style-name="Standard">
      <style:paragraph-properties fo:margin-left="0in" fo:margin-right="0in" fo:line-height="100%" fo:text-indent="0in" style:auto-text-indent="false"/>
      <style:text-properties fo:font-style="normal" style:text-underline-style="none" fo:font-weight="bold" officeooo:rsid="015f426b" officeooo:paragraph-rsid="0168cdeb" style:font-style-asian="normal" style:font-weight-asian="bold" style:font-style-complex="normal" style:font-weight-complex="bold"/>
    </style:style>
    <style:style style:name="P239" style:family="paragraph" style:parent-style-name="Standard">
      <style:paragraph-properties fo:margin-left="0in" fo:margin-right="0in" fo:line-height="100%" fo:text-indent="0in" style:auto-text-indent="false"/>
      <style:text-properties fo:font-style="normal" style:text-underline-style="none" fo:font-weight="bold" officeooo:rsid="015f426b" officeooo:paragraph-rsid="0171fdd3" style:font-style-asian="normal" style:font-weight-asian="bold" style:font-style-complex="normal" style:font-weight-complex="bold"/>
    </style:style>
    <style:style style:name="P240" style:family="paragraph" style:parent-style-name="Standard">
      <style:paragraph-properties fo:margin-left="0in" fo:margin-right="0in" fo:line-height="100%" fo:text-indent="0in" style:auto-text-indent="false"/>
      <style:text-properties fo:font-style="normal" style:text-underline-style="none" fo:font-weight="bold" officeooo:rsid="01692487" officeooo:paragraph-rsid="0171fdd3" style:font-style-asian="normal" style:font-weight-asian="bold" style:font-style-complex="normal" style:font-weight-complex="bold"/>
    </style:style>
    <style:style style:name="P241"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1c2a8bb" officeooo:paragraph-rsid="01c2a8bb" style:font-style-asian="normal" style:font-weight-asian="bold" style:font-style-complex="normal" style:font-weight-complex="bold"/>
    </style:style>
    <style:style style:name="P242"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1aeb458" officeooo:paragraph-rsid="01aeb458" style:font-style-asian="normal" style:font-weight-asian="bold" style:font-style-complex="normal" style:font-weight-complex="bold"/>
    </style:style>
    <style:style style:name="P243"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1e3372a" officeooo:paragraph-rsid="01e3372a" style:font-style-asian="normal" style:font-weight-asian="bold" style:font-style-complex="normal" style:font-weight-complex="bold"/>
    </style:style>
    <style:style style:name="P244"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1e6e179" officeooo:paragraph-rsid="01e6e179" style:font-style-asian="normal" style:font-weight-asian="bold" style:font-style-complex="normal" style:font-weight-complex="bold"/>
    </style:style>
    <style:style style:name="P245"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1ef5eff" officeooo:paragraph-rsid="01ef5eff" style:font-style-asian="normal" style:font-weight-asian="bold" style:font-style-complex="normal" style:font-weight-complex="bold"/>
    </style:style>
    <style:style style:name="P246"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1f7bdf3" officeooo:paragraph-rsid="01f7bdf3" style:font-style-asian="normal" style:font-weight-asian="bold" style:font-style-complex="normal" style:font-weight-complex="bold"/>
    </style:style>
    <style:style style:name="P247"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1ff14e8" officeooo:paragraph-rsid="01ff14e8" style:font-style-asian="normal" style:font-weight-asian="bold" style:font-style-complex="normal" style:font-weight-complex="bold"/>
    </style:style>
    <style:style style:name="P248"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205fc8e" officeooo:paragraph-rsid="0205fc8e" style:font-style-asian="normal" style:font-weight-asian="bold" style:font-style-complex="normal" style:font-weight-complex="bold"/>
    </style:style>
    <style:style style:name="P249" style:family="paragraph" style:parent-style-name="Standard">
      <style:paragraph-properties fo:margin-left="0in" fo:margin-right="0in" fo:line-height="100%" fo:text-indent="0in" style:auto-text-indent="false"/>
      <style:text-properties fo:font-style="normal" officeooo:rsid="000dc743" officeooo:paragraph-rsid="0037c95f" style:font-style-asian="normal" style:font-style-complex="normal"/>
    </style:style>
    <style:style style:name="P250"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0f332" officeooo:paragraph-rsid="0060f332" style:font-style-asian="normal" style:font-weight-asian="bold" style:font-style-complex="normal" style:font-weight-complex="bold"/>
    </style:style>
    <style:style style:name="P251"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0f332" officeooo:paragraph-rsid="006aab10" style:font-style-asian="normal" style:font-weight-asian="bold" style:font-style-complex="normal" style:font-weight-complex="bold"/>
    </style:style>
    <style:style style:name="P252"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0f332" officeooo:paragraph-rsid="00a79763" style:font-style-asian="normal" style:font-weight-asian="bold" style:font-style-complex="normal" style:font-weight-complex="bold"/>
    </style:style>
    <style:style style:name="P253"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0f332" officeooo:paragraph-rsid="00d64a9f" style:font-style-asian="normal" style:font-weight-asian="bold" style:font-style-complex="normal" style:font-weight-complex="bold"/>
    </style:style>
    <style:style style:name="P254"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0f332" officeooo:paragraph-rsid="008334fa" style:font-style-asian="normal" style:font-weight-asian="bold" style:font-style-complex="normal" style:font-weight-complex="bold"/>
    </style:style>
    <style:style style:name="P255"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0f332" officeooo:paragraph-rsid="01572943" style:font-style-asian="normal" style:font-weight-asian="bold" style:font-style-complex="normal" style:font-weight-complex="bold"/>
    </style:style>
    <style:style style:name="P256"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14c9e" officeooo:paragraph-rsid="00614c9e" style:font-style-asian="normal" style:font-weight-asian="bold" style:font-style-complex="normal" style:font-weight-complex="bold"/>
    </style:style>
    <style:style style:name="P257"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14c9e" officeooo:paragraph-rsid="006aab10" style:font-style-asian="normal" style:font-weight-asian="bold" style:font-style-complex="normal" style:font-weight-complex="bold"/>
    </style:style>
    <style:style style:name="P258"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14c9e" officeooo:paragraph-rsid="01572943" style:font-style-asian="normal" style:font-weight-asian="bold" style:font-style-complex="normal" style:font-weight-complex="bold"/>
    </style:style>
    <style:style style:name="P259"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bcb60" officeooo:paragraph-rsid="006aab10" style:font-style-asian="normal" style:font-weight-asian="bold" style:font-style-complex="normal" style:font-weight-complex="bold"/>
    </style:style>
    <style:style style:name="P260"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918078" officeooo:paragraph-rsid="00918078" style:font-style-asian="normal" style:font-weight-asian="bold" style:font-style-complex="normal" style:font-weight-complex="bold"/>
    </style:style>
    <style:style style:name="P261"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0918078" officeooo:paragraph-rsid="01ae62bc" style:font-style-asian="normal" style:font-weight-asian="bold" style:font-style-complex="normal" style:font-weight-complex="bold"/>
    </style:style>
    <style:style style:name="P262"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bd5183" officeooo:paragraph-rsid="00bd5183" style:font-style-asian="normal" style:font-weight-asian="bold" style:font-style-complex="normal" style:font-weight-complex="bold"/>
    </style:style>
    <style:style style:name="P263"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dbd72d" officeooo:paragraph-rsid="01572943" style:font-style-asian="normal" style:font-weight-asian="bold" style:font-style-complex="normal" style:font-weight-complex="bold"/>
    </style:style>
    <style:style style:name="P264"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a79763" officeooo:paragraph-rsid="00a79763" style:font-style-asian="normal" style:font-weight-asian="bold" style:font-style-complex="normal" style:font-weight-complex="bold"/>
    </style:style>
    <style:style style:name="P265"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fdc796" officeooo:paragraph-rsid="00fdc796" style:font-style-asian="normal" style:font-weight-asian="bold" style:font-style-complex="normal" style:font-weight-complex="bold"/>
    </style:style>
    <style:style style:name="P266"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10e0ed2" officeooo:paragraph-rsid="010e0ed2" style:font-style-asian="normal" style:font-weight-asian="bold" style:font-style-complex="normal" style:font-weight-complex="bold"/>
    </style:style>
    <style:style style:name="P267"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f336c" officeooo:paragraph-rsid="013278f5" style:font-style-asian="normal" style:font-weight-asian="bold" style:font-style-complex="normal" style:font-weight-complex="bold"/>
    </style:style>
    <style:style style:name="P268"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1530ac4" officeooo:paragraph-rsid="01530ac4" style:font-style-asian="normal" style:font-weight-asian="bold" style:font-style-complex="normal" style:font-weight-complex="bold"/>
    </style:style>
    <style:style style:name="P269"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1572943" officeooo:paragraph-rsid="01572943" style:font-style-asian="normal" style:font-weight-asian="bold" style:font-style-complex="normal" style:font-weight-complex="bold"/>
    </style:style>
    <style:style style:name="P270"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177f0a2" officeooo:paragraph-rsid="01ab73e4" style:font-style-asian="normal" style:font-weight-asian="bold" style:font-style-complex="normal" style:font-weight-complex="bold"/>
    </style:style>
    <style:style style:name="P271"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1ae2286" officeooo:paragraph-rsid="01ae2286" style:font-style-asian="normal" style:font-weight-asian="bold" style:font-style-complex="normal" style:font-weight-complex="bold"/>
    </style:style>
    <style:style style:name="P272"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1ae62bc" officeooo:paragraph-rsid="01ae62bc" style:font-style-asian="normal" style:font-weight-asian="bold" style:font-style-complex="normal" style:font-weight-complex="bold"/>
    </style:style>
    <style:style style:name="P273"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1ae62bc" officeooo:paragraph-rsid="01e1ba3c" style:font-style-asian="normal" style:font-weight-asian="bold" style:font-style-complex="normal" style:font-weight-complex="bold"/>
    </style:style>
    <style:style style:name="P274"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1aeb458" officeooo:paragraph-rsid="01aeb458" style:font-style-asian="normal" style:font-weight-asian="bold" style:font-style-complex="normal" style:font-weight-complex="bold"/>
    </style:style>
    <style:style style:name="P275"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1fcef04" officeooo:paragraph-rsid="01fcef04" style:font-style-asian="normal" style:font-weight-asian="bold" style:font-style-complex="normal" style:font-weight-complex="bold"/>
    </style:style>
    <style:style style:name="P276"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2002baa" officeooo:paragraph-rsid="02002baa" style:font-style-asian="normal" style:font-weight-asian="bold" style:font-style-complex="normal" style:font-weight-complex="bold"/>
    </style:style>
    <style:style style:name="P277"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20212aa" officeooo:paragraph-rsid="020212aa" style:font-style-asian="normal" style:font-weight-asian="bold" style:font-style-complex="normal" style:font-weight-complex="bold"/>
    </style:style>
    <style:style style:name="P278"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22abf52" officeooo:paragraph-rsid="022abf52" style:font-style-asian="normal" style:font-weight-asian="bold" style:font-style-complex="normal" style:font-weight-complex="bold"/>
    </style:style>
    <style:style style:name="P279"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normal" officeooo:rsid="00b0d5b3" officeooo:paragraph-rsid="00b2ce29" style:font-style-asian="normal" style:font-weight-asian="normal" style:font-style-complex="normal" style:font-weight-complex="normal"/>
    </style:style>
    <style:style style:name="P280"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normal" officeooo:rsid="006f336c" officeooo:paragraph-rsid="01572943" style:font-style-asian="normal" style:font-weight-asian="normal" style:font-style-complex="normal" style:font-weight-complex="normal"/>
    </style:style>
    <style:style style:name="P281"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normal" officeooo:rsid="00e670c3" officeooo:paragraph-rsid="01ba0db6" style:font-style-asian="normal" style:font-weight-asian="normal" style:font-style-complex="normal" style:font-weight-complex="normal"/>
    </style:style>
    <style:style style:name="P282"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normal" officeooo:rsid="01ded375" officeooo:paragraph-rsid="01ded375" style:font-style-asian="normal" style:font-weight-asian="normal" style:font-style-complex="normal" style:font-weight-complex="normal"/>
    </style:style>
    <style:style style:name="P283"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normal" officeooo:rsid="01ff14e8" officeooo:paragraph-rsid="01e6e179" style:font-style-asian="normal" style:font-weight-asian="normal" style:font-style-complex="normal" style:font-weight-complex="normal"/>
    </style:style>
    <style:style style:name="P284"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normal" officeooo:rsid="02002baa" officeooo:paragraph-rsid="02002baa" style:font-style-asian="normal" style:font-weight-asian="normal" style:font-style-complex="normal" style:font-weight-complex="normal"/>
    </style:style>
    <style:style style:name="P285"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normal" officeooo:rsid="0203c227" officeooo:paragraph-rsid="0203c227" style:font-style-asian="normal" style:font-weight-asian="normal" style:font-style-complex="normal" style:font-weight-complex="normal"/>
    </style:style>
    <style:style style:name="P286" style:family="paragraph" style:parent-style-name="Standard">
      <style:paragraph-properties fo:margin-left="0in" fo:margin-right="0in" fo:line-height="100%" fo:text-indent="0in" style:auto-text-indent="false"/>
      <style:text-properties style:text-underline-style="solid" style:text-underline-width="auto" style:text-underline-color="font-color" fo:font-weight="bold" officeooo:rsid="00467f46" officeooo:paragraph-rsid="00527640" style:font-weight-asian="bold" style:font-weight-complex="bold"/>
    </style:style>
    <style:style style:name="P287" style:family="paragraph" style:parent-style-name="Standard">
      <style:paragraph-properties fo:margin-left="0in" fo:margin-right="0in" fo:line-height="100%" fo:text-indent="0in" style:auto-text-indent="false"/>
      <style:text-properties style:text-underline-style="solid" style:text-underline-width="auto" style:text-underline-color="font-color" fo:font-weight="bold" officeooo:rsid="00467f46" officeooo:paragraph-rsid="00b2ce29" style:font-weight-asian="bold" style:font-weight-complex="bold"/>
    </style:style>
    <style:style style:name="P288" style:family="paragraph" style:parent-style-name="Standard">
      <style:paragraph-properties fo:margin-left="0in" fo:margin-right="0in" fo:line-height="100%" fo:text-indent="0in" style:auto-text-indent="false"/>
      <style:text-properties style:text-underline-style="solid" style:text-underline-width="auto" style:text-underline-color="font-color" fo:font-weight="bold" officeooo:rsid="001723b8" officeooo:paragraph-rsid="005367bd" style:font-weight-asian="bold" style:font-weight-complex="bold"/>
    </style:style>
    <style:style style:name="P289" style:family="paragraph" style:parent-style-name="Standard">
      <style:paragraph-properties fo:margin-left="0in" fo:margin-right="0in" fo:line-height="100%" fo:text-indent="0in" style:auto-text-indent="false"/>
      <style:text-properties style:text-underline-style="solid" style:text-underline-width="auto" style:text-underline-color="font-color" fo:font-weight="bold" officeooo:rsid="005efdc2" officeooo:paragraph-rsid="005efdc2" style:font-weight-asian="bold" style:font-weight-complex="bold"/>
    </style:style>
    <style:style style:name="P290" style:family="paragraph" style:parent-style-name="Standard">
      <style:paragraph-properties fo:margin-left="0in" fo:margin-right="0in" fo:line-height="100%" fo:text-indent="0in" style:auto-text-indent="false"/>
      <style:text-properties style:text-underline-style="solid" style:text-underline-width="auto" style:text-underline-color="font-color" fo:font-weight="bold" officeooo:rsid="0060194d" officeooo:paragraph-rsid="005efdc2" style:font-weight-asian="bold" style:font-weight-complex="bold"/>
    </style:style>
    <style:style style:name="P291" style:family="paragraph" style:parent-style-name="Standard">
      <style:paragraph-properties fo:margin-left="0in" fo:margin-right="0in" fo:line-height="100%" fo:text-indent="0in" style:auto-text-indent="false"/>
      <style:text-properties style:text-underline-style="solid" style:text-underline-width="auto" style:text-underline-color="font-color" fo:font-weight="bold" officeooo:rsid="00527640" officeooo:paragraph-rsid="00ad8e7d" style:font-weight-asian="bold" style:font-weight-complex="bold"/>
    </style:style>
    <style:style style:name="P292" style:family="paragraph" style:parent-style-name="Standard">
      <style:paragraph-properties fo:margin-left="0in" fo:margin-right="0in" fo:line-height="100%" fo:text-indent="0in" style:auto-text-indent="false"/>
      <style:text-properties style:text-underline-style="solid" style:text-underline-width="auto" style:text-underline-color="font-color" fo:font-weight="normal" officeooo:rsid="005efdc2" officeooo:paragraph-rsid="005efdc2" style:font-weight-asian="normal" style:font-weight-complex="normal"/>
    </style:style>
    <style:style style:name="P293" style:family="paragraph" style:parent-style-name="Standard">
      <style:paragraph-properties fo:margin-left="0in" fo:margin-right="0in" fo:line-height="100%" fo:text-indent="0in" style:auto-text-indent="false"/>
      <style:text-properties style:text-underline-style="none" fo:font-weight="bold" officeooo:rsid="005efdc2" officeooo:paragraph-rsid="005efdc2" style:font-weight-asian="bold" style:font-weight-complex="bold"/>
    </style:style>
    <style:style style:name="P294" style:family="paragraph" style:parent-style-name="Standard">
      <style:paragraph-properties fo:margin-left="0in" fo:margin-right="0in" fo:line-height="100%" fo:text-indent="0in" style:auto-text-indent="false"/>
      <style:text-properties style:text-underline-style="none" fo:font-weight="bold" officeooo:rsid="005efdc2" officeooo:paragraph-rsid="00ad8e7d" style:font-weight-asian="bold" style:font-weight-complex="bold"/>
    </style:style>
    <style:style style:name="P295" style:family="paragraph" style:parent-style-name="Standard">
      <style:paragraph-properties fo:margin-left="0in" fo:margin-right="0in" fo:line-height="100%" fo:text-indent="0in" style:auto-text-indent="false"/>
      <style:text-properties style:text-underline-style="none" fo:font-weight="normal" officeooo:rsid="005d9386" officeooo:paragraph-rsid="005efdc2" style:font-weight-asian="normal" style:font-weight-complex="normal"/>
    </style:style>
    <style:style style:name="P296" style:family="paragraph" style:parent-style-name="Standard">
      <style:paragraph-properties fo:margin-left="0in" fo:margin-right="0in" fo:line-height="100%" fo:text-indent="0in" style:auto-text-indent="false"/>
      <style:text-properties style:text-underline-style="none" fo:font-weight="normal" officeooo:rsid="005efdc2" officeooo:paragraph-rsid="005efdc2" style:font-weight-asian="normal" style:font-weight-complex="normal"/>
    </style:style>
    <style:style style:name="P297" style:family="paragraph" style:parent-style-name="Standard">
      <style:paragraph-properties fo:margin-left="0in" fo:margin-right="0in" fo:line-height="100%" fo:text-indent="0in" style:auto-text-indent="false"/>
      <style:text-properties style:text-underline-style="none" fo:font-weight="normal" officeooo:paragraph-rsid="006cb9be" style:font-weight-asian="normal" style:font-weight-complex="normal"/>
    </style:style>
    <style:style style:name="P298" style:family="paragraph" style:parent-style-name="Standard">
      <style:paragraph-properties fo:margin-left="0in" fo:margin-right="0in" fo:line-height="100%" fo:text-indent="0in" style:auto-text-indent="false"/>
      <style:text-properties officeooo:rsid="005efdc2" officeooo:paragraph-rsid="005efdc2"/>
    </style:style>
    <style:style style:name="P299" style:family="paragraph" style:parent-style-name="Standard">
      <style:paragraph-properties fo:margin-left="0in" fo:margin-right="0in" fo:line-height="100%" fo:text-indent="0in" style:auto-text-indent="false"/>
      <style:text-properties officeooo:paragraph-rsid="0060f332"/>
    </style:style>
    <style:style style:name="P300" style:family="paragraph" style:parent-style-name="Standard">
      <style:paragraph-properties fo:margin-left="0in" fo:margin-right="0in" fo:line-height="100%" fo:text-indent="0in" style:auto-text-indent="false"/>
      <style:text-properties officeooo:paragraph-rsid="007a3ed9"/>
    </style:style>
    <style:style style:name="P301" style:family="paragraph" style:parent-style-name="Standard">
      <style:paragraph-properties fo:margin-left="0in" fo:margin-right="0in" fo:line-height="100%" fo:text-indent="0in" style:auto-text-indent="false"/>
      <style:text-properties officeooo:paragraph-rsid="007f3769"/>
    </style:style>
    <style:style style:name="P302" style:family="paragraph" style:parent-style-name="Standard">
      <style:paragraph-properties fo:margin-left="0in" fo:margin-right="0in" fo:line-height="100%" fo:text-indent="0in" style:auto-text-indent="false"/>
      <style:text-properties officeooo:paragraph-rsid="00b04bf8"/>
    </style:style>
    <style:style style:name="P303" style:family="paragraph" style:parent-style-name="Standard">
      <style:paragraph-properties fo:margin-left="0in" fo:margin-right="0in" fo:line-height="100%" fo:text-indent="0in" style:auto-text-indent="false"/>
      <style:text-properties officeooo:paragraph-rsid="00dd6948"/>
    </style:style>
    <style:style style:name="P304" style:family="paragraph" style:parent-style-name="Standard">
      <style:paragraph-properties fo:margin-left="0in" fo:margin-right="0in" fo:line-height="100%" fo:text-indent="0in" style:auto-text-indent="false"/>
      <style:text-properties officeooo:paragraph-rsid="008334fa"/>
    </style:style>
    <style:style style:name="P305" style:family="paragraph" style:parent-style-name="Standard">
      <style:paragraph-properties fo:margin-left="0in" fo:margin-right="0in" fo:line-height="100%" fo:text-indent="0in" style:auto-text-indent="false"/>
      <style:text-properties officeooo:paragraph-rsid="01318535"/>
    </style:style>
    <style:style style:name="P306" style:family="paragraph" style:parent-style-name="Standard">
      <style:paragraph-properties fo:margin-left="0in" fo:margin-right="0in" fo:line-height="100%" fo:text-indent="0in" style:auto-text-indent="false"/>
      <style:text-properties officeooo:paragraph-rsid="01572943"/>
    </style:style>
    <style:style style:name="P307" style:family="paragraph" style:parent-style-name="Standard">
      <style:paragraph-properties fo:margin-left="0in" fo:margin-right="0in" fo:line-height="100%" fo:text-indent="0in" style:auto-text-indent="false"/>
      <style:text-properties officeooo:paragraph-rsid="00e0f873"/>
    </style:style>
    <style:style style:name="P308" style:family="paragraph" style:parent-style-name="Standard">
      <style:paragraph-properties fo:margin-left="0in" fo:margin-right="0in" fo:line-height="100%" fo:text-indent="0in" style:auto-text-indent="false"/>
      <style:text-properties officeooo:paragraph-rsid="015ea2e6"/>
    </style:style>
    <style:style style:name="P309" style:family="paragraph" style:parent-style-name="Standard">
      <style:paragraph-properties fo:margin-left="0in" fo:margin-right="0in" fo:line-height="100%" fo:text-indent="0in" style:auto-text-indent="false"/>
      <style:text-properties fo:font-style="italic" style:text-underline-style="none" fo:font-weight="bold" officeooo:rsid="0073fc2f" officeooo:paragraph-rsid="00729162" style:font-style-asian="italic" style:font-weight-asian="bold" style:font-style-complex="italic" style:font-weight-complex="bold"/>
    </style:style>
    <style:style style:name="P310" style:family="paragraph" style:parent-style-name="Standard">
      <style:paragraph-properties fo:margin-left="0in" fo:margin-right="0in" fo:line-height="100%" fo:text-indent="0in" style:auto-text-indent="false"/>
      <style:text-properties fo:font-style="italic" style:text-underline-style="none" fo:font-weight="bold" officeooo:rsid="00e8d166" officeooo:paragraph-rsid="0168cdeb" style:font-style-asian="italic" style:font-weight-asian="bold" style:font-style-complex="italic" style:font-weight-complex="bold"/>
    </style:style>
    <style:style style:name="P311" style:family="paragraph" style:parent-style-name="Standard">
      <style:paragraph-properties fo:margin-left="0in" fo:margin-right="0in" fo:line-height="100%" fo:text-indent="0in" style:auto-text-indent="false"/>
      <style:text-properties fo:font-style="italic" style:text-underline-style="none" fo:font-weight="bold" officeooo:rsid="00e8d166" officeooo:paragraph-rsid="018733a5" style:font-style-asian="italic" style:font-weight-asian="bold" style:font-style-complex="italic" style:font-weight-complex="bold"/>
    </style:style>
    <style:style style:name="P312" style:family="paragraph" style:parent-style-name="Standard">
      <style:paragraph-properties fo:margin-left="0in" fo:margin-right="0in" fo:line-height="100%" fo:text-align="start" style:justify-single-word="false" fo:text-indent="0in" style:auto-text-indent="false"/>
      <style:text-properties fo:font-style="italic" style:text-underline-style="none" fo:font-weight="bold" officeooo:rsid="00eda480" officeooo:paragraph-rsid="0168cdeb" style:font-style-asian="italic" style:font-weight-asian="bold" style:font-style-complex="italic" style:font-weight-complex="bold"/>
    </style:style>
    <style:style style:name="P313" style:family="paragraph" style:parent-style-name="Standard">
      <style:paragraph-properties fo:margin-left="0in" fo:margin-right="0in" fo:line-height="100%" fo:text-indent="0in" style:auto-text-indent="false"/>
      <style:text-properties fo:font-style="italic" style:text-underline-style="none" fo:font-weight="bold" officeooo:rsid="00e663cf" officeooo:paragraph-rsid="0168cdeb" style:font-style-asian="italic" style:font-weight-asian="bold" style:font-style-complex="italic" style:font-weight-complex="bold"/>
    </style:style>
    <style:style style:name="P314" style:family="paragraph" style:parent-style-name="Standard">
      <style:paragraph-properties fo:margin-left="0in" fo:margin-right="0in" fo:line-height="100%" fo:text-indent="0in" style:auto-text-indent="false"/>
      <style:text-properties fo:font-style="italic" style:text-underline-style="none" fo:font-weight="normal" officeooo:rsid="00149be0" officeooo:paragraph-rsid="00e0f873" style:font-style-asian="italic" style:font-weight-asian="normal" style:font-style-complex="italic" style:font-weight-complex="normal"/>
    </style:style>
    <style:style style:name="P315" style:family="paragraph" style:parent-style-name="Standard">
      <style:paragraph-properties fo:margin-left="0in" fo:margin-right="0in" fo:line-height="100%" fo:text-indent="0in" style:auto-text-indent="false"/>
      <style:text-properties fo:font-style="italic" style:text-underline-style="none" fo:font-weight="normal" officeooo:rsid="00e0f873" officeooo:paragraph-rsid="00e0f873" style:font-style-asian="italic" style:font-weight-asian="normal" style:font-style-complex="italic" style:font-weight-complex="normal"/>
    </style:style>
    <style:style style:name="P316" style:family="paragraph" style:parent-style-name="Standard">
      <style:paragraph-properties fo:margin-left="0in" fo:margin-right="0in" fo:line-height="100%" fo:text-indent="0in" style:auto-text-indent="false"/>
      <style:text-properties fo:font-style="italic" style:text-underline-style="none" fo:font-weight="normal" officeooo:rsid="00e0f873" officeooo:paragraph-rsid="015e8603" style:font-style-asian="italic" style:font-weight-asian="normal" style:font-style-complex="italic" style:font-weight-complex="normal"/>
    </style:style>
    <style:style style:name="P317" style:family="paragraph" style:parent-style-name="Standard">
      <style:paragraph-properties fo:margin-left="0in" fo:margin-right="0in" fo:line-height="100%" fo:text-indent="0in" style:auto-text-indent="false"/>
      <style:text-properties fo:font-style="italic" style:text-underline-style="none" fo:font-weight="normal" officeooo:rsid="00e0f873" officeooo:paragraph-rsid="01790605" style:font-style-asian="italic" style:font-weight-asian="normal" style:font-style-complex="italic" style:font-weight-complex="normal"/>
    </style:style>
    <style:style style:name="P318" style:family="paragraph" style:parent-style-name="Standard">
      <style:paragraph-properties fo:margin-left="0in" fo:margin-right="0in" fo:line-height="100%" fo:text-indent="0in" style:auto-text-indent="false"/>
      <style:text-properties fo:font-style="italic" style:text-underline-style="none" fo:font-weight="normal" officeooo:rsid="018f7bf9" officeooo:paragraph-rsid="01692487" style:font-style-asian="italic" style:font-weight-asian="normal" style:font-style-complex="italic" style:font-weight-complex="normal"/>
    </style:style>
    <style:style style:name="P319" style:family="paragraph" style:parent-style-name="Standard">
      <style:paragraph-properties fo:margin-left="0in" fo:margin-right="0in" fo:line-height="100%" fo:text-indent="0in" style:auto-text-indent="false"/>
      <style:text-properties fo:font-style="italic" style:text-underline-style="none" fo:font-weight="normal" officeooo:rsid="017eca79" officeooo:paragraph-rsid="017c0008" style:font-style-asian="italic" style:font-weight-asian="normal" style:font-style-complex="italic" style:font-weight-complex="normal"/>
    </style:style>
    <style:style style:name="P320" style:family="paragraph" style:parent-style-name="Standard">
      <loext:graphic-properties draw:fill="none"/>
      <style:paragraph-properties fo:margin-left="0in" fo:margin-right="0in" fo:line-height="100%" fo:text-indent="0in" style:auto-text-indent="false"/>
      <style:text-properties fo:font-style="italic" style:text-underline-style="none" fo:font-weight="normal" officeooo:rsid="01a47c00" officeooo:paragraph-rsid="01c2a8bb" style:font-style-asian="italic" style:font-weight-asian="normal" style:font-style-complex="italic" style:font-weight-complex="normal"/>
    </style:style>
    <style:style style:name="P321" style:family="paragraph" style:parent-style-name="Standard">
      <loext:graphic-properties draw:fill="none"/>
      <style:paragraph-properties fo:margin-left="0in" fo:margin-right="0in" fo:line-height="100%" fo:text-indent="0in" style:auto-text-indent="false"/>
      <style:text-properties fo:font-style="italic" style:text-underline-style="none" fo:font-weight="normal" officeooo:rsid="01c2a8bb" officeooo:paragraph-rsid="01c2a8bb" style:font-style-asian="italic" style:font-weight-asian="normal" style:font-style-complex="italic" style:font-weight-complex="normal"/>
    </style:style>
    <style:style style:name="P322" style:family="paragraph" style:parent-style-name="Standard">
      <style:paragraph-properties fo:margin-left="0in" fo:margin-right="0in" fo:line-height="100%" fo:text-indent="0in" style:auto-text-indent="false"/>
      <style:text-properties fo:font-style="italic" style:text-underline-style="none" fo:font-weight="normal" officeooo:rsid="018ee425" officeooo:paragraph-rsid="020579f1" style:font-style-asian="italic" style:font-weight-asian="normal" style:font-style-complex="italic" style:font-weight-complex="normal"/>
    </style:style>
    <style:style style:name="P323" style:family="paragraph" style:parent-style-name="Standard">
      <loext:graphic-properties draw:fill="none"/>
      <style:paragraph-properties fo:margin-left="0in" fo:margin-right="0in" fo:line-height="100%" fo:text-indent="0in" style:auto-text-indent="false"/>
      <style:text-properties fo:font-style="italic" style:text-underline-style="none" fo:font-weight="normal" officeooo:rsid="0205fc8e" officeooo:paragraph-rsid="0205fc8e" style:font-style-asian="italic" style:font-weight-asian="normal" style:font-style-complex="italic" style:font-weight-complex="normal"/>
    </style:style>
    <style:style style:name="P324" style:family="paragraph" style:parent-style-name="Standard">
      <style:paragraph-properties fo:margin-left="0in" fo:margin-right="0in" fo:line-height="100%" fo:text-indent="0in" style:auto-text-indent="false"/>
      <style:text-properties fo:font-style="italic" style:text-underline-style="solid" style:text-underline-width="auto" style:text-underline-color="font-color" fo:font-weight="normal" officeooo:rsid="00d64a9f" officeooo:paragraph-rsid="013278f5" style:font-style-asian="italic" style:font-weight-asian="normal" style:font-style-complex="italic" style:font-weight-complex="normal"/>
    </style:style>
    <style:style style:name="P325" style:family="paragraph" style:parent-style-name="Standard">
      <style:paragraph-properties fo:margin-left="0in" fo:margin-right="0in" fo:line-height="100%" fo:text-indent="0in" style:auto-text-indent="false"/>
      <style:text-properties officeooo:rsid="009d0c24" officeooo:paragraph-rsid="009d0c24"/>
    </style:style>
    <style:style style:name="P326" style:family="paragraph" style:parent-style-name="Standard">
      <style:paragraph-properties fo:margin-left="0in" fo:margin-right="0in" fo:line-height="100%" fo:text-indent="0in" style:auto-text-indent="false"/>
      <style:text-properties fo:font-weight="bold" officeooo:rsid="009bde3e" officeooo:paragraph-rsid="00ad8e7d" style:font-weight-asian="bold" style:font-weight-complex="bold"/>
    </style:style>
    <style:style style:name="P327" style:family="paragraph" style:parent-style-name="Text_20_body">
      <style:paragraph-properties fo:margin-left="0in" fo:margin-right="0in" fo:line-height="100%" fo:text-indent="0in" style:auto-text-indent="false"/>
      <style:text-properties fo:font-style="normal" style:text-underline-style="none" fo:font-weight="normal" officeooo:rsid="006cb9be" officeooo:paragraph-rsid="00c1f8b0" style:font-style-asian="normal" style:font-weight-asian="normal" style:font-style-complex="normal" style:font-weight-complex="normal"/>
    </style:style>
    <style:style style:name="P328" style:family="paragraph" style:parent-style-name="Text_20_body">
      <style:paragraph-properties fo:margin-left="0in" fo:margin-right="0in" fo:line-height="100%" fo:text-indent="0in" style:auto-text-indent="false"/>
      <style:text-properties fo:font-style="normal" style:text-underline-style="none" fo:font-weight="normal" officeooo:rsid="00da2f2d" officeooo:paragraph-rsid="008aaaea" style:font-style-asian="normal" style:font-weight-asian="normal" style:font-style-complex="normal" style:font-weight-complex="normal"/>
    </style:style>
    <style:style style:name="P329" style:family="paragraph" style:parent-style-name="Text_20_body">
      <style:paragraph-properties fo:margin-left="0in" fo:margin-right="0in" fo:line-height="100%" fo:text-indent="0in" style:auto-text-indent="false"/>
      <style:text-properties fo:font-style="normal" style:text-underline-style="none" fo:font-weight="normal" officeooo:rsid="00e0f873" officeooo:paragraph-rsid="00e0f873" style:font-style-asian="normal" style:font-weight-asian="normal" style:font-style-complex="normal" style:font-weight-complex="normal"/>
    </style:style>
    <style:style style:name="P330" style:family="paragraph" style:parent-style-name="Text_20_body">
      <style:paragraph-properties fo:margin-left="0in" fo:margin-right="0in" fo:line-height="100%" fo:text-indent="0in" style:auto-text-indent="false"/>
      <style:text-properties fo:font-style="normal" style:text-underline-style="none" fo:font-weight="normal" officeooo:rsid="00e663cf" officeooo:paragraph-rsid="00e663cf" style:font-style-asian="normal" style:font-weight-asian="normal" style:font-style-complex="normal" style:font-weight-complex="normal"/>
    </style:style>
    <style:style style:name="P331" style:family="paragraph" style:parent-style-name="Text_20_body">
      <style:paragraph-properties fo:margin-left="0in" fo:margin-right="0in" fo:line-height="100%" fo:text-indent="0in" style:auto-text-indent="false"/>
      <style:text-properties fo:font-style="normal" style:text-underline-style="none" fo:font-weight="normal" officeooo:rsid="012457af" officeooo:paragraph-rsid="012457af" style:font-style-asian="normal" style:font-weight-asian="normal" style:font-style-complex="normal" style:font-weight-complex="normal"/>
    </style:style>
    <style:style style:name="P332" style:family="paragraph" style:parent-style-name="Text_20_body">
      <style:paragraph-properties fo:margin-left="0in" fo:margin-right="0in" fo:line-height="100%" fo:text-indent="0in" style:auto-text-indent="false"/>
      <style:text-properties fo:font-style="normal" style:text-underline-style="none" fo:font-weight="normal" officeooo:rsid="0158adba" officeooo:paragraph-rsid="00c1f8b0" style:font-style-asian="normal" style:font-weight-asian="normal" style:font-style-complex="normal" style:font-weight-complex="normal"/>
    </style:style>
    <style:style style:name="P333" style:family="paragraph" style:parent-style-name="Text_20_body">
      <style:paragraph-properties fo:margin-left="0in" fo:margin-right="0in" fo:line-height="100%" fo:text-indent="0in" style:auto-text-indent="false"/>
      <style:text-properties fo:font-style="normal" style:text-underline-style="none" fo:font-weight="normal" officeooo:rsid="012a0790" officeooo:paragraph-rsid="00852215" style:font-style-asian="normal" style:font-weight-asian="normal" style:font-style-complex="normal" style:font-weight-complex="normal"/>
    </style:style>
    <style:style style:name="P334" style:family="paragraph" style:parent-style-name="Text_20_body">
      <style:paragraph-properties fo:margin-left="0in" fo:margin-right="0in" fo:line-height="100%" fo:text-indent="0in" style:auto-text-indent="false"/>
      <style:text-properties fo:font-style="normal" style:text-underline-style="none" fo:font-weight="normal" officeooo:rsid="022152cb" officeooo:paragraph-rsid="022152cb" style:font-style-asian="normal" style:font-weight-asian="normal" style:font-style-complex="normal" style:font-weight-complex="normal"/>
    </style:style>
    <style:style style:name="P335" style:family="paragraph" style:parent-style-name="Text_20_body">
      <style:paragraph-properties fo:margin-left="0in" fo:margin-right="0in" fo:line-height="100%" fo:text-indent="0in" style:auto-text-indent="false"/>
      <style:text-properties fo:font-style="normal" style:text-underline-style="none" fo:font-weight="bold" officeooo:rsid="0073fc2f" officeooo:paragraph-rsid="00ad8e7d" style:font-style-asian="normal" style:font-weight-asian="bold" style:font-style-complex="normal" style:font-weight-complex="bold"/>
    </style:style>
    <style:style style:name="P336" style:family="paragraph" style:parent-style-name="Text_20_body">
      <style:paragraph-properties fo:margin-left="0in" fo:margin-right="0in" fo:line-height="100%" fo:text-indent="0in" style:auto-text-indent="false"/>
      <style:text-properties fo:font-style="normal" style:text-underline-style="none" fo:font-weight="bold" officeooo:rsid="0073fc2f" officeooo:paragraph-rsid="0145717f" style:font-style-asian="normal" style:font-weight-asian="bold" style:font-style-complex="normal" style:font-weight-complex="bold"/>
    </style:style>
    <style:style style:name="P337" style:family="paragraph" style:parent-style-name="Text_20_body">
      <style:paragraph-properties fo:margin-left="0in" fo:margin-right="0in" fo:line-height="100%" fo:text-indent="0in" style:auto-text-indent="false"/>
      <style:text-properties fo:font-style="normal" style:text-underline-style="none" fo:font-weight="bold" officeooo:rsid="0073fc2f" officeooo:paragraph-rsid="008334fa" style:font-style-asian="normal" style:font-weight-asian="bold" style:font-style-complex="normal" style:font-weight-complex="bold"/>
    </style:style>
    <style:style style:name="P338" style:family="paragraph" style:parent-style-name="Text_20_body">
      <style:paragraph-properties fo:margin-left="0in" fo:margin-right="0in" fo:line-height="100%" fo:text-indent="0in" style:auto-text-indent="false"/>
      <style:text-properties fo:font-style="normal" style:text-underline-style="none" fo:font-weight="bold" officeooo:rsid="008bb03d" officeooo:paragraph-rsid="00c1f8b0" style:font-style-asian="normal" style:font-weight-asian="bold" style:font-style-complex="normal" style:font-weight-complex="bold"/>
    </style:style>
    <style:style style:name="P339" style:family="paragraph" style:parent-style-name="Text_20_body">
      <style:paragraph-properties fo:margin-left="0in" fo:margin-right="0in" fo:line-height="100%" fo:text-indent="0in" style:auto-text-indent="false"/>
      <style:text-properties fo:font-style="normal" style:text-underline-style="none" fo:font-weight="bold" officeooo:rsid="006ac0aa" officeooo:paragraph-rsid="00ad8e7d" style:font-style-asian="normal" style:font-weight-asian="bold" style:font-style-complex="normal" style:font-weight-complex="bold"/>
    </style:style>
    <style:style style:name="P340" style:family="paragraph" style:parent-style-name="Text_20_body">
      <style:paragraph-properties fo:margin-left="0in" fo:margin-right="0in" fo:line-height="100%" fo:text-indent="0in" style:auto-text-indent="false"/>
      <style:text-properties fo:font-style="normal" officeooo:rsid="00cb6c23" officeooo:paragraph-rsid="00cb6c23" style:font-style-asian="normal" style:font-style-complex="normal"/>
    </style:style>
    <style:style style:name="P341" style:family="paragraph" style:parent-style-name="Text_20_body">
      <style:paragraph-properties fo:margin-left="0in" fo:margin-right="0in" fo:line-height="100%" fo:text-indent="0in" style:auto-text-indent="false"/>
      <style:text-properties fo:font-style="normal" style:text-underline-style="solid" style:text-underline-width="auto" style:text-underline-color="font-color" fo:font-weight="normal" officeooo:rsid="0060f332" officeooo:paragraph-rsid="00d64a9f" style:font-style-asian="normal" style:font-weight-asian="normal" style:font-style-complex="normal" style:font-weight-complex="normal"/>
    </style:style>
    <style:style style:name="P342" style:family="paragraph" style:parent-style-name="Text_20_body">
      <style:paragraph-properties fo:margin-left="0in" fo:margin-right="0in" fo:line-height="100%" fo:text-indent="0in" style:auto-text-indent="false"/>
      <style:text-properties fo:font-style="italic" style:text-underline-style="none" fo:font-weight="bold" officeooo:rsid="015dd66b" officeooo:paragraph-rsid="00d64a9f" fo:background-color="transparent" style:font-style-asian="italic" style:font-weight-asian="bold" style:font-style-complex="italic" style:font-weight-complex="bold"/>
    </style:style>
    <style:style style:name="P343" style:family="paragraph" style:parent-style-name="Text_20_body">
      <style:paragraph-properties fo:margin-left="0in" fo:margin-right="0in" fo:line-height="100%" fo:text-indent="0in" style:auto-text-indent="false"/>
      <style:text-properties fo:font-style="italic" style:text-underline-style="none" fo:font-weight="normal" officeooo:rsid="008bb03d" officeooo:paragraph-rsid="00ad8e7d" style:font-style-asian="italic" style:font-weight-asian="normal" style:font-style-complex="italic" style:font-weight-complex="normal"/>
    </style:style>
    <style:style style:name="P344" style:family="paragraph" style:parent-style-name="Text_20_body">
      <style:paragraph-properties fo:margin-left="0in" fo:margin-right="0in" fo:line-height="100%" fo:text-indent="0in" style:auto-text-indent="false"/>
      <style:text-properties fo:font-style="italic" style:text-underline-style="solid" style:text-underline-width="auto" style:text-underline-color="font-color" fo:font-weight="normal" officeooo:rsid="00d64a9f" officeooo:paragraph-rsid="014a3db3" style:font-style-asian="italic" style:font-weight-asian="normal" style:font-style-complex="italic" style:font-weight-complex="normal"/>
    </style:style>
    <style:style style:name="P345" style:family="paragraph" style:parent-style-name="Text_20_body">
      <style:paragraph-properties fo:margin-left="0in" fo:margin-right="0in" fo:line-height="100%" fo:text-indent="0in" style:auto-text-indent="false"/>
      <style:text-properties officeooo:rsid="008a2a41" officeooo:paragraph-rsid="00c558b9"/>
    </style:style>
    <style:style style:name="P346" style:family="paragraph" style:parent-style-name="Text_20_body">
      <style:paragraph-properties fo:margin-left="0in" fo:margin-right="0in" fo:line-height="100%" fo:text-indent="0in" style:auto-text-indent="false"/>
      <style:text-properties officeooo:paragraph-rsid="00c1f8b0"/>
    </style:style>
    <style:style style:name="P347" style:family="paragraph" style:parent-style-name="Text_20_body">
      <style:paragraph-properties fo:margin-left="0in" fo:margin-right="0in" fo:line-height="100%" fo:text-indent="0in" style:auto-text-indent="false"/>
      <style:text-properties officeooo:paragraph-rsid="008aaaea"/>
    </style:style>
    <style:style style:name="P348" style:family="paragraph" style:parent-style-name="Text_20_body">
      <style:paragraph-properties fo:margin-left="0in" fo:margin-right="0in" fo:line-height="100%" fo:text-indent="0in" style:auto-text-indent="false"/>
      <style:text-properties officeooo:paragraph-rsid="00c558b9"/>
    </style:style>
    <style:style style:name="P349" style:family="paragraph" style:parent-style-name="Text_20_body">
      <style:paragraph-properties fo:margin-left="0in" fo:margin-right="0in" fo:line-height="100%" fo:text-indent="0in" style:auto-text-indent="false"/>
      <style:text-properties officeooo:paragraph-rsid="00cb6c23"/>
    </style:style>
    <style:style style:name="P350" style:family="paragraph" style:parent-style-name="Text_20_body">
      <style:paragraph-properties fo:margin-left="0in" fo:margin-right="0in" fo:line-height="100%" fo:text-indent="0in" style:auto-text-indent="false"/>
      <style:text-properties fo:font-weight="bold" officeooo:rsid="00c558b9" officeooo:paragraph-rsid="00c558b9" style:font-weight-asian="bold" style:font-weight-complex="bold"/>
    </style:style>
    <style:style style:name="P351"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024b3c9" style:font-style-asian="normal" style:font-weight-asian="bold" style:font-style-complex="normal" style:font-weight-complex="bold"/>
    </style:style>
    <style:style style:name="P352"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0550494" style:font-style-asian="normal" style:font-weight-asian="bold" style:font-style-complex="normal" style:font-weight-complex="bold"/>
    </style:style>
    <style:style style:name="P353"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060194d" style:font-style-asian="normal" style:font-weight-asian="bold" style:font-style-complex="normal" style:font-weight-complex="bold"/>
    </style:style>
    <style:style style:name="P354"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06aab10" style:font-style-asian="normal" style:font-weight-asian="bold" style:font-style-complex="normal" style:font-weight-complex="bold"/>
    </style:style>
    <style:style style:name="P355"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0e0f873" style:font-style-asian="normal" style:font-weight-asian="bold" style:font-style-complex="normal" style:font-weight-complex="bold"/>
    </style:style>
    <style:style style:name="P356"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1ab73e4" style:font-style-asian="normal" style:font-weight-asian="bold" style:font-style-complex="normal" style:font-weight-complex="bold"/>
    </style:style>
    <style:style style:name="P357"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1dfc00d" style:font-style-asian="normal" style:font-weight-asian="bold" style:font-style-complex="normal" style:font-weight-complex="bold"/>
    </style:style>
    <style:style style:name="P358"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2112403" style:font-style-asian="normal" style:font-weight-asian="bold" style:font-style-complex="normal" style:font-weight-complex="bold"/>
    </style:style>
    <style:style style:name="P359" style:family="paragraph" style:parent-style-name="Text_20_body">
      <style:paragraph-properties fo:margin-left="0in" fo:margin-right="0in" fo:margin-top="0in" fo:margin-bottom="0.0972in" loext:contextual-spacing="false" fo:line-height="100%" fo:text-align="start" style:justify-single-word="false" fo:text-indent="0in" style:auto-text-indent="false"/>
      <style:text-properties fo:font-style="normal" style:text-underline-style="solid" style:text-underline-width="auto" style:text-underline-color="font-color" fo:font-weight="bold" officeooo:rsid="00eda480" officeooo:paragraph-rsid="00eda480" style:font-style-asian="normal" style:font-weight-asian="bold" style:font-style-complex="normal" style:font-weight-complex="bold"/>
    </style:style>
    <style:style style:name="P360" style:family="paragraph" style:parent-style-name="Text_20_body">
      <style:paragraph-properties fo:margin-left="0in" fo:margin-right="0in" fo:margin-top="0in" fo:margin-bottom="0.0972in" loext:contextual-spacing="false" fo:line-height="100%" fo:text-align="start" style:justify-single-word="false" fo:text-indent="0in" style:auto-text-indent="false"/>
      <style:text-properties fo:font-style="normal" style:text-underline-style="solid" style:text-underline-width="auto" style:text-underline-color="font-color" fo:font-weight="bold" officeooo:rsid="00eda480" officeooo:paragraph-rsid="01ab73e4" style:font-style-asian="normal" style:font-weight-asian="bold" style:font-style-complex="normal" style:font-weight-complex="bold"/>
    </style:style>
    <style:style style:name="P361" style:family="paragraph" style:parent-style-name="Text_20_body">
      <style:paragraph-properties fo:margin-left="0in" fo:margin-right="0in" fo:margin-top="0in" fo:margin-bottom="0.0972in" loext:contextual-spacing="false" fo:line-height="100%" fo:text-align="start" style:justify-single-word="false" fo:text-indent="0in" style:auto-text-indent="false"/>
      <style:text-properties fo:font-style="normal" style:text-underline-style="solid" style:text-underline-width="auto" style:text-underline-color="font-color" fo:font-weight="bold" officeooo:rsid="00eda480" officeooo:paragraph-rsid="01dfc00d" style:font-style-asian="normal" style:font-weight-asian="bold" style:font-style-complex="normal" style:font-weight-complex="bold"/>
    </style:style>
    <style:style style:name="P362" style:family="paragraph" style:parent-style-name="Text_20_body">
      <style:paragraph-properties fo:margin-left="0in" fo:margin-right="0in" fo:margin-top="0in" fo:margin-bottom="0.0972in" loext:contextual-spacing="false" fo:line-height="100%" fo:text-align="start" style:justify-single-word="false" fo:text-indent="0in" style:auto-text-indent="false"/>
      <style:text-properties fo:font-style="normal" style:text-underline-style="solid" style:text-underline-width="auto" style:text-underline-color="font-color" fo:font-weight="bold" officeooo:rsid="00eda480" officeooo:paragraph-rsid="02112403" style:font-style-asian="normal" style:font-weight-asian="bold" style:font-style-complex="normal" style:font-weight-complex="bold"/>
    </style:style>
    <style:style style:name="P363" style:family="paragraph" style:parent-style-name="Text_20_body">
      <style:paragraph-properties fo:margin-left="0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24b3c9" officeooo:paragraph-rsid="00e0f873" style:font-style-asian="normal" style:font-weight-asian="bold" style:font-style-complex="normal" style:font-weight-complex="bold"/>
    </style:style>
    <style:style style:name="P364" style:family="paragraph" style:parent-style-name="Text_20_body">
      <style:paragraph-properties fo:margin-left="0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24b3c9" officeooo:paragraph-rsid="01ab73e4" style:font-style-asian="normal" style:font-weight-asian="bold" style:font-style-complex="normal" style:font-weight-complex="bold"/>
    </style:style>
    <style:style style:name="P365" style:family="paragraph" style:parent-style-name="Text_20_body">
      <style:paragraph-properties fo:margin-left="0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24b3c9" officeooo:paragraph-rsid="01dfc00d" style:font-style-asian="normal" style:font-weight-asian="bold" style:font-style-complex="normal" style:font-weight-complex="bold"/>
    </style:style>
    <style:style style:name="P366" style:family="paragraph" style:parent-style-name="Text_20_body">
      <style:paragraph-properties fo:margin-left="0in" fo:margin-right="0in" fo:margin-top="0in" fo:margin-bottom="0.0972in" loext:contextual-spacing="false" fo:line-height="100%" fo:text-align="start" style:justify-single-word="false" fo:text-indent="0in" style:auto-text-indent="false"/>
      <style:text-properties fo:font-style="italic" style:text-underline-style="none" fo:font-weight="bold" officeooo:rsid="01ae2286" officeooo:paragraph-rsid="01ab73e4" style:font-style-asian="italic" style:font-weight-asian="bold" style:font-style-complex="italic" style:font-weight-complex="bold"/>
    </style:style>
    <style:style style:name="P367" style:family="paragraph" style:parent-style-name="Standard">
      <style:paragraph-properties fo:margin-left="0in" fo:margin-right="0in" fo:line-height="100%" fo:text-indent="0in" style:auto-text-indent="false" fo:break-before="page"/>
      <style:text-properties fo:font-style="normal" style:text-underline-style="none" fo:font-weight="bold" officeooo:rsid="00e0f873" officeooo:paragraph-rsid="00e0f873" style:font-style-asian="normal" style:font-weight-asian="bold" style:font-style-complex="normal" style:font-weight-complex="bold"/>
    </style:style>
    <style:style style:name="P368" style:family="paragraph" style:parent-style-name="Standard">
      <loext:graphic-properties draw:fill="none"/>
      <style:paragraph-properties fo:margin-left="0in" fo:margin-right="0in" fo:line-height="100%" fo:text-indent="0in" style:auto-text-indent="false" fo:break-before="page"/>
      <style:text-properties fo:font-style="normal" style:text-underline-style="none" fo:font-weight="bold" officeooo:rsid="01e3372a" officeooo:paragraph-rsid="01e3372a" style:font-style-asian="normal" style:font-weight-asian="bold" style:font-style-complex="normal" style:font-weight-complex="bold"/>
    </style:style>
    <style:style style:name="P369" style:family="paragraph" style:parent-style-name="Standard">
      <loext:graphic-properties draw:fill="none"/>
      <style:paragraph-properties fo:margin-left="0in" fo:margin-right="0in" fo:line-height="100%" fo:text-indent="0in" style:auto-text-indent="false" fo:break-before="page"/>
      <style:text-properties fo:font-style="normal" style:text-underline-style="solid" style:text-underline-width="auto" style:text-underline-color="font-color" fo:font-weight="bold" officeooo:rsid="01ae2286" officeooo:paragraph-rsid="01ae2286" style:font-style-asian="normal" style:font-weight-asian="bold" style:font-style-complex="normal" style:font-weight-complex="bold"/>
    </style:style>
    <style:style style:name="P370"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none" fo:font-weight="normal" officeooo:rsid="00729162" officeooo:paragraph-rsid="00df11dc" style:font-style-asian="normal" style:font-weight-asian="normal" style:font-style-complex="normal" style:font-weight-complex="normal"/>
    </style:style>
    <style:style style:name="P371"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none" fo:font-weight="normal" officeooo:rsid="00df505c" officeooo:paragraph-rsid="00dd6948" style:font-style-asian="normal" style:font-weight-asian="normal" style:font-style-complex="normal" style:font-weight-complex="normal"/>
    </style:style>
    <style:style style:name="P372"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none" fo:font-weight="normal" officeooo:rsid="00dd6948" officeooo:paragraph-rsid="00df505c" style:font-style-asian="normal" style:font-weight-asian="normal" style:font-style-complex="normal" style:font-weight-complex="normal"/>
    </style:style>
    <style:style style:name="P373"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none" fo:font-weight="normal" officeooo:rsid="00dd6948" officeooo:paragraph-rsid="00df11dc" style:font-style-asian="normal" style:font-weight-asian="normal" style:font-style-complex="normal" style:font-weight-complex="normal"/>
    </style:style>
    <style:style style:name="P374"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none" fo:font-weight="normal" officeooo:rsid="0110996f" officeooo:paragraph-rsid="01572943" style:font-style-asian="normal" style:font-weight-asian="normal" style:font-style-complex="normal" style:font-weight-complex="normal"/>
    </style:style>
    <style:style style:name="P375"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none" fo:font-weight="bold" officeooo:rsid="0060f332" officeooo:paragraph-rsid="00dd6948" style:font-style-asian="normal" style:font-weight-asian="bold" style:font-style-complex="normal" style:font-weight-complex="bold"/>
    </style:style>
    <style:style style:name="P376"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solid" style:text-underline-width="auto" style:text-underline-color="font-color" fo:font-weight="bold" officeooo:rsid="0060f332" officeooo:paragraph-rsid="00df11dc" style:font-style-asian="normal" style:font-weight-asian="bold" style:font-style-complex="normal" style:font-weight-complex="bold"/>
    </style:style>
    <style:style style:name="P377"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solid" style:text-underline-width="auto" style:text-underline-color="font-color" fo:font-weight="bold" officeooo:rsid="0060f332" officeooo:paragraph-rsid="00dd6948" style:font-style-asian="normal" style:font-weight-asian="bold" style:font-style-complex="normal" style:font-weight-complex="bold"/>
    </style:style>
    <style:style style:name="P378"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solid" style:text-underline-width="auto" style:text-underline-color="font-color" fo:font-weight="bold" officeooo:rsid="0060f332" officeooo:paragraph-rsid="01379047" style:font-style-asian="normal" style:font-weight-asian="bold" style:font-style-complex="normal" style:font-weight-complex="bold"/>
    </style:style>
    <style:style style:name="P379"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solid" style:text-underline-width="auto" style:text-underline-color="font-color" fo:font-weight="normal" officeooo:rsid="00f5acda" officeooo:paragraph-rsid="01572943" style:font-style-asian="normal" style:font-weight-asian="normal" style:font-style-complex="normal" style:font-weight-complex="normal"/>
    </style:style>
    <style:style style:name="P380"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solid" style:text-underline-width="auto" style:text-underline-color="font-color" fo:font-weight="normal" officeooo:rsid="0060f332" officeooo:paragraph-rsid="01572943" style:font-style-asian="normal" style:font-weight-asian="normal" style:font-style-complex="normal" style:font-weight-complex="normal"/>
    </style:style>
    <style:style style:name="P381" style:family="paragraph" style:parent-style-name="Text_20_body" style:master-page-name="">
      <style:paragraph-properties fo:margin-left="0in" fo:margin-right="0in" fo:margin-top="0in" fo:margin-bottom="0in" loext:contextual-spacing="false" fo:line-height="100%" fo:text-indent="0in" style:auto-text-indent="false" style:page-number="auto"/>
      <style:text-properties fo:font-style="normal" style:text-underline-style="none" fo:font-weight="normal" officeooo:rsid="00dd6948" officeooo:paragraph-rsid="00dd6948" style:font-style-asian="normal" style:font-weight-asian="normal" style:font-style-complex="normal" style:font-weight-complex="normal"/>
    </style:style>
    <style:style style:name="P382" style:family="paragraph" style:parent-style-name="Text_20_body" style:master-page-name="">
      <style:paragraph-properties fo:margin-left="0in" fo:margin-right="0in" fo:margin-top="0in" fo:margin-bottom="0in" loext:contextual-spacing="false" fo:line-height="100%" fo:text-indent="0in" style:auto-text-indent="false" style:page-number="auto"/>
      <style:text-properties fo:font-style="normal" style:text-underline-style="none" fo:font-weight="normal" officeooo:rsid="00dd6948" officeooo:paragraph-rsid="00df11dc" style:font-style-asian="normal" style:font-weight-asian="normal" style:font-style-complex="normal" style:font-weight-complex="normal"/>
    </style:style>
    <style:style style:name="P383" style:family="paragraph" style:parent-style-name="Text_20_body" style:master-page-name="">
      <style:paragraph-properties fo:margin-left="0in" fo:margin-right="0in" fo:margin-top="0in" fo:margin-bottom="0in" loext:contextual-spacing="false" fo:line-height="100%" fo:text-indent="0in" style:auto-text-indent="false" style:page-number="auto"/>
      <style:text-properties fo:font-style="normal" style:text-underline-style="solid" style:text-underline-width="auto" style:text-underline-color="font-color" fo:font-weight="bold" officeooo:rsid="01490886" officeooo:paragraph-rsid="01490886" style:font-style-asian="normal" style:font-weight-asian="bold" style:font-style-complex="normal" style:font-weight-complex="bold"/>
    </style:style>
    <style:style style:name="P384"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font-style="normal" style:text-underline-style="none" fo:font-weight="normal" officeooo:rsid="01a43343" officeooo:paragraph-rsid="01dfc00d" style:font-style-asian="normal" style:font-weight-asian="normal" style:font-style-complex="normal" style:font-weight-complex="normal"/>
    </style:style>
    <style:style style:name="P385" style:family="paragraph" style:parent-style-name="Standard" style:master-page-name="">
      <style:paragraph-properties fo:margin-left="0in" fo:margin-right="0in" fo:line-height="100%" fo:text-indent="0in" style:auto-text-indent="false" style:page-number="auto"/>
      <style:text-properties fo:font-style="normal" style:text-underline-style="none" fo:font-weight="bold" officeooo:rsid="015f426b" officeooo:paragraph-rsid="0171fdd3" style:font-style-asian="normal" style:font-weight-asian="bold" style:font-style-complex="normal" style:font-weight-complex="bold"/>
    </style:style>
    <style:style style:name="P386"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6ac0aa" officeooo:paragraph-rsid="006ac0aa" style:font-style-asian="normal" style:font-weight-asian="bold" style:font-style-complex="normal" style:font-weight-complex="bold"/>
    </style:style>
    <style:style style:name="P387"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6ac0aa" officeooo:paragraph-rsid="008334fa" style:font-style-asian="normal" style:font-weight-asian="bold" style:font-style-complex="normal" style:font-weight-complex="bold"/>
    </style:style>
    <style:style style:name="P388"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6ac0aa" officeooo:paragraph-rsid="00c3621f" style:font-style-asian="normal" style:font-weight-asian="bold" style:font-style-complex="normal" style:font-weight-complex="bold"/>
    </style:style>
    <style:style style:name="P389"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6ac0aa" officeooo:paragraph-rsid="00d4d866" style:font-style-asian="normal" style:font-weight-asian="bold" style:font-style-complex="normal" style:font-weight-complex="bold"/>
    </style:style>
    <style:style style:name="P390"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6ac0aa" officeooo:paragraph-rsid="010a28ca" style:font-style-asian="normal" style:font-weight-asian="bold" style:font-style-complex="normal" style:font-weight-complex="bold"/>
    </style:style>
    <style:style style:name="P391"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2a400f" officeooo:paragraph-rsid="002a400f" style:font-style-asian="normal" style:font-weight-asian="bold" style:font-style-complex="normal" style:font-weight-complex="bold"/>
    </style:style>
    <style:style style:name="P392"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24b3c9" officeooo:paragraph-rsid="0024b3c9" style:font-style-asian="normal" style:font-weight-asian="bold" style:font-style-complex="normal" style:font-weight-complex="bold"/>
    </style:style>
    <style:style style:name="P393"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439a95" officeooo:paragraph-rsid="00439a95" style:font-style-asian="normal" style:font-weight-asian="bold" style:font-style-complex="normal" style:font-weight-complex="bold"/>
    </style:style>
    <style:style style:name="P394"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467f46" officeooo:paragraph-rsid="00467f46" style:font-style-asian="normal" style:font-weight-asian="bold" style:font-style-complex="normal" style:font-weight-complex="bold"/>
    </style:style>
    <style:style style:name="P395"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78f30f" officeooo:paragraph-rsid="0078f30f" style:font-style-asian="normal" style:font-weight-asian="bold" style:font-style-complex="normal" style:font-weight-complex="bold"/>
    </style:style>
    <style:style style:name="P396"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8334fa" officeooo:paragraph-rsid="008334fa" style:font-style-asian="normal" style:font-weight-asian="bold" style:font-style-complex="normal" style:font-weight-complex="bold"/>
    </style:style>
    <style:style style:name="P397"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c3621f" officeooo:paragraph-rsid="00c3621f" style:font-style-asian="normal" style:font-weight-asian="bold" style:font-style-complex="normal" style:font-weight-complex="bold"/>
    </style:style>
    <style:style style:name="P398"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6e52c9" officeooo:paragraph-rsid="00c3621f" style:font-style-asian="normal" style:font-weight-asian="bold" style:font-style-complex="normal" style:font-weight-complex="bold"/>
    </style:style>
    <style:style style:name="P399"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d64a9f" officeooo:paragraph-rsid="00d64a9f" style:font-style-asian="normal" style:font-weight-asian="bold" style:font-style-complex="normal" style:font-weight-complex="bold"/>
    </style:style>
    <style:style style:name="P400"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d4d866" officeooo:paragraph-rsid="00d4d866" style:font-style-asian="normal" style:font-weight-asian="bold" style:font-style-complex="normal" style:font-weight-complex="bold"/>
    </style:style>
    <style:style style:name="P401"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d4d866" officeooo:paragraph-rsid="00852215" style:font-style-asian="normal" style:font-weight-asian="bold" style:font-style-complex="normal" style:font-weight-complex="bold"/>
    </style:style>
    <style:style style:name="P402"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c10c56" officeooo:paragraph-rsid="010a28ca" style:font-style-asian="normal" style:font-weight-asian="bold" style:font-style-complex="normal" style:font-weight-complex="bold"/>
    </style:style>
    <style:style style:name="P403"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11eee49" officeooo:paragraph-rsid="011eee49" style:font-style-asian="normal" style:font-weight-asian="bold" style:font-style-complex="normal" style:font-weight-complex="bold"/>
    </style:style>
    <style:style style:name="P404"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120a2ed" officeooo:paragraph-rsid="0120a2ed" style:font-style-asian="normal" style:font-weight-asian="bold" style:font-style-complex="normal" style:font-weight-complex="bold"/>
    </style:style>
    <style:style style:name="P405"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122f64c" officeooo:paragraph-rsid="0122f64c" style:font-style-asian="normal" style:font-weight-asian="bold" style:font-style-complex="normal" style:font-weight-complex="bold"/>
    </style:style>
    <style:style style:name="P406"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style:text-underline-style="solid" style:text-underline-width="auto" style:text-underline-color="font-color" fo:font-weight="bold" officeooo:rsid="001e53f6" officeooo:paragraph-rsid="0021eefc" style:font-weight-asian="bold" style:font-weight-complex="bold"/>
    </style:style>
    <style:style style:name="P407"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style:text-underline-style="solid" style:text-underline-width="auto" style:text-underline-color="font-color" fo:font-weight="bold" officeooo:rsid="001e53f6" officeooo:paragraph-rsid="002a400f" style:font-weight-asian="bold" style:font-weight-complex="bold"/>
    </style:style>
    <style:style style:name="P408"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style:text-underline-style="solid" style:text-underline-width="auto" style:text-underline-color="font-color" fo:font-weight="bold" officeooo:rsid="001e53f6" officeooo:paragraph-rsid="00439a95" style:font-weight-asian="bold" style:font-weight-complex="bold"/>
    </style:style>
    <style:style style:name="P409"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style:text-underline-style="solid" style:text-underline-width="auto" style:text-underline-color="font-color" fo:font-weight="bold" officeooo:rsid="00439a95" officeooo:paragraph-rsid="00439a95" style:font-weight-asian="bold" style:font-weight-complex="bold"/>
    </style:style>
    <style:style style:name="P410"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style:text-underline-style="none" fo:font-weight="bold" officeooo:rsid="00439a95" officeooo:paragraph-rsid="00439a95" style:font-weight-asian="bold" style:font-weight-complex="bold"/>
    </style:style>
    <style:style style:name="P411"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style:text-underline-style="none" fo:font-weight="bold" officeooo:rsid="0051d4eb" officeooo:paragraph-rsid="0051d4eb" style:font-weight-asian="bold" style:font-weight-complex="bold"/>
    </style:style>
    <style:style style:name="P412"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style:text-underline-style="none" fo:font-weight="bold" officeooo:rsid="005724ad" officeooo:paragraph-rsid="005724ad" style:font-weight-asian="bold" style:font-weight-complex="bold"/>
    </style:style>
    <style:style style:name="P413"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style:text-underline-style="none" fo:font-weight="bold" officeooo:rsid="0060f332" officeooo:paragraph-rsid="0060f332" style:font-weight-asian="bold" style:font-weight-complex="bold"/>
    </style:style>
    <style:style style:name="P414"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style:text-underline-style="none" fo:font-weight="bold" officeooo:rsid="006ac0aa" officeooo:paragraph-rsid="006ac0aa" style:font-weight-asian="bold" style:font-weight-complex="bold"/>
    </style:style>
    <style:style style:name="P415"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style:text-underline-style="none" fo:font-weight="bold" officeooo:rsid="0078f30f" officeooo:paragraph-rsid="0078f30f" style:font-weight-asian="bold" style:font-weight-complex="bold"/>
    </style:style>
    <style:style style:name="P416" style:family="paragraph" style:parent-style-name="Text_20_body">
      <style:paragraph-properties fo:margin-left="0.8752in" fo:margin-right="0in" fo:margin-top="0in" fo:margin-bottom="0.0972in" loext:contextual-spacing="false" fo:line-height="100%" fo:text-indent="0in" style:auto-text-indent="false"/>
      <style:text-properties style:text-underline-style="none" fo:font-weight="bold" officeooo:rsid="01ae2286" officeooo:paragraph-rsid="01ae2286" style:font-weight-asian="bold" style:font-weight-complex="bold"/>
    </style:style>
    <style:style style:name="P417" style:family="paragraph" style:parent-style-name="Text_20_body">
      <style:paragraph-properties fo:margin-left="0.8752in" fo:margin-right="0in" fo:margin-top="0in" fo:margin-bottom="0.0972in" loext:contextual-spacing="false" fo:line-height="100%" fo:text-indent="0in" style:auto-text-indent="false"/>
      <style:text-properties style:text-underline-style="none" fo:font-weight="bold" officeooo:rsid="01b2c96d" officeooo:paragraph-rsid="01b2c96d" style:font-weight-asian="bold" style:font-weight-complex="bold"/>
    </style:style>
    <style:style style:name="P418" style:family="paragraph" style:parent-style-name="Text_20_body">
      <style:paragraph-properties fo:margin-left="0.8752in" fo:margin-right="0in" fo:margin-top="0in" fo:margin-bottom="0.0972in" loext:contextual-spacing="false" fo:line-height="100%" fo:text-indent="0in" style:auto-text-indent="false"/>
      <style:text-properties style:text-line-through-style="none" style:text-line-through-type="none" fo:font-size="12pt" fo:font-style="normal" style:text-underline-style="none" fo:font-weight="bold" officeooo:rsid="013edb2b" officeooo:paragraph-rsid="013d9a6b" style:font-size-asian="12pt" style:font-style-asian="normal" style:font-weight-asian="bold" style:font-size-complex="12pt" style:font-style-complex="normal" style:font-weight-complex="bold"/>
    </style:style>
    <style:style style:name="P419" style:family="paragraph" style:parent-style-name="Text_20_body">
      <style:paragraph-properties fo:margin-left="0.8752in" fo:margin-right="0in" fo:margin-top="0in" fo:margin-bottom="0.0972in" loext:contextual-spacing="false" fo:line-height="100%" fo:text-indent="0in" style:auto-text-indent="false"/>
      <style:text-properties style:text-line-through-style="none" style:text-line-through-type="none" fo:font-size="12pt" fo:font-style="normal" style:text-underline-style="none" fo:font-weight="bold" officeooo:rsid="01ae2286" officeooo:paragraph-rsid="01b2c96d" style:font-size-asian="12pt" style:font-style-asian="normal" style:font-weight-asian="bold" style:font-size-complex="12pt" style:font-style-complex="normal" style:font-weight-complex="bold"/>
    </style:style>
    <style:style style:name="P420" style:family="paragraph" style:parent-style-name="Text_20_body">
      <style:paragraph-properties fo:margin-left="0.8752in" fo:margin-right="0in" fo:margin-top="0in" fo:margin-bottom="0.0972in" loext:contextual-spacing="false" fo:line-height="100%" fo:text-indent="0in" style:auto-text-indent="false"/>
      <style:text-properties style:text-line-through-style="none" style:text-line-through-type="none" fo:font-size="12pt" fo:font-style="normal" style:text-underline-style="none" fo:font-weight="bold" officeooo:rsid="01ae2286" officeooo:paragraph-rsid="01ae2286" style:font-size-asian="12pt" style:font-style-asian="normal" style:font-weight-asian="bold" style:font-size-complex="12pt" style:font-style-complex="normal" style:font-weight-complex="bold"/>
    </style:style>
    <style:style style:name="P421" style:family="paragraph" style:parent-style-name="Text_20_body">
      <style:paragraph-properties fo:margin-left="0.8752in" fo:margin-right="0in" fo:margin-top="0in" fo:margin-bottom="0.0972in" loext:contextual-spacing="false" fo:line-height="100%" fo:text-indent="0in" style:auto-text-indent="false"/>
      <style:text-properties style:text-line-through-style="none" style:text-line-through-type="none" fo:font-size="12pt" fo:font-style="normal" style:text-underline-style="none" fo:font-weight="bold" officeooo:rsid="01e3372a" officeooo:paragraph-rsid="01e3372a" style:font-size-asian="12pt" style:font-style-asian="normal" style:font-weight-asian="bold" style:font-size-complex="12pt" style:font-style-complex="normal" style:font-weight-complex="bold"/>
    </style:style>
    <style:style style:name="P422" style:family="paragraph" style:parent-style-name="Text_20_body">
      <style:paragraph-properties fo:margin-left="0.8752in" fo:margin-right="0in" fo:margin-top="0in" fo:margin-bottom="0.0972in" loext:contextual-spacing="false" fo:line-height="100%" fo:text-indent="0in" style:auto-text-indent="false"/>
      <style:text-properties fo:font-weight="bold" officeooo:paragraph-rsid="01ae2286" style:font-weight-asian="bold" style:font-weight-complex="bold"/>
    </style:style>
    <style:style style:name="P423" style:family="paragraph" style:parent-style-name="Text_20_body">
      <style:paragraph-properties fo:margin-left="0.8752in" fo:margin-right="0in" fo:margin-top="0in" fo:margin-bottom="0.0972in" loext:contextual-spacing="false" fo:line-height="100%" fo:text-indent="0in" style:auto-text-indent="false"/>
      <style:text-properties fo:font-weight="bold" officeooo:rsid="01ae2286" officeooo:paragraph-rsid="01ae2286" style:font-weight-asian="bold" style:font-weight-complex="bold"/>
    </style:style>
    <style:style style:name="P424" style:family="paragraph" style:parent-style-name="Text_20_body" style:master-page-name="">
      <style:paragraph-properties fo:margin-left="0.8752in" fo:margin-right="0in" fo:margin-top="0in" fo:margin-bottom="0.0972in" loext:contextual-spacing="false" fo:line-height="100%" fo:text-align="start" style:justify-single-word="false" fo:text-indent="0in" style:auto-text-indent="false" style:page-number="auto"/>
      <style:text-properties style:text-underline-style="solid" style:text-underline-width="auto" style:text-underline-color="font-color" fo:font-weight="bold" officeooo:rsid="001e53f6" officeooo:paragraph-rsid="0021eefc" style:font-weight-asian="bold" style:font-weight-complex="bold"/>
    </style:style>
    <style:style style:name="P425" style:family="paragraph" style:parent-style-name="Text_20_body" style:master-page-name="">
      <style:paragraph-properties fo:margin-left="0.8752in" fo:margin-right="0in" fo:margin-top="0in" fo:margin-bottom="0.0972in" loext:contextual-spacing="false" fo:line-height="100%" fo:text-align="start" style:justify-single-word="false" fo:text-indent="0in" style:auto-text-indent="false" style:page-number="auto"/>
      <style:text-properties style:text-underline-style="solid" style:text-underline-width="auto" style:text-underline-color="font-color" fo:font-weight="bold" officeooo:rsid="001e53f6" officeooo:paragraph-rsid="00550494" style:font-weight-asian="bold" style:font-weight-complex="bold"/>
    </style:style>
    <style:style style:name="P426" style:family="paragraph" style:parent-style-name="Text_20_body" style:master-page-name="">
      <style:paragraph-properties fo:margin-left="0.8752in" fo:margin-right="0in" fo:margin-top="0in" fo:margin-bottom="0.0972in" loext:contextual-spacing="false" fo:line-height="100%" fo:text-align="start" style:justify-single-word="false" fo:text-indent="0in" style:auto-text-indent="false" style:page-number="auto"/>
      <style:text-properties fo:font-style="normal" style:text-underline-style="none" fo:font-weight="bold" officeooo:rsid="0024b3c9" officeooo:paragraph-rsid="0024b3c9" style:font-style-asian="normal" style:font-weight-asian="bold" style:font-style-complex="normal" style:font-weight-complex="bold"/>
    </style:style>
    <style:style style:name="P427" style:family="paragraph" style:parent-style-name="Text_20_body" style:master-page-name="">
      <style:paragraph-properties fo:margin-left="0.8752in" fo:margin-right="0in" fo:margin-top="0in" fo:margin-bottom="0.0972in" loext:contextual-spacing="false" fo:line-height="100%" fo:text-align="start" style:justify-single-word="false" fo:text-indent="0in" style:auto-text-indent="false" style:page-number="auto"/>
      <style:text-properties fo:font-style="normal" style:text-underline-style="none" fo:font-weight="bold" officeooo:rsid="00550494" officeooo:paragraph-rsid="00550494" style:font-style-asian="normal" style:font-weight-asian="bold" style:font-style-complex="normal" style:font-weight-complex="bold"/>
    </style:style>
    <style:style style:name="P428" style:family="paragraph" style:parent-style-name="Text_20_body" style:master-page-name="">
      <style:paragraph-properties fo:margin-left="0.8752in" fo:margin-right="0in" fo:margin-top="0in" fo:margin-bottom="0.0972in" loext:contextual-spacing="false" fo:line-height="100%" fo:text-align="start" style:justify-single-word="false" fo:text-indent="0in" style:auto-text-indent="false" style:page-number="auto"/>
      <style:text-properties fo:font-style="normal" style:text-underline-style="none" fo:font-weight="bold" officeooo:rsid="0060194d" officeooo:paragraph-rsid="0060194d" style:font-style-asian="normal" style:font-weight-asian="bold" style:font-style-complex="normal" style:font-weight-complex="bold"/>
    </style:style>
    <style:style style:name="P429" style:family="paragraph" style:parent-style-name="Text_20_body" style:master-page-name="">
      <style:paragraph-properties fo:margin-left="0.8752in" fo:margin-right="0in" fo:margin-top="0in" fo:margin-bottom="0.0972in" loext:contextual-spacing="false" fo:line-height="100%" fo:text-align="start" style:justify-single-word="false" fo:text-indent="0in" style:auto-text-indent="false" style:page-number="auto"/>
      <style:text-properties style:text-underline-style="none" fo:font-weight="bold" officeooo:rsid="00206026" officeooo:paragraph-rsid="0060194d" style:font-weight-asian="bold" style:font-weight-complex="bold"/>
    </style:style>
    <style:style style:name="P430" style:family="paragraph" style:parent-style-name="Text_20_body" style:master-page-name="">
      <style:paragraph-properties fo:margin-left="0.8752in" fo:margin-right="0in" fo:margin-top="0in" fo:margin-bottom="0.0972in" loext:contextual-spacing="false" fo:line-height="100%" fo:text-align="start" style:justify-single-word="false" fo:text-indent="0in" style:auto-text-indent="false" style:page-number="auto"/>
      <style:text-properties style:text-underline-style="none" fo:font-weight="bold" officeooo:rsid="00206026" officeooo:paragraph-rsid="006aab10" style:font-weight-asian="bold" style:font-weight-complex="bold"/>
    </style:style>
    <style:style style:name="P431" style:family="paragraph" style:parent-style-name="Text_20_body" style:master-page-name="">
      <style:paragraph-properties fo:margin-left="0.8752in" fo:margin-right="0in" fo:margin-top="0in" fo:margin-bottom="0.0972in" loext:contextual-spacing="false" fo:line-height="100%" fo:text-align="start" style:justify-single-word="false" fo:text-indent="0in" style:auto-text-indent="false" style:page-number="auto"/>
      <style:text-properties fo:font-style="italic" style:text-underline-style="none" fo:font-weight="bold" officeooo:rsid="013d9a6b" officeooo:paragraph-rsid="013d9a6b" style:font-style-asian="italic" style:font-weight-asian="bold" style:font-style-complex="italic" style:font-weight-complex="bold"/>
    </style:style>
    <style:style style:name="P432" style:family="paragraph" style:parent-style-name="Text_20_body" style:master-page-name="">
      <style:paragraph-properties fo:margin-left="0.8752in" fo:margin-right="0in" fo:margin-top="0in" fo:margin-bottom="0.0972in" loext:contextual-spacing="false" fo:line-height="100%" fo:text-indent="0in" style:auto-text-indent="false" style:page-number="auto"/>
      <style:text-properties fo:font-weight="bold" officeooo:paragraph-rsid="01ae2286" style:font-weight-asian="bold" style:font-weight-complex="bold"/>
    </style:style>
    <style:style style:name="P433" style:family="paragraph" style:parent-style-name="Standard">
      <style:paragraph-properties fo:margin-left="0.8752in" fo:margin-right="0in" fo:margin-top="0in" fo:margin-bottom="0.0972in" loext:contextual-spacing="false" fo:line-height="100%" fo:text-indent="0in" style:auto-text-indent="false"/>
      <style:text-properties style:text-line-through-style="none" style:text-line-through-type="none" fo:font-size="12pt" fo:font-style="normal" style:text-underline-style="solid" style:text-underline-width="auto" style:text-underline-color="font-color" fo:font-weight="bold" officeooo:rsid="01ae2286" officeooo:paragraph-rsid="01b2c96d" style:font-size-asian="12pt" style:font-style-asian="normal" style:font-weight-asian="bold" style:font-size-complex="12pt" style:font-style-complex="normal" style:font-weight-complex="bold"/>
    </style:style>
    <style:style style:name="P434" style:family="paragraph" style:parent-style-name="Text_20_body">
      <style:paragraph-properties fo:margin-left="0.8752in" fo:margin-right="0in" fo:margin-top="0in" fo:margin-bottom="0in" loext:contextual-spacing="false" fo:line-height="100%" fo:text-indent="0in" style:auto-text-indent="false"/>
      <style:text-properties style:text-line-through-style="none" style:text-line-through-type="none" fo:font-size="12pt" fo:font-style="normal" style:text-underline-style="none" fo:font-weight="normal" officeooo:rsid="01ae2286" officeooo:paragraph-rsid="01c49de4" style:font-size-asian="12pt" style:font-style-asian="normal" style:font-weight-asian="normal" style:font-size-complex="12pt" style:font-style-complex="normal" style:font-weight-complex="normal"/>
    </style:style>
    <style:style style:name="P435" style:family="paragraph" style:parent-style-name="Text_20_body">
      <style:paragraph-properties fo:margin-left="0.8752in" fo:margin-right="0in" fo:margin-top="0in" fo:margin-bottom="0in" loext:contextual-spacing="false" fo:line-height="100%" fo:text-indent="0in" style:auto-text-indent="false"/>
      <style:text-properties style:text-underline-style="none" fo:font-weight="normal" officeooo:rsid="01ae2286" officeooo:paragraph-rsid="01c49de4" style:font-weight-asian="normal" style:font-weight-complex="normal"/>
    </style:style>
    <style:style style:name="P436" style:family="paragraph" style:parent-style-name="Text_20_body" style:master-page-name="">
      <style:paragraph-properties fo:margin-left="1in" fo:margin-right="0in" fo:margin-top="0in" fo:margin-bottom="0.0972in" loext:contextual-spacing="false" fo:line-height="100%" fo:text-indent="0in" style:auto-text-indent="false" style:page-number="auto"/>
      <style:text-properties fo:font-weight="bold" officeooo:rsid="001cafa9" officeooo:paragraph-rsid="001cafa9" style:font-weight-asian="bold" style:font-weight-complex="bold"/>
    </style:style>
    <style:style style:name="P437" style:family="paragraph" style:parent-style-name="Text_20_body" style:master-page-name="">
      <style:paragraph-properties fo:margin-left="1in" fo:margin-right="0in" fo:margin-top="0in" fo:margin-bottom="0.0972in" loext:contextual-spacing="false" fo:line-height="100%" fo:text-indent="0in" style:auto-text-indent="false" style:page-number="auto"/>
      <style:text-properties fo:font-weight="bold" officeooo:rsid="0060194d" officeooo:paragraph-rsid="0060194d" style:font-weight-asian="bold" style:font-weight-complex="bold"/>
    </style:style>
    <style:style style:name="P438" style:family="paragraph" style:parent-style-name="Standard" style:master-page-name="">
      <style:paragraph-properties fo:margin-left="1.3118in" fo:margin-right="0in" fo:line-height="100%" fo:text-align="start" style:justify-single-word="false" fo:text-indent="0in" style:auto-text-indent="false" style:page-number="auto"/>
      <style:text-properties fo:font-style="normal" style:text-underline-style="none" fo:font-weight="normal" officeooo:rsid="0021eefc" officeooo:paragraph-rsid="00467f46" style:font-style-asian="normal" style:font-weight-asian="normal" style:font-style-complex="normal" style:font-weight-complex="normal"/>
    </style:style>
    <style:style style:name="P439" style:family="paragraph" style:parent-style-name="Standard">
      <style:paragraph-properties fo:margin-left="1.3118in" fo:margin-right="0in" fo:line-height="100%" fo:text-align="start" style:justify-single-word="false" fo:text-indent="0in" style:auto-text-indent="false"/>
      <style:text-properties fo:font-style="normal" style:text-underline-style="none" fo:font-weight="normal" officeooo:rsid="007d93ed" officeooo:paragraph-rsid="00467f46" style:font-style-asian="normal" style:font-weight-asian="normal" style:font-style-complex="normal" style:font-weight-complex="normal"/>
    </style:style>
    <style:style style:name="P440" style:family="paragraph" style:parent-style-name="Standard">
      <style:paragraph-properties fo:line-height="100%" fo:break-before="page"/>
      <style:text-properties officeooo:rsid="00149be0" officeooo:paragraph-rsid="001cafa9"/>
    </style:style>
    <style:style style:name="P441" style:family="paragraph" style:parent-style-name="Standard">
      <style:paragraph-properties fo:line-height="100%" fo:break-before="page"/>
      <style:text-properties fo:font-style="normal" style:text-underline-style="none" fo:font-weight="bold" officeooo:rsid="008e4e44" officeooo:paragraph-rsid="008e4e44" style:font-style-asian="normal" style:font-weight-asian="bold" style:font-style-complex="normal" style:font-weight-complex="bold"/>
    </style:style>
    <style:style style:name="P442" style:family="paragraph" style:parent-style-name="Text_20_body">
      <style:paragraph-properties fo:line-height="100%" fo:break-before="page"/>
      <style:text-properties style:text-underline-style="none" fo:font-weight="bold" officeooo:rsid="022043d4" officeooo:paragraph-rsid="022a7e55" style:font-weight-asian="bold" style:font-weight-complex="bold"/>
    </style:style>
    <style:style style:name="P443" style:family="paragraph" style:parent-style-name="Contents_20_Heading">
      <style:paragraph-properties fo:break-before="page"/>
    </style:style>
    <style:style style:name="P444" style:family="paragraph" style:parent-style-name="Text_20_body" style:master-page-name="">
      <style:paragraph-properties fo:margin-left="0.5618in" fo:margin-right="0in" fo:margin-top="0in" fo:margin-bottom="0.0972in" loext:contextual-spacing="false" fo:line-height="100%" fo:text-indent="0in" style:auto-text-indent="false" style:page-number="auto"/>
      <style:text-properties style:text-underline-style="none" fo:font-weight="bold" officeooo:rsid="00e29c06" officeooo:paragraph-rsid="00e0f873" style:font-weight-asian="bold" style:font-weight-complex="bold"/>
    </style:style>
    <style:style style:name="P445" style:family="paragraph" style:parent-style-name="Text_20_body" style:master-page-name="">
      <style:paragraph-properties fo:margin-left="0.5618in" fo:margin-right="0in" fo:margin-top="0in" fo:margin-bottom="0.0972in" loext:contextual-spacing="false" fo:line-height="100%" fo:text-indent="0in" style:auto-text-indent="false" style:page-number="auto"/>
      <style:text-properties style:text-underline-style="none" fo:font-weight="bold" officeooo:rsid="00e29c06" officeooo:paragraph-rsid="01ab73e4" style:font-weight-asian="bold" style:font-weight-complex="bold"/>
    </style:style>
    <style:style style:name="P446" style:family="paragraph" style:parent-style-name="Text_20_body" style:master-page-name="">
      <style:paragraph-properties fo:margin-left="0.5618in" fo:margin-right="0in" fo:margin-top="0in" fo:margin-bottom="0.0972in" loext:contextual-spacing="false" fo:line-height="100%" fo:text-indent="0in" style:auto-text-indent="false" style:page-number="auto"/>
      <style:text-properties style:text-underline-style="none" fo:font-weight="bold" officeooo:rsid="00e29c06" officeooo:paragraph-rsid="01dfc00d" style:font-weight-asian="bold" style:font-weight-complex="bold"/>
    </style:style>
    <style:style style:name="P447" style:family="paragraph" style:parent-style-name="Text_20_body" style:master-page-name="">
      <style:paragraph-properties fo:margin-left="0.5618in" fo:margin-right="0in" fo:margin-top="0in" fo:margin-bottom="0.0972in" loext:contextual-spacing="false" fo:line-height="100%" fo:text-indent="0in" style:auto-text-indent="false" style:page-number="auto"/>
      <style:text-properties style:text-underline-style="none" fo:font-weight="bold" officeooo:rsid="00e29c06" officeooo:paragraph-rsid="02112403" style:font-weight-asian="bold" style:font-weight-complex="bold"/>
    </style:style>
    <style:style style:name="P448" style:family="paragraph" style:parent-style-name="Text_20_body">
      <style:paragraph-properties fo:margin-left="0.5618in" fo:margin-right="0in" fo:margin-top="0in" fo:margin-bottom="0.0972in" loext:contextual-spacing="false" fo:line-height="100%" fo:text-indent="0in" style:auto-text-indent="false"/>
      <style:text-properties style:text-underline-style="solid" style:text-underline-width="auto" style:text-underline-color="font-color" fo:font-weight="bold" officeooo:rsid="00e2c99d" officeooo:paragraph-rsid="00e2c99d" style:font-weight-asian="bold" style:font-weight-complex="bold"/>
    </style:style>
    <style:style style:name="P449" style:family="paragraph" style:parent-style-name="Text_20_body">
      <style:paragraph-properties fo:margin-left="0.5618in" fo:margin-right="0in" fo:margin-top="0in" fo:margin-bottom="0.0972in" loext:contextual-spacing="false" fo:line-height="100%" fo:text-indent="0in" style:auto-text-indent="false"/>
      <style:text-properties style:text-underline-style="none" fo:font-weight="bold" officeooo:rsid="00eda480" officeooo:paragraph-rsid="00eda480" style:font-weight-asian="bold" style:font-weight-complex="bold"/>
    </style:style>
    <style:style style:name="P450" style:family="paragraph" style:parent-style-name="Text_20_body">
      <style:paragraph-properties fo:margin-left="0.5618in" fo:margin-right="0in" fo:margin-top="0in" fo:margin-bottom="0.0972in" loext:contextual-spacing="false" fo:line-height="100%" fo:text-indent="0in" style:auto-text-indent="false"/>
      <style:text-properties style:text-underline-style="none" fo:font-weight="bold" officeooo:rsid="019e3433" officeooo:paragraph-rsid="019e3433" style:font-weight-asian="bold" style:font-weight-complex="bold"/>
    </style:style>
    <style:style style:name="P451" style:family="paragraph" style:parent-style-name="Text_20_body">
      <style:paragraph-properties fo:margin-left="0.5618in" fo:margin-right="0in" fo:margin-top="0in" fo:margin-bottom="0.0972in" loext:contextual-spacing="false" fo:line-height="100%" fo:text-indent="0in" style:auto-text-indent="false"/>
      <style:text-properties style:text-underline-style="none" fo:font-weight="bold" officeooo:rsid="01acb086" officeooo:paragraph-rsid="01acb086" style:font-weight-asian="bold" style:font-weight-complex="bold"/>
    </style:style>
    <style:style style:name="P452" style:family="paragraph" style:parent-style-name="Text_20_body">
      <style:paragraph-properties fo:margin-left="0.5618in" fo:margin-right="0in" fo:margin-top="0in" fo:margin-bottom="0.0972in" loext:contextual-spacing="false" fo:line-height="100%" fo:text-indent="0in" style:auto-text-indent="false"/>
      <style:text-properties style:text-underline-style="none" fo:font-weight="bold" officeooo:rsid="01f623a1" officeooo:paragraph-rsid="01f623a1" style:font-weight-asian="bold" style:font-weight-complex="bold"/>
    </style:style>
    <style:style style:name="P453" style:family="paragraph" style:parent-style-name="Text_20_body">
      <style:paragraph-properties fo:margin-left="0.5618in" fo:margin-right="0in" fo:margin-top="0in" fo:margin-bottom="0.0972in" loext:contextual-spacing="false" fo:line-height="100%" fo:text-indent="0in" style:auto-text-indent="false"/>
      <style:text-properties fo:font-style="normal" style:text-underline-style="none" fo:font-weight="bold" officeooo:rsid="01acb086" officeooo:paragraph-rsid="01acb086" style:font-style-asian="normal" style:font-weight-asian="bold" style:font-style-complex="normal" style:font-weight-complex="bold"/>
    </style:style>
    <style:style style:name="P454" style:family="paragraph" style:parent-style-name="Text_20_body">
      <style:paragraph-properties fo:margin-left="0.5618in" fo:margin-right="0in" fo:margin-top="0in" fo:margin-bottom="0.0972in" loext:contextual-spacing="false" fo:line-height="100%" fo:text-indent="0in" style:auto-text-indent="false"/>
      <style:text-properties fo:font-style="normal" style:text-underline-style="none" fo:font-weight="bold" officeooo:rsid="01e8f8c3" officeooo:paragraph-rsid="01e8f8c3" style:font-style-asian="normal" style:font-weight-asian="bold" style:font-style-complex="normal" style:font-weight-complex="bold"/>
    </style:style>
    <style:style style:name="P455" style:family="paragraph" style:parent-style-name="Text_20_body" style:master-page-name="">
      <style:paragraph-properties fo:margin-left="1.1866in" fo:margin-right="0in" fo:margin-top="0in" fo:margin-bottom="0in" loext:contextual-spacing="false" fo:line-height="100%" fo:text-indent="0in" style:auto-text-indent="false" style:page-number="auto"/>
      <style:text-properties officeooo:paragraph-rsid="00df11dc"/>
    </style:style>
    <style:style style:name="P456" style:family="paragraph" style:parent-style-name="Text_20_body">
      <style:paragraph-properties fo:margin-top="0in" fo:margin-bottom="0in" loext:contextual-spacing="false" fo:line-height="100%"/>
      <style:text-properties officeooo:paragraph-rsid="00df11dc"/>
    </style:style>
    <style:style style:name="P457" style:family="paragraph" style:parent-style-name="Text_20_body">
      <style:paragraph-properties fo:margin-top="0in" fo:margin-bottom="0in" loext:contextual-spacing="false" fo:line-height="100%"/>
      <style:text-properties officeooo:paragraph-rsid="008334fa"/>
    </style:style>
    <style:style style:name="P458" style:family="paragraph" style:parent-style-name="Text_20_body">
      <style:paragraph-properties fo:margin-top="0in" fo:margin-bottom="0in" loext:contextual-spacing="false" fo:line-height="100%"/>
      <style:text-properties officeooo:paragraph-rsid="00dd6948"/>
    </style:style>
    <style:style style:name="P459" style:family="paragraph" style:parent-style-name="Text_20_body">
      <style:paragraph-properties fo:margin-top="0in" fo:margin-bottom="0in" loext:contextual-spacing="false" fo:line-height="100%"/>
      <style:text-properties officeooo:paragraph-rsid="00d64a9f"/>
    </style:style>
    <style:style style:name="P460" style:family="paragraph" style:parent-style-name="Text_20_body">
      <style:paragraph-properties fo:margin-top="0in" fo:margin-bottom="0in" loext:contextual-spacing="false" fo:line-height="100%"/>
      <style:text-properties fo:font-style="normal" style:font-style-asian="normal" style:font-style-complex="normal"/>
    </style:style>
    <style:style style:name="P461" style:family="paragraph" style:parent-style-name="Text_20_body">
      <style:paragraph-properties fo:margin-top="0in" fo:margin-bottom="0in" loext:contextual-spacing="false" fo:line-height="100%" fo:text-align="end" style:justify-single-word="false"/>
      <style:text-properties fo:font-style="normal" officeooo:rsid="0117a420" officeooo:paragraph-rsid="013278f5" style:font-style-asian="normal" style:font-style-complex="normal"/>
    </style:style>
    <style:style style:name="P462" style:family="paragraph" style:parent-style-name="Text_20_body">
      <style:paragraph-properties fo:margin-top="0in" fo:margin-bottom="0in" loext:contextual-spacing="false" fo:line-height="100%" fo:text-align="end" style:justify-single-word="false"/>
      <style:text-properties fo:font-style="normal" fo:font-weight="normal" officeooo:rsid="0117a420" officeooo:paragraph-rsid="013278f5" style:font-style-asian="normal" style:font-weight-asian="normal" style:font-style-complex="normal" style:font-weight-complex="normal"/>
    </style:style>
    <style:style style:name="P463" style:family="paragraph" style:parent-style-name="Text_20_body">
      <style:paragraph-properties fo:margin-top="0in" fo:margin-bottom="0in" loext:contextual-spacing="false" fo:line-height="100%"/>
      <style:text-properties style:text-underline-style="solid" style:text-underline-width="auto" style:text-underline-color="font-color" officeooo:rsid="0158623e" officeooo:paragraph-rsid="0158623e"/>
    </style:style>
    <style:style style:name="P464" style:family="paragraph" style:parent-style-name="Text_20_body" style:master-page-name="">
      <style:paragraph-properties fo:margin-left="1.5618in" fo:margin-right="0in" fo:margin-top="0in" fo:margin-bottom="0in" loext:contextual-spacing="false" fo:line-height="100%" fo:text-indent="0in" style:auto-text-indent="false" style:page-number="auto"/>
      <style:text-properties fo:font-style="normal" style:text-underline-style="none" fo:font-weight="normal" officeooo:rsid="00dd6948" officeooo:paragraph-rsid="00dd6948" style:font-style-asian="normal" style:font-weight-asian="normal" style:font-style-complex="normal" style:font-weight-complex="normal"/>
    </style:style>
    <style:style style:name="P465" style:family="paragraph" style:parent-style-name="Text_20_body" style:master-page-name="">
      <style:paragraph-properties fo:margin-left="1.5618in" fo:margin-right="0in" fo:margin-top="0in" fo:margin-bottom="0in" loext:contextual-spacing="false" fo:line-height="100%" fo:text-indent="0in" style:auto-text-indent="false" style:page-number="auto"/>
      <style:text-properties fo:font-style="normal" style:text-underline-style="none" fo:font-weight="bold" officeooo:rsid="0060f332" officeooo:paragraph-rsid="00dd6948" style:font-style-asian="normal" style:font-weight-asian="bold" style:font-style-complex="normal" style:font-weight-complex="bold"/>
    </style:style>
    <style:style style:name="P466" style:family="paragraph" style:parent-style-name="Text_20_body" style:master-page-name="">
      <style:paragraph-properties fo:margin-left="1.5618in" fo:margin-right="0in" fo:margin-top="0in" fo:margin-bottom="0in" loext:contextual-spacing="false" fo:line-height="100%" fo:text-indent="0in" style:auto-text-indent="false" style:page-number="auto"/>
      <style:text-properties fo:font-style="normal" style:text-underline-style="solid" style:text-underline-width="auto" style:text-underline-color="font-color" fo:font-weight="bold" officeooo:rsid="0060f332" officeooo:paragraph-rsid="00dd6948" style:font-style-asian="normal" style:font-weight-asian="bold" style:font-style-complex="normal" style:font-weight-complex="bold"/>
    </style:style>
    <style:style style:name="P467" style:family="paragraph" style:parent-style-name="Text_20_body">
      <style:paragraph-properties fo:margin-left="1in" fo:margin-right="0in" fo:margin-top="0in" fo:margin-bottom="0in" loext:contextual-spacing="false" fo:line-height="100%" fo:text-indent="-0.5in" style:auto-text-indent="false"/>
      <style:text-properties fo:font-style="normal" style:text-underline-style="solid" style:text-underline-width="auto" style:text-underline-color="font-color" fo:font-weight="normal" officeooo:rsid="0145717f" officeooo:paragraph-rsid="01572943" style:font-style-asian="normal" style:font-weight-asian="normal" style:font-style-complex="normal" style:font-weight-complex="normal"/>
    </style:style>
    <style:style style:name="P468" style:family="paragraph" style:parent-style-name="Text_20_body" style:master-page-name="">
      <style:paragraph-properties fo:margin-left="1in" fo:margin-right="0in" fo:margin-top="0in" fo:margin-bottom="0in" loext:contextual-spacing="false" fo:line-height="100%" fo:text-indent="-0.5in" style:auto-text-indent="false" style:page-number="auto"/>
      <style:text-properties fo:font-style="normal" style:text-underline-style="none" fo:font-weight="normal" officeooo:rsid="00f5acda" officeooo:paragraph-rsid="01572943" style:font-style-asian="normal" style:font-weight-asian="normal" style:font-style-complex="normal" style:font-weight-complex="normal"/>
    </style:style>
    <style:style style:name="P469" style:family="paragraph" style:parent-style-name="Standard" style:master-page-name="">
      <loext:graphic-properties draw:fill="none"/>
      <style:paragraph-properties fo:margin-left="1in" fo:margin-right="0in" fo:line-height="100%" fo:text-indent="-0.5in" style:auto-text-indent="false" style:page-number="auto"/>
      <style:text-properties fo:font-style="normal" style:text-underline-style="solid" style:text-underline-width="auto" style:text-underline-color="font-color" fo:font-weight="bold" officeooo:rsid="0177f0a2" officeooo:paragraph-rsid="01791648" style:font-style-asian="normal" style:font-weight-asian="bold" style:font-style-complex="normal" style:font-weight-complex="bold"/>
    </style:style>
    <style:style style:name="P470" style:family="paragraph" style:parent-style-name="Standard">
      <loext:graphic-properties draw:fill="none"/>
      <style:paragraph-properties fo:margin-left="1in" fo:margin-right="0in" fo:line-height="100%" fo:text-indent="-0.5in" style:auto-text-indent="false"/>
      <style:text-properties fo:font-style="normal" style:text-underline-style="solid" style:text-underline-width="auto" style:text-underline-color="font-color" fo:font-weight="bold" officeooo:rsid="0177f0a2" officeooo:paragraph-rsid="0177f0a2" style:font-style-asian="normal" style:font-weight-asian="bold" style:font-style-complex="normal" style:font-weight-complex="bold"/>
    </style:style>
    <style:style style:name="P471" style:family="paragraph" style:parent-style-name="Standard">
      <loext:graphic-properties draw:fill="none"/>
      <style:paragraph-properties fo:margin-left="1in" fo:margin-right="0in" fo:line-height="100%" fo:text-indent="-0.5in" style:auto-text-indent="false"/>
      <style:text-properties fo:font-style="normal" style:text-underline-style="none" fo:font-weight="normal" officeooo:rsid="00e2c99d" officeooo:paragraph-rsid="0177f0a2" style:font-style-asian="normal" style:font-weight-asian="normal" style:font-style-complex="normal" style:font-weight-complex="normal"/>
    </style:style>
    <style:style style:name="P472" style:family="paragraph" style:parent-style-name="Text_20_body">
      <style:paragraph-properties fo:margin-left="1.3752in" fo:margin-right="0in" fo:margin-top="0in" fo:margin-bottom="0.0972in" loext:contextual-spacing="false" fo:line-height="100%" fo:text-indent="-0.5in" style:auto-text-indent="false"/>
      <style:text-properties fo:font-weight="bold" officeooo:paragraph-rsid="013d9a6b" style:font-weight-asian="bold" style:font-weight-complex="bold"/>
    </style:style>
    <style:style style:name="P473" style:family="paragraph" style:parent-style-name="Text_20_body">
      <style:paragraph-properties fo:margin-left="1.3752in" fo:margin-right="0in" fo:margin-top="0in" fo:margin-bottom="0.0972in" loext:contextual-spacing="false" fo:line-height="100%" fo:text-indent="-0.5in" style:auto-text-indent="false"/>
      <style:text-properties fo:font-weight="bold" officeooo:paragraph-rsid="01999459" style:font-weight-asian="bold" style:font-weight-complex="bold"/>
    </style:style>
    <style:style style:name="P474" style:family="paragraph" style:parent-style-name="Text_20_body">
      <style:paragraph-properties fo:margin-left="1.3752in" fo:margin-right="0in" fo:margin-top="0in" fo:margin-bottom="0.0972in" loext:contextual-spacing="false" fo:line-height="100%" fo:text-indent="-0.5in" style:auto-text-indent="false"/>
      <style:text-properties fo:font-weight="bold" officeooo:rsid="013d9a6b" officeooo:paragraph-rsid="013d9a6b" style:font-weight-asian="bold" style:font-weight-complex="bold"/>
    </style:style>
    <style:style style:name="P475" style:family="paragraph" style:parent-style-name="Text_20_body">
      <style:paragraph-properties fo:margin-left="1.3752in" fo:margin-right="0in" fo:margin-top="0in" fo:margin-bottom="0.0972in" loext:contextual-spacing="false" fo:line-height="100%" fo:text-indent="-0.5in" style:auto-text-indent="false"/>
      <style:text-properties style:text-line-through-style="none" style:text-line-through-type="none" fo:font-size="12pt" fo:font-style="normal" style:text-underline-style="none" fo:font-weight="bold" officeooo:rsid="013d9a6b" officeooo:paragraph-rsid="013d9a6b" style:font-size-asian="12pt" style:font-style-asian="normal" style:font-weight-asian="bold" style:font-size-complex="12pt" style:font-style-complex="normal" style:font-weight-complex="bold"/>
    </style:style>
    <style:style style:name="P476" style:family="paragraph" style:parent-style-name="Text_20_body">
      <style:paragraph-properties fo:margin-left="1.3752in" fo:margin-right="0in" fo:margin-top="0in" fo:margin-bottom="0.0972in" loext:contextual-spacing="false" fo:line-height="100%" fo:text-indent="-0.5in" style:auto-text-indent="false"/>
      <style:text-properties style:text-line-through-style="none" style:text-line-through-type="none" fo:font-size="12pt" fo:font-style="normal" style:text-underline-style="none" fo:font-weight="bold" officeooo:rsid="013edb2b" officeooo:paragraph-rsid="013d9a6b" style:font-size-asian="12pt" style:font-style-asian="normal" style:font-weight-asian="bold" style:font-size-complex="12pt" style:font-style-complex="normal" style:font-weight-complex="bold"/>
    </style:style>
    <style:style style:name="P477" style:family="paragraph" style:parent-style-name="Text_20_body">
      <style:paragraph-properties fo:margin-left="1.3752in" fo:margin-right="0in" fo:margin-top="0in" fo:margin-bottom="0.0972in" loext:contextual-spacing="false" fo:line-height="100%" fo:text-indent="-0.5in" style:auto-text-indent="false"/>
      <style:text-properties style:text-line-through-style="none" style:text-line-through-type="none" fo:font-size="12pt" fo:font-style="normal" style:text-underline-style="none" fo:font-weight="bold" officeooo:rsid="015d8cad" officeooo:paragraph-rsid="015d8cad" style:font-size-asian="12pt" style:font-style-asian="normal" style:font-weight-asian="bold" style:font-size-complex="12pt" style:font-style-complex="normal" style:font-weight-complex="bold"/>
    </style:style>
    <style:style style:name="P478" style:family="paragraph" style:parent-style-name="Text_20_body">
      <style:paragraph-properties fo:margin-left="1.3752in" fo:margin-right="0in" fo:margin-top="0in" fo:margin-bottom="0.0972in" loext:contextual-spacing="false" fo:line-height="100%" fo:text-indent="-0.5in" style:auto-text-indent="false"/>
      <style:text-properties style:text-line-through-style="none" style:text-line-through-type="none" fo:font-size="12pt" fo:font-style="normal" style:text-underline-style="none" fo:font-weight="bold" officeooo:rsid="017eca79" officeooo:paragraph-rsid="017eca79" style:font-size-asian="12pt" style:font-style-asian="normal" style:font-weight-asian="bold" style:font-size-complex="12pt" style:font-style-complex="normal" style:font-weight-complex="bold"/>
    </style:style>
    <style:style style:name="P479" style:family="paragraph" style:parent-style-name="Text_20_body">
      <style:paragraph-properties fo:margin-left="1.3752in" fo:margin-right="0in" fo:margin-top="0in" fo:margin-bottom="0.0972in" loext:contextual-spacing="false" fo:line-height="100%" fo:text-indent="-0.5in" style:auto-text-indent="false"/>
      <style:text-properties style:text-line-through-style="none" style:text-line-through-type="none" fo:font-size="12pt" fo:font-style="normal" style:text-underline-style="none" fo:font-weight="bold" officeooo:rsid="01d60bc6" officeooo:paragraph-rsid="01d60bc6" style:font-size-asian="12pt" style:font-style-asian="normal" style:font-weight-asian="bold" style:font-size-complex="12pt" style:font-style-complex="normal" style:font-weight-complex="bold"/>
    </style:style>
    <style:style style:name="P480" style:family="paragraph" style:parent-style-name="Text_20_body" style:master-page-name="">
      <style:paragraph-properties fo:margin-left="1.3752in" fo:margin-right="0in" fo:margin-top="0in" fo:margin-bottom="0.0972in" loext:contextual-spacing="false" fo:line-height="100%" fo:text-indent="-0.5in" style:auto-text-indent="false" style:page-number="auto"/>
      <style:text-properties fo:font-weight="bold" officeooo:paragraph-rsid="01999459" style:font-weight-asian="bold" style:font-weight-complex="bold"/>
    </style:style>
    <style:style style:name="P481" style:family="paragraph" style:parent-style-name="Standard" style:master-page-name="">
      <style:paragraph-properties fo:margin-left="1in" fo:margin-right="0in" fo:line-height="100%" fo:text-indent="-1in" style:auto-text-indent="false" style:page-number="auto"/>
      <style:text-properties fo:font-style="normal" style:text-underline-style="solid" style:text-underline-width="auto" style:text-underline-color="font-color" fo:font-weight="bold" officeooo:rsid="00918078" officeooo:paragraph-rsid="01572943" style:font-style-asian="normal" style:font-weight-asian="bold" style:font-style-complex="normal" style:font-weight-complex="bold"/>
    </style:style>
    <style:style style:name="P482" style:family="paragraph" style:parent-style-name="Text_20_body" style:master-page-name="">
      <style:paragraph-properties fo:margin-left="1.25in" fo:margin-right="0in" fo:margin-top="0in" fo:margin-bottom="0in" loext:contextual-spacing="false" fo:line-height="100%" fo:text-indent="-1.25in" style:auto-text-indent="false" style:page-number="auto"/>
      <style:text-properties fo:font-style="normal" style:text-underline-style="solid" style:text-underline-width="auto" style:text-underline-color="font-color" fo:font-weight="normal" officeooo:rsid="00f70c70" officeooo:paragraph-rsid="01572943" style:font-style-asian="normal" style:font-weight-asian="normal" style:font-style-complex="normal" style:font-weight-complex="normal"/>
    </style:style>
    <style:style style:name="P483" style:family="paragraph" style:parent-style-name="Text_20_body">
      <style:paragraph-properties fo:margin-left="1.25in" fo:margin-right="0in" fo:margin-top="0in" fo:margin-bottom="0in" loext:contextual-spacing="false" fo:line-height="100%" fo:text-indent="-0.5in" style:auto-text-indent="false"/>
      <style:text-properties officeooo:rsid="00f828bf" officeooo:paragraph-rsid="01572943"/>
    </style:style>
    <style:style style:name="P484" style:family="paragraph" style:parent-style-name="Text_20_body">
      <style:paragraph-properties fo:margin-left="1.25in" fo:margin-right="0in" fo:margin-top="0in" fo:margin-bottom="0in" loext:contextual-spacing="false" fo:line-height="100%" fo:text-indent="-0.5in" style:auto-text-indent="false"/>
      <style:text-properties officeooo:rsid="01288208" officeooo:paragraph-rsid="01572943"/>
    </style:style>
    <style:style style:name="P485" style:family="paragraph" style:parent-style-name="Text_20_body" style:master-page-name="">
      <style:paragraph-properties fo:margin-left="1.25in" fo:margin-right="0in" fo:margin-top="0in" fo:margin-bottom="0in" loext:contextual-spacing="false" fo:line-height="100%" fo:text-indent="-0.5in" style:auto-text-indent="false" style:page-number="auto"/>
      <style:text-properties officeooo:paragraph-rsid="01572943"/>
    </style:style>
    <style:style style:name="P486" style:family="paragraph" style:parent-style-name="Standard" style:master-page-name="">
      <loext:graphic-properties draw:fill="none"/>
      <style:paragraph-properties fo:margin-left="1.4366in" fo:margin-right="0in" fo:line-height="100%" fo:text-indent="-0.9366in" style:auto-text-indent="false" style:page-number="auto"/>
      <style:text-properties fo:font-style="normal" style:text-underline-style="none" fo:font-weight="bold" officeooo:rsid="00e4d443" officeooo:paragraph-rsid="01692487" style:font-style-asian="normal" style:font-weight-asian="bold" style:font-style-complex="normal" style:font-weight-complex="bold"/>
    </style:style>
    <style:style style:name="P487" style:family="paragraph" style:parent-style-name="Standard" style:master-page-name="">
      <loext:graphic-properties draw:fill="none"/>
      <style:paragraph-properties fo:margin-left="1.4366in" fo:margin-right="0in" fo:line-height="100%" fo:text-indent="-0.9366in" style:auto-text-indent="false" style:page-number="auto"/>
      <style:text-properties fo:font-style="normal" style:text-underline-style="none" fo:font-weight="bold" officeooo:rsid="00e4d443" officeooo:paragraph-rsid="0168cdeb" style:font-style-asian="normal" style:font-weight-asian="bold" style:font-style-complex="normal" style:font-weight-complex="bold"/>
    </style:style>
    <style:style style:name="P488" style:family="paragraph" style:parent-style-name="Standard" style:master-page-name="">
      <loext:graphic-properties draw:fill="none"/>
      <style:paragraph-properties fo:margin-left="1.4366in" fo:margin-right="0in" fo:line-height="100%" fo:text-indent="-0.9366in" style:auto-text-indent="false" style:page-number="auto"/>
      <style:text-properties fo:font-style="normal" style:text-underline-style="none" fo:font-weight="bold" officeooo:rsid="00e4d443" officeooo:paragraph-rsid="016af25c" style:font-style-asian="normal" style:font-weight-asian="bold" style:font-style-complex="normal" style:font-weight-complex="bold"/>
    </style:style>
    <style:style style:name="P489"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15e8603" style:font-style-asian="normal" style:font-weight-asian="bold" style:font-style-complex="normal" style:font-weight-complex="bold"/>
    </style:style>
    <style:style style:name="P490" style:family="paragraph" style:parent-style-name="Standard">
      <loext:graphic-properties draw:fill="none"/>
      <style:paragraph-properties fo:margin-left="1.4366in" fo:margin-right="0in" fo:line-height="100%" fo:text-align="start" style:justify-single-word="false" fo:text-indent="-0.9366in" style:auto-text-indent="false"/>
      <style:text-properties fo:font-style="normal" style:text-underline-style="solid" style:text-underline-width="auto" style:text-underline-color="font-color" fo:font-weight="bold" officeooo:rsid="00614c9e" officeooo:paragraph-rsid="0168cdeb" style:font-style-asian="normal" style:font-weight-asian="bold" style:font-style-complex="normal" style:font-weight-complex="bold"/>
    </style:style>
    <style:style style:name="P491"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168cdeb" style:font-style-asian="normal" style:font-weight-asian="bold" style:font-style-complex="normal" style:font-weight-complex="bold"/>
    </style:style>
    <style:style style:name="P492"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17c0008" style:font-style-asian="normal" style:font-weight-asian="bold" style:font-style-complex="normal" style:font-weight-complex="bold"/>
    </style:style>
    <style:style style:name="P493"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1ae2286" style:font-style-asian="normal" style:font-weight-asian="bold" style:font-style-complex="normal" style:font-weight-complex="bold"/>
    </style:style>
    <style:style style:name="P494"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1ae62bc" style:font-style-asian="normal" style:font-weight-asian="bold" style:font-style-complex="normal" style:font-weight-complex="bold"/>
    </style:style>
    <style:style style:name="P495"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1b38677" style:font-style-asian="normal" style:font-weight-asian="bold" style:font-style-complex="normal" style:font-weight-complex="bold"/>
    </style:style>
    <style:style style:name="P496"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1b6b3b8" style:font-style-asian="normal" style:font-weight-asian="bold" style:font-style-complex="normal" style:font-weight-complex="bold"/>
    </style:style>
    <style:style style:name="P497"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1ba0db6" style:font-style-asian="normal" style:font-weight-asian="bold" style:font-style-complex="normal" style:font-weight-complex="bold"/>
    </style:style>
    <style:style style:name="P498"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1c3ec9e" style:font-style-asian="normal" style:font-weight-asian="bold" style:font-style-complex="normal" style:font-weight-complex="bold"/>
    </style:style>
    <style:style style:name="P499"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1e3372a" style:font-style-asian="normal" style:font-weight-asian="bold" style:font-style-complex="normal" style:font-weight-complex="bold"/>
    </style:style>
    <style:style style:name="P500"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22043d4" style:font-style-asian="normal" style:font-weight-asian="bold" style:font-style-complex="normal" style:font-weight-complex="bold"/>
    </style:style>
    <style:style style:name="P501"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22a7e55" style:font-style-asian="normal" style:font-weight-asian="bold" style:font-style-complex="normal" style:font-weight-complex="bold"/>
    </style:style>
    <style:style style:name="P502"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22abf52" style:font-style-asian="normal" style:font-weight-asian="bold" style:font-style-complex="normal" style:font-weight-complex="bold"/>
    </style:style>
    <style:style style:name="P503"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22b61c7" style:font-style-asian="normal" style:font-weight-asian="bold" style:font-style-complex="normal" style:font-weight-complex="bold"/>
    </style:style>
    <style:style style:name="P504"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22bc9f8" style:font-style-asian="normal" style:font-weight-asian="bold" style:font-style-complex="normal" style:font-weight-complex="bold"/>
    </style:style>
    <style:style style:name="P505"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0f332" officeooo:paragraph-rsid="015e8603" style:font-style-asian="normal" style:font-weight-asian="bold" style:font-style-complex="normal" style:font-weight-complex="bold"/>
    </style:style>
    <style:style style:name="P506" style:family="paragraph" style:parent-style-name="Standard">
      <loext:graphic-properties draw:fill="none"/>
      <style:paragraph-properties fo:margin-left="1.4366in" fo:margin-right="0in" fo:line-height="100%" fo:text-align="start" style:justify-single-word="false" fo:text-indent="-0.9366in" style:auto-text-indent="false"/>
      <style:text-properties fo:font-style="normal" style:text-underline-style="solid" style:text-underline-width="auto" style:text-underline-color="font-color" fo:font-weight="bold" officeooo:rsid="0060f332" officeooo:paragraph-rsid="0168cdeb" style:font-style-asian="normal" style:font-weight-asian="bold" style:font-style-complex="normal" style:font-weight-complex="bold"/>
    </style:style>
    <style:style style:name="P507"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0f332" officeooo:paragraph-rsid="0168cdeb" style:font-style-asian="normal" style:font-weight-asian="bold" style:font-style-complex="normal" style:font-weight-complex="bold"/>
    </style:style>
    <style:style style:name="P508"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0f332" officeooo:paragraph-rsid="017c0008" style:font-style-asian="normal" style:font-weight-asian="bold" style:font-style-complex="normal" style:font-weight-complex="bold"/>
    </style:style>
    <style:style style:name="P509" style:family="paragraph" style:parent-style-name="Standard">
      <loext:graphic-properties draw:fill="none"/>
      <style:paragraph-properties fo:margin-left="1.4366in" fo:margin-right="0in" fo:line-height="100%" fo:text-align="start" style:justify-single-word="false" fo:text-indent="-0.9366in" style:auto-text-indent="false"/>
      <style:text-properties fo:font-style="normal" style:text-underline-style="solid" style:text-underline-width="auto" style:text-underline-color="font-color" fo:font-weight="bold" officeooo:rsid="00dbd72d" officeooo:paragraph-rsid="0168cdeb" style:font-style-asian="normal" style:font-weight-asian="bold" style:font-style-complex="normal" style:font-weight-complex="bold"/>
    </style:style>
    <style:style style:name="P510"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16689ad" style:font-style-asian="normal" style:font-weight-asian="bold" style:font-style-complex="normal" style:font-weight-complex="bold"/>
    </style:style>
    <style:style style:name="P511"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168cdeb" style:font-style-asian="normal" style:font-weight-asian="bold" style:font-style-complex="normal" style:font-weight-complex="bold"/>
    </style:style>
    <style:style style:name="P512"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17c0008" style:font-style-asian="normal" style:font-weight-asian="bold" style:font-style-complex="normal" style:font-weight-complex="bold"/>
    </style:style>
    <style:style style:name="P513"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17eca79" style:font-style-asian="normal" style:font-weight-asian="bold" style:font-style-complex="normal" style:font-weight-complex="bold"/>
    </style:style>
    <style:style style:name="P514"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1ae62bc" style:font-style-asian="normal" style:font-weight-asian="bold" style:font-style-complex="normal" style:font-weight-complex="bold"/>
    </style:style>
    <style:style style:name="P515"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1b38677" style:font-style-asian="normal" style:font-weight-asian="bold" style:font-style-complex="normal" style:font-weight-complex="bold"/>
    </style:style>
    <style:style style:name="P516"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1ba0db6" style:font-style-asian="normal" style:font-weight-asian="bold" style:font-style-complex="normal" style:font-weight-complex="bold"/>
    </style:style>
    <style:style style:name="P517"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1c3ec9e" style:font-style-asian="normal" style:font-weight-asian="bold" style:font-style-complex="normal" style:font-weight-complex="bold"/>
    </style:style>
    <style:style style:name="P518"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22043d4" style:font-style-asian="normal" style:font-weight-asian="bold" style:font-style-complex="normal" style:font-weight-complex="bold"/>
    </style:style>
    <style:style style:name="P519"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15e8603" style:font-style-asian="normal" style:font-weight-asian="bold" style:font-style-complex="normal" style:font-weight-complex="bold"/>
    </style:style>
    <style:style style:name="P520"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22bc9f8" style:font-style-asian="normal" style:font-weight-asian="bold" style:font-style-complex="normal" style:font-weight-complex="bold"/>
    </style:style>
    <style:style style:name="P521"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17f37b5" officeooo:paragraph-rsid="017f37b5" style:font-style-asian="normal" style:font-weight-asian="bold" style:font-style-complex="normal" style:font-weight-complex="bold"/>
    </style:style>
    <style:style style:name="P522"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17f37b5" officeooo:paragraph-rsid="01a216ae" style:font-style-asian="normal" style:font-weight-asian="bold" style:font-style-complex="normal" style:font-weight-complex="bold"/>
    </style:style>
    <style:style style:name="P523"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18bd4ad" officeooo:paragraph-rsid="018bd4ad" style:font-style-asian="normal" style:font-weight-asian="bold" style:font-style-complex="normal" style:font-weight-complex="bold"/>
    </style:style>
    <style:style style:name="P524"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1c4e89a" officeooo:paragraph-rsid="01c4e89a" style:font-style-asian="normal" style:font-weight-asian="bold" style:font-style-complex="normal" style:font-weight-complex="bold"/>
    </style:style>
    <style:style style:name="P525"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f5acda" officeooo:paragraph-rsid="016efb88" style:font-style-asian="normal" style:font-weight-asian="normal" style:font-style-complex="normal" style:font-weight-complex="normal"/>
    </style:style>
    <style:style style:name="P526"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1ae2286" style:font-style-asian="normal" style:font-weight-asian="normal" style:font-style-complex="normal" style:font-weight-complex="normal"/>
    </style:style>
    <style:style style:name="P527"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1ae62bc" style:font-style-asian="normal" style:font-weight-asian="normal" style:font-style-complex="normal" style:font-weight-complex="normal"/>
    </style:style>
    <style:style style:name="P528"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1b38677" style:font-style-asian="normal" style:font-weight-asian="normal" style:font-style-complex="normal" style:font-weight-complex="normal"/>
    </style:style>
    <style:style style:name="P529"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1b6b3b8" style:font-style-asian="normal" style:font-weight-asian="normal" style:font-style-complex="normal" style:font-weight-complex="normal"/>
    </style:style>
    <style:style style:name="P530"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1ba0db6" style:font-style-asian="normal" style:font-weight-asian="normal" style:font-style-complex="normal" style:font-weight-complex="normal"/>
    </style:style>
    <style:style style:name="P531"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1c2a8bb" style:font-style-asian="normal" style:font-weight-asian="normal" style:font-style-complex="normal" style:font-weight-complex="normal"/>
    </style:style>
    <style:style style:name="P532"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1c3ec9e" style:font-style-asian="normal" style:font-weight-asian="normal" style:font-style-complex="normal" style:font-weight-complex="normal"/>
    </style:style>
    <style:style style:name="P533"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1dfc00d" style:font-style-asian="normal" style:font-weight-asian="normal" style:font-style-complex="normal" style:font-weight-complex="normal"/>
    </style:style>
    <style:style style:name="P534"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2043d4" style:font-style-asian="normal" style:font-weight-asian="normal" style:font-style-complex="normal" style:font-weight-complex="normal"/>
    </style:style>
    <style:style style:name="P535"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15e8603" style:font-style-asian="normal" style:font-weight-asian="normal" style:font-style-complex="normal" style:font-weight-complex="normal"/>
    </style:style>
    <style:style style:name="P536"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2a7e55" style:font-style-asian="normal" style:font-weight-asian="normal" style:font-style-complex="normal" style:font-weight-complex="normal"/>
    </style:style>
    <style:style style:name="P537"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2abf52" style:font-style-asian="normal" style:font-weight-asian="normal" style:font-style-complex="normal" style:font-weight-complex="normal"/>
    </style:style>
    <style:style style:name="P538"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2b61c7" style:font-style-asian="normal" style:font-weight-asian="normal" style:font-style-complex="normal" style:font-weight-complex="normal"/>
    </style:style>
    <style:style style:name="P539"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2bc9f8" style:font-style-asian="normal" style:font-weight-asian="normal" style:font-style-complex="normal" style:font-weight-complex="normal"/>
    </style:style>
    <style:style style:name="P540"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17b5397" officeooo:paragraph-rsid="017b5397" style:font-style-asian="normal" style:font-weight-asian="normal" style:font-style-complex="normal" style:font-weight-complex="normal"/>
    </style:style>
    <style:style style:name="P541"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177f0a2" officeooo:paragraph-rsid="01791648" style:font-style-asian="normal" style:font-weight-asian="normal" style:font-style-complex="normal" style:font-weight-complex="normal"/>
    </style:style>
    <style:style style:name="P542"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14c9e" officeooo:paragraph-rsid="0168cdeb" style:font-style-asian="normal" style:font-weight-asian="normal" style:font-style-complex="normal" style:font-weight-complex="normal"/>
    </style:style>
    <style:style style:name="P543"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22152cb" officeooo:paragraph-rsid="022152cb" style:font-style-asian="normal" style:font-weight-asian="normal" style:font-style-complex="normal" style:font-weight-complex="normal"/>
    </style:style>
    <style:style style:name="P544"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bold" officeooo:rsid="00e4d443" officeooo:paragraph-rsid="0168cdeb" style:font-style-asian="normal" style:font-weight-asian="bold" style:font-style-complex="normal" style:font-weight-complex="bold"/>
    </style:style>
    <style:style style:name="P545"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bold" officeooo:rsid="01a3cb73" officeooo:paragraph-rsid="01a3cb73" style:font-style-asian="normal" style:font-weight-asian="bold" style:font-style-complex="normal" style:font-weight-complex="bold"/>
    </style:style>
    <style:style style:name="P546"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15f426b" officeooo:paragraph-rsid="0168cdeb" style:font-style-asian="normal" style:font-weight-asian="normal" style:font-style-complex="normal" style:font-weight-complex="normal"/>
    </style:style>
    <style:style style:name="P547"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15ea2e6" officeooo:paragraph-rsid="0168cdeb" style:font-style-asian="normal" style:font-weight-asian="normal" style:font-style-complex="normal" style:font-weight-complex="normal"/>
    </style:style>
    <style:style style:name="P548"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16efb88" officeooo:paragraph-rsid="01692487" style:font-style-asian="normal" style:font-weight-asian="normal" style:font-style-complex="normal" style:font-weight-complex="normal"/>
    </style:style>
    <style:style style:name="P549"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16efb88" officeooo:paragraph-rsid="016efb88" style:font-style-asian="normal" style:font-weight-asian="normal" style:font-style-complex="normal" style:font-weight-complex="normal"/>
    </style:style>
    <style:style style:name="P550"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16fa846" officeooo:paragraph-rsid="016efb88" style:font-style-asian="normal" style:font-weight-asian="normal" style:font-style-complex="normal" style:font-weight-complex="normal"/>
    </style:style>
    <style:style style:name="P551"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0f5acda" officeooo:paragraph-rsid="016689ad" style:font-style-asian="normal" style:font-weight-asian="normal" style:font-style-complex="normal" style:font-weight-complex="normal"/>
    </style:style>
    <style:style style:name="P552"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17cd650" officeooo:paragraph-rsid="017c0008" style:font-style-asian="normal" style:font-weight-asian="normal" style:font-style-complex="normal" style:font-weight-complex="normal"/>
    </style:style>
    <style:style style:name="P553"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17eca79" officeooo:paragraph-rsid="017c0008" style:font-style-asian="normal" style:font-weight-asian="normal" style:font-style-complex="normal" style:font-weight-complex="normal"/>
    </style:style>
    <style:style style:name="P554"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16689ad" officeooo:paragraph-rsid="017c0008" style:font-style-asian="normal" style:font-weight-asian="normal" style:font-style-complex="normal" style:font-weight-complex="normal"/>
    </style:style>
    <style:style style:name="P555"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1bd6687" officeooo:paragraph-rsid="01ba0db6" style:font-style-asian="normal" style:font-weight-asian="normal" style:font-style-complex="normal" style:font-weight-complex="normal"/>
    </style:style>
    <style:style style:name="P556"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1c49de4" officeooo:paragraph-rsid="01c3ec9e" style:font-style-asian="normal" style:font-weight-asian="normal" style:font-style-complex="normal" style:font-weight-complex="normal"/>
    </style:style>
    <style:style style:name="P557" style:family="paragraph" style:parent-style-name="Standard">
      <loext:graphic-properties draw:fill="none"/>
      <style:paragraph-properties fo:margin-left="1.4366in" fo:margin-right="0in" fo:line-height="100%" fo:text-indent="-0.9366in" style:auto-text-indent="false"/>
      <style:text-properties fo:font-weight="normal" officeooo:rsid="01aeb458" officeooo:paragraph-rsid="01aeb458" style:font-weight-asian="normal" style:font-weight-complex="normal"/>
    </style:style>
    <style:style style:name="P558" style:family="paragraph" style:parent-style-name="Text_20_body">
      <loext:graphic-properties draw:fill="none"/>
      <style:paragraph-properties fo:margin-left="1.4366in" fo:margin-right="0in" fo:margin-top="0in" fo:margin-bottom="0in" loext:contextual-spacing="false" fo:line-height="100%" fo:text-align="start" style:justify-single-word="false" fo:text-indent="-0.9366in" style:auto-text-indent="false"/>
      <style:text-properties fo:font-style="normal" style:text-underline-style="solid" style:text-underline-width="auto" style:text-underline-color="font-color" fo:font-weight="normal" officeooo:rsid="00f5acda" officeooo:paragraph-rsid="0168cdeb" style:font-style-asian="normal" style:font-weight-asian="normal" style:font-style-complex="normal" style:font-weight-complex="normal"/>
    </style:style>
    <style:style style:name="P559"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68cdeb" style:font-style-asian="normal" style:font-weight-asian="normal" style:font-style-complex="normal" style:font-weight-complex="normal"/>
    </style:style>
    <style:style style:name="P560"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692487" style:font-style-asian="normal" style:font-weight-asian="normal" style:font-style-complex="normal" style:font-weight-complex="normal"/>
    </style:style>
    <style:style style:name="P561"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7b5397" style:font-style-asian="normal" style:font-weight-asian="normal" style:font-style-complex="normal" style:font-weight-complex="normal"/>
    </style:style>
    <style:style style:name="P562"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869499" style:font-style-asian="normal" style:font-weight-asian="normal" style:font-style-complex="normal" style:font-weight-complex="normal"/>
    </style:style>
    <style:style style:name="P563"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ae2286" style:font-style-asian="normal" style:font-weight-asian="normal" style:font-style-complex="normal" style:font-weight-complex="normal"/>
    </style:style>
    <style:style style:name="P564"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ae62bc" style:font-style-asian="normal" style:font-weight-asian="normal" style:font-style-complex="normal" style:font-weight-complex="normal"/>
    </style:style>
    <style:style style:name="P565"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aeb458" style:font-style-asian="normal" style:font-weight-asian="normal" style:font-style-complex="normal" style:font-weight-complex="normal"/>
    </style:style>
    <style:style style:name="P566"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affff3" style:font-style-asian="normal" style:font-weight-asian="normal" style:font-style-complex="normal" style:font-weight-complex="normal"/>
    </style:style>
    <style:style style:name="P567"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b38677" style:font-style-asian="normal" style:font-weight-asian="normal" style:font-style-complex="normal" style:font-weight-complex="normal"/>
    </style:style>
    <style:style style:name="P568"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b6b3b8" style:font-style-asian="normal" style:font-weight-asian="normal" style:font-style-complex="normal" style:font-weight-complex="normal"/>
    </style:style>
    <style:style style:name="P569"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ba0db6" style:font-style-asian="normal" style:font-weight-asian="normal" style:font-style-complex="normal" style:font-weight-complex="normal"/>
    </style:style>
    <style:style style:name="P570"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c2a8bb" style:font-style-asian="normal" style:font-weight-asian="normal" style:font-style-complex="normal" style:font-weight-complex="normal"/>
    </style:style>
    <style:style style:name="P571"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c3ec9e" style:font-style-asian="normal" style:font-weight-asian="normal" style:font-style-complex="normal" style:font-weight-complex="normal"/>
    </style:style>
    <style:style style:name="P572"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dfc00d" style:font-style-asian="normal" style:font-weight-asian="normal" style:font-style-complex="normal" style:font-weight-complex="normal"/>
    </style:style>
    <style:style style:name="P573"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22043d4" style:font-style-asian="normal" style:font-weight-asian="normal" style:font-style-complex="normal" style:font-weight-complex="normal"/>
    </style:style>
    <style:style style:name="P574"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5e8603" style:font-style-asian="normal" style:font-weight-asian="normal" style:font-style-complex="normal" style:font-weight-complex="normal"/>
    </style:style>
    <style:style style:name="P575"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22a7e55" style:font-style-asian="normal" style:font-weight-asian="normal" style:font-style-complex="normal" style:font-weight-complex="normal"/>
    </style:style>
    <style:style style:name="P576"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22abf52" style:font-style-asian="normal" style:font-weight-asian="normal" style:font-style-complex="normal" style:font-weight-complex="normal"/>
    </style:style>
    <style:style style:name="P577"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22b61c7" style:font-style-asian="normal" style:font-weight-asian="normal" style:font-style-complex="normal" style:font-weight-complex="normal"/>
    </style:style>
    <style:style style:name="P578"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22bc9f8" style:font-style-asian="normal" style:font-weight-asian="normal" style:font-style-complex="normal" style:font-weight-complex="normal"/>
    </style:style>
    <style:style style:name="P579"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1d6410f" officeooo:paragraph-rsid="01d6410f" style:font-style-asian="normal" style:font-weight-asian="normal" style:font-style-complex="normal" style:font-weight-complex="normal"/>
    </style:style>
    <style:style style:name="P580"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22abf52" officeooo:paragraph-rsid="022abf52" style:font-style-asian="normal" style:font-weight-asian="normal" style:font-style-complex="normal" style:font-weight-complex="normal"/>
    </style:style>
    <style:style style:name="P581"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bold" officeooo:rsid="01ba0db6" officeooo:paragraph-rsid="01ba0db6" style:font-style-asian="normal" style:font-weight-asian="bold" style:font-style-complex="normal" style:font-weight-complex="bold"/>
    </style:style>
    <style:style style:name="P582"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bold" officeooo:rsid="01c3126b" officeooo:paragraph-rsid="01c49de4" style:font-style-asian="normal" style:font-weight-asian="bold" style:font-style-complex="normal" style:font-weight-complex="bold"/>
    </style:style>
    <style:style style:name="P583"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bold" officeooo:rsid="00918078" officeooo:paragraph-rsid="01c3ec9e" style:font-style-asian="normal" style:font-weight-asian="bold" style:font-style-complex="normal" style:font-weight-complex="bold"/>
    </style:style>
    <style:style style:name="P584"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bold" officeooo:rsid="01cb11f1" officeooo:paragraph-rsid="01cb11f1" style:font-style-asian="normal" style:font-weight-asian="bold" style:font-style-complex="normal" style:font-weight-complex="bold"/>
    </style:style>
    <style:style style:name="P585"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bold" officeooo:rsid="01cb11f1" officeooo:paragraph-rsid="01cc42a8" style:font-style-asian="normal" style:font-weight-asian="bold" style:font-style-complex="normal" style:font-weight-complex="bold"/>
    </style:style>
    <style:style style:name="P586"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bold" officeooo:rsid="01cb11f1" officeooo:paragraph-rsid="01cd9b70" style:font-style-asian="normal" style:font-weight-asian="bold" style:font-style-complex="normal" style:font-weight-complex="bold"/>
    </style:style>
    <style:style style:name="P587"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bold" officeooo:rsid="01cb11f1" officeooo:paragraph-rsid="01d53e14" style:font-style-asian="normal" style:font-weight-asian="bold" style:font-style-complex="normal" style:font-weight-complex="bold"/>
    </style:style>
    <style:style style:name="P588"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bold" officeooo:rsid="01dfc00d" officeooo:paragraph-rsid="01dfc00d" style:font-style-asian="normal" style:font-weight-asian="bold" style:font-style-complex="normal" style:font-weight-complex="bold"/>
    </style:style>
    <style:style style:name="P589"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1692487" officeooo:paragraph-rsid="01692487" style:font-style-asian="normal" style:font-weight-asian="normal" style:font-style-complex="normal" style:font-weight-complex="normal"/>
    </style:style>
    <style:style style:name="P590"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163a0b0" officeooo:paragraph-rsid="01692487" style:font-style-asian="normal" style:font-weight-asian="normal" style:font-style-complex="normal" style:font-weight-complex="normal"/>
    </style:style>
    <style:style style:name="P591"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1b38677" officeooo:paragraph-rsid="01b38677" style:font-style-asian="normal" style:font-weight-asian="normal" style:font-style-complex="normal" style:font-weight-complex="normal"/>
    </style:style>
    <style:style style:name="P592"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1b6b3b8" officeooo:paragraph-rsid="01b6b3b8" style:font-style-asian="normal" style:font-weight-asian="normal" style:font-style-complex="normal" style:font-weight-complex="normal"/>
    </style:style>
    <style:style style:name="P593"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1ba0db6" officeooo:paragraph-rsid="01ba0db6" style:font-style-asian="normal" style:font-weight-asian="normal" style:font-style-complex="normal" style:font-weight-complex="normal"/>
    </style:style>
    <style:style style:name="P594"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0e670c3" officeooo:paragraph-rsid="01ba0db6" style:font-style-asian="normal" style:font-weight-asian="normal" style:font-style-complex="normal" style:font-weight-complex="normal"/>
    </style:style>
    <style:style style:name="P595"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1c3126b" officeooo:paragraph-rsid="01c2a8bb" style:font-style-asian="normal" style:font-weight-asian="normal" style:font-style-complex="normal" style:font-weight-complex="normal"/>
    </style:style>
    <style:style style:name="P596"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1caa302" officeooo:paragraph-rsid="01c3ec9e" style:font-style-asian="normal" style:font-weight-asian="normal" style:font-style-complex="normal" style:font-weight-complex="normal"/>
    </style:style>
    <style:style style:name="P597"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1cb11f1" officeooo:paragraph-rsid="01cb11f1" style:font-style-asian="normal" style:font-weight-asian="normal" style:font-style-complex="normal" style:font-weight-complex="normal"/>
    </style:style>
    <style:style style:name="P598"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1cb11f1" officeooo:paragraph-rsid="01d53e14" style:font-style-asian="normal" style:font-weight-asian="normal" style:font-style-complex="normal" style:font-weight-complex="normal"/>
    </style:style>
    <style:style style:name="P599"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1dfc00d" officeooo:paragraph-rsid="01dfc00d" style:font-style-asian="normal" style:font-weight-asian="normal" style:font-style-complex="normal" style:font-weight-complex="normal"/>
    </style:style>
    <style:style style:name="P600"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bold" officeooo:rsid="01cb11f1" officeooo:paragraph-rsid="01cb11f1" style:font-style-asian="normal" style:font-weight-asian="bold" style:font-style-complex="normal" style:font-weight-complex="bold"/>
    </style:style>
    <style:style style:name="P601"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bold" officeooo:rsid="01c3126b" officeooo:paragraph-rsid="0205fc8e" style:font-style-asian="normal" style:font-weight-asian="bold" style:font-style-complex="normal" style:font-weight-complex="bold"/>
    </style:style>
    <style:style style:name="P602"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italic" style:text-underline-style="none" fo:font-weight="normal" officeooo:rsid="01aeb458" officeooo:paragraph-rsid="01aeb458" style:font-style-asian="italic" style:font-weight-asian="normal" style:font-style-complex="italic" style:font-weight-complex="normal"/>
    </style:style>
    <style:style style:name="P603"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style:text-line-through-style="none" style:text-line-through-type="none" fo:font-size="12pt" fo:font-style="normal" style:text-underline-style="none" fo:font-weight="normal" officeooo:rsid="01c49de4" officeooo:paragraph-rsid="01d53e14" style:font-size-asian="12pt" style:font-style-asian="normal" style:font-weight-asian="normal" style:font-size-complex="12pt" style:font-style-complex="normal" style:font-weight-complex="normal"/>
    </style:style>
    <style:style style:name="P604" style:family="paragraph" style:parent-style-name="Standard" style:master-page-name="">
      <loext:graphic-properties draw:fill="none"/>
      <style:paragraph-properties fo:margin-left="1.1252in" fo:margin-right="0in" fo:line-height="100%" fo:text-indent="-0.6252in" style:auto-text-indent="false" style:page-number="auto"/>
      <style:text-properties fo:font-style="normal" style:text-underline-style="solid" style:text-underline-width="auto" style:text-underline-color="font-color" fo:font-weight="bold" officeooo:rsid="00918078" officeooo:paragraph-rsid="015e8603" style:font-style-asian="normal" style:font-weight-asian="bold" style:font-style-complex="normal" style:font-weight-complex="bold"/>
    </style:style>
    <style:style style:name="P605" style:family="paragraph" style:parent-style-name="Standard">
      <loext:graphic-properties draw:fill="none"/>
      <style:paragraph-properties fo:margin-left="1.1252in" fo:margin-right="0in" fo:line-height="100%" fo:text-align="start" style:justify-single-word="false" fo:text-indent="-0.6252in" style:auto-text-indent="false"/>
      <style:text-properties fo:font-style="normal" style:text-underline-style="solid" style:text-underline-width="auto" style:text-underline-color="font-color" fo:font-weight="bold" officeooo:rsid="00918078" officeooo:paragraph-rsid="0168cdeb" style:font-style-asian="normal" style:font-weight-asian="bold" style:font-style-complex="normal" style:font-weight-complex="bold"/>
    </style:style>
    <style:style style:name="P606"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0918078" officeooo:paragraph-rsid="0168cdeb" style:font-style-asian="normal" style:font-weight-asian="bold" style:font-style-complex="normal" style:font-weight-complex="bold"/>
    </style:style>
    <style:style style:name="P607"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0918078" officeooo:paragraph-rsid="01affff3" style:font-style-asian="normal" style:font-weight-asian="bold" style:font-style-complex="normal" style:font-weight-complex="bold"/>
    </style:style>
    <style:style style:name="P608"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0918078" officeooo:paragraph-rsid="01b38677" style:font-style-asian="normal" style:font-weight-asian="bold" style:font-style-complex="normal" style:font-weight-complex="bold"/>
    </style:style>
    <style:style style:name="P609"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0918078" officeooo:paragraph-rsid="015e8603" style:font-style-asian="normal" style:font-weight-asian="bold" style:font-style-complex="normal" style:font-weight-complex="bold"/>
    </style:style>
    <style:style style:name="P610"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0918078" officeooo:paragraph-rsid="022a7e55" style:font-style-asian="normal" style:font-weight-asian="bold" style:font-style-complex="normal" style:font-weight-complex="bold"/>
    </style:style>
    <style:style style:name="P611"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1b38677" officeooo:paragraph-rsid="01b38677" style:font-style-asian="normal" style:font-weight-asian="bold" style:font-style-complex="normal" style:font-weight-complex="bold"/>
    </style:style>
    <style:style style:name="P612"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1b6b3b8" officeooo:paragraph-rsid="01b6b3b8" style:font-style-asian="normal" style:font-weight-asian="bold" style:font-style-complex="normal" style:font-weight-complex="bold"/>
    </style:style>
    <style:style style:name="P613"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1ba0db6" officeooo:paragraph-rsid="01c2a8bb" style:font-style-asian="normal" style:font-weight-asian="bold" style:font-style-complex="normal" style:font-weight-complex="bold"/>
    </style:style>
    <style:style style:name="P614"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1ded375" officeooo:paragraph-rsid="01ded375" style:font-style-asian="normal" style:font-weight-asian="bold" style:font-style-complex="normal" style:font-weight-complex="bold"/>
    </style:style>
    <style:style style:name="P615"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normal" officeooo:rsid="00e670c3" officeooo:paragraph-rsid="015e8603" style:font-style-asian="normal" style:font-weight-asian="normal" style:font-style-complex="normal" style:font-weight-complex="normal"/>
    </style:style>
    <style:style style:name="P616"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normal" officeooo:rsid="00e670c3" officeooo:paragraph-rsid="01ba0db6" style:font-style-asian="normal" style:font-weight-asian="normal" style:font-style-complex="normal" style:font-weight-complex="normal"/>
    </style:style>
    <style:style style:name="P617"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normal" officeooo:rsid="00e670c3" officeooo:paragraph-rsid="01e3372a" style:font-style-asian="normal" style:font-weight-asian="normal" style:font-style-complex="normal" style:font-weight-complex="normal"/>
    </style:style>
    <style:style style:name="P618" style:family="paragraph" style:parent-style-name="Standard">
      <loext:graphic-properties draw:fill="none"/>
      <style:paragraph-properties fo:margin-left="1.1252in" fo:margin-right="0in" fo:line-height="100%" fo:text-indent="-0.6252in" style:auto-text-indent="false"/>
      <style:text-properties fo:font-style="normal" style:text-underline-style="none" fo:font-weight="bold" officeooo:rsid="01a7871c" officeooo:paragraph-rsid="01a7871c" style:font-style-asian="normal" style:font-weight-asian="bold" style:font-style-complex="normal" style:font-weight-complex="bold"/>
    </style:style>
    <style:style style:name="P619" style:family="paragraph" style:parent-style-name="Standard">
      <loext:graphic-properties draw:fill="none"/>
      <style:paragraph-properties fo:margin-left="1.1252in" fo:margin-right="0in" fo:line-height="100%" fo:text-indent="-0.6252in" style:auto-text-indent="false"/>
      <style:text-properties fo:font-style="normal" style:text-underline-style="none" fo:font-weight="bold" officeooo:rsid="01ba0db6" officeooo:paragraph-rsid="01ba0db6" style:font-style-asian="normal" style:font-weight-asian="bold" style:font-style-complex="normal" style:font-weight-complex="bold"/>
    </style:style>
    <style:style style:name="P620" style:family="paragraph" style:parent-style-name="Standard">
      <loext:graphic-properties draw:fill="none"/>
      <style:paragraph-properties fo:margin-left="1.1252in" fo:margin-right="0in" fo:line-height="100%" fo:text-indent="-0.6252in" style:auto-text-indent="false"/>
      <style:text-properties fo:font-style="normal" style:text-underline-style="none" fo:font-weight="bold" officeooo:rsid="01ba0db6" officeooo:paragraph-rsid="01c2a8bb" style:font-style-asian="normal" style:font-weight-asian="bold" style:font-style-complex="normal" style:font-weight-complex="bold"/>
    </style:style>
    <style:style style:name="P621" style:family="paragraph" style:parent-style-name="Standard">
      <loext:graphic-properties draw:fill="none"/>
      <style:paragraph-properties fo:margin-left="1.1252in" fo:margin-right="0in" fo:line-height="100%" fo:text-indent="-0.6252in" style:auto-text-indent="false"/>
      <style:text-properties fo:font-style="normal" style:text-underline-style="none" fo:font-weight="bold" officeooo:rsid="01b38677" officeooo:paragraph-rsid="01b38677" style:font-style-asian="normal" style:font-weight-asian="bold" style:font-style-complex="normal" style:font-weight-complex="bold"/>
    </style:style>
    <style:style style:name="P622" style:family="paragraph" style:parent-style-name="Standard">
      <loext:graphic-properties draw:fill="none"/>
      <style:paragraph-properties fo:margin-left="1.1252in" fo:margin-right="0in" fo:line-height="100%" fo:text-indent="-0.6252in" style:auto-text-indent="false"/>
      <style:text-properties fo:font-style="normal" style:text-underline-style="none" fo:font-weight="bold" officeooo:rsid="01ded375" officeooo:paragraph-rsid="01ded375" style:font-style-asian="normal" style:font-weight-asian="bold" style:font-style-complex="normal" style:font-weight-complex="bold"/>
    </style:style>
    <style:style style:name="P623" style:family="paragraph" style:parent-style-name="Standard">
      <loext:graphic-properties draw:fill="none"/>
      <style:paragraph-properties fo:margin-left="1.1252in" fo:margin-right="0in" fo:line-height="100%" fo:text-indent="-0.6252in" style:auto-text-indent="false"/>
      <style:text-properties fo:font-style="normal" style:text-underline-style="none" fo:font-weight="normal" officeooo:rsid="01b38677" officeooo:paragraph-rsid="01b38677" style:font-style-asian="normal" style:font-weight-asian="normal" style:font-style-complex="normal" style:font-weight-complex="normal"/>
    </style:style>
    <style:style style:name="P624" style:family="paragraph" style:parent-style-name="Standard">
      <loext:graphic-properties draw:fill="none"/>
      <style:paragraph-properties fo:margin-left="1.1252in" fo:margin-right="0in" fo:line-height="100%" fo:text-indent="-0.6252in" style:auto-text-indent="false"/>
      <style:text-properties fo:font-style="normal" style:text-underline-style="none" fo:font-weight="normal" officeooo:rsid="01ba0db6" officeooo:paragraph-rsid="01ba0db6" style:font-style-asian="normal" style:font-weight-asian="normal" style:font-style-complex="normal" style:font-weight-complex="normal"/>
    </style:style>
    <style:style style:name="P625" style:family="paragraph" style:parent-style-name="Standard">
      <loext:graphic-properties draw:fill="none"/>
      <style:paragraph-properties fo:margin-left="1.1252in" fo:margin-right="0in" fo:line-height="100%" fo:text-indent="-0.6252in" style:auto-text-indent="false"/>
      <style:text-properties fo:font-style="normal" style:text-underline-style="none" fo:font-weight="normal" officeooo:rsid="01a98ad6" officeooo:paragraph-rsid="015e8603" style:font-style-asian="normal" style:font-weight-asian="normal" style:font-style-complex="normal" style:font-weight-complex="normal"/>
    </style:style>
    <style:style style:name="P626" style:family="paragraph" style:parent-style-name="Standard">
      <loext:graphic-properties draw:fill="none"/>
      <style:paragraph-properties fo:margin-left="1.1252in" fo:margin-right="0in" fo:line-height="100%" fo:text-indent="-0.6252in" style:auto-text-indent="false"/>
      <style:text-properties fo:font-style="normal" style:text-underline-style="none" fo:font-weight="normal" officeooo:rsid="01ded375" officeooo:paragraph-rsid="01ded375" style:font-style-asian="normal" style:font-weight-asian="normal" style:font-style-complex="normal" style:font-weight-complex="normal"/>
    </style:style>
    <style:style style:name="P627" style:family="paragraph" style:parent-style-name="Standard">
      <loext:graphic-properties draw:fill="none"/>
      <style:paragraph-properties fo:margin-left="1.1252in" fo:margin-right="0in" fo:line-height="100%" fo:text-indent="-0.6252in" style:auto-text-indent="false"/>
      <style:text-properties fo:font-style="italic" style:text-underline-style="none" fo:font-weight="normal" officeooo:rsid="01b2c96d" officeooo:paragraph-rsid="01b2c96d" style:font-style-asian="italic" style:font-weight-asian="normal" style:font-style-complex="italic" style:font-weight-complex="normal"/>
    </style:style>
    <style:style style:name="P628" style:family="paragraph" style:parent-style-name="Standard">
      <loext:graphic-properties draw:fill="none"/>
      <style:paragraph-properties fo:margin-left="1.1252in" fo:margin-right="0in" fo:line-height="100%" fo:text-indent="-0.6252in" style:auto-text-indent="false"/>
      <style:text-properties fo:font-style="italic" style:text-underline-style="none" fo:font-weight="normal" officeooo:rsid="01ba0db6" officeooo:paragraph-rsid="01c2a8bb" style:font-style-asian="italic" style:font-weight-asian="normal" style:font-style-complex="italic" style:font-weight-complex="normal"/>
    </style:style>
    <style:style style:name="P629"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font-style="normal" style:text-underline-style="none" fo:font-weight="normal" officeooo:rsid="00e670c3" officeooo:paragraph-rsid="01ba0db6" style:font-style-asian="normal" style:font-weight-asian="normal" style:font-style-complex="normal" style:font-weight-complex="normal"/>
    </style:style>
    <style:style style:name="P630"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font-style="normal" style:text-underline-style="none" fo:font-weight="bold" officeooo:rsid="00e670c3" officeooo:paragraph-rsid="01ba0db6" style:font-style-asian="normal" style:font-weight-asian="bold" style:font-style-complex="normal" style:font-weight-complex="bold"/>
    </style:style>
    <style:style style:name="P631"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font-style="normal" style:text-underline-style="solid" style:text-underline-width="auto" style:text-underline-color="font-color" fo:font-weight="bold" officeooo:rsid="00918078" officeooo:paragraph-rsid="022bc9f8" style:font-style-asian="normal" style:font-weight-asian="bold" style:font-style-complex="normal" style:font-weight-complex="bold"/>
    </style:style>
    <style:style style:name="P632"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5e8603"/>
    </style:style>
    <style:style style:name="P633"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68cdeb"/>
    </style:style>
    <style:style style:name="P634" style:family="paragraph" style:parent-style-name="Standard" style:master-page-name="">
      <loext:graphic-properties draw:fill="none"/>
      <style:paragraph-properties fo:margin-left="1.1866in" fo:margin-right="0in" fo:line-height="100%" fo:text-align="start" style:justify-single-word="false" fo:text-indent="-0.6866in" style:auto-text-indent="false" style:page-number="auto"/>
      <style:text-properties officeooo:paragraph-rsid="0168cdeb"/>
    </style:style>
    <style:style style:name="P635"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7c0008"/>
    </style:style>
    <style:style style:name="P636"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aeb458"/>
    </style:style>
    <style:style style:name="P637"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affff3"/>
    </style:style>
    <style:style style:name="P638"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b38677"/>
    </style:style>
    <style:style style:name="P639"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ba0db6"/>
    </style:style>
    <style:style style:name="P640"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b6b3b8"/>
    </style:style>
    <style:style style:name="P641"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c2a8bb"/>
    </style:style>
    <style:style style:name="P642"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dfc00d"/>
    </style:style>
    <style:style style:name="P643"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e3372a"/>
    </style:style>
    <style:style style:name="P644"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22043d4"/>
    </style:style>
    <style:style style:name="P645"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22a7e55"/>
    </style:style>
    <style:style style:name="P646"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22b61c7"/>
    </style:style>
    <style:style style:name="P647"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22abf52"/>
    </style:style>
    <style:style style:name="P648"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22bc9f8"/>
    </style:style>
    <style:style style:name="P649" style:family="paragraph" style:parent-style-name="Standard" style:master-page-name="">
      <loext:graphic-properties draw:fill="none"/>
      <style:paragraph-properties fo:margin-left="1.1866in" fo:margin-right="0in" fo:line-height="100%" fo:text-indent="-0.6866in" style:auto-text-indent="false" style:page-number="auto"/>
      <style:text-properties fo:font-style="normal" style:text-underline-style="none" fo:font-weight="normal" officeooo:rsid="015e8603" officeooo:paragraph-rsid="01ae2286" style:font-style-asian="normal" style:font-weight-asian="normal" style:font-style-complex="normal" style:font-weight-complex="normal"/>
    </style:style>
    <style:style style:name="P650" style:family="paragraph" style:parent-style-name="Standard">
      <loext:graphic-properties draw:fill="none"/>
      <style:paragraph-properties fo:margin-left="1.1866in" fo:margin-right="0in" fo:line-height="100%" fo:text-indent="-0.6866in" style:auto-text-indent="false"/>
      <style:text-properties officeooo:paragraph-rsid="0168cdeb"/>
    </style:style>
    <style:style style:name="P651" style:family="paragraph" style:parent-style-name="Standard">
      <loext:graphic-properties draw:fill="none"/>
      <style:paragraph-properties fo:margin-left="1.1866in" fo:margin-right="0in" fo:line-height="100%" fo:text-indent="-0.6866in" style:auto-text-indent="false"/>
      <style:text-properties officeooo:paragraph-rsid="01ae2286"/>
    </style:style>
    <style:style style:name="P652" style:family="paragraph" style:parent-style-name="Standard">
      <loext:graphic-properties draw:fill="none"/>
      <style:paragraph-properties fo:margin-left="1.1866in" fo:margin-right="0in" fo:line-height="100%" fo:text-indent="-0.6866in" style:auto-text-indent="false"/>
      <style:text-properties officeooo:paragraph-rsid="01aeb458"/>
    </style:style>
    <style:style style:name="P653" style:family="paragraph" style:parent-style-name="Standard">
      <loext:graphic-properties draw:fill="none"/>
      <style:paragraph-properties fo:margin-left="1.1866in" fo:margin-right="0in" fo:line-height="100%" fo:text-indent="-0.6866in" style:auto-text-indent="false"/>
      <style:text-properties officeooo:paragraph-rsid="01dfc00d"/>
    </style:style>
    <style:style style:name="P654" style:family="paragraph" style:parent-style-name="Standard">
      <loext:graphic-properties draw:fill="none"/>
      <style:paragraph-properties fo:margin-left="1.1866in" fo:margin-right="0in" fo:line-height="100%" fo:text-indent="-0.6866in" style:auto-text-indent="false"/>
      <style:text-properties officeooo:paragraph-rsid="022043d4"/>
    </style:style>
    <style:style style:name="P655" style:family="paragraph" style:parent-style-name="Standard">
      <loext:graphic-properties draw:fill="none"/>
      <style:paragraph-properties fo:margin-left="1.1866in" fo:margin-right="0in" fo:line-height="100%" fo:text-indent="-0.6866in" style:auto-text-indent="false"/>
      <style:text-properties officeooo:paragraph-rsid="022b61c7"/>
    </style:style>
    <style:style style:name="P656"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15ea2e6" officeooo:paragraph-rsid="0168cdeb" style:font-style-asian="normal" style:font-weight-asian="normal" style:font-style-complex="normal" style:font-weight-complex="normal"/>
    </style:style>
    <style:style style:name="P657"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163a0b0" officeooo:paragraph-rsid="0168cdeb" style:font-style-asian="normal" style:font-weight-asian="normal" style:font-style-complex="normal" style:font-weight-complex="normal"/>
    </style:style>
    <style:style style:name="P658"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16689ad" officeooo:paragraph-rsid="015e8603" style:font-style-asian="normal" style:font-weight-asian="normal" style:font-style-complex="normal" style:font-weight-complex="normal"/>
    </style:style>
    <style:style style:name="P659"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16689ad" officeooo:paragraph-rsid="016689ad" style:font-style-asian="normal" style:font-weight-asian="normal" style:font-style-complex="normal" style:font-weight-complex="normal"/>
    </style:style>
    <style:style style:name="P660"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0614c9e" officeooo:paragraph-rsid="01aeb458" style:font-style-asian="normal" style:font-weight-asian="normal" style:font-style-complex="normal" style:font-weight-complex="normal"/>
    </style:style>
    <style:style style:name="P661"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1b38677" officeooo:paragraph-rsid="01b38677" style:font-style-asian="normal" style:font-weight-asian="normal" style:font-style-complex="normal" style:font-weight-complex="normal"/>
    </style:style>
    <style:style style:name="P662"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1bbe4c5" officeooo:paragraph-rsid="01ba0db6" style:font-style-asian="normal" style:font-weight-asian="normal" style:font-style-complex="normal" style:font-weight-complex="normal"/>
    </style:style>
    <style:style style:name="P663"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bold" officeooo:rsid="01e78dfe" officeooo:paragraph-rsid="01fd58d0" style:font-style-asian="normal" style:font-weight-asian="bold" style:font-style-complex="normal" style:font-weight-complex="bold"/>
    </style:style>
    <style:style style:name="P664"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bold" officeooo:rsid="01eda94b" officeooo:paragraph-rsid="01fd58d0" style:font-style-asian="normal" style:font-weight-asian="bold" style:font-style-complex="normal" style:font-weight-complex="bold"/>
    </style:style>
    <style:style style:name="P665"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bold" officeooo:rsid="01f39989" officeooo:paragraph-rsid="01fd58d0" style:font-style-asian="normal" style:font-weight-asian="bold" style:font-style-complex="normal" style:font-weight-complex="bold"/>
    </style:style>
    <style:style style:name="P666" style:family="paragraph" style:parent-style-name="Standard">
      <loext:graphic-properties draw:fill="none"/>
      <style:paragraph-properties fo:margin-left="1.1866in" fo:margin-right="0in" fo:line-height="100%" fo:text-indent="-0.6866in" style:auto-text-indent="false"/>
      <style:text-properties style:text-underline-style="none" officeooo:paragraph-rsid="01e3372a"/>
    </style:style>
    <style:style style:name="P667" style:family="paragraph" style:parent-style-name="Standard">
      <loext:graphic-properties draw:fill="none"/>
      <style:paragraph-properties fo:margin-left="1.1866in" fo:margin-right="0in" fo:line-height="100%" fo:text-indent="-0.6866in" style:auto-text-indent="false"/>
      <style:text-properties style:text-underline-style="none" officeooo:paragraph-rsid="022043d4"/>
    </style:style>
    <style:style style:name="P668" style:family="paragraph" style:parent-style-name="Standard">
      <loext:graphic-properties draw:fill="none"/>
      <style:paragraph-properties fo:margin-left="1.1866in" fo:margin-right="0in" fo:line-height="100%" fo:text-indent="-0.6866in" style:auto-text-indent="false"/>
      <style:text-properties style:text-underline-style="none" fo:font-weight="bold" officeooo:paragraph-rsid="01fd58d0" style:font-weight-asian="bold" style:font-weight-complex="bold"/>
    </style:style>
    <style:style style:name="P669" style:family="paragraph" style:parent-style-name="Standard">
      <loext:graphic-properties draw:fill="none"/>
      <style:paragraph-properties fo:margin-left="1.1866in" fo:margin-right="0in" fo:line-height="100%" fo:text-indent="-0.6866in" style:auto-text-indent="false"/>
      <style:text-properties style:text-underline-style="none" officeooo:rsid="022ba03c" officeooo:paragraph-rsid="022ba03c"/>
    </style:style>
    <style:style style:name="P670" style:family="paragraph" style:parent-style-name="Standard">
      <loext:graphic-properties draw:fill="none"/>
      <style:paragraph-properties fo:margin-left="1.1866in" fo:margin-right="0in" fo:line-height="100%" fo:text-indent="-0.6866in" style:auto-text-indent="false"/>
      <style:text-properties style:text-underline-style="none" officeooo:rsid="022bc9f8" officeooo:paragraph-rsid="022bc9f8"/>
    </style:style>
    <style:style style:name="P671" style:family="paragraph" style:parent-style-name="Standard">
      <loext:graphic-properties draw:fill="none"/>
      <style:paragraph-properties fo:margin-left="1.3752in" fo:margin-right="0in" fo:line-height="100%" fo:text-indent="-0.8752in" style:auto-text-indent="false"/>
      <style:text-properties fo:font-style="normal" style:text-underline-style="solid" style:text-underline-width="auto" style:text-underline-color="font-color" fo:font-weight="bold" officeooo:rsid="00918078" officeooo:paragraph-rsid="0168cdeb" style:font-style-asian="normal" style:font-weight-asian="bold" style:font-style-complex="normal" style:font-weight-complex="bold"/>
    </style:style>
    <style:style style:name="P672" style:family="paragraph" style:parent-style-name="Standard">
      <loext:graphic-properties draw:fill="none"/>
      <style:paragraph-properties fo:margin-left="1.3752in" fo:margin-right="0in" fo:line-height="100%" fo:text-indent="-0.8752in" style:auto-text-indent="false"/>
      <style:text-properties fo:font-style="normal" style:text-underline-style="none" fo:font-weight="normal" officeooo:rsid="00e670c3" officeooo:paragraph-rsid="0168cdeb" style:font-style-asian="normal" style:font-weight-asian="normal" style:font-style-complex="normal" style:font-weight-complex="normal"/>
    </style:style>
    <style:style style:name="P673" style:family="paragraph" style:parent-style-name="Standard">
      <loext:graphic-properties draw:fill="none"/>
      <style:paragraph-properties fo:margin-left="0.5in" fo:margin-right="0in" fo:line-height="100%" fo:text-indent="0in" style:auto-text-indent="false"/>
      <style:text-properties fo:font-style="normal" style:text-underline-style="none" fo:font-weight="normal" officeooo:rsid="015f426b" officeooo:paragraph-rsid="0168cdeb" style:font-style-asian="normal" style:font-weight-asian="normal" style:font-style-complex="normal" style:font-weight-complex="normal"/>
    </style:style>
    <style:style style:name="P674" style:family="paragraph" style:parent-style-name="Standard">
      <loext:graphic-properties draw:fill="none"/>
      <style:paragraph-properties fo:margin-left="0.5in" fo:margin-right="0in" fo:line-height="100%" fo:text-indent="0in" style:auto-text-indent="false"/>
      <style:text-properties fo:font-style="normal" style:text-underline-style="none" fo:font-weight="normal" officeooo:rsid="01b876ff" officeooo:paragraph-rsid="01b876ff" style:font-style-asian="normal" style:font-weight-asian="normal" style:font-style-complex="normal" style:font-weight-complex="normal"/>
    </style:style>
    <style:style style:name="P675" style:family="paragraph" style:parent-style-name="Standard">
      <loext:graphic-properties draw:fill="none"/>
      <style:paragraph-properties fo:margin-left="0.5in" fo:margin-right="0in" fo:line-height="100%" fo:text-indent="0in" style:auto-text-indent="false"/>
      <style:text-properties fo:font-style="normal" style:text-underline-style="none" fo:font-weight="normal" officeooo:rsid="01ba0db6" officeooo:paragraph-rsid="01b876ff" style:font-style-asian="normal" style:font-weight-asian="normal" style:font-style-complex="normal" style:font-weight-complex="normal"/>
    </style:style>
    <style:style style:name="P676" style:family="paragraph" style:parent-style-name="Standard">
      <loext:graphic-properties draw:fill="none"/>
      <style:paragraph-properties fo:margin-left="0.5in" fo:margin-right="0in" fo:line-height="100%" fo:text-indent="0in" style:auto-text-indent="false"/>
      <style:text-properties fo:font-style="normal" style:text-underline-style="none" fo:font-weight="normal" officeooo:rsid="01ba0db6" officeooo:paragraph-rsid="01ba0db6" style:font-style-asian="normal" style:font-weight-asian="normal" style:font-style-complex="normal" style:font-weight-complex="normal"/>
    </style:style>
    <style:style style:name="P677" style:family="paragraph" style:parent-style-name="Standard">
      <loext:graphic-properties draw:fill="none"/>
      <style:paragraph-properties fo:margin-left="0.5in" fo:margin-right="0in" fo:line-height="100%" fo:text-indent="0in" style:auto-text-indent="false"/>
      <style:text-properties fo:font-style="normal" style:text-underline-style="none" fo:font-weight="bold" officeooo:rsid="01b876ff" officeooo:paragraph-rsid="01b876ff" style:font-style-asian="normal" style:font-weight-asian="bold" style:font-style-complex="normal" style:font-weight-complex="bold"/>
    </style:style>
    <style:style style:name="P678" style:family="paragraph" style:parent-style-name="Standard">
      <loext:graphic-properties draw:fill="none"/>
      <style:paragraph-properties fo:margin-left="0.5in" fo:margin-right="0in" fo:line-height="100%" fo:text-indent="0in" style:auto-text-indent="false"/>
      <style:text-properties fo:font-style="normal" style:text-underline-style="none" fo:font-weight="bold" officeooo:rsid="01ba0db6" officeooo:paragraph-rsid="01ba0db6" style:font-style-asian="normal" style:font-weight-asian="bold" style:font-style-complex="normal" style:font-weight-complex="bold"/>
    </style:style>
    <style:style style:name="P679" style:family="paragraph" style:parent-style-name="Standard">
      <loext:graphic-properties draw:fill="none"/>
      <style:paragraph-properties fo:margin-left="0.5in" fo:margin-right="0in" fo:line-height="100%" fo:text-indent="0in" style:auto-text-indent="false"/>
      <style:text-properties fo:font-style="normal" style:text-underline-style="solid" style:text-underline-width="auto" style:text-underline-color="font-color" fo:font-weight="normal" officeooo:rsid="01b876ff" officeooo:paragraph-rsid="01b876ff" style:font-style-asian="normal" style:font-weight-asian="normal" style:font-style-complex="normal" style:font-weight-complex="normal"/>
    </style:style>
    <style:style style:name="P680" style:family="paragraph" style:parent-style-name="Standard">
      <loext:graphic-properties draw:fill="none"/>
      <style:paragraph-properties fo:margin-left="0.5in" fo:margin-right="0in" fo:line-height="100%" fo:text-indent="0in" style:auto-text-indent="false"/>
      <style:text-properties fo:font-style="normal" style:text-underline-style="solid" style:text-underline-width="auto" style:text-underline-color="font-color" fo:font-weight="normal" officeooo:rsid="01ba0db6" officeooo:paragraph-rsid="01ba0db6" style:font-style-asian="normal" style:font-weight-asian="normal" style:font-style-complex="normal" style:font-weight-complex="normal"/>
    </style:style>
    <style:style style:name="P681" style:family="paragraph" style:parent-style-name="Standard">
      <loext:graphic-properties draw:fill="none"/>
      <style:paragraph-properties fo:margin-left="0.5in" fo:margin-right="0in" fo:line-height="100%" fo:text-indent="0in" style:auto-text-indent="false"/>
      <style:text-properties fo:font-style="normal" style:text-underline-style="solid" style:text-underline-width="auto" style:text-underline-color="font-color" fo:font-weight="normal" officeooo:rsid="01e6e179" officeooo:paragraph-rsid="01e6e179" style:font-style-asian="normal" style:font-weight-asian="normal" style:font-style-complex="normal" style:font-weight-complex="normal"/>
    </style:style>
    <style:style style:name="P682" style:family="paragraph" style:parent-style-name="Standard">
      <loext:graphic-properties draw:fill="none"/>
      <style:paragraph-properties fo:margin-left="0.5in" fo:margin-right="0in" fo:line-height="100%" fo:text-indent="0in" style:auto-text-indent="false"/>
      <style:text-properties style:text-underline-style="none" fo:font-weight="bold" officeooo:paragraph-rsid="01fd58d0" style:font-weight-asian="bold" style:font-weight-complex="bold"/>
    </style:style>
    <style:style style:name="P683" style:family="paragraph" style:parent-style-name="Text_20_body">
      <loext:graphic-properties draw:fill="none"/>
      <style:paragraph-properties fo:margin-left="0.5in" fo:margin-right="0in" fo:margin-top="0in" fo:margin-bottom="0in" loext:contextual-spacing="false" fo:line-height="100%" fo:text-indent="0in" style:auto-text-indent="false"/>
      <style:text-properties fo:font-style="italic" style:text-underline-style="solid" style:text-underline-width="auto" style:text-underline-color="font-color" fo:font-weight="bold" officeooo:rsid="01cc42a8" officeooo:paragraph-rsid="01cb11f1" style:font-style-asian="italic" style:font-weight-asian="bold" style:font-style-complex="italic" style:font-weight-complex="bold"/>
    </style:style>
    <style:style style:name="P684" style:family="paragraph" style:parent-style-name="Standard" style:master-page-name="">
      <loext:graphic-properties draw:fill="none"/>
      <style:paragraph-properties fo:margin-left="0.75in" fo:margin-right="0in" fo:line-height="100%" fo:text-indent="-0.6866in" style:auto-text-indent="false" style:page-number="auto"/>
      <style:text-properties fo:font-weight="bold" officeooo:rsid="01affff3" officeooo:paragraph-rsid="01affff3" style:font-weight-asian="bold" style:font-weight-complex="bold"/>
    </style:style>
    <style:style style:name="P685" style:family="paragraph" style:parent-style-name="Standard">
      <loext:graphic-properties draw:fill="none"/>
      <style:paragraph-properties fo:margin-left="0.75in" fo:margin-right="0in" fo:line-height="100%" fo:text-indent="-0.6866in" style:auto-text-indent="false"/>
      <style:text-properties fo:font-weight="bold" officeooo:rsid="01affff3" officeooo:paragraph-rsid="01affff3" style:font-weight-asian="bold" style:font-weight-complex="bold"/>
    </style:style>
    <style:style style:name="P686" style:family="paragraph" style:parent-style-name="Standard">
      <loext:graphic-properties draw:fill="none"/>
      <style:paragraph-properties fo:margin-left="0.75in" fo:margin-right="0in" fo:line-height="100%" fo:text-indent="-0.6866in" style:auto-text-indent="false"/>
      <style:text-properties style:text-underline-style="solid" style:text-underline-width="auto" style:text-underline-color="font-color" fo:font-weight="bold" officeooo:rsid="01affff3" officeooo:paragraph-rsid="01affff3" style:font-weight-asian="bold" style:font-weight-complex="bold"/>
    </style:style>
    <style:style style:name="P687" style:family="paragraph" style:parent-style-name="Standard">
      <loext:graphic-properties draw:fill="none"/>
      <style:paragraph-properties fo:margin-left="0.75in" fo:margin-right="0in" fo:line-height="100%" fo:text-indent="-0.6866in" style:auto-text-indent="false"/>
      <style:text-properties fo:font-style="normal" style:text-underline-style="none" fo:font-weight="normal" officeooo:rsid="01affff3" officeooo:paragraph-rsid="01affff3" style:font-style-asian="normal" style:font-weight-asian="normal" style:font-style-complex="normal" style:font-weight-complex="normal"/>
    </style:style>
    <style:style style:name="P688" style:family="paragraph" style:parent-style-name="Standard">
      <loext:graphic-properties draw:fill="none"/>
      <style:paragraph-properties fo:margin-left="0.75in" fo:margin-right="0in" fo:line-height="100%" fo:text-indent="-0.6866in" style:auto-text-indent="false"/>
      <style:text-properties fo:font-style="normal" style:text-underline-style="none" fo:font-weight="bold" officeooo:rsid="01affff3" officeooo:paragraph-rsid="01affff3" style:font-style-asian="normal" style:font-weight-asian="bold" style:font-style-complex="normal" style:font-weight-complex="bold"/>
    </style:style>
    <style:style style:name="P689" style:family="paragraph" style:parent-style-name="Text_20_body" style:master-page-name="">
      <loext:graphic-properties draw:fill="none"/>
      <style:paragraph-properties fo:margin-left="1.1252in" fo:margin-right="0in" fo:margin-top="0in" fo:margin-bottom="0in" loext:contextual-spacing="false" fo:line-height="100%" fo:text-indent="-1.0618in" style:auto-text-indent="false" style:page-number="auto"/>
      <style:text-properties fo:font-style="normal" style:text-underline-style="solid" style:text-underline-width="auto" style:text-underline-color="font-color" fo:font-weight="bold" officeooo:rsid="01aeb458" officeooo:paragraph-rsid="01aeb458" style:font-style-asian="normal" style:font-weight-asian="bold" style:font-style-complex="normal" style:font-weight-complex="bold"/>
    </style:style>
    <style:style style:name="P690" style:family="paragraph" style:parent-style-name="Text_20_body">
      <loext:graphic-properties draw:fill="none"/>
      <style:paragraph-properties fo:margin-left="1.1252in" fo:margin-right="0in" fo:margin-top="0in" fo:margin-bottom="0in" loext:contextual-spacing="false" fo:line-height="100%" fo:text-indent="-1.0618in" style:auto-text-indent="false"/>
      <style:text-properties fo:font-style="normal" style:text-underline-style="solid" style:text-underline-width="auto" style:text-underline-color="font-color" fo:font-weight="bold" officeooo:rsid="01aeb458" officeooo:paragraph-rsid="01aeb458" style:font-style-asian="normal" style:font-weight-asian="bold" style:font-style-complex="normal" style:font-weight-complex="bold"/>
    </style:style>
    <style:style style:name="P691" style:family="paragraph" style:parent-style-name="Text_20_body">
      <loext:graphic-properties draw:fill="none"/>
      <style:paragraph-properties fo:margin-left="1.1252in" fo:margin-right="0in" fo:margin-top="0in" fo:margin-bottom="0in" loext:contextual-spacing="false" fo:line-height="100%" fo:text-indent="-1.0618in" style:auto-text-indent="false"/>
      <style:text-properties fo:font-style="italic" style:text-underline-style="none" fo:font-weight="normal" officeooo:rsid="01affff3" officeooo:paragraph-rsid="01aeb458" style:font-style-asian="italic" style:font-weight-asian="normal" style:font-style-complex="italic" style:font-weight-complex="normal"/>
    </style:style>
    <style:style style:name="P692" style:family="paragraph" style:parent-style-name="Text_20_body" style:master-page-name="">
      <loext:graphic-properties draw:fill="none"/>
      <style:paragraph-properties fo:margin-left="0.8752in" fo:margin-right="0in" fo:margin-top="0in" fo:margin-bottom="0in" loext:contextual-spacing="false" fo:line-height="100%" fo:text-indent="-0.3752in" style:auto-text-indent="false" style:page-number="auto"/>
      <style:text-properties fo:font-style="normal" style:text-underline-style="none" fo:font-weight="bold" officeooo:rsid="01ae2286" officeooo:paragraph-rsid="01c49de4" style:font-style-asian="normal" style:font-weight-asian="bold" style:font-style-complex="normal" style:font-weight-complex="bold"/>
    </style:style>
    <style:style style:name="P693" style:family="paragraph" style:parent-style-name="Text_20_body" style:master-page-name="">
      <loext:graphic-properties draw:fill="none"/>
      <style:paragraph-properties fo:margin-left="0.8752in" fo:margin-right="0in" fo:margin-top="0in" fo:margin-bottom="0in" loext:contextual-spacing="false" fo:line-height="100%" fo:text-indent="-0.3752in" style:auto-text-indent="false" style:page-number="auto"/>
      <style:text-properties fo:font-style="normal" style:text-underline-style="solid" style:text-underline-width="auto" style:text-underline-color="font-color" fo:font-weight="bold" officeooo:rsid="01c3126b" officeooo:paragraph-rsid="01c49de4" style:font-style-asian="normal" style:font-weight-asian="bold" style:font-style-complex="normal" style:font-weight-complex="bold"/>
    </style:style>
    <style:style style:name="P694"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normal" style:text-underline-style="none" fo:font-weight="bold" officeooo:rsid="01ae2286" officeooo:paragraph-rsid="01c49de4" style:font-style-asian="normal" style:font-weight-asian="bold" style:font-style-complex="normal" style:font-weight-complex="bold"/>
    </style:style>
    <style:style style:name="P695"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style:text-line-through-style="none" style:text-line-through-type="none" fo:font-size="12pt" fo:font-style="normal" style:text-underline-style="none" fo:font-weight="normal" officeooo:rsid="01ae2286" officeooo:paragraph-rsid="01c49de4" style:font-size-asian="12pt" style:font-style-asian="normal" style:font-weight-asian="normal" style:font-size-complex="12pt" style:font-style-complex="normal" style:font-weight-complex="normal"/>
    </style:style>
    <style:style style:name="P696" style:family="paragraph" style:parent-style-name="Text_20_body" style:master-page-name="">
      <loext:graphic-properties draw:fill="none"/>
      <style:paragraph-properties fo:margin-left="0.9366in" fo:margin-right="0in" fo:margin-top="0in" fo:margin-bottom="0in" loext:contextual-spacing="false" fo:line-height="100%" fo:text-indent="-0.4366in" style:auto-text-indent="false" style:page-number="auto"/>
      <style:text-properties fo:font-style="normal" style:text-underline-style="none" fo:font-weight="bold" officeooo:rsid="01c3126b" officeooo:paragraph-rsid="01c56cc2" style:font-style-asian="normal" style:font-weight-asian="bold" style:font-style-complex="normal" style:font-weight-complex="bold"/>
    </style:style>
    <style:style style:name="P697" style:family="paragraph" style:parent-style-name="Text_20_body">
      <loext:graphic-properties draw:fill="none"/>
      <style:paragraph-properties fo:margin-left="0.9366in" fo:margin-right="0in" fo:margin-top="0in" fo:margin-bottom="0in" loext:contextual-spacing="false" fo:line-height="100%" fo:text-indent="-0.4366in" style:auto-text-indent="false"/>
      <style:text-properties fo:font-style="normal" style:text-underline-style="none" fo:font-weight="bold" officeooo:rsid="01c3126b" officeooo:paragraph-rsid="01c56cc2" style:font-style-asian="normal" style:font-weight-asian="bold" style:font-style-complex="normal" style:font-weight-complex="bold"/>
    </style:style>
    <style:style style:name="P698" style:family="paragraph" style:parent-style-name="Text_20_body">
      <loext:graphic-properties draw:fill="none"/>
      <style:paragraph-properties fo:margin-left="0.9366in" fo:margin-right="0in" fo:margin-top="0in" fo:margin-bottom="0in" loext:contextual-spacing="false" fo:line-height="100%" fo:text-indent="-0.4366in" style:auto-text-indent="false"/>
      <style:text-properties fo:font-style="normal" style:text-underline-style="none" fo:font-weight="bold" officeooo:rsid="01c3126b" officeooo:paragraph-rsid="01cc42a8" style:font-style-asian="normal" style:font-weight-asian="bold" style:font-style-complex="normal" style:font-weight-complex="bold"/>
    </style:style>
    <style:style style:name="P699" style:family="paragraph" style:parent-style-name="Text_20_body">
      <loext:graphic-properties draw:fill="none"/>
      <style:paragraph-properties fo:margin-left="0.9366in" fo:margin-right="0in" fo:margin-top="0in" fo:margin-bottom="0in" loext:contextual-spacing="false" fo:line-height="100%" fo:text-indent="-0.4366in" style:auto-text-indent="false"/>
      <style:text-properties fo:font-style="italic" style:text-underline-style="none" fo:font-weight="normal" officeooo:rsid="01c6fae0" officeooo:paragraph-rsid="01cc42a8" style:font-style-asian="italic" style:font-weight-asian="normal" style:font-style-complex="italic" style:font-weight-complex="normal"/>
    </style:style>
    <style:style style:name="P700" style:family="paragraph" style:parent-style-name="Text_20_body">
      <loext:graphic-properties draw:fill="none"/>
      <style:paragraph-properties fo:margin-left="0.9366in" fo:margin-right="0in" fo:margin-top="0in" fo:margin-bottom="0in" loext:contextual-spacing="false" fo:line-height="100%" fo:text-indent="-0.4366in" style:auto-text-indent="false"/>
      <style:text-properties fo:font-style="italic" style:text-underline-style="none" fo:font-weight="normal" officeooo:rsid="01cc42a8" officeooo:paragraph-rsid="01cc42a8" style:font-style-asian="italic" style:font-weight-asian="normal" style:font-style-complex="italic" style:font-weight-complex="normal"/>
    </style:style>
    <style:style style:name="P701" style:family="paragraph" style:parent-style-name="Text_20_body" style:master-page-name="">
      <loext:graphic-properties draw:fill="none"/>
      <style:paragraph-properties fo:margin-left="0.5in" fo:margin-right="0in" fo:margin-top="0in" fo:margin-bottom="0in" loext:contextual-spacing="false" fo:line-height="100%" fo:text-indent="-0.5in" style:auto-text-indent="false" style:page-number="auto"/>
      <style:text-properties fo:font-style="normal" style:text-underline-style="solid" style:text-underline-width="auto" style:text-underline-color="font-color" fo:font-weight="bold" officeooo:rsid="022bc9f8" officeooo:paragraph-rsid="022bc9f8" style:font-style-asian="normal" style:font-weight-asian="bold" style:font-style-complex="normal" style:font-weight-complex="bold"/>
    </style:style>
    <style:style style:name="P702" style:family="paragraph" style:parent-style-name="Standard" style:master-page-name="">
      <loext:graphic-properties draw:fill="none"/>
      <style:paragraph-properties fo:margin-left="0.6252in" fo:margin-right="0in" fo:line-height="100%" fo:text-indent="-0.6252in" style:auto-text-indent="false" style:page-number="auto"/>
      <style:text-properties fo:font-weight="bold" officeooo:rsid="0177f0a2" officeooo:paragraph-rsid="02112403" style:font-weight-asian="bold" style:font-weight-complex="bold"/>
    </style:style>
    <style:style style:name="P703" style:family="paragraph" style:parent-style-name="Contents_20_1">
      <style:paragraph-properties>
        <style:tab-stops>
          <style:tab-stop style:position="6.9252in" style:type="right" style:leader-style="dotted" style:leader-text="."/>
        </style:tab-stops>
      </style:paragraph-properties>
    </style:style>
    <style:style style:name="P704" style:family="paragraph" style:parent-style-name="Standard" style:list-style-name="L4">
      <style:paragraph-properties fo:line-height="100%"/>
      <style:text-properties fo:font-style="italic" officeooo:rsid="000cb8c6" officeooo:paragraph-rsid="01e1ba3c" style:font-style-asian="italic" style:font-style-complex="italic"/>
    </style:style>
    <style:style style:name="P705" style:family="paragraph" style:parent-style-name="Standard" style:list-style-name="L4">
      <style:paragraph-properties fo:line-height="100%"/>
      <style:text-properties fo:font-style="normal" officeooo:rsid="00191085" officeooo:paragraph-rsid="01e1ba3c" style:font-style-asian="normal" style:font-style-complex="normal"/>
    </style:style>
    <style:style style:name="P706" style:family="paragraph" style:parent-style-name="Standard" style:list-style-name="L6">
      <style:paragraph-properties fo:line-height="100%"/>
      <style:text-properties fo:font-style="normal" officeooo:rsid="00191085" officeooo:paragraph-rsid="02112403" style:font-style-asian="normal" style:font-style-complex="normal"/>
    </style:style>
    <style:style style:name="P707" style:family="paragraph" style:parent-style-name="Standard" style:list-style-name="L1">
      <style:paragraph-properties fo:margin-left="0.0402in" fo:margin-right="0in" fo:line-height="100%" fo:text-indent="0in" style:auto-text-indent="false"/>
      <style:text-properties officeooo:paragraph-rsid="0075b096"/>
    </style:style>
    <style:style style:name="P708" style:family="paragraph" style:parent-style-name="Standard" style:list-style-name="L2">
      <style:paragraph-properties fo:margin-left="0.0402in" fo:margin-right="0in" fo:line-height="100%" fo:text-indent="0in" style:auto-text-indent="false"/>
      <style:text-properties officeooo:paragraph-rsid="00e0f873"/>
    </style:style>
    <style:style style:name="P709" style:family="paragraph" style:parent-style-name="Standard" style:list-style-name="L1">
      <style:paragraph-properties fo:margin-left="0.0402in" fo:margin-right="0in" fo:line-height="100%" fo:text-indent="0in" style:auto-text-indent="false"/>
      <style:text-properties fo:font-style="normal" officeooo:rsid="0075b096" officeooo:paragraph-rsid="0075b096" style:font-style-asian="normal" style:font-style-complex="normal"/>
    </style:style>
    <style:style style:name="P710" style:family="paragraph" style:parent-style-name="Standard" style:list-style-name="L2">
      <style:paragraph-properties fo:margin-left="0.0402in" fo:margin-right="0in" fo:line-height="100%" fo:text-indent="0in" style:auto-text-indent="false"/>
      <style:text-properties fo:font-style="normal" officeooo:rsid="0075b096" officeooo:paragraph-rsid="00e0f873" style:font-style-asian="normal" style:font-style-complex="normal"/>
    </style:style>
    <style:style style:name="P711" style:family="paragraph" style:parent-style-name="Standard" style:list-style-name="L3">
      <style:paragraph-properties fo:margin-left="0.0402in" fo:margin-right="0in" fo:line-height="100%" fo:text-indent="0in" style:auto-text-indent="false"/>
      <style:text-properties fo:font-style="normal" officeooo:rsid="0075b096" officeooo:paragraph-rsid="01ab73e4" style:font-style-asian="normal" style:font-style-complex="normal"/>
    </style:style>
    <style:style style:name="P712" style:family="paragraph" style:parent-style-name="Standard" style:list-style-name="L5">
      <style:paragraph-properties fo:margin-left="0.0402in" fo:margin-right="0in" fo:line-height="100%" fo:text-indent="0in" style:auto-text-indent="false"/>
      <style:text-properties fo:font-style="normal" officeooo:rsid="0075b096" officeooo:paragraph-rsid="01dfc00d" style:font-style-asian="normal" style:font-style-complex="normal"/>
    </style:style>
    <style:style style:name="P713" style:family="paragraph" style:parent-style-name="Standard" style:list-style-name="L7">
      <style:paragraph-properties fo:margin-left="0.0402in" fo:margin-right="0in" fo:line-height="100%" fo:text-indent="0in" style:auto-text-indent="false"/>
      <style:text-properties fo:font-style="normal" officeooo:rsid="0075b096" officeooo:paragraph-rsid="02112403" style:font-style-asian="normal" style:font-style-complex="normal"/>
    </style:style>
    <style:style style:name="P714" style:family="paragraph" style:parent-style-name="Standard" style:list-style-name="L3" style:master-page-name="">
      <loext:graphic-properties draw:fill="none"/>
      <style:paragraph-properties fo:margin-left="0.1866in" fo:margin-right="0in" fo:line-height="100%" fo:text-indent="0.5in" style:auto-text-indent="false" style:page-number="auto"/>
      <style:text-properties officeooo:paragraph-rsid="01d14b1d"/>
    </style:style>
    <style:style style:name="P715" style:family="paragraph" style:parent-style-name="Standard" style:list-style-name="L3">
      <loext:graphic-properties draw:fill="none"/>
      <style:paragraph-properties fo:margin-left="0.1866in" fo:margin-right="0in" fo:line-height="100%" fo:text-indent="0.5in" style:auto-text-indent="false"/>
      <style:text-properties officeooo:rsid="01d14b1d" officeooo:paragraph-rsid="01d14b1d"/>
    </style:style>
    <style:style style:name="P716" style:family="paragraph" style:parent-style-name="Standard" style:list-style-name="L3">
      <loext:graphic-properties draw:fill="none"/>
      <style:paragraph-properties fo:margin-left="0.1866in" fo:margin-right="0in" fo:line-height="100%" fo:text-indent="0.5in" style:auto-text-indent="false"/>
      <style:text-properties fo:font-style="normal" officeooo:rsid="01d34250" officeooo:paragraph-rsid="01d34250" style:font-style-asian="normal" style:font-style-complex="normal"/>
    </style:style>
    <style:style style:name="P717" style:family="paragraph" style:parent-style-name="Standard" style:list-style-name="L3">
      <loext:graphic-properties draw:fill="none"/>
      <style:paragraph-properties fo:margin-left="0.1866in" fo:margin-right="0in" fo:line-height="100%" fo:text-indent="0.5in" style:auto-text-indent="false"/>
      <style:text-properties fo:font-style="normal" officeooo:rsid="01d14b1d" officeooo:paragraph-rsid="01d14b1d" style:font-style-asian="normal" style:font-style-complex="normal"/>
    </style:style>
    <style:style style:name="P718"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20212aa" officeooo:paragraph-rsid="020212aa" style:font-style-asian="normal" style:font-weight-asian="normal" style:font-style-complex="normal" style:font-weight-complex="normal"/>
    </style:style>
    <style:style style:name="P719"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203c227" officeooo:paragraph-rsid="0203c227" style:font-style-asian="normal" style:font-weight-asian="normal" style:font-style-complex="normal" style:font-weight-complex="normal"/>
    </style:style>
    <style:style style:name="P720"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22abf52" officeooo:paragraph-rsid="022abf52" style:font-style-asian="normal" style:font-weight-asian="bold" style:font-style-complex="normal" style:font-weight-complex="bold"/>
    </style:style>
    <style:style style:name="P721"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normal" officeooo:rsid="00e670c3" officeooo:paragraph-rsid="022abf52" style:font-style-asian="normal" style:font-weight-asian="normal" style:font-style-complex="normal" style:font-weight-complex="normal"/>
    </style:style>
    <style:style style:name="P722"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22a7e55" officeooo:paragraph-rsid="022a7e55" style:font-style-asian="normal" style:font-weight-asian="normal" style:font-style-complex="normal" style:font-weight-complex="normal"/>
    </style:style>
    <style:style style:name="P723"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22b61c7" officeooo:paragraph-rsid="022b61c7" style:font-style-asian="normal" style:font-weight-asian="normal" style:font-style-complex="normal" style:font-weight-complex="normal"/>
    </style:style>
    <style:style style:name="P724"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22bc9f8" officeooo:paragraph-rsid="022bc9f8" style:font-style-asian="normal" style:font-weight-asian="normal" style:font-style-complex="normal" style:font-weight-complex="normal"/>
    </style:style>
    <style:style style:name="P725" style:family="paragraph" style:parent-style-name="Standard">
      <loext:graphic-properties draw:fill="none"/>
      <style:paragraph-properties fo:margin-left="1.1866in" fo:margin-right="0in" fo:line-height="100%" fo:text-indent="-0.6866in" style:auto-text-indent="false"/>
      <style:text-properties style:text-underline-style="none" officeooo:paragraph-rsid="022e1b47"/>
    </style:style>
    <style:style style:name="P726"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22e1b47"/>
    </style:style>
    <style:style style:name="P727"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font-style="normal" style:text-underline-style="none" fo:font-weight="normal" officeooo:rsid="022bc9f8" officeooo:paragraph-rsid="022bc9f8" style:font-style-asian="normal" style:font-weight-asian="normal" style:font-style-complex="normal" style:font-weight-complex="normal"/>
    </style:style>
    <style:style style:name="P728"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0918078" officeooo:paragraph-rsid="022043d4" style:font-style-asian="normal" style:font-weight-asian="bold" style:font-style-complex="normal" style:font-weight-complex="bold"/>
    </style:style>
    <style:style style:name="P729"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0918078" officeooo:paragraph-rsid="015e8603" style:font-style-asian="normal" style:font-weight-asian="bold" style:font-style-complex="normal" style:font-weight-complex="bold"/>
    </style:style>
    <style:style style:name="P730" style:family="paragraph" style:parent-style-name="Standard" style:master-page-name="">
      <loext:graphic-properties draw:fill="none"/>
      <style:paragraph-properties fo:margin-left="0.6252in" fo:margin-right="0in" fo:margin-top="0in" fo:margin-bottom="0in" loext:contextual-spacing="false" fo:line-height="100%" fo:text-indent="-0.6252in" style:auto-text-indent="false" style:page-number="auto"/>
      <style:text-properties fo:font-style="normal" style:text-underline-style="none" fo:font-weight="bold" officeooo:rsid="022bc9f8" officeooo:paragraph-rsid="022bc9f8" style:font-style-asian="normal" style:font-weight-asian="bold" style:font-style-complex="normal" style:font-weight-complex="bold"/>
    </style:style>
    <style:style style:name="P731" style:family="paragraph" style:parent-style-name="Standard" style:master-page-name="">
      <loext:graphic-properties draw:fill="none"/>
      <style:paragraph-properties fo:margin-left="0.6252in" fo:margin-right="0in" fo:line-height="100%" fo:text-indent="-0.6252in" style:auto-text-indent="false" style:page-number="auto"/>
      <style:text-properties fo:font-style="normal" style:text-underline-style="none" fo:font-weight="bold" officeooo:rsid="022d6070" officeooo:paragraph-rsid="022d6070" style:font-style-asian="normal" style:font-weight-asian="bold" style:font-style-complex="normal" style:font-weight-complex="bold"/>
    </style:style>
    <style:style style:name="P732" style:family="paragraph" style:parent-style-name="Standard">
      <loext:graphic-properties draw:fill="none"/>
      <style:paragraph-properties fo:margin-left="0.6252in" fo:margin-right="0in" fo:line-height="100%" fo:text-indent="-0.6252in" style:auto-text-indent="false"/>
      <style:text-properties fo:font-style="normal" style:text-underline-style="none" fo:font-weight="bold" officeooo:rsid="022d6070" officeooo:paragraph-rsid="022d6070" style:font-style-asian="normal" style:font-weight-asian="bold" style:font-style-complex="normal" style:font-weight-complex="bold"/>
    </style:style>
    <style:style style:name="P733"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0dbd72d" officeooo:paragraph-rsid="022043d4" style:font-style-asian="normal" style:font-weight-asian="normal" style:font-style-complex="normal" style:font-weight-complex="normal"/>
    </style:style>
    <style:style style:name="P734"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15e8603" style:font-style-asian="normal" style:font-weight-asian="bold" style:font-style-complex="normal" style:font-weight-complex="bold"/>
    </style:style>
    <style:style style:name="P735"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22d6070" officeooo:paragraph-rsid="022d6070" style:font-style-asian="normal" style:font-weight-asian="bold" style:font-style-complex="normal" style:font-weight-complex="bold"/>
    </style:style>
    <style:style style:name="P736"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2e1b47" style:font-style-asian="normal" style:font-weight-asian="normal" style:font-style-complex="normal" style:font-weight-complex="normal"/>
    </style:style>
    <style:style style:name="P737" style:family="paragraph" style:parent-style-name="Standard">
      <loext:graphic-properties draw:fill="none"/>
      <style:paragraph-properties fo:margin-left="0.5in" fo:margin-right="0in" fo:line-height="100%" fo:text-indent="0in" style:auto-text-indent="false"/>
      <style:text-properties fo:font-style="normal" style:text-underline-style="none" fo:font-weight="normal" officeooo:rsid="00dbd72d" officeooo:paragraph-rsid="022043d4" style:font-style-asian="normal" style:font-weight-asian="normal" style:font-style-complex="normal" style:font-weight-complex="normal"/>
    </style:style>
    <style:style style:name="P738"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0918078" officeooo:paragraph-rsid="015e8603" style:font-style-asian="normal" style:font-weight-asian="bold" style:font-style-complex="normal" style:font-weight-complex="bold"/>
    </style:style>
    <style:style style:name="P739" style:family="paragraph" style:parent-style-name="Standard">
      <loext:graphic-properties draw:fill="none"/>
      <style:paragraph-properties fo:margin-left="0in" fo:margin-right="0in" fo:line-height="100%" fo:text-indent="0in" style:auto-text-indent="false"/>
      <style:text-properties fo:font-style="italic" style:text-underline-style="none" fo:font-weight="bold" officeooo:rsid="00918078" officeooo:paragraph-rsid="015e8603" style:font-style-asian="italic" style:font-weight-asian="bold" style:font-style-complex="italic" style:font-weight-complex="bold"/>
    </style:style>
    <style:style style:name="P740" style:family="paragraph" style:parent-style-name="Standard" style:master-page-name="">
      <loext:graphic-properties draw:fill="none"/>
      <style:paragraph-properties fo:margin-left="0.9366in" fo:margin-right="0in" fo:line-height="100%" fo:text-indent="-0.9366in" style:auto-text-indent="false" style:page-number="auto"/>
      <style:text-properties fo:font-style="normal" style:text-underline-style="solid" style:text-underline-width="auto" style:text-underline-color="font-color" fo:font-weight="bold" officeooo:rsid="022d6070" officeooo:paragraph-rsid="022d6070" style:font-style-asian="normal" style:font-weight-asian="bold" style:font-style-complex="normal" style:font-weight-complex="bold"/>
    </style:style>
    <style:style style:name="P741" style:family="paragraph" style:parent-style-name="Standard">
      <loext:graphic-properties draw:fill="none"/>
      <style:paragraph-properties fo:margin-left="0.9366in" fo:margin-right="0in" fo:line-height="100%" fo:text-indent="-0.9366in" style:auto-text-indent="false"/>
      <style:text-properties fo:font-style="normal" style:text-underline-style="solid" style:text-underline-width="auto" style:text-underline-color="font-color" fo:font-weight="bold" officeooo:rsid="022d6070" officeooo:paragraph-rsid="022d6070" style:font-style-asian="normal" style:font-weight-asian="bold" style:font-style-complex="normal" style:font-weight-complex="bold"/>
    </style:style>
    <style:style style:name="P742" style:family="paragraph" style:parent-style-name="Standard">
      <loext:graphic-properties draw:fill="none"/>
      <style:paragraph-properties fo:margin-left="0.9366in" fo:margin-right="0in" fo:line-height="100%" fo:text-indent="-0.9366in" style:auto-text-indent="false"/>
      <style:text-properties fo:font-style="normal" style:text-underline-style="solid" style:text-underline-width="auto" style:text-underline-color="font-color" fo:font-weight="bold" officeooo:rsid="022e1b47" officeooo:paragraph-rsid="022e1b47" style:font-style-asian="normal" style:font-weight-asian="bold" style:font-style-complex="normal" style:font-weight-complex="bold"/>
    </style:style>
    <style:style style:name="P743" style:family="paragraph" style:parent-style-name="Standard">
      <loext:graphic-properties draw:fill="none"/>
      <style:paragraph-properties fo:margin-left="0.9366in" fo:margin-right="0in" fo:line-height="100%" fo:text-indent="-0.9366in" style:auto-text-indent="false"/>
      <style:text-properties officeooo:paragraph-rsid="022d6070"/>
    </style:style>
    <style:style style:name="P744" style:family="paragraph" style:parent-style-name="Standard">
      <loext:graphic-properties draw:fill="none"/>
      <style:paragraph-properties fo:margin-left="0.9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bold" officeooo:rsid="022e1b47" officeooo:paragraph-rsid="022e1b47" style:font-style-asian="normal" style:font-weight-asian="bold" style:font-style-complex="normal" style:font-weight-complex="bold"/>
    </style:style>
    <style:style style:name="P745"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22ba03c" officeooo:paragraph-rsid="022b61c7" style:font-style-asian="normal" style:font-weight-asian="normal" style:font-style-complex="normal" style:font-weight-complex="normal"/>
    </style:style>
    <style:style style:name="P746"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5e8603" style:font-style-asian="normal" style:font-weight-asian="normal" style:font-style-complex="normal" style:font-weight-complex="normal"/>
    </style:style>
    <style:style style:name="P747"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22e1b47" style:font-style-asian="normal" style:font-weight-asian="normal" style:font-style-complex="normal" style:font-weight-complex="normal"/>
    </style:style>
    <style:style style:name="P748" style:family="paragraph" style:parent-style-name="Text_20_body">
      <style:paragraph-properties fo:line-height="100%"/>
      <style:text-properties style:text-underline-style="none" fo:font-weight="bold" officeooo:rsid="022c3090" officeooo:paragraph-rsid="022a7e55" style:font-weight-asian="bold" style:font-weight-complex="bold"/>
    </style:style>
    <style:style style:name="P749" style:family="paragraph" style:parent-style-name="Text_20_body" style:master-page-name="">
      <loext:graphic-properties draw:fill="none"/>
      <style:paragraph-properties fo:margin-left="1.25in" fo:margin-right="0in" fo:margin-top="0in" fo:margin-bottom="0.0972in" loext:contextual-spacing="false" fo:line-height="100%" fo:text-indent="-0.75in" style:auto-text-indent="false" style:page-number="auto"/>
      <style:text-properties fo:font-style="normal" style:text-underline-style="none" fo:font-weight="normal" officeooo:rsid="012a0790" officeooo:paragraph-rsid="00852215" style:font-style-asian="normal" style:font-weight-asian="normal" style:font-style-complex="normal" style:font-weight-complex="normal"/>
    </style:style>
    <style:style style:name="P750" style:family="paragraph" style:parent-style-name="Heading_20_1" style:list-style-name="">
      <style:paragraph-properties fo:line-height="100%" fo:text-align="center" style:justify-single-word="false"/>
      <style:text-properties fo:font-style="italic" officeooo:rsid="020ae3f8" officeooo:paragraph-rsid="020ae3f8" style:font-style-asian="italic" style:font-style-complex="italic"/>
    </style:style>
    <style:style style:name="P751" style:family="paragraph" style:parent-style-name="Heading_20_1" style:list-style-name="">
      <style:paragraph-properties fo:line-height="100%" fo:text-align="center" style:justify-single-word="false"/>
      <style:text-properties fo:font-style="italic" officeooo:rsid="0029630c" officeooo:paragraph-rsid="0029630c" style:font-style-asian="italic" style:font-style-complex="italic"/>
    </style:style>
    <style:style style:name="P752" style:family="paragraph" style:parent-style-name="Heading_20_1" style:list-style-name="">
      <style:paragraph-properties fo:line-height="100%" fo:text-align="center" style:justify-single-word="false"/>
      <style:text-properties fo:font-style="italic" officeooo:rsid="010b9d35" officeooo:paragraph-rsid="010b9d35" style:font-style-asian="italic" style:font-style-complex="italic"/>
    </style:style>
    <style:style style:name="P753" style:family="paragraph" style:parent-style-name="Heading_20_1" style:list-style-name="">
      <style:text-properties officeooo:rsid="0093b788" officeooo:paragraph-rsid="0093b788"/>
    </style:style>
    <style:style style:name="P754" style:family="paragraph" style:parent-style-name="Heading_20_1">
      <style:paragraph-properties fo:break-before="page"/>
    </style:style>
    <style:style style:name="P755" style:family="paragraph" style:parent-style-name="Heading_20_1">
      <style:paragraph-properties fo:break-before="page"/>
      <style:text-properties officeooo:rsid="0093b788" officeooo:paragraph-rsid="0093b788"/>
    </style:style>
    <style:style style:name="P756" style:family="paragraph" style:parent-style-name="Heading_20_1">
      <style:paragraph-properties fo:line-height="100%" fo:break-before="page"/>
      <style:text-properties officeooo:rsid="0095da80" officeooo:paragraph-rsid="00acaf3b"/>
    </style:style>
    <style:style style:name="P757" style:family="paragraph" style:parent-style-name="Heading_20_1">
      <style:paragraph-properties fo:line-height="100%" fo:break-before="page"/>
      <style:text-properties officeooo:rsid="0095da80" officeooo:paragraph-rsid="00e0f873"/>
    </style:style>
    <style:style style:name="P758" style:family="paragraph" style:parent-style-name="Heading_20_1">
      <style:paragraph-properties fo:line-height="100%" fo:break-before="page"/>
      <style:text-properties officeooo:rsid="0095da80" officeooo:paragraph-rsid="01ab73e4"/>
    </style:style>
    <style:style style:name="P759" style:family="paragraph" style:parent-style-name="Heading_20_1">
      <style:paragraph-properties fo:line-height="100%" fo:break-before="page"/>
      <style:text-properties officeooo:rsid="0095da80" officeooo:paragraph-rsid="01dfc00d"/>
    </style:style>
    <style:style style:name="P760" style:family="paragraph" style:parent-style-name="Heading_20_1">
      <style:paragraph-properties fo:line-height="100%" fo:break-before="page"/>
      <style:text-properties officeooo:rsid="0095da80" officeooo:paragraph-rsid="02112403"/>
    </style:style>
    <style:style style:name="P761" style:family="paragraph" style:parent-style-name="Heading_20_1">
      <style:paragraph-properties fo:line-height="100%" fo:break-before="page"/>
    </style:style>
    <style:style style:name="P762" style:family="paragraph" style:parent-style-name="Heading_20_1">
      <style:paragraph-properties fo:line-height="100%" fo:break-before="page"/>
      <style:text-properties style:text-underline-style="none" officeooo:rsid="006bcb60" officeooo:paragraph-rsid="006aab10"/>
    </style:style>
    <style:style style:name="T1" style:family="text">
      <style:text-properties officeooo:rsid="0014c9db"/>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896d6" style:font-weight-asian="bold" style:font-weight-complex="bold"/>
    </style:style>
    <style:style style:name="T5" style:family="text">
      <style:text-properties fo:font-weight="bold" officeooo:rsid="005367bd" style:font-weight-asian="bold" style:font-weight-complex="bold"/>
    </style:style>
    <style:style style:name="T6" style:family="text">
      <style:text-properties fo:font-weight="bold" officeooo:rsid="001cafa9" style:font-weight-asian="bold" style:font-weight-complex="bold"/>
    </style:style>
    <style:style style:name="T7" style:family="text">
      <style:text-properties fo:font-weight="bold" officeooo:rsid="0095da80" style:font-weight-asian="bold" style:font-weight-complex="bold"/>
    </style:style>
    <style:style style:name="T8" style:family="text">
      <style:text-properties fo:font-weight="bold" officeooo:rsid="00ad52a4" style:font-weight-asian="bold" style:font-weight-complex="bold"/>
    </style:style>
    <style:style style:name="T9" style:family="text">
      <style:text-properties fo:font-weight="bold" officeooo:rsid="00ad8e7d" style:font-weight-asian="bold" style:font-weight-complex="bold"/>
    </style:style>
    <style:style style:name="T10" style:family="text">
      <style:text-properties fo:font-weight="bold" officeooo:rsid="008bb03d" style:font-weight-asian="bold" style:font-weight-complex="bold"/>
    </style:style>
    <style:style style:name="T11" style:family="text">
      <style:text-properties fo:font-weight="bold" officeooo:rsid="0060194d" style:font-weight-asian="bold" style:font-weight-complex="bold"/>
    </style:style>
    <style:style style:name="T12" style:family="text">
      <style:text-properties fo:font-weight="bold" officeooo:rsid="008e4e44" style:font-weight-asian="bold" style:font-weight-complex="bold"/>
    </style:style>
    <style:style style:name="T13" style:family="text">
      <style:text-properties fo:font-weight="bold" officeooo:rsid="013fc95b" style:font-weight-asian="bold" style:font-weight-complex="bold"/>
    </style:style>
    <style:style style:name="T14" style:family="text">
      <style:text-properties fo:font-weight="bold" officeooo:rsid="0171fdd3" style:font-weight-asian="bold" style:font-weight-complex="bold"/>
    </style:style>
    <style:style style:name="T15" style:family="text">
      <style:text-properties fo:font-weight="bold" officeooo:rsid="017315bc"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14c9db"/>
    </style:style>
    <style:style style:name="T18" style:family="text">
      <style:text-properties style:text-underline-style="solid" style:text-underline-width="auto" style:text-underline-color="font-color" officeooo:rsid="002f43e9"/>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solid" style:text-underline-width="auto" style:text-underline-color="font-color" fo:font-weight="normal" officeooo:rsid="00439a95" style:font-weight-asian="normal" style:font-weight-complex="normal"/>
    </style:style>
    <style:style style:name="T21" style:family="text">
      <style:text-properties style:text-underline-style="solid" style:text-underline-width="auto" style:text-underline-color="font-color" fo:font-weight="normal" officeooo:rsid="0158adba" style:font-weight-asian="normal" style:font-weight-complex="normal"/>
    </style:style>
    <style:style style:name="T22" style:family="text">
      <style:text-properties style:text-underline-style="solid" style:text-underline-width="auto" style:text-underline-color="font-color" fo:font-weight="normal" officeooo:rsid="0060f332" style:font-weight-asian="normal" style:font-weight-complex="normal"/>
    </style:style>
    <style:style style:name="T23" style:family="text">
      <style:text-properties style:text-underline-style="solid" style:text-underline-width="auto" style:text-underline-color="font-color" fo:font-weight="normal" officeooo:rsid="016fa846" style:font-weight-asian="normal" style:font-weight-complex="normal"/>
    </style:style>
    <style:style style:name="T24" style:family="text">
      <style:text-properties style:text-underline-style="solid" style:text-underline-width="auto" style:text-underline-color="font-color" fo:font-weight="normal" officeooo:rsid="019170de" style:font-weight-asian="normal" style:font-weight-complex="normal"/>
    </style:style>
    <style:style style:name="T25" style:family="text">
      <style:text-properties style:text-underline-style="solid" style:text-underline-width="auto" style:text-underline-color="font-color" fo:font-weight="normal" officeooo:rsid="01ef5eff" style:font-weight-asian="normal" style:font-weight-complex="normal"/>
    </style:style>
    <style:style style:name="T26" style:family="text">
      <style:text-properties style:text-underline-style="solid" style:text-underline-width="auto" style:text-underline-color="font-color" fo:font-weight="normal" officeooo:rsid="0203c227" style:font-weight-asian="normal" style:font-weight-complex="normal"/>
    </style:style>
    <style:style style:name="T27" style:family="text">
      <style:text-properties style:text-underline-style="solid" style:text-underline-width="auto" style:text-underline-color="font-color" officeooo:rsid="004adb86"/>
    </style:style>
    <style:style style:name="T28" style:family="text">
      <style:text-properties style:text-underline-style="solid" style:text-underline-width="auto" style:text-underline-color="font-color" officeooo:rsid="007bf5dd"/>
    </style:style>
    <style:style style:name="T29" style:family="text">
      <style:text-properties style:text-underline-style="solid" style:text-underline-width="auto" style:text-underline-color="font-color" officeooo:rsid="008d53e0"/>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fo:font-weight="bold" officeooo:rsid="0095da80" style:font-weight-asian="bold" style:font-weight-complex="bold"/>
    </style:style>
    <style:style style:name="T32" style:family="text">
      <style:text-properties style:text-underline-style="solid" style:text-underline-width="auto" style:text-underline-color="font-color" officeooo:rsid="01eda94b"/>
    </style:style>
    <style:style style:name="T33" style:family="text">
      <style:text-properties style:text-underline-style="solid" style:text-underline-width="auto" style:text-underline-color="font-color" officeooo:rsid="01fd58d0"/>
    </style:style>
    <style:style style:name="T34" style:family="text">
      <style:text-properties style:text-underline-style="solid" style:text-underline-width="auto" style:text-underline-color="font-color" officeooo:rsid="01ff14e8"/>
    </style:style>
    <style:style style:name="T35" style:family="text">
      <style:text-properties style:text-underline-style="solid" style:text-underline-width="auto" style:text-underline-color="font-color" officeooo:rsid="0209b762"/>
    </style:style>
    <style:style style:name="T36" style:family="text">
      <style:text-properties style:text-underline-style="solid" style:text-underline-width="auto" style:text-underline-color="font-color" officeooo:rsid="0211ea1b"/>
    </style:style>
    <style:style style:name="T37" style:family="text">
      <style:text-properties style:text-underline-style="none"/>
    </style:style>
    <style:style style:name="T38" style:family="text">
      <style:text-properties style:text-underline-style="none" officeooo:rsid="00206026"/>
    </style:style>
    <style:style style:name="T39" style:family="text">
      <style:text-properties style:text-underline-style="none" officeooo:rsid="0021eefc"/>
    </style:style>
    <style:style style:name="T40" style:family="text">
      <style:text-properties style:text-underline-style="none" officeooo:rsid="002a400f"/>
    </style:style>
    <style:style style:name="T41" style:family="text">
      <style:text-properties style:text-underline-style="none" officeooo:rsid="002f43e9"/>
    </style:style>
    <style:style style:name="T42" style:family="text">
      <style:text-properties style:text-underline-style="none" officeooo:rsid="0030970c"/>
    </style:style>
    <style:style style:name="T43" style:family="text">
      <style:text-properties style:text-underline-style="none" officeooo:rsid="003a8cac"/>
    </style:style>
    <style:style style:name="T44" style:family="text">
      <style:text-properties style:text-underline-style="none" officeooo:rsid="00439a95"/>
    </style:style>
    <style:style style:name="T45" style:family="text">
      <style:text-properties style:text-underline-style="none" fo:font-weight="normal" style:font-weight-asian="normal" style:font-weight-complex="normal"/>
    </style:style>
    <style:style style:name="T46" style:family="text">
      <style:text-properties style:text-underline-style="none" fo:font-weight="normal" officeooo:rsid="00439a95" style:font-weight-asian="normal" style:font-weight-complex="normal"/>
    </style:style>
    <style:style style:name="T47" style:family="text">
      <style:text-properties style:text-underline-style="none" fo:font-weight="normal" officeooo:rsid="00527640" style:font-weight-asian="normal" style:font-weight-complex="normal"/>
    </style:style>
    <style:style style:name="T48" style:family="text">
      <style:text-properties style:text-underline-style="none" fo:font-weight="normal" officeooo:rsid="005367bd" style:font-weight-asian="normal" style:font-weight-complex="normal"/>
    </style:style>
    <style:style style:name="T49" style:family="text">
      <style:text-properties style:text-underline-style="none" fo:font-weight="normal" officeooo:rsid="00567429" style:font-weight-asian="normal" style:font-weight-complex="normal"/>
    </style:style>
    <style:style style:name="T50" style:family="text">
      <style:text-properties style:text-underline-style="none" fo:font-weight="normal" officeooo:rsid="0060194d" style:font-weight-asian="normal" style:font-weight-complex="normal"/>
    </style:style>
    <style:style style:name="T51" style:family="text">
      <style:text-properties style:text-underline-style="none" fo:font-weight="normal" officeooo:rsid="0064a57b" style:font-weight-asian="normal" style:font-weight-complex="normal"/>
    </style:style>
    <style:style style:name="T52" style:family="text">
      <style:text-properties style:text-underline-style="none" fo:font-weight="normal" officeooo:rsid="00467f46" style:font-weight-asian="normal" style:font-weight-complex="normal"/>
    </style:style>
    <style:style style:name="T53" style:family="text">
      <style:text-properties style:text-underline-style="none" fo:font-weight="normal" officeooo:rsid="006bcb60" style:font-weight-asian="normal" style:font-weight-complex="normal"/>
    </style:style>
    <style:style style:name="T54" style:family="text">
      <style:text-properties style:text-underline-style="none" fo:font-weight="normal" officeooo:rsid="006aab10" style:font-weight-asian="normal" style:font-weight-complex="normal"/>
    </style:style>
    <style:style style:name="T55" style:family="text">
      <style:text-properties style:text-underline-style="none" fo:font-weight="normal" officeooo:rsid="006cb9be" style:font-weight-asian="normal" style:font-weight-complex="normal"/>
    </style:style>
    <style:style style:name="T56" style:family="text">
      <style:text-properties style:text-underline-style="none" fo:font-weight="normal" officeooo:rsid="0070e2a3" style:font-weight-asian="normal" style:font-weight-complex="normal"/>
    </style:style>
    <style:style style:name="T57" style:family="text">
      <style:text-properties style:text-underline-style="none" fo:font-weight="normal" officeooo:rsid="00729162" style:font-weight-asian="normal" style:font-weight-complex="normal"/>
    </style:style>
    <style:style style:name="T58" style:family="text">
      <style:text-properties style:text-underline-style="none" fo:font-weight="normal" officeooo:rsid="00732f67" style:font-weight-asian="normal" style:font-weight-complex="normal"/>
    </style:style>
    <style:style style:name="T59" style:family="text">
      <style:text-properties style:text-underline-style="none" fo:font-weight="normal" officeooo:rsid="0075bb59" style:font-weight-asian="normal" style:font-weight-complex="normal"/>
    </style:style>
    <style:style style:name="T60" style:family="text">
      <style:text-properties style:text-underline-style="none" fo:font-weight="normal" officeooo:rsid="007bf5dd" style:font-weight-asian="normal" style:font-weight-complex="normal"/>
    </style:style>
    <style:style style:name="T61" style:family="text">
      <style:text-properties style:text-underline-style="none" fo:font-weight="normal" officeooo:rsid="008aaaea" style:font-weight-asian="normal" style:font-weight-complex="normal"/>
    </style:style>
    <style:style style:name="T62" style:family="text">
      <style:text-properties style:text-underline-style="none" fo:font-weight="normal" officeooo:rsid="00918078" style:font-weight-asian="normal" style:font-weight-complex="normal"/>
    </style:style>
    <style:style style:name="T63" style:family="text">
      <style:text-properties style:text-underline-style="none" fo:font-weight="normal" officeooo:rsid="00a2fe45" style:font-weight-asian="normal" style:font-weight-complex="normal"/>
    </style:style>
    <style:style style:name="T64" style:family="text">
      <style:text-properties style:text-underline-style="none" fo:font-weight="normal" officeooo:rsid="00a5b713" style:font-weight-asian="normal" style:font-weight-complex="normal"/>
    </style:style>
    <style:style style:name="T65" style:family="text">
      <style:text-properties style:text-underline-style="none" fo:font-weight="normal" officeooo:rsid="00b03697" style:font-weight-asian="normal" style:font-weight-complex="normal"/>
    </style:style>
    <style:style style:name="T66" style:family="text">
      <style:text-properties style:text-underline-style="none" fo:font-weight="normal" officeooo:rsid="00b04bf8" style:font-weight-asian="normal" style:font-weight-complex="normal"/>
    </style:style>
    <style:style style:name="T67" style:family="text">
      <style:text-properties style:text-underline-style="none" fo:font-weight="normal" officeooo:rsid="00b2ce29" style:font-weight-asian="normal" style:font-weight-complex="normal"/>
    </style:style>
    <style:style style:name="T68" style:family="text">
      <style:text-properties style:text-underline-style="none" fo:font-weight="normal" officeooo:rsid="00bd5183" style:font-weight-asian="normal" style:font-weight-complex="normal"/>
    </style:style>
    <style:style style:name="T69" style:family="text">
      <style:text-properties style:text-underline-style="none" fo:font-weight="normal" officeooo:rsid="00d64a9f" style:font-weight-asian="normal" style:font-weight-complex="normal"/>
    </style:style>
    <style:style style:name="T70" style:family="text">
      <style:text-properties style:text-underline-style="none" fo:font-weight="normal" officeooo:rsid="00d7a28b" style:font-weight-asian="normal" style:font-weight-complex="normal"/>
    </style:style>
    <style:style style:name="T71" style:family="text">
      <style:text-properties style:text-underline-style="none" fo:font-weight="normal" officeooo:rsid="00dd6948" style:font-weight-asian="normal" style:font-weight-complex="normal"/>
    </style:style>
    <style:style style:name="T72" style:family="text">
      <style:text-properties style:text-underline-style="none" fo:font-weight="normal" officeooo:rsid="00df505c" style:font-weight-asian="normal" style:font-weight-complex="normal"/>
    </style:style>
    <style:style style:name="T73" style:family="text">
      <style:text-properties style:text-underline-style="none" fo:font-weight="normal" officeooo:rsid="00f5acda" style:font-weight-asian="normal" style:font-weight-complex="normal"/>
    </style:style>
    <style:style style:name="T74" style:family="text">
      <style:text-properties style:text-underline-style="none" fo:font-weight="normal" officeooo:rsid="00ff9bd2" style:font-weight-asian="normal" style:font-weight-complex="normal"/>
    </style:style>
    <style:style style:name="T75" style:family="text">
      <style:text-properties style:text-underline-style="none" fo:font-weight="normal" officeooo:rsid="010e0ed2" style:font-weight-asian="normal" style:font-weight-complex="normal"/>
    </style:style>
    <style:style style:name="T76" style:family="text">
      <style:text-properties style:text-underline-style="none" fo:font-weight="normal" officeooo:rsid="010eda4b" style:font-weight-asian="normal" style:font-weight-complex="normal"/>
    </style:style>
    <style:style style:name="T77" style:family="text">
      <style:text-properties style:text-underline-style="none" fo:font-weight="normal" officeooo:rsid="010f30be" style:font-weight-asian="normal" style:font-weight-complex="normal"/>
    </style:style>
    <style:style style:name="T78" style:family="text">
      <style:text-properties style:text-underline-style="none" fo:font-weight="normal" officeooo:rsid="01158843" style:font-weight-asian="normal" style:font-weight-complex="normal"/>
    </style:style>
    <style:style style:name="T79" style:family="text">
      <style:text-properties style:text-underline-style="none" fo:font-weight="normal" officeooo:rsid="012bf79c" style:font-weight-asian="normal" style:font-weight-complex="normal"/>
    </style:style>
    <style:style style:name="T80" style:family="text">
      <style:text-properties style:text-underline-style="none" fo:font-weight="normal" officeooo:rsid="013114be" style:font-weight-asian="normal" style:font-weight-complex="normal"/>
    </style:style>
    <style:style style:name="T81" style:family="text">
      <style:text-properties style:text-underline-style="none" fo:font-weight="normal" officeooo:rsid="013278f5" style:font-weight-asian="normal" style:font-weight-complex="normal"/>
    </style:style>
    <style:style style:name="T82" style:family="text">
      <style:text-properties style:text-underline-style="none" fo:font-weight="normal" officeooo:rsid="01379047" style:font-weight-asian="normal" style:font-weight-complex="normal"/>
    </style:style>
    <style:style style:name="T83" style:family="text">
      <style:text-properties style:text-underline-style="none" fo:font-weight="normal" officeooo:rsid="0140d24a" style:font-weight-asian="normal" style:font-weight-complex="normal"/>
    </style:style>
    <style:style style:name="T84" style:family="text">
      <style:text-properties style:text-underline-style="none" fo:font-weight="normal" officeooo:rsid="00cb6c23" style:font-weight-asian="normal" style:font-weight-complex="normal"/>
    </style:style>
    <style:style style:name="T85" style:family="text">
      <style:text-properties style:text-underline-style="none" fo:font-weight="normal" officeooo:rsid="00ca33ee" style:font-weight-asian="normal" style:font-weight-complex="normal"/>
    </style:style>
    <style:style style:name="T86" style:family="text">
      <style:text-properties style:text-underline-style="none" fo:font-weight="normal" officeooo:rsid="01419a52" style:font-weight-asian="normal" style:font-weight-complex="normal"/>
    </style:style>
    <style:style style:name="T87" style:family="text">
      <style:text-properties style:text-underline-style="none" fo:font-weight="normal" officeooo:rsid="01490886" style:font-weight-asian="normal" style:font-weight-complex="normal"/>
    </style:style>
    <style:style style:name="T88" style:family="text">
      <style:text-properties style:text-underline-style="none" fo:font-weight="normal" officeooo:rsid="01530ac4" style:font-weight-asian="normal" style:font-weight-complex="normal"/>
    </style:style>
    <style:style style:name="T89" style:family="text">
      <style:text-properties style:text-underline-style="none" fo:font-weight="normal" officeooo:rsid="01556168" style:font-weight-asian="normal" style:font-weight-complex="normal"/>
    </style:style>
    <style:style style:name="T90" style:family="text">
      <style:text-properties style:text-underline-style="none" fo:font-weight="normal" officeooo:rsid="01572943" style:font-weight-asian="normal" style:font-weight-complex="normal"/>
    </style:style>
    <style:style style:name="T91" style:family="text">
      <style:text-properties style:text-underline-style="none" fo:font-weight="normal" officeooo:rsid="015b67c3" style:font-weight-asian="normal" style:font-weight-complex="normal"/>
    </style:style>
    <style:style style:name="T92" style:family="text">
      <style:text-properties style:text-underline-style="none" fo:font-weight="normal" officeooo:rsid="00e670c3" style:font-weight-asian="normal" style:font-weight-complex="normal"/>
    </style:style>
    <style:style style:name="T93" style:family="text">
      <style:text-properties style:text-underline-style="none" fo:font-weight="normal" officeooo:rsid="015ea2e6" style:font-weight-asian="normal" style:font-weight-complex="normal"/>
    </style:style>
    <style:style style:name="T94" style:family="text">
      <style:text-properties style:text-underline-style="none" fo:font-weight="normal" officeooo:rsid="015f426b" style:font-weight-asian="normal" style:font-weight-complex="normal"/>
    </style:style>
    <style:style style:name="T95" style:family="text">
      <style:text-properties style:text-underline-style="none" fo:font-weight="normal" officeooo:rsid="01628af6" style:font-weight-asian="normal" style:font-weight-complex="normal"/>
    </style:style>
    <style:style style:name="T96" style:family="text">
      <style:text-properties style:text-underline-style="none" fo:font-weight="normal" officeooo:rsid="0163a0b0" style:font-weight-asian="normal" style:font-weight-complex="normal"/>
    </style:style>
    <style:style style:name="T97" style:family="text">
      <style:text-properties style:text-underline-style="none" fo:font-weight="normal" officeooo:rsid="0163bc6e" style:font-weight-asian="normal" style:font-weight-complex="normal"/>
    </style:style>
    <style:style style:name="T98" style:family="text">
      <style:text-properties style:text-underline-style="none" fo:font-weight="normal" officeooo:rsid="01650646" style:font-weight-asian="normal" style:font-weight-complex="normal"/>
    </style:style>
    <style:style style:name="T99" style:family="text">
      <style:text-properties style:text-underline-style="none" fo:font-weight="normal" officeooo:rsid="016689ad" style:font-weight-asian="normal" style:font-weight-complex="normal"/>
    </style:style>
    <style:style style:name="T100" style:family="text">
      <style:text-properties style:text-underline-style="none" fo:font-weight="normal" officeooo:rsid="0168cdeb" style:font-weight-asian="normal" style:font-weight-complex="normal"/>
    </style:style>
    <style:style style:name="T101" style:family="text">
      <style:text-properties style:text-underline-style="none" fo:font-weight="normal" officeooo:rsid="016fa846" style:font-weight-asian="normal" style:font-weight-complex="normal"/>
    </style:style>
    <style:style style:name="T102" style:family="text">
      <style:text-properties style:text-underline-style="none" fo:font-weight="normal" officeooo:rsid="00e2c99d" style:font-weight-asian="normal" style:font-weight-complex="normal"/>
    </style:style>
    <style:style style:name="T103" style:family="text">
      <style:text-properties style:text-underline-style="none" fo:font-weight="normal" officeooo:rsid="01790605" style:font-weight-asian="normal" style:font-weight-complex="normal"/>
    </style:style>
    <style:style style:name="T104" style:family="text">
      <style:text-properties style:text-underline-style="none" fo:font-weight="normal" officeooo:rsid="01791648" style:font-weight-asian="normal" style:font-weight-complex="normal"/>
    </style:style>
    <style:style style:name="T105" style:family="text">
      <style:text-properties style:text-underline-style="none" fo:font-weight="normal" officeooo:rsid="017cd650" style:font-weight-asian="normal" style:font-weight-complex="normal"/>
    </style:style>
    <style:style style:name="T106" style:family="text">
      <style:text-properties style:text-underline-style="none" fo:font-weight="normal" officeooo:rsid="017eca79" style:font-weight-asian="normal" style:font-weight-complex="normal"/>
    </style:style>
    <style:style style:name="T107" style:family="text">
      <style:text-properties style:text-underline-style="none" fo:font-weight="normal" officeooo:rsid="017f37b5" style:font-weight-asian="normal" style:font-weight-complex="normal"/>
    </style:style>
    <style:style style:name="T108" style:family="text">
      <style:text-properties style:text-underline-style="none" fo:font-weight="normal" officeooo:rsid="0184eff3" style:font-weight-asian="normal" style:font-weight-complex="normal"/>
    </style:style>
    <style:style style:name="T109" style:family="text">
      <style:text-properties style:text-underline-style="none" fo:font-weight="normal" officeooo:rsid="0189537e" style:font-weight-asian="normal" style:font-weight-complex="normal"/>
    </style:style>
    <style:style style:name="T110" style:family="text">
      <style:text-properties style:text-underline-style="none" fo:font-weight="normal" officeooo:rsid="018bd4ad" style:font-weight-asian="normal" style:font-weight-complex="normal"/>
    </style:style>
    <style:style style:name="T111" style:family="text">
      <style:text-properties style:text-underline-style="none" fo:font-weight="normal" officeooo:rsid="01927ad0" style:font-weight-asian="normal" style:font-weight-complex="normal"/>
    </style:style>
    <style:style style:name="T112" style:family="text">
      <style:text-properties style:text-underline-style="none" fo:font-weight="normal" officeooo:rsid="0194a3e8" style:font-weight-asian="normal" style:font-weight-complex="normal"/>
    </style:style>
    <style:style style:name="T113" style:family="text">
      <style:text-properties style:text-underline-style="none" fo:font-weight="normal" officeooo:rsid="0197ef1d" style:font-weight-asian="normal" style:font-weight-complex="normal"/>
    </style:style>
    <style:style style:name="T114" style:family="text">
      <style:text-properties style:text-underline-style="none" fo:font-weight="normal" officeooo:rsid="01a216ae" style:font-weight-asian="normal" style:font-weight-complex="normal"/>
    </style:style>
    <style:style style:name="T115" style:family="text">
      <style:text-properties style:text-underline-style="none" fo:font-weight="normal" officeooo:rsid="01a3cb73" style:font-weight-asian="normal" style:font-weight-complex="normal"/>
    </style:style>
    <style:style style:name="T116" style:family="text">
      <style:text-properties style:text-underline-style="none" fo:font-weight="normal" officeooo:rsid="01a73295" style:font-weight-asian="normal" style:font-weight-complex="normal"/>
    </style:style>
    <style:style style:name="T117" style:family="text">
      <style:text-properties style:text-underline-style="none" fo:font-weight="normal" officeooo:rsid="01ae62bc" style:font-weight-asian="normal" style:font-weight-complex="normal"/>
    </style:style>
    <style:style style:name="T118" style:family="text">
      <style:text-properties style:text-underline-style="none" fo:font-weight="normal" officeooo:rsid="015e8603" style:font-weight-asian="normal" style:font-weight-complex="normal"/>
    </style:style>
    <style:style style:name="T119" style:family="text">
      <style:text-properties style:text-underline-style="none" fo:font-weight="normal" officeooo:rsid="01aeb458" style:font-weight-asian="normal" style:font-weight-complex="normal"/>
    </style:style>
    <style:style style:name="T120" style:family="text">
      <style:text-properties style:text-underline-style="none" fo:font-weight="normal" officeooo:rsid="00614c9e" style:font-weight-asian="normal" style:font-weight-complex="normal"/>
    </style:style>
    <style:style style:name="T121" style:family="text">
      <style:text-properties style:text-underline-style="none" fo:font-weight="normal" officeooo:rsid="01b2c96d" style:font-weight-asian="normal" style:font-weight-complex="normal"/>
    </style:style>
    <style:style style:name="T122" style:family="text">
      <style:text-properties style:text-underline-style="none" fo:font-weight="normal" officeooo:rsid="01b38677" style:font-weight-asian="normal" style:font-weight-complex="normal"/>
    </style:style>
    <style:style style:name="T123" style:family="text">
      <style:text-properties style:text-underline-style="none" fo:font-weight="normal" officeooo:rsid="01b876ff" style:font-weight-asian="normal" style:font-weight-complex="normal"/>
    </style:style>
    <style:style style:name="T124" style:family="text">
      <style:text-properties style:text-underline-style="none" fo:font-weight="normal" officeooo:rsid="01ba0db6" style:font-weight-asian="normal" style:font-weight-complex="normal"/>
    </style:style>
    <style:style style:name="T125" style:family="text">
      <style:text-properties style:text-underline-style="none" fo:font-weight="normal" officeooo:rsid="01bd6687" style:font-weight-asian="normal" style:font-weight-complex="normal"/>
    </style:style>
    <style:style style:name="T126" style:family="text">
      <style:text-properties style:text-underline-style="none" fo:font-weight="normal" officeooo:rsid="01c43115" style:font-weight-asian="normal" style:font-weight-complex="normal"/>
    </style:style>
    <style:style style:name="T127" style:family="text">
      <style:text-properties style:text-underline-style="none" fo:font-weight="normal" officeooo:rsid="01c49de4" style:font-weight-asian="normal" style:font-weight-complex="normal"/>
    </style:style>
    <style:style style:name="T128" style:family="text">
      <style:text-properties style:text-underline-style="none" fo:font-weight="normal" officeooo:rsid="01c4e89a" style:font-weight-asian="normal" style:font-weight-complex="normal"/>
    </style:style>
    <style:style style:name="T129" style:family="text">
      <style:text-properties style:text-underline-style="none" fo:font-weight="normal" officeooo:rsid="01caa302" style:font-weight-asian="normal" style:font-weight-complex="normal"/>
    </style:style>
    <style:style style:name="T130" style:family="text">
      <style:text-properties style:text-underline-style="none" fo:font-weight="normal" officeooo:rsid="01cc42a8" style:font-weight-asian="normal" style:font-weight-complex="normal"/>
    </style:style>
    <style:style style:name="T131" style:family="text">
      <style:text-properties style:text-underline-style="none" fo:font-weight="normal" officeooo:rsid="01cd9b70" style:font-weight-asian="normal" style:font-weight-complex="normal"/>
    </style:style>
    <style:style style:name="T132" style:family="text">
      <style:text-properties style:text-underline-style="none" fo:font-weight="normal" officeooo:rsid="01d53e14" style:font-weight-asian="normal" style:font-weight-complex="normal"/>
    </style:style>
    <style:style style:name="T133" style:family="text">
      <style:text-properties style:text-underline-style="none" fo:font-weight="normal" officeooo:rsid="01db3401" style:font-weight-asian="normal" style:font-weight-complex="normal"/>
    </style:style>
    <style:style style:name="T134" style:family="text">
      <style:text-properties style:text-underline-style="none" fo:font-weight="normal" officeooo:rsid="01dd61be" style:font-weight-asian="normal" style:font-weight-complex="normal"/>
    </style:style>
    <style:style style:name="T135" style:family="text">
      <style:text-properties style:text-underline-style="none" fo:font-weight="normal" officeooo:rsid="01ded375" style:font-weight-asian="normal" style:font-weight-complex="normal"/>
    </style:style>
    <style:style style:name="T136" style:family="text">
      <style:text-properties style:text-underline-style="none" fo:font-weight="normal" officeooo:rsid="01e1ba3c" style:font-weight-asian="normal" style:font-weight-complex="normal"/>
    </style:style>
    <style:style style:name="T137" style:family="text">
      <style:text-properties style:text-underline-style="none" fo:font-weight="normal" officeooo:rsid="01e30e08" style:font-weight-asian="normal" style:font-weight-complex="normal"/>
    </style:style>
    <style:style style:name="T138" style:family="text">
      <style:text-properties style:text-underline-style="none" fo:font-weight="normal" officeooo:rsid="01e8f8c3" style:font-weight-asian="normal" style:font-weight-complex="normal"/>
    </style:style>
    <style:style style:name="T139" style:family="text">
      <style:text-properties style:text-underline-style="none" fo:font-weight="normal" officeooo:rsid="01eb9a53" style:font-weight-asian="normal" style:font-weight-complex="normal"/>
    </style:style>
    <style:style style:name="T140" style:family="text">
      <style:text-properties style:text-underline-style="none" fo:font-weight="normal" officeooo:rsid="0201bf10" style:font-weight-asian="normal" style:font-weight-complex="normal"/>
    </style:style>
    <style:style style:name="T141" style:family="text">
      <style:text-properties style:text-underline-style="none" fo:font-weight="normal" officeooo:rsid="020c2c2b" style:font-weight-asian="normal" style:font-weight-complex="normal"/>
    </style:style>
    <style:style style:name="T142" style:family="text">
      <style:text-properties style:text-underline-style="none" fo:font-weight="normal" officeooo:rsid="022a7e55" style:font-weight-asian="normal" style:font-weight-complex="normal"/>
    </style:style>
    <style:style style:name="T143" style:family="text">
      <style:text-properties style:text-underline-style="none" fo:font-weight="normal" officeooo:rsid="022abf52" style:font-weight-asian="normal" style:font-weight-complex="normal"/>
    </style:style>
    <style:style style:name="T144" style:family="text">
      <style:text-properties style:text-underline-style="none" fo:font-weight="normal" officeooo:rsid="022b61c7" style:font-weight-asian="normal" style:font-weight-complex="normal"/>
    </style:style>
    <style:style style:name="T145" style:family="text">
      <style:text-properties style:text-underline-style="none" fo:font-weight="normal" officeooo:rsid="022bc9f8" style:font-weight-asian="normal" style:font-weight-complex="normal"/>
    </style:style>
    <style:style style:name="T146" style:family="text">
      <style:text-properties style:text-underline-style="none" fo:font-weight="normal" officeooo:rsid="022bf9ee" style:font-weight-asian="normal" style:font-weight-complex="normal"/>
    </style:style>
    <style:style style:name="T147" style:family="text">
      <style:text-properties style:text-underline-style="none" fo:font-weight="normal" officeooo:rsid="022c3090" style:font-weight-asian="normal" style:font-weight-complex="normal"/>
    </style:style>
    <style:style style:name="T148" style:family="text">
      <style:text-properties style:text-underline-style="none" fo:font-weight="normal" officeooo:rsid="022d6070" style:font-weight-asian="normal" style:font-weight-complex="normal"/>
    </style:style>
    <style:style style:name="T149" style:family="text">
      <style:text-properties style:text-underline-style="none" fo:font-weight="normal" officeooo:rsid="022d9cec" style:font-weight-asian="normal" style:font-weight-complex="normal"/>
    </style:style>
    <style:style style:name="T150" style:family="text">
      <style:text-properties style:text-underline-style="none" fo:font-weight="normal" officeooo:rsid="005367bd" style:font-style-asian="normal" style:font-weight-asian="normal" style:font-style-complex="normal" style:font-weight-complex="normal"/>
    </style:style>
    <style:style style:name="T151" style:family="text">
      <style:text-properties style:text-underline-style="none" fo:font-weight="normal" officeooo:rsid="00b0d5b3" style:font-style-asian="normal" style:font-weight-asian="normal" style:font-style-complex="normal" style:font-weight-complex="normal"/>
    </style:style>
    <style:style style:name="T152" style:family="text">
      <style:text-properties style:text-underline-style="none" fo:font-weight="normal" officeooo:rsid="00b66ecd" style:font-style-asian="normal" style:font-weight-asian="normal" style:font-style-complex="normal" style:font-weight-complex="normal"/>
    </style:style>
    <style:style style:name="T153" style:family="text">
      <style:text-properties style:text-underline-style="none" fo:font-weight="normal" officeooo:rsid="00b906cd" style:font-style-asian="normal" style:font-weight-asian="normal" style:font-style-complex="normal" style:font-weight-complex="normal"/>
    </style:style>
    <style:style style:name="T154" style:family="text">
      <style:text-properties style:text-underline-style="none" officeooo:rsid="002e277e"/>
    </style:style>
    <style:style style:name="T155" style:family="text">
      <style:text-properties style:text-underline-style="none" officeooo:rsid="0047bc20"/>
    </style:style>
    <style:style style:name="T156" style:family="text">
      <style:text-properties style:text-underline-style="none" officeooo:rsid="00505231"/>
    </style:style>
    <style:style style:name="T157" style:family="text">
      <style:text-properties style:text-underline-style="none" officeooo:rsid="00550494"/>
    </style:style>
    <style:style style:name="T158" style:family="text">
      <style:text-properties style:text-underline-style="none" officeooo:rsid="005724ad"/>
    </style:style>
    <style:style style:name="T159" style:family="text">
      <style:text-properties style:text-underline-style="none" officeooo:rsid="004adb86"/>
    </style:style>
    <style:style style:name="T160" style:family="text">
      <style:text-properties style:text-underline-style="none" officeooo:rsid="005efdc2"/>
    </style:style>
    <style:style style:name="T161" style:family="text">
      <style:text-properties style:text-underline-style="none" officeooo:rsid="0060194d"/>
    </style:style>
    <style:style style:name="T162" style:family="text">
      <style:text-properties style:text-underline-style="none" officeooo:rsid="0060f332"/>
    </style:style>
    <style:style style:name="T163" style:family="text">
      <style:text-properties style:text-underline-style="none" officeooo:rsid="006bcb60"/>
    </style:style>
    <style:style style:name="T164" style:family="text">
      <style:text-properties style:text-underline-style="none" officeooo:rsid="006ac0aa"/>
    </style:style>
    <style:style style:name="T165" style:family="text">
      <style:text-properties style:text-underline-style="none" officeooo:rsid="006cb9be"/>
    </style:style>
    <style:style style:name="T166" style:family="text">
      <style:text-properties style:text-underline-style="none" officeooo:rsid="0075b096"/>
    </style:style>
    <style:style style:name="T167" style:family="text">
      <style:text-properties style:text-underline-style="none" officeooo:rsid="0075bb59"/>
    </style:style>
    <style:style style:name="T168" style:family="text">
      <style:text-properties style:text-underline-style="none" officeooo:rsid="008e4e44"/>
    </style:style>
    <style:style style:name="T169" style:family="text">
      <style:text-properties style:text-underline-style="none" officeooo:rsid="00918078"/>
    </style:style>
    <style:style style:name="T170" style:family="text">
      <style:text-properties style:text-underline-style="none" fo:font-weight="bold" officeooo:rsid="0095da80" style:font-weight-asian="bold" style:font-weight-complex="bold"/>
    </style:style>
    <style:style style:name="T171" style:family="text">
      <style:text-properties style:text-underline-style="none" fo:font-weight="bold" officeooo:rsid="00b906cd" style:font-weight-asian="bold" style:font-weight-complex="bold"/>
    </style:style>
    <style:style style:name="T172" style:family="text">
      <style:text-properties style:text-underline-style="none" fo:font-weight="bold" officeooo:rsid="010c870e" style:font-weight-asian="bold" style:font-weight-complex="bold"/>
    </style:style>
    <style:style style:name="T173" style:family="text">
      <style:text-properties style:text-underline-style="none" fo:font-weight="bold" officeooo:rsid="01464fe1" style:font-weight-asian="bold" style:font-weight-complex="bold"/>
    </style:style>
    <style:style style:name="T174" style:family="text">
      <style:text-properties style:text-underline-style="none" officeooo:rsid="00947aff"/>
    </style:style>
    <style:style style:name="T175" style:family="text">
      <style:text-properties style:text-underline-style="none" officeooo:rsid="00ad8e7d"/>
    </style:style>
    <style:style style:name="T176" style:family="text">
      <style:text-properties style:text-underline-style="none" officeooo:rsid="00b0d5b3"/>
    </style:style>
    <style:style style:name="T177" style:family="text">
      <style:text-properties style:text-underline-style="none" officeooo:rsid="00b906cd"/>
    </style:style>
    <style:style style:name="T178" style:family="text">
      <style:text-properties style:text-underline-style="none" officeooo:rsid="00dd6948"/>
    </style:style>
    <style:style style:name="T179" style:family="text">
      <style:text-properties style:text-underline-style="none" officeooo:rsid="00df505c"/>
    </style:style>
    <style:style style:name="T180" style:family="text">
      <style:text-properties style:text-underline-style="none" officeooo:rsid="00e29c06"/>
    </style:style>
    <style:style style:name="T181" style:family="text">
      <style:text-properties style:text-underline-style="none" officeooo:rsid="00f828bf"/>
    </style:style>
    <style:style style:name="T182" style:family="text">
      <style:text-properties style:text-underline-style="none" officeooo:rsid="0110996f"/>
    </style:style>
    <style:style style:name="T183" style:family="text">
      <style:text-properties style:text-underline-style="none" officeooo:rsid="0111a745"/>
    </style:style>
    <style:style style:name="T184" style:family="text">
      <style:text-properties style:text-underline-style="none" officeooo:rsid="012bf79c"/>
    </style:style>
    <style:style style:name="T185" style:family="text">
      <style:text-properties style:text-underline-style="none" officeooo:rsid="013278f5"/>
    </style:style>
    <style:style style:name="T186" style:family="text">
      <style:text-properties style:text-underline-style="none" officeooo:rsid="01347cf4"/>
    </style:style>
    <style:style style:name="T187" style:family="text">
      <style:text-properties style:text-underline-style="none" officeooo:rsid="0135aca0"/>
    </style:style>
    <style:style style:name="T188" style:family="text">
      <style:text-properties style:text-underline-style="none" officeooo:rsid="013f6e68"/>
    </style:style>
    <style:style style:name="T189" style:family="text">
      <style:text-properties style:text-underline-style="none" officeooo:rsid="0145717f"/>
    </style:style>
    <style:style style:name="T190" style:family="text">
      <style:text-properties style:text-underline-style="none" officeooo:rsid="0147d918"/>
    </style:style>
    <style:style style:name="T191" style:family="text">
      <style:text-properties style:text-underline-style="none" officeooo:rsid="0148f958"/>
    </style:style>
    <style:style style:name="T192" style:family="text">
      <style:text-properties style:text-underline-style="none" officeooo:rsid="014a3db3"/>
    </style:style>
    <style:style style:name="T193" style:family="text">
      <style:text-properties style:text-underline-style="none" officeooo:rsid="01464fe1"/>
    </style:style>
    <style:style style:name="T194" style:family="text">
      <style:text-properties style:text-underline-style="none" officeooo:rsid="014a820c"/>
    </style:style>
    <style:style style:name="T195" style:family="text">
      <style:text-properties style:text-underline-style="none" officeooo:rsid="014ba59a"/>
    </style:style>
    <style:style style:name="T196" style:family="text">
      <style:text-properties style:text-underline-style="none" officeooo:rsid="01556168"/>
    </style:style>
    <style:style style:name="T197" style:family="text">
      <style:text-properties style:text-underline-style="none" officeooo:rsid="015ea2e6"/>
    </style:style>
    <style:style style:name="T198" style:family="text">
      <style:text-properties style:text-underline-style="none" officeooo:rsid="0163a0b0"/>
    </style:style>
    <style:style style:name="T199" style:family="text">
      <style:text-properties style:text-underline-style="none" officeooo:rsid="01650646"/>
    </style:style>
    <style:style style:name="T200" style:family="text">
      <style:text-properties style:text-underline-style="none" officeooo:rsid="01692487"/>
    </style:style>
    <style:style style:name="T201" style:family="text">
      <style:text-properties style:text-underline-style="none" officeooo:rsid="016af25c"/>
    </style:style>
    <style:style style:name="T202" style:family="text">
      <style:text-properties style:text-underline-style="none" officeooo:rsid="016efb88"/>
    </style:style>
    <style:style style:name="T203" style:family="text">
      <style:text-properties style:text-underline-style="none" officeooo:rsid="016fa846"/>
    </style:style>
    <style:style style:name="T204" style:family="text">
      <style:text-properties style:text-underline-style="none" officeooo:rsid="0175bf2c"/>
    </style:style>
    <style:style style:name="T205" style:family="text">
      <style:text-properties style:text-underline-style="none" officeooo:rsid="0176179b"/>
    </style:style>
    <style:style style:name="T206" style:family="text">
      <style:text-properties style:text-underline-style="none" officeooo:rsid="017c0008"/>
    </style:style>
    <style:style style:name="T207" style:family="text">
      <style:text-properties style:text-underline-style="none" officeooo:rsid="0183af76"/>
    </style:style>
    <style:style style:name="T208" style:family="text">
      <style:text-properties style:text-underline-style="none" officeooo:rsid="0185e60a"/>
    </style:style>
    <style:style style:name="T209" style:family="text">
      <style:text-properties style:text-underline-style="none" officeooo:rsid="01869499"/>
    </style:style>
    <style:style style:name="T210" style:family="text">
      <style:text-properties style:text-underline-style="none" officeooo:rsid="018ee425"/>
    </style:style>
    <style:style style:name="T211" style:family="text">
      <style:text-properties style:text-underline-style="none" officeooo:rsid="01a3cb73"/>
    </style:style>
    <style:style style:name="T212" style:family="text">
      <style:text-properties style:text-underline-style="none" officeooo:rsid="01ae2286"/>
    </style:style>
    <style:style style:name="T213" style:family="text">
      <style:text-properties style:text-underline-style="none" officeooo:rsid="01ae62bc"/>
    </style:style>
    <style:style style:name="T214" style:family="text">
      <style:text-properties style:text-underline-style="none" officeooo:rsid="00dbd72d"/>
    </style:style>
    <style:style style:name="T215" style:family="text">
      <style:text-properties style:text-underline-style="none" officeooo:rsid="008aaaea"/>
    </style:style>
    <style:style style:name="T216" style:family="text">
      <style:text-properties style:text-underline-style="none" officeooo:rsid="01aeb458"/>
    </style:style>
    <style:style style:name="T217" style:family="text">
      <style:text-properties style:text-underline-style="none" officeooo:rsid="01b2c96d"/>
    </style:style>
    <style:style style:name="T218" style:family="text">
      <style:text-properties style:text-underline-style="none" officeooo:rsid="01b38677"/>
    </style:style>
    <style:style style:name="T219" style:family="text">
      <style:text-properties style:text-underline-style="none" officeooo:rsid="01b52f7b"/>
    </style:style>
    <style:style style:name="T220" style:family="text">
      <style:text-properties style:text-underline-style="none" officeooo:rsid="01b6b3b8"/>
    </style:style>
    <style:style style:name="T221" style:family="text">
      <style:text-properties style:text-underline-style="none" officeooo:rsid="01ba0db6"/>
    </style:style>
    <style:style style:name="T222" style:family="text">
      <style:text-properties style:text-underline-style="none" officeooo:rsid="00e670c3"/>
    </style:style>
    <style:style style:name="T223" style:family="text">
      <style:text-properties style:text-underline-style="none" officeooo:rsid="01bbe4c5"/>
    </style:style>
    <style:style style:name="T224" style:family="text">
      <style:text-properties style:text-underline-style="none" officeooo:rsid="01bd6687"/>
    </style:style>
    <style:style style:name="T225" style:family="text">
      <style:text-properties style:text-underline-style="none" officeooo:rsid="01c2a8bb"/>
    </style:style>
    <style:style style:name="T226" style:family="text">
      <style:text-properties style:text-underline-style="none" officeooo:rsid="01c3126b"/>
    </style:style>
    <style:style style:name="T227" style:family="text">
      <style:text-properties style:text-underline-style="none" officeooo:rsid="01c49de4"/>
    </style:style>
    <style:style style:name="T228" style:family="text">
      <style:text-properties style:text-underline-style="none" officeooo:rsid="01caa302"/>
    </style:style>
    <style:style style:name="T229" style:family="text">
      <style:text-properties style:text-underline-style="none" officeooo:rsid="01cc42a8"/>
    </style:style>
    <style:style style:name="T230" style:family="text">
      <style:text-properties style:text-underline-style="none" officeooo:rsid="01d53e14"/>
    </style:style>
    <style:style style:name="T231" style:family="text">
      <style:text-properties style:text-underline-style="none" officeooo:rsid="01d81190"/>
    </style:style>
    <style:style style:name="T232" style:family="text">
      <style:text-properties style:text-underline-style="none" officeooo:rsid="01da1102"/>
    </style:style>
    <style:style style:name="T233" style:family="text">
      <style:text-properties style:text-underline-style="none" officeooo:rsid="01dfc00d"/>
    </style:style>
    <style:style style:name="T234" style:family="text">
      <style:text-properties style:text-underline-style="none" officeooo:rsid="01e30e08"/>
    </style:style>
    <style:style style:name="T235" style:family="text">
      <style:text-properties style:text-underline-style="none" officeooo:rsid="01e4fca3"/>
    </style:style>
    <style:style style:name="T236" style:family="text">
      <style:text-properties style:text-underline-style="none" officeooo:rsid="01e943c9"/>
    </style:style>
    <style:style style:name="T237" style:family="text">
      <style:text-properties style:text-underline-style="none" officeooo:rsid="01f4c82e"/>
    </style:style>
    <style:style style:name="T238" style:family="text">
      <style:text-properties style:text-underline-style="none" officeooo:rsid="01f7b0c1"/>
    </style:style>
    <style:style style:name="T239" style:family="text">
      <style:text-properties style:text-underline-style="none" officeooo:rsid="01fd58d0"/>
    </style:style>
    <style:style style:name="T240" style:family="text">
      <style:text-properties style:text-underline-style="none" officeooo:rsid="01ff14e8"/>
    </style:style>
    <style:style style:name="T241" style:family="text">
      <style:text-properties style:text-underline-style="none" officeooo:rsid="0205fc8e"/>
    </style:style>
    <style:style style:name="T242" style:family="text">
      <style:text-properties style:text-underline-style="none" officeooo:rsid="0211ea1b"/>
    </style:style>
    <style:style style:name="T243" style:family="text">
      <style:text-properties style:text-underline-style="none" officeooo:rsid="022152cb"/>
    </style:style>
    <style:style style:name="T244" style:family="text">
      <style:text-properties style:text-underline-style="none" officeooo:rsid="020212aa"/>
    </style:style>
    <style:style style:name="T245" style:family="text">
      <style:text-properties style:text-underline-style="none" officeooo:rsid="0203c227"/>
    </style:style>
    <style:style style:name="T246" style:family="text">
      <style:text-properties style:text-underline-style="none" officeooo:rsid="022a7e55"/>
    </style:style>
    <style:style style:name="T247" style:family="text">
      <style:text-properties style:text-underline-style="none" officeooo:rsid="022abf52"/>
    </style:style>
    <style:style style:name="T248" style:family="text">
      <style:text-properties style:text-underline-style="none" officeooo:rsid="022b61c7"/>
    </style:style>
    <style:style style:name="T249" style:family="text">
      <style:text-properties style:text-underline-style="none" officeooo:rsid="022ba03c"/>
    </style:style>
    <style:style style:name="T250" style:family="text">
      <style:text-properties style:text-underline-style="none" officeooo:rsid="022bc9f8"/>
    </style:style>
    <style:style style:name="T251" style:family="text">
      <style:text-properties style:text-underline-style="none" officeooo:rsid="022d6070"/>
    </style:style>
    <style:style style:name="T252" style:family="text">
      <style:text-properties style:text-underline-style="none" officeooo:rsid="022d9cec"/>
    </style:style>
    <style:style style:name="T253" style:family="text">
      <style:text-properties style:text-underline-style="none" officeooo:rsid="022e1b47"/>
    </style:style>
    <style:style style:name="T254" style:family="text">
      <style:text-properties officeooo:rsid="0021eefc"/>
    </style:style>
    <style:style style:name="T255" style:family="text">
      <style:text-properties officeooo:rsid="0015984f"/>
    </style:style>
    <style:style style:name="T256" style:family="text">
      <style:text-properties officeooo:rsid="00165a41"/>
    </style:style>
    <style:style style:name="T257" style:family="text">
      <style:text-properties officeooo:rsid="00254286"/>
    </style:style>
    <style:style style:name="T258" style:family="text">
      <style:text-properties officeooo:rsid="001723b8"/>
    </style:style>
    <style:style style:name="T259" style:family="text">
      <style:text-properties officeooo:rsid="002a400f"/>
    </style:style>
    <style:style style:name="T260" style:family="text">
      <style:text-properties officeooo:rsid="002d5df3"/>
    </style:style>
    <style:style style:name="T261" style:family="text">
      <style:text-properties fo:font-style="italic" style:font-style-asian="italic" style:font-style-complex="italic"/>
    </style:style>
    <style:style style:name="T262" style:family="text">
      <style:text-properties fo:font-style="italic" officeooo:rsid="000cb8c6" style:font-style-asian="italic" style:font-style-complex="italic"/>
    </style:style>
    <style:style style:name="T263" style:family="text">
      <style:text-properties fo:font-style="italic" officeooo:rsid="005e76e0" style:font-style-asian="italic" style:font-style-complex="italic"/>
    </style:style>
    <style:style style:name="T264" style:family="text">
      <style:text-properties fo:font-style="italic" officeooo:rsid="006aab10" style:font-style-asian="italic" style:font-style-complex="italic"/>
    </style:style>
    <style:style style:name="T265" style:family="text">
      <style:text-properties fo:font-style="italic" officeooo:rsid="0074f852" style:font-style-asian="italic" style:font-style-complex="italic"/>
    </style:style>
    <style:style style:name="T266" style:family="text">
      <style:text-properties fo:font-style="italic" officeooo:rsid="007a3ed9" style:font-style-asian="italic" style:font-style-complex="italic"/>
    </style:style>
    <style:style style:name="T267" style:family="text">
      <style:text-properties fo:font-style="italic" officeooo:rsid="0065940b" style:font-style-asian="italic" style:font-style-complex="italic"/>
    </style:style>
    <style:style style:name="T268" style:family="text">
      <style:text-properties fo:font-style="italic" officeooo:rsid="008334fa" style:font-style-asian="italic" style:font-style-complex="italic"/>
    </style:style>
    <style:style style:name="T269" style:family="text">
      <style:text-properties fo:font-style="italic" officeooo:rsid="006cb9be" style:font-style-asian="italic" style:font-style-complex="italic"/>
    </style:style>
    <style:style style:name="T270" style:family="text">
      <style:text-properties fo:font-style="italic" officeooo:rsid="008a2a41" style:font-style-asian="italic" style:font-style-complex="italic"/>
    </style:style>
    <style:style style:name="T271" style:family="text">
      <style:text-properties fo:font-style="italic" officeooo:rsid="008aaaea" style:font-style-asian="italic" style:font-style-complex="italic"/>
    </style:style>
    <style:style style:name="T272" style:family="text">
      <style:text-properties fo:font-style="italic" officeooo:rsid="008e4e44" style:font-style-asian="italic" style:font-style-complex="italic"/>
    </style:style>
    <style:style style:name="T273" style:family="text">
      <style:text-properties fo:font-style="italic" officeooo:rsid="00918078" style:font-style-asian="italic" style:font-style-complex="italic"/>
    </style:style>
    <style:style style:name="T274" style:family="text">
      <style:text-properties fo:font-style="italic" officeooo:rsid="0075b096" style:font-style-asian="italic" style:font-style-complex="italic"/>
    </style:style>
    <style:style style:name="T275" style:family="text">
      <style:text-properties fo:font-style="italic" officeooo:rsid="003a8cac" style:font-style-asian="italic" style:font-style-complex="italic"/>
    </style:style>
    <style:style style:name="T276" style:family="text">
      <style:text-properties fo:font-style="italic" officeooo:rsid="0034f590" style:font-style-asian="italic" style:font-style-complex="italic"/>
    </style:style>
    <style:style style:name="T277" style:family="text">
      <style:text-properties fo:font-style="italic" officeooo:rsid="00505231" style:font-style-asian="italic" style:font-style-complex="italic"/>
    </style:style>
    <style:style style:name="T278" style:family="text">
      <style:text-properties fo:font-style="italic" officeooo:rsid="002a400f" style:font-style-asian="italic" style:font-style-complex="italic"/>
    </style:style>
    <style:style style:name="T279" style:family="text">
      <style:text-properties fo:font-style="italic" officeooo:rsid="003ef47a" style:font-style-asian="italic" style:font-style-complex="italic"/>
    </style:style>
    <style:style style:name="T280" style:family="text">
      <style:text-properties fo:font-style="italic" officeooo:rsid="0026815d" style:font-style-asian="italic" style:font-style-complex="italic"/>
    </style:style>
    <style:style style:name="T281" style:family="text">
      <style:text-properties fo:font-style="italic" officeooo:rsid="003c7b07" style:font-style-asian="italic" style:font-style-complex="italic"/>
    </style:style>
    <style:style style:name="T282" style:family="text">
      <style:text-properties fo:font-style="italic" officeooo:rsid="001723b8" style:font-style-asian="italic" style:font-style-complex="italic"/>
    </style:style>
    <style:style style:name="T283" style:family="text">
      <style:text-properties fo:font-style="italic" officeooo:rsid="00a79763" style:font-style-asian="italic" style:font-style-complex="italic"/>
    </style:style>
    <style:style style:name="T284" style:family="text">
      <style:text-properties fo:font-style="italic" officeooo:rsid="00a8f7e4" style:font-style-asian="italic" style:font-style-complex="italic"/>
    </style:style>
    <style:style style:name="T285" style:family="text">
      <style:text-properties fo:font-style="italic" officeooo:rsid="00a96bf9" style:font-style-asian="italic" style:font-style-complex="italic"/>
    </style:style>
    <style:style style:name="T286" style:family="text">
      <style:text-properties fo:font-style="italic" officeooo:rsid="00ab55d9" style:font-style-asian="italic" style:font-style-complex="italic"/>
    </style:style>
    <style:style style:name="T287" style:family="text">
      <style:text-properties fo:font-style="italic" officeooo:rsid="00b03697" style:font-style-asian="italic" style:font-style-complex="italic"/>
    </style:style>
    <style:style style:name="T288" style:family="text">
      <style:text-properties fo:font-style="italic" officeooo:rsid="00b04bf8" style:font-style-asian="italic" style:font-style-complex="italic"/>
    </style:style>
    <style:style style:name="T289" style:family="text">
      <style:text-properties fo:font-style="italic" officeooo:rsid="00b906cd" style:font-style-asian="italic" style:font-style-complex="italic"/>
    </style:style>
    <style:style style:name="T290" style:family="text">
      <style:text-properties fo:font-style="italic" officeooo:rsid="00bb1c57" style:font-style-asian="italic" style:font-style-complex="italic"/>
    </style:style>
    <style:style style:name="T291" style:family="text">
      <style:text-properties fo:font-style="italic" officeooo:rsid="00bc7a14" style:font-style-asian="italic" style:font-style-complex="italic"/>
    </style:style>
    <style:style style:name="T292" style:family="text">
      <style:text-properties fo:font-style="italic" officeooo:rsid="00c10c56" style:font-style-asian="italic" style:font-style-complex="italic"/>
    </style:style>
    <style:style style:name="T293" style:family="text">
      <style:text-properties fo:font-style="italic" officeooo:rsid="00c1f8b0" style:font-style-asian="italic" style:font-style-complex="italic"/>
    </style:style>
    <style:style style:name="T294" style:family="text">
      <style:text-properties fo:font-style="italic" officeooo:rsid="009bde3e" style:font-style-asian="italic" style:font-style-complex="italic"/>
    </style:style>
    <style:style style:name="T295" style:family="text">
      <style:text-properties fo:font-style="italic" officeooo:rsid="008bb03d" style:font-style-asian="italic" style:font-style-complex="italic"/>
    </style:style>
    <style:style style:name="T296" style:family="text">
      <style:text-properties fo:font-style="italic" officeooo:rsid="00c3632a" style:font-style-asian="italic" style:font-style-complex="italic"/>
    </style:style>
    <style:style style:name="T297" style:family="text">
      <style:text-properties fo:font-style="italic" officeooo:rsid="00c558b9" style:font-style-asian="italic" style:font-style-complex="italic"/>
    </style:style>
    <style:style style:name="T298" style:family="text">
      <style:text-properties fo:font-style="italic" officeooo:rsid="00c5829b" style:font-style-asian="italic" style:font-style-complex="italic"/>
    </style:style>
    <style:style style:name="T299" style:family="text">
      <style:text-properties fo:font-style="italic" officeooo:rsid="00cb6c23" style:font-style-asian="italic" style:font-style-complex="italic"/>
    </style:style>
    <style:style style:name="T300" style:family="text">
      <style:text-properties fo:font-style="italic" officeooo:rsid="00ccbf05" style:font-style-asian="italic" style:font-style-complex="italic"/>
    </style:style>
    <style:style style:name="T301" style:family="text">
      <style:text-properties fo:font-style="italic" officeooo:rsid="00ceb089" style:font-style-asian="italic" style:font-style-complex="italic"/>
    </style:style>
    <style:style style:name="T302" style:family="text">
      <style:text-properties fo:font-style="italic" officeooo:rsid="00cee731" style:font-style-asian="italic" style:font-style-complex="italic"/>
    </style:style>
    <style:style style:name="T303" style:family="text">
      <style:text-properties fo:font-style="italic" officeooo:rsid="00d07f95" style:font-style-asian="italic" style:font-style-complex="italic"/>
    </style:style>
    <style:style style:name="T304" style:family="text">
      <style:text-properties fo:font-style="italic" officeooo:rsid="00d5ee79" style:font-style-asian="italic" style:font-style-complex="italic"/>
    </style:style>
    <style:style style:name="T305" style:family="text">
      <style:text-properties fo:font-style="italic" officeooo:rsid="00d64a9f" style:font-style-asian="italic" style:font-style-complex="italic"/>
    </style:style>
    <style:style style:name="T306" style:family="text">
      <style:text-properties fo:font-style="italic" officeooo:rsid="00da2f2d" style:font-style-asian="italic" style:font-style-complex="italic"/>
    </style:style>
    <style:style style:name="T307" style:family="text">
      <style:text-properties fo:font-style="italic" officeooo:rsid="00dbd72d" style:font-style-asian="italic" style:font-style-complex="italic"/>
    </style:style>
    <style:style style:name="T308" style:family="text">
      <style:text-properties fo:font-style="italic" officeooo:rsid="00dbe601" style:font-style-asian="italic" style:font-style-complex="italic"/>
    </style:style>
    <style:style style:name="T309" style:family="text">
      <style:text-properties fo:font-style="italic" officeooo:rsid="00dd10ef" style:font-style-asian="italic" style:font-style-complex="italic"/>
    </style:style>
    <style:style style:name="T310" style:family="text">
      <style:text-properties fo:font-style="italic" officeooo:rsid="00e4d443" style:font-style-asian="italic" style:font-style-complex="italic"/>
    </style:style>
    <style:style style:name="T311" style:family="text">
      <style:text-properties fo:font-style="italic" officeooo:rsid="0108bbc2" style:font-style-asian="italic" style:font-style-complex="italic"/>
    </style:style>
    <style:style style:name="T312" style:family="text">
      <style:text-properties fo:font-style="italic" officeooo:rsid="010a9f4c" style:font-style-asian="italic" style:font-style-complex="italic"/>
    </style:style>
    <style:style style:name="T313" style:family="text">
      <style:text-properties fo:font-style="italic" officeooo:rsid="010f30be" style:font-style-asian="italic" style:font-style-complex="italic"/>
    </style:style>
    <style:style style:name="T314" style:family="text">
      <style:text-properties fo:font-style="italic" officeooo:rsid="01125fd6" style:font-style-asian="italic" style:font-style-complex="italic"/>
    </style:style>
    <style:style style:name="T315" style:family="text">
      <style:text-properties fo:font-style="italic" officeooo:rsid="0113fd3b" style:font-style-asian="italic" style:font-style-complex="italic"/>
    </style:style>
    <style:style style:name="T316" style:family="text">
      <style:text-properties fo:font-style="italic" officeooo:rsid="0116a407" style:font-style-asian="italic" style:font-style-complex="italic"/>
    </style:style>
    <style:style style:name="T317" style:family="text">
      <style:text-properties fo:font-style="italic" officeooo:rsid="0116d302" style:font-style-asian="italic" style:font-style-complex="italic"/>
    </style:style>
    <style:style style:name="T318" style:family="text">
      <style:text-properties fo:font-style="italic" officeooo:rsid="00d8ec89" style:font-style-asian="italic" style:font-style-complex="italic"/>
    </style:style>
    <style:style style:name="T319" style:family="text">
      <style:text-properties fo:font-style="italic" officeooo:rsid="012bf79c" style:font-style-asian="italic" style:font-style-complex="italic"/>
    </style:style>
    <style:style style:name="T320" style:family="text">
      <style:text-properties fo:font-style="italic" officeooo:rsid="01318535" style:font-style-asian="italic" style:font-style-complex="italic"/>
    </style:style>
    <style:style style:name="T321" style:family="text">
      <style:text-properties fo:font-style="italic" officeooo:rsid="01347cf4" style:font-style-asian="italic" style:font-style-complex="italic"/>
    </style:style>
    <style:style style:name="T322" style:family="text">
      <style:text-properties fo:font-style="italic" officeooo:rsid="013fc95b" style:font-style-asian="italic" style:font-style-complex="italic"/>
    </style:style>
    <style:style style:name="T323" style:family="text">
      <style:text-properties fo:font-style="italic" officeooo:rsid="0140d24a" style:font-style-asian="italic" style:font-style-complex="italic"/>
    </style:style>
    <style:style style:name="T324" style:family="text">
      <style:text-properties fo:font-style="italic" officeooo:rsid="01419a52" style:font-style-asian="italic" style:font-style-complex="italic"/>
    </style:style>
    <style:style style:name="T325" style:family="text">
      <style:text-properties fo:font-style="italic" officeooo:rsid="0145717f" style:font-style-asian="italic" style:font-style-complex="italic"/>
    </style:style>
    <style:style style:name="T326" style:family="text">
      <style:text-properties fo:font-style="italic" officeooo:rsid="0147d918" style:font-style-asian="italic" style:font-style-complex="italic"/>
    </style:style>
    <style:style style:name="T327" style:family="text">
      <style:text-properties fo:font-style="italic" officeooo:rsid="0148f958" style:font-style-asian="italic" style:font-style-complex="italic"/>
    </style:style>
    <style:style style:name="T328" style:family="text">
      <style:text-properties fo:font-style="italic" officeooo:rsid="01a47c00" style:font-style-asian="italic" style:font-style-complex="italic"/>
    </style:style>
    <style:style style:name="T329" style:family="text">
      <style:text-properties fo:font-style="italic" officeooo:rsid="01a6a7c0" style:font-style-asian="italic" style:font-style-complex="italic"/>
    </style:style>
    <style:style style:name="T330" style:family="text">
      <style:text-properties fo:font-style="italic" officeooo:rsid="01d14b1d" style:font-style-asian="italic" style:font-style-complex="italic"/>
    </style:style>
    <style:style style:name="T331" style:family="text">
      <style:text-properties fo:font-style="italic" officeooo:rsid="01dfc00d" style:font-style-asian="italic" style:font-style-complex="italic"/>
    </style:style>
    <style:style style:name="T332" style:family="text">
      <style:text-properties fo:font-style="italic" officeooo:rsid="021840e5" style:font-style-asian="italic" style:font-style-complex="italic"/>
    </style:style>
    <style:style style:name="T333" style:family="text">
      <style:text-properties fo:font-style="italic" officeooo:rsid="021be6da" style:font-style-asian="italic" style:font-style-complex="italic"/>
    </style:style>
    <style:style style:name="T334" style:family="text">
      <style:text-properties fo:font-style="italic" officeooo:rsid="021fa407" style:font-style-asian="italic" style:font-style-complex="italic"/>
    </style:style>
    <style:style style:name="T335" style:family="text">
      <style:text-properties fo:font-style="italic" officeooo:rsid="02227f08" style:font-style-asian="italic" style:font-style-complex="italic"/>
    </style:style>
    <style:style style:name="T336" style:family="text">
      <style:text-properties fo:font-style="italic" officeooo:rsid="02237168" style:font-style-asian="italic" style:font-style-complex="italic"/>
    </style:style>
    <style:style style:name="T337" style:family="text">
      <style:text-properties fo:font-style="italic" style:text-underline-style="none"/>
    </style:style>
    <style:style style:name="T338" style:family="text">
      <style:text-properties fo:font-style="italic" style:text-underline-style="none" style:font-style-asian="italic" style:font-style-complex="italic"/>
    </style:style>
    <style:style style:name="T339" style:family="text">
      <style:text-properties fo:font-style="italic" style:text-underline-style="none" officeooo:rsid="006ac0aa" style:font-style-asian="italic" style:font-style-complex="italic"/>
    </style:style>
    <style:style style:name="T340" style:family="text">
      <style:text-properties fo:font-style="italic" style:text-underline-style="none" officeooo:rsid="0081e87c" style:font-style-asian="italic" style:font-style-complex="italic"/>
    </style:style>
    <style:style style:name="T341" style:family="text">
      <style:text-properties fo:font-style="italic" style:text-underline-style="none" officeooo:rsid="0070e2a3" style:font-style-asian="italic" style:font-style-complex="italic"/>
    </style:style>
    <style:style style:name="T342" style:family="text">
      <style:text-properties fo:font-style="italic" style:text-underline-style="none" officeooo:rsid="00c10c56" style:font-style-asian="italic" style:font-style-complex="italic"/>
    </style:style>
    <style:style style:name="T343" style:family="text">
      <style:text-properties fo:font-style="italic" style:text-underline-style="none" officeooo:rsid="00d4d866" style:font-style-asian="italic" style:font-style-complex="italic"/>
    </style:style>
    <style:style style:name="T344" style:family="text">
      <style:text-properties fo:font-style="italic" style:text-underline-style="none" officeooo:rsid="00ee8233" style:font-style-asian="italic" style:font-style-complex="italic"/>
    </style:style>
    <style:style style:name="T345" style:family="text">
      <style:text-properties fo:font-style="italic" style:text-underline-style="none" officeooo:rsid="0163a0b0" style:font-style-asian="italic" style:font-style-complex="italic"/>
    </style:style>
    <style:style style:name="T346" style:family="text">
      <style:text-properties fo:font-style="italic" style:text-underline-style="none" officeooo:rsid="01650646" style:font-style-asian="italic" style:font-style-complex="italic"/>
    </style:style>
    <style:style style:name="T347" style:family="text">
      <style:text-properties fo:font-style="italic" style:text-underline-style="none" officeooo:rsid="016efb88" style:font-style-asian="italic" style:font-style-complex="italic"/>
    </style:style>
    <style:style style:name="T348" style:family="text">
      <style:text-properties fo:font-style="italic" style:text-underline-style="none" officeooo:rsid="0183af76" style:font-style-asian="italic" style:font-style-complex="italic"/>
    </style:style>
    <style:style style:name="T349" style:family="text">
      <style:text-properties fo:font-style="italic" style:text-underline-style="none" officeooo:rsid="016fa846" style:font-style-asian="italic" style:font-style-complex="italic"/>
    </style:style>
    <style:style style:name="T350" style:family="text">
      <style:text-properties fo:font-style="italic" style:text-underline-style="none" officeooo:rsid="01ae2286" style:font-style-asian="italic" style:font-style-complex="italic"/>
    </style:style>
    <style:style style:name="T351" style:family="text">
      <style:text-properties fo:font-style="italic" style:text-underline-style="none" officeooo:rsid="01aeb458" style:font-style-asian="italic" style:font-style-complex="italic"/>
    </style:style>
    <style:style style:name="T352" style:family="text">
      <style:text-properties fo:font-style="italic" style:text-underline-style="none" officeooo:rsid="01b38677" style:font-style-asian="italic" style:font-style-complex="italic"/>
    </style:style>
    <style:style style:name="T353" style:family="text">
      <style:text-properties fo:font-style="italic" style:text-underline-style="none" officeooo:rsid="01b6b3b8" style:font-style-asian="italic" style:font-style-complex="italic"/>
    </style:style>
    <style:style style:name="T354" style:family="text">
      <style:text-properties fo:font-style="italic" style:text-underline-style="none" officeooo:rsid="01ba0db6" style:font-style-asian="italic" style:font-style-complex="italic"/>
    </style:style>
    <style:style style:name="T355" style:family="text">
      <style:text-properties fo:font-style="italic" style:text-underline-style="none" officeooo:rsid="01e1ba3c" style:font-style-asian="italic" style:font-style-complex="italic"/>
    </style:style>
    <style:style style:name="T356" style:family="text">
      <style:text-properties fo:font-style="italic" style:text-underline-style="none" officeooo:rsid="01ea4031" style:font-style-asian="italic" style:font-style-complex="italic"/>
    </style:style>
    <style:style style:name="T357" style:family="text">
      <style:text-properties fo:font-style="italic" style:text-underline-style="none" officeooo:rsid="01f7b0c1" style:font-style-asian="italic" style:font-style-complex="italic"/>
    </style:style>
    <style:style style:name="T358" style:family="text">
      <style:text-properties fo:font-style="italic" style:text-underline-style="none" officeooo:rsid="0205fc8e" style:font-style-asian="italic" style:font-style-complex="italic"/>
    </style:style>
    <style:style style:name="T359" style:family="text">
      <style:text-properties fo:font-style="italic" style:text-underline-style="none" fo:font-weight="bold" officeooo:rsid="0073fc2f" style:font-style-asian="italic" style:font-weight-asian="bold" style:font-style-complex="italic" style:font-weight-complex="bold"/>
    </style:style>
    <style:style style:name="T360" style:family="text">
      <style:text-properties fo:font-style="italic" style:text-underline-style="none" fo:font-weight="normal" style:font-style-asian="italic" style:font-weight-asian="normal" style:font-style-complex="italic" style:font-weight-complex="normal"/>
    </style:style>
    <style:style style:name="T361" style:family="text">
      <style:text-properties fo:font-style="italic" style:text-underline-style="none" fo:font-weight="normal" officeooo:rsid="0081e87c" style:font-style-asian="italic" style:font-weight-asian="normal" style:font-style-complex="italic" style:font-weight-complex="normal"/>
    </style:style>
    <style:style style:name="T362" style:family="text">
      <style:text-properties fo:font-style="italic" style:text-underline-style="none" fo:font-weight="normal" officeooo:rsid="005367bd" style:font-style-asian="italic" style:font-weight-asian="normal" style:font-style-complex="italic" style:font-weight-complex="normal"/>
    </style:style>
    <style:style style:name="T363" style:family="text">
      <style:text-properties fo:font-style="italic" style:text-underline-style="none" fo:font-weight="normal" officeooo:rsid="00b66ecd" style:font-style-asian="italic" style:font-weight-asian="normal" style:font-style-complex="italic" style:font-weight-complex="normal"/>
    </style:style>
    <style:style style:name="T364" style:family="text">
      <style:text-properties fo:font-style="italic" style:text-underline-style="none" fo:font-weight="normal" officeooo:rsid="00b906cd" style:font-style-asian="italic" style:font-weight-asian="normal" style:font-style-complex="italic" style:font-weight-complex="normal"/>
    </style:style>
    <style:style style:name="T365" style:family="text">
      <style:text-properties fo:font-style="italic" style:text-underline-style="none" fo:font-weight="normal" officeooo:rsid="00b2ce29" style:font-style-asian="italic" style:font-weight-asian="normal" style:font-style-complex="italic" style:font-weight-complex="normal"/>
    </style:style>
    <style:style style:name="T366" style:family="text">
      <style:text-properties fo:font-style="italic" style:text-underline-style="none" fo:font-weight="normal" officeooo:rsid="00bc7a14" style:font-style-asian="italic" style:font-weight-asian="normal" style:font-style-complex="italic" style:font-weight-complex="normal"/>
    </style:style>
    <style:style style:name="T367" style:family="text">
      <style:text-properties fo:font-style="italic" style:text-underline-style="none" fo:font-weight="normal" officeooo:rsid="00df505c" style:font-style-asian="italic" style:font-weight-asian="normal" style:font-style-complex="italic" style:font-weight-complex="normal"/>
    </style:style>
    <style:style style:name="T368" style:family="text">
      <style:text-properties fo:font-style="italic" style:text-underline-style="none" fo:font-weight="normal" officeooo:rsid="010eda4b" style:font-style-asian="italic" style:font-weight-asian="normal" style:font-style-complex="italic" style:font-weight-complex="normal"/>
    </style:style>
    <style:style style:name="T369" style:family="text">
      <style:text-properties fo:font-style="italic" style:text-underline-style="none" fo:font-weight="normal" officeooo:rsid="013278f5" style:font-style-asian="italic" style:font-weight-asian="normal" style:font-style-complex="italic" style:font-weight-complex="normal"/>
    </style:style>
    <style:style style:name="T370" style:family="text">
      <style:text-properties fo:font-style="italic" style:text-underline-style="none" fo:font-weight="normal" officeooo:rsid="00e0f873" style:font-style-asian="italic" style:font-weight-asian="normal" style:font-style-complex="italic" style:font-weight-complex="normal"/>
    </style:style>
    <style:style style:name="T371" style:family="text">
      <style:text-properties fo:font-style="italic" style:text-underline-style="none" fo:font-weight="normal" officeooo:rsid="0168cdeb" style:font-style-asian="italic" style:font-weight-asian="normal" style:font-style-complex="italic" style:font-weight-complex="normal"/>
    </style:style>
    <style:style style:name="T372" style:family="text">
      <style:text-properties fo:font-style="italic" style:text-underline-style="none" fo:font-weight="normal" officeooo:rsid="017eca79" style:font-style-asian="italic" style:font-weight-asian="normal" style:font-style-complex="italic" style:font-weight-complex="normal"/>
    </style:style>
    <style:style style:name="T373" style:family="text">
      <style:text-properties fo:font-style="italic" style:text-underline-style="none" fo:font-weight="normal" officeooo:rsid="01a216ae" style:font-style-asian="italic" style:font-weight-asian="normal" style:font-style-complex="italic" style:font-weight-complex="normal"/>
    </style:style>
    <style:style style:name="T374" style:family="text">
      <style:text-properties fo:font-style="italic" style:text-underline-style="none" fo:font-weight="normal" officeooo:rsid="01bd6687" style:font-style-asian="italic" style:font-weight-asian="normal" style:font-style-complex="italic" style:font-weight-complex="normal"/>
    </style:style>
    <style:style style:name="T375" style:family="text">
      <style:text-properties fo:font-style="italic" style:text-underline-style="none" fo:font-weight="normal" officeooo:rsid="01b0deca" style:font-style-asian="italic" style:font-weight-asian="normal" style:font-style-complex="italic" style:font-weight-complex="normal"/>
    </style:style>
    <style:style style:name="T376" style:family="text">
      <style:text-properties fo:font-style="italic" style:text-underline-style="none" fo:font-weight="normal" officeooo:rsid="01b2c96d" style:font-style-asian="italic" style:font-weight-asian="normal" style:font-style-complex="italic" style:font-weight-complex="normal"/>
    </style:style>
    <style:style style:name="T377" style:family="text">
      <style:text-properties fo:font-style="italic" style:text-underline-style="none" fo:font-weight="normal" officeooo:rsid="01affff3" style:font-style-asian="italic" style:font-weight-asian="normal" style:font-style-complex="italic" style:font-weight-complex="normal"/>
    </style:style>
    <style:style style:name="T378" style:family="text">
      <style:text-properties fo:font-style="italic" style:text-underline-style="none" fo:font-weight="normal" officeooo:rsid="01aeb458" style:font-style-asian="italic" style:font-weight-asian="normal" style:font-style-complex="italic" style:font-weight-complex="normal"/>
    </style:style>
    <style:style style:name="T379" style:family="text">
      <style:text-properties fo:font-style="italic" style:text-underline-style="none" fo:font-weight="normal" officeooo:rsid="01c06c74" style:font-style-asian="italic" style:font-weight-asian="normal" style:font-style-complex="italic" style:font-weight-complex="normal"/>
    </style:style>
    <style:style style:name="T380" style:family="text">
      <style:text-properties fo:font-style="italic" style:text-underline-style="none" fo:font-weight="normal" officeooo:rsid="01c23ea7" style:font-style-asian="italic" style:font-weight-asian="normal" style:font-style-complex="italic" style:font-weight-complex="normal"/>
    </style:style>
    <style:style style:name="T381" style:family="text">
      <style:text-properties fo:font-style="italic" style:text-underline-style="none" fo:font-weight="normal" officeooo:rsid="01a47c00" style:font-style-asian="italic" style:font-weight-asian="normal" style:font-style-complex="italic" style:font-weight-complex="normal"/>
    </style:style>
    <style:style style:name="T382" style:family="text">
      <style:text-properties fo:font-style="italic" style:text-underline-style="none" fo:font-weight="normal" officeooo:rsid="01c56cc2" style:font-style-asian="italic" style:font-weight-asian="normal" style:font-style-complex="italic" style:font-weight-complex="normal"/>
    </style:style>
    <style:style style:name="T383" style:family="text">
      <style:text-properties fo:font-style="italic" style:text-underline-style="none" fo:font-weight="normal" officeooo:rsid="01cc42a8" style:font-style-asian="italic" style:font-weight-asian="normal" style:font-style-complex="italic" style:font-weight-complex="normal"/>
    </style:style>
    <style:style style:name="T384" style:family="text">
      <style:text-properties fo:font-style="italic" style:text-underline-style="none" fo:font-weight="normal" officeooo:rsid="01c6fae0" style:font-style-asian="italic" style:font-weight-asian="normal" style:font-style-complex="italic" style:font-weight-complex="normal"/>
    </style:style>
    <style:style style:name="T385" style:family="text">
      <style:text-properties fo:font-style="italic" style:text-underline-style="none" fo:font-weight="normal" officeooo:rsid="01c8bf0b" style:font-style-asian="italic" style:font-weight-asian="normal" style:font-style-complex="italic" style:font-weight-complex="normal"/>
    </style:style>
    <style:style style:name="T386" style:family="text">
      <style:text-properties fo:font-style="italic" style:text-underline-style="none" fo:font-weight="normal" officeooo:rsid="01caa302" style:font-style-asian="italic" style:font-weight-asian="normal" style:font-style-complex="italic" style:font-weight-complex="normal"/>
    </style:style>
    <style:style style:name="T387" style:family="text">
      <style:text-properties fo:font-style="italic" style:text-underline-style="none" fo:font-weight="normal" officeooo:rsid="01cd9b70" style:font-style-asian="italic" style:font-weight-asian="normal" style:font-style-complex="italic" style:font-weight-complex="normal"/>
    </style:style>
    <style:style style:name="T388" style:family="text">
      <style:text-properties fo:font-style="italic" style:text-underline-style="none" fo:font-weight="normal" officeooo:rsid="01db834d" style:font-style-asian="italic" style:font-weight-asian="normal" style:font-style-complex="italic" style:font-weight-complex="normal"/>
    </style:style>
    <style:style style:name="T389" style:family="text">
      <style:text-properties fo:font-style="italic" style:text-underline-style="none" fo:font-weight="normal" officeooo:rsid="01dd61be" style:font-style-asian="italic" style:font-weight-asian="normal" style:font-style-complex="italic" style:font-weight-complex="normal"/>
    </style:style>
    <style:style style:name="T390" style:family="text">
      <style:text-properties fo:font-style="italic" style:text-underline-style="none" fo:font-weight="normal" officeooo:rsid="01dde8f6" style:font-style-asian="italic" style:font-weight-asian="normal" style:font-style-complex="italic" style:font-weight-complex="normal"/>
    </style:style>
    <style:style style:name="T391" style:family="text">
      <style:text-properties fo:font-style="italic" style:text-underline-style="none" fo:font-weight="normal" officeooo:rsid="01e1ba3c" style:font-style-asian="italic" style:font-weight-asian="normal" style:font-style-complex="italic" style:font-weight-complex="normal"/>
    </style:style>
    <style:style style:name="T392" style:family="text">
      <style:text-properties fo:font-style="italic" style:text-underline-style="none" fo:font-weight="normal" officeooo:rsid="01e3372a" style:font-style-asian="italic" style:font-weight-asian="normal" style:font-style-complex="italic" style:font-weight-complex="normal"/>
    </style:style>
    <style:style style:name="T393" style:family="text">
      <style:text-properties fo:font-style="italic" style:text-underline-style="none" fo:font-weight="normal" officeooo:rsid="022e1b47" style:font-style-asian="italic" style:font-weight-asian="normal" style:font-style-complex="italic" style:font-weight-complex="normal"/>
    </style:style>
    <style:style style:name="T394" style:family="text">
      <style:text-properties fo:font-style="italic" style:text-underline-style="none" fo:font-weight="normal" style:font-weight-asian="normal" style:font-weight-complex="normal"/>
    </style:style>
    <style:style style:name="T395" style:family="text">
      <style:text-properties fo:font-style="italic" style:text-underline-style="none" officeooo:rsid="00dd6948"/>
    </style:style>
    <style:style style:name="T396" style:family="text">
      <style:text-properties fo:font-style="italic" fo:font-weight="bold" style:font-style-asian="italic" style:font-weight-asian="bold" style:font-style-complex="italic" style:font-weight-complex="bold"/>
    </style:style>
    <style:style style:name="T397" style:family="text">
      <style:text-properties fo:font-style="italic" fo:font-weight="bold" officeooo:rsid="008a2a41" style:font-style-asian="italic" style:font-weight-asian="bold" style:font-style-complex="italic" style:font-weight-complex="bold"/>
    </style:style>
    <style:style style:name="T398" style:family="text">
      <style:text-properties fo:font-style="italic" fo:font-weight="bold" officeooo:rsid="00b906cd" style:font-style-asian="italic" style:font-weight-asian="bold" style:font-style-complex="italic" style:font-weight-complex="bold"/>
    </style:style>
    <style:style style:name="T399" style:family="text">
      <style:text-properties fo:font-style="italic" fo:font-weight="bold" officeooo:rsid="00c1f8b0" style:font-style-asian="italic" style:font-weight-asian="bold" style:font-style-complex="italic" style:font-weight-complex="bold"/>
    </style:style>
    <style:style style:name="T400" style:family="text">
      <style:text-properties fo:font-style="italic" fo:font-weight="bold" officeooo:rsid="00c3632a" style:font-style-asian="italic" style:font-weight-asian="bold" style:font-style-complex="italic" style:font-weight-complex="bold"/>
    </style:style>
    <style:style style:name="T401" style:family="text">
      <style:text-properties fo:font-style="italic" fo:font-weight="bold" officeooo:rsid="00a8f7e4" style:font-style-asian="italic" style:font-weight-asian="bold" style:font-style-complex="italic" style:font-weight-complex="bold"/>
    </style:style>
    <style:style style:name="T402" style:family="text">
      <style:text-properties fo:font-style="italic" fo:font-weight="bold" officeooo:rsid="00da2f2d" style:font-style-asian="italic" style:font-weight-asian="bold" style:font-style-complex="italic" style:font-weight-complex="bold"/>
    </style:style>
    <style:style style:name="T403" style:family="text">
      <style:text-properties fo:font-style="italic" fo:font-weight="bold" officeooo:rsid="00d64a9f" style:font-style-asian="italic" style:font-weight-asian="bold" style:font-style-complex="italic" style:font-weight-complex="bold"/>
    </style:style>
    <style:style style:name="T404" style:family="text">
      <style:text-properties fo:font-style="italic" fo:font-weight="bold" officeooo:rsid="0116d302" style:font-style-asian="italic" style:font-weight-asian="bold" style:font-style-complex="italic" style:font-weight-complex="bold"/>
    </style:style>
    <style:style style:name="T405" style:family="text">
      <style:text-properties fo:font-style="italic" fo:font-weight="bold" officeooo:rsid="0117a420" style:font-style-asian="italic" style:font-weight-asian="bold" style:font-style-complex="italic" style:font-weight-complex="bold"/>
    </style:style>
    <style:style style:name="T406" style:family="text">
      <style:text-properties fo:font-style="italic" fo:font-weight="bold" officeooo:rsid="01189fec" style:font-style-asian="italic" style:font-weight-asian="bold" style:font-style-complex="italic" style:font-weight-complex="bold"/>
    </style:style>
    <style:style style:name="T407" style:family="text">
      <style:text-properties fo:font-style="italic" fo:font-weight="bold" officeooo:rsid="00d8ec89" style:font-style-asian="italic" style:font-weight-asian="bold" style:font-style-complex="italic" style:font-weight-complex="bold"/>
    </style:style>
    <style:style style:name="T408" style:family="text">
      <style:text-properties fo:font-style="italic" fo:font-weight="bold" officeooo:rsid="011e8a4d" style:font-style-asian="italic" style:font-weight-asian="bold" style:font-style-complex="italic" style:font-weight-complex="bold"/>
    </style:style>
    <style:style style:name="T409" style:family="text">
      <style:text-properties fo:font-style="italic" fo:font-weight="bold" officeooo:rsid="0148f958" style:font-style-asian="italic" style:font-weight-asian="bold" style:font-style-complex="italic" style:font-weight-complex="bold"/>
    </style:style>
    <style:style style:name="T410" style:family="text">
      <style:text-properties fo:font-style="italic" fo:font-weight="bold" officeooo:rsid="00a96bf9" style:font-style-asian="italic" style:font-weight-asian="bold" style:font-style-complex="italic" style:font-weight-complex="bold"/>
    </style:style>
    <style:style style:name="T411" style:family="text">
      <style:text-properties fo:font-style="italic" fo:font-weight="bold" officeooo:rsid="01530ac4" style:font-style-asian="italic" style:font-weight-asian="bold" style:font-style-complex="italic" style:font-weight-complex="bold"/>
    </style:style>
    <style:style style:name="T412" style:family="text">
      <style:text-properties fo:font-style="italic" fo:font-weight="normal" style:font-style-asian="italic" style:font-weight-asian="normal" style:font-style-complex="italic" style:font-weight-complex="normal"/>
    </style:style>
    <style:style style:name="T413" style:family="text">
      <style:text-properties fo:font-style="italic" fo:font-weight="normal" officeooo:rsid="00c1f8b0" style:font-style-asian="italic" style:font-weight-asian="normal" style:font-style-complex="italic" style:font-weight-complex="normal"/>
    </style:style>
    <style:style style:name="T414" style:family="text">
      <style:text-properties fo:font-style="italic" fo:font-weight="normal" officeooo:rsid="00c7cdfe" style:font-style-asian="italic" style:font-weight-asian="normal" style:font-style-complex="italic" style:font-weight-complex="normal"/>
    </style:style>
    <style:style style:name="T415" style:family="text">
      <style:text-properties fo:font-style="italic" fo:font-weight="normal" officeooo:rsid="00dd6948" style:font-style-asian="italic" style:font-weight-asian="normal" style:font-style-complex="italic" style:font-weight-complex="normal"/>
    </style:style>
    <style:style style:name="T416" style:family="text">
      <style:text-properties fo:font-style="italic" fo:font-weight="normal" officeooo:rsid="00e2c99d" style:font-style-asian="italic" style:font-weight-asian="normal" style:font-style-complex="italic" style:font-weight-complex="normal"/>
    </style:style>
    <style:style style:name="T417" style:family="text">
      <style:text-properties fo:font-style="italic" fo:font-weight="normal" officeooo:rsid="00e32ad2" style:font-style-asian="italic" style:font-weight-asian="normal" style:font-style-complex="italic" style:font-weight-complex="normal"/>
    </style:style>
    <style:style style:name="T418" style:family="text">
      <style:text-properties fo:font-style="italic" fo:font-weight="normal" officeooo:rsid="00e663cf" style:font-style-asian="italic" style:font-weight-asian="normal" style:font-style-complex="italic" style:font-weight-complex="normal"/>
    </style:style>
    <style:style style:name="T419" style:family="text">
      <style:text-properties fo:font-style="italic" fo:font-weight="normal" officeooo:rsid="00e670c3" style:font-style-asian="italic" style:font-weight-asian="normal" style:font-style-complex="italic" style:font-weight-complex="normal"/>
    </style:style>
    <style:style style:name="T420" style:family="text">
      <style:text-properties fo:font-style="italic" fo:font-weight="normal" officeooo:rsid="00e85ed8" style:font-style-asian="italic" style:font-weight-asian="normal" style:font-style-complex="italic" style:font-weight-complex="normal"/>
    </style:style>
    <style:style style:name="T421" style:family="text">
      <style:text-properties fo:font-style="italic" fo:font-weight="normal" officeooo:rsid="00eae7cb" style:font-style-asian="italic" style:font-weight-asian="normal" style:font-style-complex="italic" style:font-weight-complex="normal"/>
    </style:style>
    <style:style style:name="T422" style:family="text">
      <style:text-properties fo:font-style="italic" fo:font-weight="normal" officeooo:rsid="00e92e89" style:font-style-asian="italic" style:font-weight-asian="normal" style:font-style-complex="italic" style:font-weight-complex="normal"/>
    </style:style>
    <style:style style:name="T423" style:family="text">
      <style:text-properties fo:font-style="italic" fo:font-weight="normal" officeooo:rsid="00ef8a20" style:font-style-asian="italic" style:font-weight-asian="normal" style:font-style-complex="italic" style:font-weight-complex="normal"/>
    </style:style>
    <style:style style:name="T424" style:family="text">
      <style:text-properties fo:font-style="italic" fo:font-weight="normal" officeooo:rsid="0116d302" style:font-style-asian="italic" style:font-weight-asian="normal" style:font-style-complex="italic" style:font-weight-complex="normal"/>
    </style:style>
    <style:style style:name="T425" style:family="text">
      <style:text-properties fo:font-style="italic" fo:font-weight="normal" officeooo:rsid="0117a420" style:font-style-asian="italic" style:font-weight-asian="normal" style:font-style-complex="italic" style:font-weight-complex="normal"/>
    </style:style>
    <style:style style:name="T426" style:family="text">
      <style:text-properties fo:font-style="italic" fo:font-weight="normal" officeooo:rsid="01189fec" style:font-style-asian="italic" style:font-weight-asian="normal" style:font-style-complex="italic" style:font-weight-complex="normal"/>
    </style:style>
    <style:style style:name="T427" style:family="text">
      <style:text-properties fo:font-style="italic" fo:font-weight="normal" officeooo:rsid="011c4ba5" style:font-style-asian="italic" style:font-weight-asian="normal" style:font-style-complex="italic" style:font-weight-complex="normal"/>
    </style:style>
    <style:style style:name="T428" style:family="text">
      <style:text-properties fo:font-style="italic" fo:font-weight="normal" officeooo:rsid="011e41f4" style:font-style-asian="italic" style:font-weight-asian="normal" style:font-style-complex="italic" style:font-weight-complex="normal"/>
    </style:style>
    <style:style style:name="T429" style:family="text">
      <style:text-properties fo:font-style="italic" fo:font-weight="normal" officeooo:rsid="01265c55" style:font-style-asian="italic" style:font-weight-asian="normal" style:font-style-complex="italic" style:font-weight-complex="normal"/>
    </style:style>
    <style:style style:name="T430" style:family="text">
      <style:text-properties fo:font-style="italic" fo:font-weight="normal" officeooo:rsid="012948be" style:font-style-asian="italic" style:font-weight-asian="normal" style:font-style-complex="italic" style:font-weight-complex="normal"/>
    </style:style>
    <style:style style:name="T431" style:family="text">
      <style:text-properties fo:font-style="italic" fo:font-weight="normal" officeooo:rsid="0135aca0" style:font-style-asian="italic" style:font-weight-asian="normal" style:font-style-complex="italic" style:font-weight-complex="normal"/>
    </style:style>
    <style:style style:name="T432" style:family="text">
      <style:text-properties fo:font-style="italic" fo:font-weight="normal" officeooo:rsid="013fc95b" style:font-style-asian="italic" style:font-weight-asian="normal" style:font-style-complex="italic" style:font-weight-complex="normal"/>
    </style:style>
    <style:style style:name="T433" style:family="text">
      <style:text-properties fo:font-style="italic" fo:font-weight="normal" officeooo:rsid="0147d918" style:font-style-asian="italic" style:font-weight-asian="normal" style:font-style-complex="italic" style:font-weight-complex="normal"/>
    </style:style>
    <style:style style:name="T434" style:family="text">
      <style:text-properties fo:font-style="italic" fo:font-weight="normal" officeooo:rsid="0148f958" style:font-style-asian="italic" style:font-weight-asian="normal" style:font-style-complex="italic" style:font-weight-complex="normal"/>
    </style:style>
    <style:style style:name="T435" style:family="text">
      <style:text-properties fo:font-style="italic" fo:font-weight="normal" officeooo:rsid="014f306f" style:font-style-asian="italic" style:font-weight-asian="normal" style:font-style-complex="italic" style:font-weight-complex="normal"/>
    </style:style>
    <style:style style:name="T436" style:family="text">
      <style:text-properties fo:font-style="italic" fo:font-weight="normal" officeooo:rsid="0150dc3e" style:font-style-asian="italic" style:font-weight-asian="normal" style:font-style-complex="italic" style:font-weight-complex="normal"/>
    </style:style>
    <style:style style:name="T437" style:family="text">
      <style:text-properties fo:font-style="italic" fo:font-weight="normal" officeooo:rsid="0171fdd3" style:font-style-asian="italic" style:font-weight-asian="normal" style:font-style-complex="italic" style:font-weight-complex="normal"/>
    </style:style>
    <style:style style:name="T438" style:family="text">
      <style:text-properties fo:font-style="italic" fo:font-weight="normal" officeooo:rsid="0177f0a2" style:font-style-asian="italic" style:font-weight-asian="normal" style:font-style-complex="italic" style:font-weight-complex="normal"/>
    </style:style>
    <style:style style:name="T439" style:family="text">
      <style:text-properties fo:font-style="italic" fo:font-weight="normal" officeooo:rsid="017a5927" style:font-style-asian="italic" style:font-weight-asian="normal" style:font-style-complex="italic" style:font-weight-complex="normal"/>
    </style:style>
    <style:style style:name="T440" style:family="text">
      <style:text-properties fo:font-style="italic" fo:font-weight="normal" officeooo:rsid="017eca79" style:font-style-asian="italic" style:font-weight-asian="normal" style:font-style-complex="italic" style:font-weight-complex="normal"/>
    </style:style>
    <style:style style:name="T441" style:family="text">
      <style:text-properties fo:font-style="italic" fo:font-weight="normal" officeooo:rsid="01892e3b" style:font-style-asian="italic" style:font-weight-asian="normal" style:font-style-complex="italic" style:font-weight-complex="normal"/>
    </style:style>
    <style:style style:name="T442" style:family="text">
      <style:text-properties fo:font-style="italic" fo:font-weight="normal" officeooo:rsid="0189537e" style:font-style-asian="italic" style:font-weight-asian="normal" style:font-style-complex="italic" style:font-weight-complex="normal"/>
    </style:style>
    <style:style style:name="T443" style:family="text">
      <style:text-properties fo:font-style="italic" fo:font-weight="normal" officeooo:rsid="018a1930" style:font-style-asian="italic" style:font-weight-asian="normal" style:font-style-complex="italic" style:font-weight-complex="normal"/>
    </style:style>
    <style:style style:name="T444" style:family="text">
      <style:text-properties fo:font-style="italic" fo:font-weight="normal" officeooo:rsid="018ee425" style:font-style-asian="italic" style:font-weight-asian="normal" style:font-style-complex="italic" style:font-weight-complex="normal"/>
    </style:style>
    <style:style style:name="T445" style:family="text">
      <style:text-properties fo:font-style="italic" fo:font-weight="normal" officeooo:rsid="018f7bf9" style:font-style-asian="italic" style:font-weight-asian="normal" style:font-style-complex="italic" style:font-weight-complex="normal"/>
    </style:style>
    <style:style style:name="T446" style:family="text">
      <style:text-properties fo:font-style="italic" fo:font-weight="normal" officeooo:rsid="019170de" style:font-style-asian="italic" style:font-weight-asian="normal" style:font-style-complex="italic" style:font-weight-complex="normal"/>
    </style:style>
    <style:style style:name="T447" style:family="text">
      <style:text-properties fo:font-style="italic" fo:font-weight="normal" officeooo:rsid="0193ca74" style:font-style-asian="italic" style:font-weight-asian="normal" style:font-style-complex="italic" style:font-weight-complex="normal"/>
    </style:style>
    <style:style style:name="T448" style:family="text">
      <style:text-properties fo:font-style="italic" fo:font-weight="normal" officeooo:rsid="0197ef1d" style:font-style-asian="italic" style:font-weight-asian="normal" style:font-style-complex="italic" style:font-weight-complex="normal"/>
    </style:style>
    <style:style style:name="T449" style:family="text">
      <style:text-properties fo:font-style="italic" fo:font-weight="normal" officeooo:rsid="0184eff3" style:font-style-asian="italic" style:font-weight-asian="normal" style:font-style-complex="italic" style:font-weight-complex="normal"/>
    </style:style>
    <style:style style:name="T450" style:family="text">
      <style:text-properties fo:font-style="italic" fo:font-weight="normal" officeooo:rsid="019bcb13" style:font-style-asian="italic" style:font-weight-asian="normal" style:font-style-complex="italic" style:font-weight-complex="normal"/>
    </style:style>
    <style:style style:name="T451" style:family="text">
      <style:text-properties fo:font-style="italic" fo:font-weight="normal" officeooo:rsid="019e3433" style:font-style-asian="italic" style:font-weight-asian="normal" style:font-style-complex="italic" style:font-weight-complex="normal"/>
    </style:style>
    <style:style style:name="T452" style:family="text">
      <style:text-properties fo:font-style="italic" fo:font-weight="normal" officeooo:rsid="01b2c96d" style:font-style-asian="italic" style:font-weight-asian="normal" style:font-style-complex="italic" style:font-weight-complex="normal"/>
    </style:style>
    <style:style style:name="T453" style:family="text">
      <style:text-properties fo:font-style="italic" fo:font-weight="normal" officeooo:rsid="01c4e89a" style:font-style-asian="italic" style:font-weight-asian="normal" style:font-style-complex="italic" style:font-weight-complex="normal"/>
    </style:style>
    <style:style style:name="T454" style:family="text">
      <style:text-properties fo:font-style="italic" fo:font-weight="normal" officeooo:rsid="01c56cc2" style:font-style-asian="italic" style:font-weight-asian="normal" style:font-style-complex="italic" style:font-weight-complex="normal"/>
    </style:style>
    <style:style style:name="T455" style:family="text">
      <style:text-properties fo:font-style="italic" fo:font-weight="normal" officeooo:rsid="01c6fae0" style:font-style-asian="italic" style:font-weight-asian="normal" style:font-style-complex="italic" style:font-weight-complex="normal"/>
    </style:style>
    <style:style style:name="T456" style:family="text">
      <style:text-properties fo:font-style="italic" fo:font-weight="normal" officeooo:rsid="01c8bf0b" style:font-style-asian="italic" style:font-weight-asian="normal" style:font-style-complex="italic" style:font-weight-complex="normal"/>
    </style:style>
    <style:style style:name="T457" style:family="text">
      <style:text-properties fo:font-style="italic" fo:font-weight="normal" officeooo:rsid="01cc42a8" style:font-style-asian="italic" style:font-weight-asian="normal" style:font-style-complex="italic" style:font-weight-complex="normal"/>
    </style:style>
    <style:style style:name="T458" style:family="text">
      <style:text-properties fo:font-style="italic" fo:font-weight="normal" officeooo:rsid="01db834d" style:font-style-asian="italic" style:font-weight-asian="normal" style:font-style-complex="italic" style:font-weight-complex="normal"/>
    </style:style>
    <style:style style:name="T459" style:family="text">
      <style:text-properties fo:font-style="italic" fo:font-weight="normal" officeooo:rsid="01ef5eff" style:font-style-asian="italic" style:font-weight-asian="normal" style:font-style-complex="italic" style:font-weight-complex="normal"/>
    </style:style>
    <style:style style:name="T460" style:family="text">
      <style:text-properties fo:font-style="italic" fo:font-weight="normal" officeooo:rsid="01f623a1" style:font-style-asian="italic" style:font-weight-asian="normal" style:font-style-complex="italic" style:font-weight-complex="normal"/>
    </style:style>
    <style:style style:name="T461" style:family="text">
      <style:text-properties fo:font-style="italic" fo:font-weight="normal" officeooo:rsid="01fcd2bb" style:font-style-asian="italic" style:font-weight-asian="normal" style:font-style-complex="italic" style:font-weight-complex="normal"/>
    </style:style>
    <style:style style:name="T462" style:family="text">
      <style:text-properties fo:font-style="italic" fo:font-weight="normal" officeooo:rsid="01fcef04" style:font-style-asian="italic" style:font-weight-asian="normal" style:font-style-complex="italic" style:font-weight-complex="normal"/>
    </style:style>
    <style:style style:name="T463" style:family="text">
      <style:text-properties fo:font-style="italic" fo:font-weight="normal" officeooo:rsid="01ee85f3" style:font-style-asian="italic" style:font-weight-asian="normal" style:font-style-complex="italic" style:font-weight-complex="normal"/>
    </style:style>
    <style:style style:name="T464" style:family="text">
      <style:text-properties fo:font-style="italic" fo:font-weight="normal" officeooo:rsid="01fd58d0" style:font-style-asian="italic" style:font-weight-asian="normal" style:font-style-complex="italic" style:font-weight-complex="normal"/>
    </style:style>
    <style:style style:name="T465" style:family="text">
      <style:text-properties fo:font-style="italic" fo:font-weight="normal" officeooo:rsid="01ff14e8" style:font-style-asian="italic" style:font-weight-asian="normal" style:font-style-complex="italic" style:font-weight-complex="normal"/>
    </style:style>
    <style:style style:name="T466" style:family="text">
      <style:text-properties fo:font-style="italic" fo:font-weight="normal" officeooo:rsid="02002baa" style:font-style-asian="italic" style:font-weight-asian="normal" style:font-style-complex="italic" style:font-weight-complex="normal"/>
    </style:style>
    <style:style style:name="T467" style:family="text">
      <style:text-properties fo:font-style="italic" fo:font-weight="normal" officeooo:rsid="020579f1" style:font-style-asian="italic" style:font-weight-asian="normal" style:font-style-complex="italic" style:font-weight-complex="normal"/>
    </style:style>
    <style:style style:name="T468" style:family="text">
      <style:text-properties fo:font-style="italic" fo:font-weight="normal" officeooo:rsid="0208819d" style:font-style-asian="italic" style:font-weight-asian="normal" style:font-style-complex="italic" style:font-weight-complex="normal"/>
    </style:style>
    <style:style style:name="T469" style:family="text">
      <style:text-properties fo:font-style="italic" fo:font-weight="normal" officeooo:rsid="01628e8f" fo:background-color="transparent" loext:char-shading-value="0" style:font-style-asian="italic" style:font-weight-asian="normal" style:font-style-complex="italic" style:font-weight-complex="normal"/>
    </style:style>
    <style:style style:name="T470" style:family="text">
      <style:text-properties fo:font-style="italic" fo:font-weight="normal" officeooo:rsid="0185c81c" fo:background-color="transparent" loext:char-shading-value="0" style:font-style-asian="italic" style:font-weight-asian="normal" style:font-style-complex="italic" style:font-weight-complex="normal"/>
    </style:style>
    <style:style style:name="T471" style:family="text">
      <style:text-properties fo:font-style="italic" fo:font-weight="normal" officeooo:rsid="0176b3c0" fo:background-color="transparent" loext:char-shading-value="0" style:font-style-asian="italic" style:font-weight-asian="normal" style:font-style-complex="italic" style:font-weight-complex="normal"/>
    </style:style>
    <style:style style:name="T472" style:family="text">
      <style:text-properties fo:font-style="italic" fo:font-weight="normal" officeooo:rsid="0177063b" fo:background-color="transparent" loext:char-shading-value="0" style:font-style-asian="italic" style:font-weight-asian="normal" style:font-style-complex="italic" style:font-weight-complex="normal"/>
    </style:style>
    <style:style style:name="T473" style:family="text">
      <style:text-properties fo:font-style="italic" fo:font-weight="normal" officeooo:rsid="018a6e4c" fo:background-color="transparent" loext:char-shading-value="0" style:font-style-asian="italic" style:font-weight-asian="normal" style:font-style-complex="italic" style:font-weight-complex="normal"/>
    </style:style>
    <style:style style:name="T474" style:family="text">
      <style:text-properties fo:font-style="italic" fo:font-weight="normal" officeooo:rsid="017da9e5" fo:background-color="transparent" loext:char-shading-value="0" style:font-style-asian="italic" style:font-weight-asian="normal" style:font-style-complex="italic" style:font-weight-complex="normal"/>
    </style:style>
    <style:style style:name="T475" style:family="text">
      <style:text-properties fo:font-style="italic" fo:font-weight="normal" officeooo:rsid="010a9f4c" fo:background-color="transparent" loext:char-shading-value="0" style:font-style-asian="italic" style:font-weight-asian="normal" style:font-style-complex="italic" style:font-weight-complex="normal"/>
    </style:style>
    <style:style style:name="T476" style:family="text">
      <style:text-properties fo:font-style="italic" fo:font-weight="normal" officeooo:rsid="015dd66b" fo:background-color="transparent" loext:char-shading-value="0" style:font-style-asian="italic" style:font-weight-asian="normal" style:font-style-complex="italic" style:font-weight-complex="normal"/>
    </style:style>
    <style:style style:name="T477" style:family="text">
      <style:text-properties fo:font-style="italic" fo:font-weight="normal" officeooo:rsid="0178ce26" fo:background-color="transparent" loext:char-shading-value="0" style:font-style-asian="italic" style:font-weight-asian="normal" style:font-style-complex="italic" style:font-weight-complex="normal"/>
    </style:style>
    <style:style style:name="T478" style:family="text">
      <style:text-properties fo:font-style="italic" fo:font-weight="normal" officeooo:rsid="0179f068" fo:background-color="transparent" loext:char-shading-value="0" style:font-style-asian="italic" style:font-weight-asian="normal" style:font-style-complex="italic" style:font-weight-complex="normal"/>
    </style:style>
    <style:style style:name="T479" style:family="text">
      <style:text-properties fo:font-style="italic" style:text-underline-style="solid" style:text-underline-width="auto" style:text-underline-color="font-color" fo:font-weight="normal" officeooo:rsid="019170de" style:font-style-asian="italic" style:font-weight-asian="normal" style:font-style-complex="italic" style:font-weight-complex="normal"/>
    </style:style>
    <style:style style:name="T480" style:family="text">
      <style:text-properties officeooo:rsid="002e277e"/>
    </style:style>
    <style:style style:name="T481" style:family="text">
      <style:text-properties officeooo:rsid="002f43e9"/>
    </style:style>
    <style:style style:name="T482" style:family="text">
      <style:text-properties fo:font-style="normal" style:font-style-asian="normal" style:font-style-complex="normal"/>
    </style:style>
    <style:style style:name="T483" style:family="text">
      <style:text-properties fo:font-style="normal" officeooo:rsid="000dc743" style:font-style-asian="normal" style:font-style-complex="normal"/>
    </style:style>
    <style:style style:name="T484" style:family="text">
      <style:text-properties fo:font-style="normal" officeooo:rsid="00391751" style:font-style-asian="normal" style:font-style-complex="normal"/>
    </style:style>
    <style:style style:name="T485" style:family="text">
      <style:text-properties fo:font-style="normal" officeooo:rsid="005e76e0" style:font-style-asian="normal" style:font-style-complex="normal"/>
    </style:style>
    <style:style style:name="T486" style:family="text">
      <style:text-properties fo:font-style="normal" officeooo:rsid="006aab10" style:font-style-asian="normal" style:font-style-complex="normal"/>
    </style:style>
    <style:style style:name="T487" style:family="text">
      <style:text-properties fo:font-style="normal" officeooo:rsid="000cb8c6" style:font-style-asian="normal" style:font-style-complex="normal"/>
    </style:style>
    <style:style style:name="T488" style:family="text">
      <style:text-properties fo:font-style="normal" officeooo:rsid="0075bb59" style:font-style-asian="normal" style:font-style-complex="normal"/>
    </style:style>
    <style:style style:name="T489" style:family="text">
      <style:text-properties fo:font-style="normal" officeooo:rsid="00763f48" style:font-style-asian="normal" style:font-style-complex="normal"/>
    </style:style>
    <style:style style:name="T490" style:family="text">
      <style:text-properties fo:font-style="normal" officeooo:rsid="00777149" style:font-style-asian="normal" style:font-style-complex="normal"/>
    </style:style>
    <style:style style:name="T491" style:family="text">
      <style:text-properties fo:font-style="normal" officeooo:rsid="0078f30f" style:font-style-asian="normal" style:font-style-complex="normal"/>
    </style:style>
    <style:style style:name="T492" style:family="text">
      <style:text-properties fo:font-style="normal" officeooo:rsid="008334fa" style:font-style-asian="normal" style:font-style-complex="normal"/>
    </style:style>
    <style:style style:name="T493" style:family="text">
      <style:text-properties fo:font-style="normal" officeooo:rsid="008d53e0" style:font-style-asian="normal" style:font-style-complex="normal"/>
    </style:style>
    <style:style style:name="T494" style:family="text">
      <style:text-properties fo:font-style="normal" officeooo:rsid="002a400f" style:font-style-asian="normal" style:font-style-complex="normal"/>
    </style:style>
    <style:style style:name="T495" style:family="text">
      <style:text-properties fo:font-style="normal" officeooo:rsid="00c10c56" style:font-style-asian="normal" style:font-style-complex="normal"/>
    </style:style>
    <style:style style:name="T496" style:family="text">
      <style:text-properties fo:font-style="normal" officeooo:rsid="00c3621f" style:font-style-asian="normal" style:font-style-complex="normal"/>
    </style:style>
    <style:style style:name="T497" style:family="text">
      <style:text-properties fo:font-style="normal" officeooo:rsid="00c5829b" style:font-style-asian="normal" style:font-style-complex="normal"/>
    </style:style>
    <style:style style:name="T498" style:family="text">
      <style:text-properties fo:font-style="normal" officeooo:rsid="00d4d866" style:font-style-asian="normal" style:font-style-complex="normal"/>
    </style:style>
    <style:style style:name="T499" style:family="text">
      <style:text-properties fo:font-style="normal" officeooo:rsid="0108bbc2" style:font-style-asian="normal" style:font-style-complex="normal"/>
    </style:style>
    <style:style style:name="T500" style:family="text">
      <style:text-properties fo:font-style="normal" officeooo:rsid="0060194d" style:font-style-asian="normal" style:font-style-complex="normal"/>
    </style:style>
    <style:style style:name="T501" style:family="text">
      <style:text-properties fo:font-style="normal" officeooo:rsid="010f30be" style:font-style-asian="normal" style:font-style-complex="normal"/>
    </style:style>
    <style:style style:name="T502" style:family="text">
      <style:text-properties fo:font-style="normal" officeooo:rsid="0122f64c" style:font-style-asian="normal" style:font-style-complex="normal"/>
    </style:style>
    <style:style style:name="T503" style:family="text">
      <style:text-properties fo:font-style="normal" officeooo:rsid="013c13eb" style:font-style-asian="normal" style:font-style-complex="normal"/>
    </style:style>
    <style:style style:name="T504" style:family="text">
      <style:text-properties fo:font-style="normal" officeooo:rsid="01d14b1d" style:font-style-asian="normal" style:font-style-complex="normal"/>
    </style:style>
    <style:style style:name="T505" style:family="text">
      <style:text-properties fo:font-style="normal" officeooo:rsid="01d34250" style:font-style-asian="normal" style:font-style-complex="normal"/>
    </style:style>
    <style:style style:name="T506" style:family="text">
      <style:text-properties fo:font-style="normal" officeooo:rsid="01e78dfe" style:font-style-asian="normal" style:font-style-complex="normal"/>
    </style:style>
    <style:style style:name="T507" style:family="text">
      <style:text-properties fo:font-style="normal" officeooo:rsid="01f261f3" style:font-style-asian="normal" style:font-style-complex="normal"/>
    </style:style>
    <style:style style:name="T508" style:family="text">
      <style:text-properties fo:font-style="normal" style:text-underline-style="none" style:font-style-asian="normal" style:font-style-complex="normal"/>
    </style:style>
    <style:style style:name="T509" style:family="text">
      <style:text-properties fo:font-style="normal" style:text-underline-style="none" officeooo:rsid="005367bd" style:font-style-asian="normal" style:font-style-complex="normal"/>
    </style:style>
    <style:style style:name="T510" style:family="text">
      <style:text-properties fo:font-style="normal" style:text-underline-style="none" officeooo:rsid="00550494" style:font-style-asian="normal" style:font-style-complex="normal"/>
    </style:style>
    <style:style style:name="T511" style:family="text">
      <style:text-properties fo:font-style="normal" style:text-underline-style="none" officeooo:rsid="0058ba00" style:font-style-asian="normal" style:font-style-complex="normal"/>
    </style:style>
    <style:style style:name="T512" style:family="text">
      <style:text-properties fo:font-style="normal" style:text-underline-style="none" officeooo:rsid="0060194d" style:font-style-asian="normal" style:font-style-complex="normal"/>
    </style:style>
    <style:style style:name="T513" style:family="text">
      <style:text-properties fo:font-style="normal" style:text-underline-style="none" officeooo:rsid="0060f332" style:font-style-asian="normal" style:font-style-complex="normal"/>
    </style:style>
    <style:style style:name="T514" style:family="text">
      <style:text-properties fo:font-style="normal" style:text-underline-style="none" officeooo:rsid="006ac0aa" style:font-style-asian="normal" style:font-style-complex="normal"/>
    </style:style>
    <style:style style:name="T515" style:family="text">
      <style:text-properties fo:font-style="normal" style:text-underline-style="none" officeooo:rsid="00ad8e7d" style:font-style-asian="normal" style:font-style-complex="normal"/>
    </style:style>
    <style:style style:name="T516" style:family="text">
      <style:text-properties fo:font-style="normal" style:text-underline-style="none" officeooo:rsid="008aaaea" style:font-style-asian="normal" style:font-style-complex="normal"/>
    </style:style>
    <style:style style:name="T517" style:family="text">
      <style:text-properties fo:font-style="normal" style:text-underline-style="none" officeooo:rsid="00c5829b" style:font-style-asian="normal" style:font-style-complex="normal"/>
    </style:style>
    <style:style style:name="T518" style:family="text">
      <style:text-properties fo:font-style="normal" style:text-underline-style="none" officeooo:rsid="00d4d866" style:font-style-asian="normal" style:font-style-complex="normal"/>
    </style:style>
    <style:style style:name="T519" style:family="text">
      <style:text-properties fo:font-style="normal" style:text-underline-style="none" officeooo:rsid="00df505c" style:font-style-asian="normal" style:font-style-complex="normal"/>
    </style:style>
    <style:style style:name="T520" style:family="text">
      <style:text-properties fo:font-style="normal" style:text-underline-style="none" officeooo:rsid="010a28ca" style:font-style-asian="normal" style:font-style-complex="normal"/>
    </style:style>
    <style:style style:name="T521" style:family="text">
      <style:text-properties fo:font-style="normal" style:text-underline-style="none" officeooo:rsid="010f30be" style:font-style-asian="normal" style:font-style-complex="normal"/>
    </style:style>
    <style:style style:name="T522" style:family="text">
      <style:text-properties fo:font-style="normal" style:text-underline-style="none" officeooo:rsid="0135aca0" style:font-style-asian="normal" style:font-style-complex="normal"/>
    </style:style>
    <style:style style:name="T523" style:family="text">
      <style:text-properties fo:font-style="normal" style:text-underline-style="none" officeooo:rsid="01379047" style:font-style-asian="normal" style:font-style-complex="normal"/>
    </style:style>
    <style:style style:name="T524" style:family="text">
      <style:text-properties fo:font-style="normal" style:text-underline-style="none" officeooo:rsid="01556168" style:font-style-asian="normal" style:font-style-complex="normal"/>
    </style:style>
    <style:style style:name="T525" style:family="text">
      <style:text-properties fo:font-style="normal" style:text-underline-style="none" officeooo:rsid="0183af76" style:font-style-asian="normal" style:font-style-complex="normal"/>
    </style:style>
    <style:style style:name="T526" style:family="text">
      <style:text-properties fo:font-style="normal" style:text-underline-style="none" officeooo:rsid="00614c9e" style:font-style-asian="normal" style:font-style-complex="normal"/>
    </style:style>
    <style:style style:name="T527" style:family="text">
      <style:text-properties fo:font-style="normal" style:text-underline-style="none" officeooo:rsid="01b52f7b" style:font-style-asian="normal" style:font-style-complex="normal"/>
    </style:style>
    <style:style style:name="T528" style:family="text">
      <style:text-properties fo:font-style="normal" style:text-underline-style="none" officeooo:rsid="01e1ba3c" style:font-style-asian="normal" style:font-style-complex="normal"/>
    </style:style>
    <style:style style:name="T529" style:family="text">
      <style:text-properties fo:font-style="normal" style:text-underline-style="none" officeooo:rsid="01ea4031" style:font-style-asian="normal" style:font-style-complex="normal"/>
    </style:style>
    <style:style style:name="T530" style:family="text">
      <style:text-properties fo:font-style="normal" style:text-underline-style="none" officeooo:rsid="0205fc8e" style:font-style-asian="normal" style:font-style-complex="normal"/>
    </style:style>
    <style:style style:name="T531" style:family="text">
      <style:text-properties fo:font-style="normal" style:text-underline-style="none" officeooo:rsid="0227f8e6" style:font-style-asian="normal" style:font-style-complex="normal"/>
    </style:style>
    <style:style style:name="T532" style:family="text">
      <style:text-properties fo:font-style="normal" style:text-underline-style="none" fo:font-weight="normal" style:font-style-asian="normal" style:font-weight-asian="normal" style:font-style-complex="normal" style:font-weight-complex="normal"/>
    </style:style>
    <style:style style:name="T533" style:family="text">
      <style:text-properties fo:font-style="normal" style:text-underline-style="none" fo:font-weight="normal" officeooo:rsid="005367bd" style:font-style-asian="normal" style:font-weight-asian="normal" style:font-style-complex="normal" style:font-weight-complex="normal"/>
    </style:style>
    <style:style style:name="T534" style:family="text">
      <style:text-properties fo:font-style="normal" style:text-underline-style="none" fo:font-weight="normal" officeooo:rsid="005724ad" style:font-style-asian="normal" style:font-weight-asian="normal" style:font-style-complex="normal" style:font-weight-complex="normal"/>
    </style:style>
    <style:style style:name="T535" style:family="text">
      <style:text-properties fo:font-style="normal" style:text-underline-style="none" fo:font-weight="normal" officeooo:rsid="0060f332" style:font-style-asian="normal" style:font-weight-asian="normal" style:font-style-complex="normal" style:font-weight-complex="normal"/>
    </style:style>
    <style:style style:name="T536" style:family="text">
      <style:text-properties fo:font-style="normal" style:text-underline-style="none" fo:font-weight="normal" officeooo:rsid="00729162" style:font-style-asian="normal" style:font-weight-asian="normal" style:font-style-complex="normal" style:font-weight-complex="normal"/>
    </style:style>
    <style:style style:name="T537" style:family="text">
      <style:text-properties fo:font-style="normal" style:text-underline-style="none" fo:font-weight="normal" officeooo:rsid="007a3ed9" style:font-style-asian="normal" style:font-weight-asian="normal" style:font-style-complex="normal" style:font-weight-complex="normal"/>
    </style:style>
    <style:style style:name="T538" style:family="text">
      <style:text-properties fo:font-style="normal" style:text-underline-style="none" fo:font-weight="normal" officeooo:rsid="008aaaea" style:font-style-asian="normal" style:font-weight-asian="normal" style:font-style-complex="normal" style:font-weight-complex="normal"/>
    </style:style>
    <style:style style:name="T539" style:family="text">
      <style:text-properties fo:font-style="normal" style:text-underline-style="none" fo:font-weight="normal" officeooo:rsid="00918078" style:font-style-asian="normal" style:font-weight-asian="normal" style:font-style-complex="normal" style:font-weight-complex="normal"/>
    </style:style>
    <style:style style:name="T540" style:family="text">
      <style:text-properties fo:font-style="normal" style:text-underline-style="none" fo:font-weight="normal" officeooo:rsid="00b04bf8" style:font-style-asian="normal" style:font-weight-asian="normal" style:font-style-complex="normal" style:font-weight-complex="normal"/>
    </style:style>
    <style:style style:name="T541" style:family="text">
      <style:text-properties fo:font-style="normal" style:text-underline-style="none" fo:font-weight="normal" officeooo:rsid="00b2ce29" style:font-style-asian="normal" style:font-weight-asian="normal" style:font-style-complex="normal" style:font-weight-complex="normal"/>
    </style:style>
    <style:style style:name="T542" style:family="text">
      <style:text-properties fo:font-style="normal" style:text-underline-style="none" fo:font-weight="normal" officeooo:rsid="00b906cd" style:font-style-asian="normal" style:font-weight-asian="normal" style:font-style-complex="normal" style:font-weight-complex="normal"/>
    </style:style>
    <style:style style:name="T543" style:family="text">
      <style:text-properties fo:font-style="normal" style:text-underline-style="none" fo:font-weight="normal" officeooo:rsid="00bb1c57" style:font-style-asian="normal" style:font-weight-asian="normal" style:font-style-complex="normal" style:font-weight-complex="normal"/>
    </style:style>
    <style:style style:name="T544" style:family="text">
      <style:text-properties fo:font-style="normal" style:text-underline-style="none" fo:font-weight="normal" officeooo:rsid="00bc7a14" style:font-style-asian="normal" style:font-weight-asian="normal" style:font-style-complex="normal" style:font-weight-complex="normal"/>
    </style:style>
    <style:style style:name="T545" style:family="text">
      <style:text-properties fo:font-style="normal" style:text-underline-style="none" fo:font-weight="normal" officeooo:rsid="00bd5183" style:font-style-asian="normal" style:font-weight-asian="normal" style:font-style-complex="normal" style:font-weight-complex="normal"/>
    </style:style>
    <style:style style:name="T546" style:family="text">
      <style:text-properties fo:font-style="normal" style:text-underline-style="none" fo:font-weight="normal" officeooo:rsid="006cb9be" style:font-style-asian="normal" style:font-weight-asian="normal" style:font-style-complex="normal" style:font-weight-complex="normal"/>
    </style:style>
    <style:style style:name="T547" style:family="text">
      <style:text-properties fo:font-style="normal" style:text-underline-style="none" fo:font-weight="normal" officeooo:rsid="00d1f396" style:font-style-asian="normal" style:font-weight-asian="normal" style:font-style-complex="normal" style:font-weight-complex="normal"/>
    </style:style>
    <style:style style:name="T548" style:family="text">
      <style:text-properties fo:font-style="normal" style:text-underline-style="none" fo:font-weight="normal" officeooo:rsid="00d64a9f" style:font-style-asian="normal" style:font-weight-asian="normal" style:font-style-complex="normal" style:font-weight-complex="normal"/>
    </style:style>
    <style:style style:name="T549" style:family="text">
      <style:text-properties fo:font-style="normal" style:text-underline-style="none" fo:font-weight="normal" officeooo:rsid="00da2f2d" style:font-style-asian="normal" style:font-weight-asian="normal" style:font-style-complex="normal" style:font-weight-complex="normal"/>
    </style:style>
    <style:style style:name="T550" style:family="text">
      <style:text-properties fo:font-style="normal" style:text-underline-style="none" fo:font-weight="normal" officeooo:rsid="00dd10ef" style:font-style-asian="normal" style:font-weight-asian="normal" style:font-style-complex="normal" style:font-weight-complex="normal"/>
    </style:style>
    <style:style style:name="T551" style:family="text">
      <style:text-properties fo:font-style="normal" style:text-underline-style="none" fo:font-weight="normal" officeooo:rsid="00df505c" style:font-style-asian="normal" style:font-weight-asian="normal" style:font-style-complex="normal" style:font-weight-complex="normal"/>
    </style:style>
    <style:style style:name="T552" style:family="text">
      <style:text-properties fo:font-style="normal" style:text-underline-style="none" fo:font-weight="normal" officeooo:rsid="00f828bf" style:font-style-asian="normal" style:font-weight-asian="normal" style:font-style-complex="normal" style:font-weight-complex="normal"/>
    </style:style>
    <style:style style:name="T553" style:family="text">
      <style:text-properties fo:font-style="normal" style:text-underline-style="none" fo:font-weight="normal" officeooo:rsid="00fa2918" style:font-style-asian="normal" style:font-weight-asian="normal" style:font-style-complex="normal" style:font-weight-complex="normal"/>
    </style:style>
    <style:style style:name="T554" style:family="text">
      <style:text-properties fo:font-style="normal" style:text-underline-style="none" fo:font-weight="normal" officeooo:rsid="00fbf396" style:font-style-asian="normal" style:font-weight-asian="normal" style:font-style-complex="normal" style:font-weight-complex="normal"/>
    </style:style>
    <style:style style:name="T555" style:family="text">
      <style:text-properties fo:font-style="normal" style:text-underline-style="none" fo:font-weight="normal" officeooo:rsid="01125fd6" style:font-style-asian="normal" style:font-weight-asian="normal" style:font-style-complex="normal" style:font-weight-complex="normal"/>
    </style:style>
    <style:style style:name="T556" style:family="text">
      <style:text-properties fo:font-style="normal" style:text-underline-style="none" fo:font-weight="normal" officeooo:rsid="0113fd3b" style:font-style-asian="normal" style:font-weight-asian="normal" style:font-style-complex="normal" style:font-weight-complex="normal"/>
    </style:style>
    <style:style style:name="T557" style:family="text">
      <style:text-properties fo:font-style="normal" style:text-underline-style="none" fo:font-weight="normal" officeooo:rsid="01158843" style:font-style-asian="normal" style:font-weight-asian="normal" style:font-style-complex="normal" style:font-weight-complex="normal"/>
    </style:style>
    <style:style style:name="T558" style:family="text">
      <style:text-properties fo:font-style="normal" style:text-underline-style="none" fo:font-weight="normal" officeooo:rsid="012a0790" style:font-style-asian="normal" style:font-weight-asian="normal" style:font-style-complex="normal" style:font-weight-complex="normal"/>
    </style:style>
    <style:style style:name="T559" style:family="text">
      <style:text-properties fo:font-style="normal" style:text-underline-style="none" fo:font-weight="normal" officeooo:rsid="01530ac4" style:font-style-asian="normal" style:font-weight-asian="normal" style:font-style-complex="normal" style:font-weight-complex="normal"/>
    </style:style>
    <style:style style:name="T560" style:family="text">
      <style:text-properties fo:font-style="normal" style:text-underline-style="none" fo:font-weight="normal" officeooo:rsid="015e8603" style:font-style-asian="normal" style:font-weight-asian="normal" style:font-style-complex="normal" style:font-weight-complex="normal"/>
    </style:style>
    <style:style style:name="T561" style:family="text">
      <style:text-properties fo:font-style="normal" style:text-underline-style="none" fo:font-weight="normal" officeooo:rsid="015ea2e6" style:font-style-asian="normal" style:font-weight-asian="normal" style:font-style-complex="normal" style:font-weight-complex="normal"/>
    </style:style>
    <style:style style:name="T562" style:family="text">
      <style:text-properties fo:font-style="normal" style:text-underline-style="none" fo:font-weight="normal" officeooo:rsid="0163a0b0" style:font-style-asian="normal" style:font-weight-asian="normal" style:font-style-complex="normal" style:font-weight-complex="normal"/>
    </style:style>
    <style:style style:name="T563" style:family="text">
      <style:text-properties fo:font-style="normal" style:text-underline-style="none" fo:font-weight="normal" officeooo:rsid="01650646" style:font-style-asian="normal" style:font-weight-asian="normal" style:font-style-complex="normal" style:font-weight-complex="normal"/>
    </style:style>
    <style:style style:name="T564" style:family="text">
      <style:text-properties fo:font-style="normal" style:text-underline-style="none" fo:font-weight="normal" officeooo:rsid="016689ad" style:font-style-asian="normal" style:font-weight-asian="normal" style:font-style-complex="normal" style:font-weight-complex="normal"/>
    </style:style>
    <style:style style:name="T565" style:family="text">
      <style:text-properties fo:font-style="normal" style:text-underline-style="none" fo:font-weight="normal" officeooo:rsid="0175bf2c" style:font-style-asian="normal" style:font-weight-asian="normal" style:font-style-complex="normal" style:font-weight-complex="normal"/>
    </style:style>
    <style:style style:name="T566" style:family="text">
      <style:text-properties fo:font-style="normal" style:text-underline-style="none" fo:font-weight="normal" officeooo:rsid="017cd650" style:font-style-asian="normal" style:font-weight-asian="normal" style:font-style-complex="normal" style:font-weight-complex="normal"/>
    </style:style>
    <style:style style:name="T567" style:family="text">
      <style:text-properties fo:font-style="normal" style:text-underline-style="none" fo:font-weight="normal" officeooo:rsid="017eca79" style:font-style-asian="normal" style:font-weight-asian="normal" style:font-style-complex="normal" style:font-weight-complex="normal"/>
    </style:style>
    <style:style style:name="T568" style:family="text">
      <style:text-properties fo:font-style="normal" style:text-underline-style="none" fo:font-weight="normal" officeooo:rsid="017f37b5" style:font-style-asian="normal" style:font-weight-asian="normal" style:font-style-complex="normal" style:font-weight-complex="normal"/>
    </style:style>
    <style:style style:name="T569" style:family="text">
      <style:text-properties fo:font-style="normal" style:text-underline-style="none" fo:font-weight="normal" officeooo:rsid="01892e3b" style:font-style-asian="normal" style:font-weight-asian="normal" style:font-style-complex="normal" style:font-weight-complex="normal"/>
    </style:style>
    <style:style style:name="T570" style:family="text">
      <style:text-properties fo:font-style="normal" style:text-underline-style="none" fo:font-weight="normal" officeooo:rsid="018bd4ad" style:font-style-asian="normal" style:font-weight-asian="normal" style:font-style-complex="normal" style:font-weight-complex="normal"/>
    </style:style>
    <style:style style:name="T571" style:family="text">
      <style:text-properties fo:font-style="normal" style:text-underline-style="none" fo:font-weight="normal" officeooo:rsid="019170de" style:font-style-asian="normal" style:font-weight-asian="normal" style:font-style-complex="normal" style:font-weight-complex="normal"/>
    </style:style>
    <style:style style:name="T572" style:family="text">
      <style:text-properties fo:font-style="normal" style:text-underline-style="none" fo:font-weight="normal" officeooo:rsid="01ae62bc" style:font-style-asian="normal" style:font-weight-asian="normal" style:font-style-complex="normal" style:font-weight-complex="normal"/>
    </style:style>
    <style:style style:name="T573" style:family="text">
      <style:text-properties fo:font-style="normal" style:text-underline-style="none" fo:font-weight="normal" officeooo:rsid="01aeb458" style:font-style-asian="normal" style:font-weight-asian="normal" style:font-style-complex="normal" style:font-weight-complex="normal"/>
    </style:style>
    <style:style style:name="T574" style:family="text">
      <style:text-properties fo:font-style="normal" style:text-underline-style="none" fo:font-weight="normal" officeooo:rsid="00614c9e" style:font-style-asian="normal" style:font-weight-asian="normal" style:font-style-complex="normal" style:font-weight-complex="normal"/>
    </style:style>
    <style:style style:name="T575" style:family="text">
      <style:text-properties fo:font-style="normal" style:text-underline-style="none" fo:font-weight="normal" officeooo:rsid="01affff3" style:font-style-asian="normal" style:font-weight-asian="normal" style:font-style-complex="normal" style:font-weight-complex="normal"/>
    </style:style>
    <style:style style:name="T576" style:family="text">
      <style:text-properties fo:font-style="normal" style:text-underline-style="none" fo:font-weight="normal" officeooo:rsid="01b2c96d" style:font-style-asian="normal" style:font-weight-asian="normal" style:font-style-complex="normal" style:font-weight-complex="normal"/>
    </style:style>
    <style:style style:name="T577" style:family="text">
      <style:text-properties fo:font-style="normal" style:text-underline-style="none" fo:font-weight="normal" officeooo:rsid="01b38677" style:font-style-asian="normal" style:font-weight-asian="normal" style:font-style-complex="normal" style:font-weight-complex="normal"/>
    </style:style>
    <style:style style:name="T578" style:family="text">
      <style:text-properties fo:font-style="normal" style:text-underline-style="none" fo:font-weight="normal" officeooo:rsid="01b6b3b8" style:font-style-asian="normal" style:font-weight-asian="normal" style:font-style-complex="normal" style:font-weight-complex="normal"/>
    </style:style>
    <style:style style:name="T579" style:family="text">
      <style:text-properties fo:font-style="normal" style:text-underline-style="none" fo:font-weight="normal" officeooo:rsid="01ba0db6" style:font-style-asian="normal" style:font-weight-asian="normal" style:font-style-complex="normal" style:font-weight-complex="normal"/>
    </style:style>
    <style:style style:name="T580" style:family="text">
      <style:text-properties fo:font-style="normal" style:text-underline-style="none" fo:font-weight="normal" officeooo:rsid="01bbe4c5" style:font-style-asian="normal" style:font-weight-asian="normal" style:font-style-complex="normal" style:font-weight-complex="normal"/>
    </style:style>
    <style:style style:name="T581" style:family="text">
      <style:text-properties fo:font-style="normal" style:text-underline-style="none" fo:font-weight="normal" officeooo:rsid="01c2a8bb" style:font-style-asian="normal" style:font-weight-asian="normal" style:font-style-complex="normal" style:font-weight-complex="normal"/>
    </style:style>
    <style:style style:name="T582" style:family="text">
      <style:text-properties fo:font-style="normal" style:text-underline-style="none" fo:font-weight="normal" officeooo:rsid="01dde8f6" style:font-style-asian="normal" style:font-weight-asian="normal" style:font-style-complex="normal" style:font-weight-complex="normal"/>
    </style:style>
    <style:style style:name="T583" style:family="text">
      <style:text-properties fo:font-style="normal" style:text-underline-style="none" fo:font-weight="normal" officeooo:rsid="01de7c2b" style:font-style-asian="normal" style:font-weight-asian="normal" style:font-style-complex="normal" style:font-weight-complex="normal"/>
    </style:style>
    <style:style style:name="T584" style:family="text">
      <style:text-properties fo:font-style="normal" style:text-underline-style="none" fo:font-weight="normal" officeooo:rsid="01dfc00d" style:font-style-asian="normal" style:font-weight-asian="normal" style:font-style-complex="normal" style:font-weight-complex="normal"/>
    </style:style>
    <style:style style:name="T585" style:family="text">
      <style:text-properties fo:font-style="normal" style:text-underline-style="none" fo:font-weight="normal" officeooo:rsid="01e3372a" style:font-style-asian="normal" style:font-weight-asian="normal" style:font-style-complex="normal" style:font-weight-complex="normal"/>
    </style:style>
    <style:style style:name="T586" style:family="text">
      <style:text-properties fo:font-style="normal" style:text-underline-style="none" fo:font-weight="normal" officeooo:rsid="01e78dfe" style:font-style-asian="normal" style:font-weight-asian="normal" style:font-style-complex="normal" style:font-weight-complex="normal"/>
    </style:style>
    <style:style style:name="T587" style:family="text">
      <style:text-properties fo:font-style="normal" style:text-underline-style="none" fo:font-weight="normal" officeooo:rsid="02271fbb" style:font-style-asian="normal" style:font-weight-asian="normal" style:font-style-complex="normal" style:font-weight-complex="normal"/>
    </style:style>
    <style:style style:name="T588" style:family="text">
      <style:text-properties fo:font-style="normal" style:text-underline-style="none" fo:font-weight="normal" officeooo:rsid="022a7e55" style:font-style-asian="normal" style:font-weight-asian="normal" style:font-style-complex="normal" style:font-weight-complex="normal"/>
    </style:style>
    <style:style style:name="T589" style:family="text">
      <style:text-properties fo:font-style="normal" style:text-underline-style="none" fo:font-weight="normal" officeooo:rsid="022abf52" style:font-style-asian="normal" style:font-weight-asian="normal" style:font-style-complex="normal" style:font-weight-complex="normal"/>
    </style:style>
    <style:style style:name="T590" style:family="text">
      <style:text-properties fo:font-style="normal" style:text-underline-style="none" fo:font-weight="normal" officeooo:rsid="022b61c7" style:font-style-asian="normal" style:font-weight-asian="normal" style:font-style-complex="normal" style:font-weight-complex="normal"/>
    </style:style>
    <style:style style:name="T591" style:family="text">
      <style:text-properties fo:font-style="normal" style:text-underline-style="none" fo:font-weight="normal" officeooo:rsid="022bc9f8" style:font-style-asian="normal" style:font-weight-asian="normal" style:font-style-complex="normal" style:font-weight-complex="normal"/>
    </style:style>
    <style:style style:name="T592" style:family="text">
      <style:text-properties fo:font-style="normal" style:text-underline-style="none" fo:font-weight="normal" officeooo:rsid="022d6070" style:font-style-asian="normal" style:font-weight-asian="normal" style:font-style-complex="normal" style:font-weight-complex="normal"/>
    </style:style>
    <style:style style:name="T593" style:family="text">
      <style:text-properties fo:font-style="normal" style:text-underline-style="none" fo:font-weight="bold" officeooo:rsid="006ac0aa" style:font-style-asian="normal" style:font-weight-asian="bold" style:font-style-complex="normal" style:font-weight-complex="bold"/>
    </style:style>
    <style:style style:name="T594" style:family="text">
      <style:text-properties fo:font-style="normal" style:text-underline-style="none" fo:font-weight="bold" officeooo:rsid="0060f332" style:font-style-asian="normal" style:font-weight-asian="bold" style:font-style-complex="normal" style:font-weight-complex="bold"/>
    </style:style>
    <style:style style:name="T595" style:family="text">
      <style:text-properties fo:font-style="normal" style:text-underline-style="none" fo:font-weight="bold" officeooo:rsid="007f3769" style:font-style-asian="normal" style:font-weight-asian="bold" style:font-style-complex="normal" style:font-weight-complex="bold"/>
    </style:style>
    <style:style style:name="T596" style:family="text">
      <style:text-properties fo:font-style="normal" style:text-underline-style="none" fo:font-weight="bold" officeooo:rsid="006cb9be" style:font-style-asian="normal" style:font-weight-asian="bold" style:font-style-complex="normal" style:font-weight-complex="bold"/>
    </style:style>
    <style:style style:name="T597" style:family="text">
      <style:text-properties fo:font-style="normal" style:text-underline-style="none" fo:font-weight="bold" officeooo:rsid="00729162" style:font-style-asian="normal" style:font-weight-asian="bold" style:font-style-complex="normal" style:font-weight-complex="bold"/>
    </style:style>
    <style:style style:name="T598" style:family="text">
      <style:text-properties fo:font-style="normal" style:text-underline-style="none" fo:font-weight="bold" officeooo:rsid="00ad8e7d" style:font-style-asian="normal" style:font-weight-asian="bold" style:font-style-complex="normal" style:font-weight-complex="bold"/>
    </style:style>
    <style:style style:name="T599" style:family="text">
      <style:text-properties fo:font-style="normal" style:text-underline-style="none" fo:font-weight="bold" officeooo:rsid="005367bd" style:font-style-asian="normal" style:font-weight-asian="bold" style:font-style-complex="normal" style:font-weight-complex="bold"/>
    </style:style>
    <style:style style:name="T600" style:family="text">
      <style:text-properties fo:font-style="normal" style:text-underline-style="none" fo:font-weight="bold" officeooo:rsid="00ca33ee" style:font-style-asian="normal" style:font-weight-asian="bold" style:font-style-complex="normal" style:font-weight-complex="bold"/>
    </style:style>
    <style:style style:name="T601" style:family="text">
      <style:text-properties fo:font-style="normal" style:text-underline-style="none" fo:font-weight="bold" officeooo:rsid="00dd6948" style:font-style-asian="normal" style:font-weight-asian="bold" style:font-style-complex="normal" style:font-weight-complex="bold"/>
    </style:style>
    <style:style style:name="T602" style:family="text">
      <style:text-properties fo:font-style="normal" style:text-underline-style="none" fo:font-weight="bold" officeooo:rsid="01467bad" style:font-style-asian="normal" style:font-weight-asian="bold" style:font-style-complex="normal" style:font-weight-complex="bold"/>
    </style:style>
    <style:style style:name="T603" style:family="text">
      <style:text-properties fo:font-style="normal" style:text-underline-style="none" fo:font-weight="bold" officeooo:rsid="01556168" style:font-style-asian="normal" style:font-weight-asian="bold" style:font-style-complex="normal" style:font-weight-complex="bold"/>
    </style:style>
    <style:style style:name="T604" style:family="text">
      <style:text-properties fo:font-style="normal" style:text-underline-style="none" fo:font-weight="bold" officeooo:rsid="01598157" style:font-style-asian="normal" style:font-weight-asian="bold" style:font-style-complex="normal" style:font-weight-complex="bold"/>
    </style:style>
    <style:style style:name="T605" style:family="text">
      <style:text-properties fo:font-style="normal" style:text-underline-style="none" fo:font-weight="bold" officeooo:rsid="01a73295" style:font-style-asian="normal" style:font-weight-asian="bold" style:font-style-complex="normal" style:font-weight-complex="bold"/>
    </style:style>
    <style:style style:name="T606" style:family="text">
      <style:text-properties fo:font-style="normal" style:text-underline-style="none" fo:font-weight="bold" officeooo:rsid="022d6070" style:font-style-asian="normal" style:font-weight-asian="bold" style:font-style-complex="normal" style:font-weight-complex="bold"/>
    </style:style>
    <style:style style:name="T607" style:family="text">
      <style:text-properties fo:font-style="normal" fo:font-weight="normal" style:font-style-asian="normal" style:font-weight-asian="normal" style:font-style-complex="normal" style:font-weight-complex="normal"/>
    </style:style>
    <style:style style:name="T608" style:family="text">
      <style:text-properties fo:font-style="normal" fo:font-weight="normal" officeooo:rsid="01e78dfe" style:font-style-asian="normal" style:font-weight-asian="normal" style:font-style-complex="normal" style:font-weight-complex="normal"/>
    </style:style>
    <style:style style:name="T609" style:family="text">
      <style:text-properties fo:font-style="normal" fo:font-weight="normal" officeooo:rsid="01ee4dd4" style:font-style-asian="normal" style:font-weight-asian="normal" style:font-style-complex="normal" style:font-weight-complex="normal"/>
    </style:style>
    <style:style style:name="T610" style:family="text">
      <style:text-properties fo:font-style="normal" fo:font-weight="normal" officeooo:rsid="01ff14e8" style:font-style-asian="normal" style:font-weight-asian="normal" style:font-style-complex="normal" style:font-weight-complex="normal"/>
    </style:style>
    <style:style style:name="T611" style:family="text">
      <style:text-properties fo:font-style="normal" fo:font-weight="normal" officeooo:rsid="02271fbb" style:font-style-asian="normal" style:font-weight-asian="normal" style:font-style-complex="normal" style:font-weight-complex="normal"/>
    </style:style>
    <style:style style:name="T612" style:family="text">
      <style:text-properties fo:font-style="normal" fo:font-weight="normal" officeooo:rsid="022ba03c" style:font-style-asian="normal" style:font-weight-asian="normal" style:font-style-complex="normal" style:font-weight-complex="normal"/>
    </style:style>
    <style:style style:name="T613" style:family="text">
      <style:text-properties fo:font-style="normal" fo:font-weight="normal" officeooo:rsid="015e8603" style:font-style-asian="normal" style:font-weight-asian="normal" style:font-style-complex="normal" style:font-weight-complex="normal"/>
    </style:style>
    <style:style style:name="T614" style:family="text">
      <style:text-properties fo:font-style="normal" fo:font-weight="normal" officeooo:rsid="022e1b47" style:font-style-asian="normal" style:font-weight-asian="normal" style:font-style-complex="normal" style:font-weight-complex="normal"/>
    </style:style>
    <style:style style:name="T615" style:family="text">
      <style:text-properties fo:font-style="normal" fo:font-weight="normal" officeooo:rsid="00614c9e" style:font-style-asian="normal" style:font-weight-asian="normal" style:font-style-complex="normal" style:font-weight-complex="normal"/>
    </style:style>
    <style:style style:name="T616" style:family="text">
      <style:text-properties fo:font-style="normal" style:text-underline-style="solid" style:text-underline-width="auto" style:text-underline-color="font-color" fo:font-weight="normal" officeooo:rsid="0060f332" style:font-style-asian="normal" style:font-weight-asian="normal" style:font-style-complex="normal" style:font-weight-complex="normal"/>
    </style:style>
    <style:style style:name="T617" style:family="text">
      <style:text-properties fo:font-style="normal" style:text-underline-style="solid" style:text-underline-width="auto" style:text-underline-color="font-color" fo:font-weight="normal" officeooo:rsid="02271fbb" style:font-style-asian="normal" style:font-weight-asian="normal" style:font-style-complex="normal" style:font-weight-complex="normal"/>
    </style:style>
    <style:style style:name="T618" style:family="text">
      <style:text-properties fo:font-style="normal" style:text-underline-style="solid" style:text-underline-width="auto" style:text-underline-color="font-color" style:font-style-asian="normal" style:font-style-complex="normal"/>
    </style:style>
    <style:style style:name="T619" style:family="text">
      <style:text-properties fo:font-style="normal" style:text-underline-style="solid" style:text-underline-width="auto" style:text-underline-color="font-color" officeooo:rsid="01f261f3" style:font-style-asian="normal" style:font-style-complex="normal"/>
    </style:style>
    <style:style style:name="T620" style:family="text">
      <style:text-properties fo:font-style="normal" style:text-underline-style="solid" style:text-underline-width="auto" style:text-underline-color="font-color" officeooo:rsid="01e78dfe" style:font-style-asian="normal" style:font-style-complex="normal"/>
    </style:style>
    <style:style style:name="T621" style:family="text">
      <style:text-properties fo:font-weight="normal" style:font-weight-asian="normal" style:font-weight-complex="normal"/>
    </style:style>
    <style:style style:name="T622" style:family="text">
      <style:text-properties fo:font-weight="normal" officeooo:rsid="0047bc20" style:font-weight-asian="normal" style:font-weight-complex="normal"/>
    </style:style>
    <style:style style:name="T623" style:family="text">
      <style:text-properties fo:font-weight="normal" officeooo:rsid="005367bd" style:font-weight-asian="normal" style:font-weight-complex="normal"/>
    </style:style>
    <style:style style:name="T624" style:family="text">
      <style:text-properties fo:font-weight="normal" officeooo:rsid="005bc425" style:font-weight-asian="normal" style:font-weight-complex="normal"/>
    </style:style>
    <style:style style:name="T625" style:family="text">
      <style:text-properties fo:font-weight="normal" officeooo:rsid="005d9386" style:font-weight-asian="normal" style:font-weight-complex="normal"/>
    </style:style>
    <style:style style:name="T626" style:family="text">
      <style:text-properties fo:font-weight="normal" officeooo:rsid="005efdc2" style:font-weight-asian="normal" style:font-weight-complex="normal"/>
    </style:style>
    <style:style style:name="T627" style:family="text">
      <style:text-properties fo:font-weight="normal" officeooo:rsid="0062b41e" style:font-weight-asian="normal" style:font-weight-complex="normal"/>
    </style:style>
    <style:style style:name="T628" style:family="text">
      <style:text-properties fo:font-weight="normal" officeooo:rsid="0077d5a9" style:font-weight-asian="normal" style:font-weight-complex="normal"/>
    </style:style>
    <style:style style:name="T629" style:family="text">
      <style:text-properties fo:font-weight="normal" officeooo:rsid="007bf5dd" style:font-weight-asian="normal" style:font-weight-complex="normal"/>
    </style:style>
    <style:style style:name="T630" style:family="text">
      <style:text-properties fo:font-weight="normal" officeooo:rsid="008914e9" style:font-weight-asian="normal" style:font-weight-complex="normal"/>
    </style:style>
    <style:style style:name="T631" style:family="text">
      <style:text-properties fo:font-weight="normal" officeooo:rsid="008aaaea" style:font-weight-asian="normal" style:font-weight-complex="normal"/>
    </style:style>
    <style:style style:name="T632" style:family="text">
      <style:text-properties fo:font-weight="normal" officeooo:rsid="00918078" style:font-weight-asian="normal" style:font-weight-complex="normal"/>
    </style:style>
    <style:style style:name="T633" style:family="text">
      <style:text-properties fo:font-weight="normal" officeooo:rsid="00a05c2a" style:font-weight-asian="normal" style:font-weight-complex="normal"/>
    </style:style>
    <style:style style:name="T634" style:family="text">
      <style:text-properties fo:font-weight="normal" officeooo:rsid="0081e87c" style:font-weight-asian="normal" style:font-weight-complex="normal"/>
    </style:style>
    <style:style style:name="T635" style:family="text">
      <style:text-properties fo:font-weight="normal" officeooo:rsid="00b03697" style:font-weight-asian="normal" style:font-weight-complex="normal"/>
    </style:style>
    <style:style style:name="T636" style:family="text">
      <style:text-properties fo:font-weight="normal" officeooo:rsid="00b2ce29" style:font-weight-asian="normal" style:font-weight-complex="normal"/>
    </style:style>
    <style:style style:name="T637" style:family="text">
      <style:text-properties fo:font-weight="normal" officeooo:rsid="00c10c56" style:font-weight-asian="normal" style:font-weight-complex="normal"/>
    </style:style>
    <style:style style:name="T638" style:family="text">
      <style:text-properties fo:font-weight="normal" officeooo:rsid="00ccbf05" style:font-weight-asian="normal" style:font-weight-complex="normal"/>
    </style:style>
    <style:style style:name="T639" style:family="text">
      <style:text-properties fo:font-weight="normal" officeooo:rsid="00ceb089" style:font-weight-asian="normal" style:font-weight-complex="normal"/>
    </style:style>
    <style:style style:name="T640" style:family="text">
      <style:text-properties fo:font-weight="normal" officeooo:rsid="016b91c9" style:font-weight-asian="normal" style:font-weight-complex="normal"/>
    </style:style>
    <style:style style:name="T641" style:family="text">
      <style:text-properties fo:font-weight="normal" officeooo:rsid="018a6e4c" style:font-weight-asian="normal" style:font-weight-complex="normal"/>
    </style:style>
    <style:style style:name="T642" style:family="text">
      <style:text-properties fo:font-weight="normal" officeooo:rsid="0178ce26" style:font-weight-asian="normal" style:font-weight-complex="normal"/>
    </style:style>
    <style:style style:name="T643" style:family="text">
      <style:text-properties fo:font-weight="normal" officeooo:rsid="0163b4e6" style:font-weight-asian="normal" style:font-weight-complex="normal"/>
    </style:style>
    <style:style style:name="T644" style:family="text">
      <style:text-properties fo:font-weight="normal" officeooo:rsid="0169fd97" style:font-weight-asian="normal" style:font-weight-complex="normal"/>
    </style:style>
    <style:style style:name="T645" style:family="text">
      <style:text-properties fo:font-weight="normal" officeooo:rsid="016a6020" style:font-weight-asian="normal" style:font-weight-complex="normal"/>
    </style:style>
    <style:style style:name="T646" style:family="text">
      <style:text-properties fo:font-weight="normal" officeooo:rsid="0179f068" style:font-weight-asian="normal" style:font-weight-complex="normal"/>
    </style:style>
    <style:style style:name="T647" style:family="text">
      <style:text-properties fo:font-weight="normal" officeooo:rsid="0185c81c" style:font-weight-asian="normal" style:font-weight-complex="normal"/>
    </style:style>
    <style:style style:name="T648" style:family="text">
      <style:text-properties fo:font-weight="normal" officeooo:rsid="00dbd72d" style:font-weight-asian="normal" style:font-weight-complex="normal"/>
    </style:style>
    <style:style style:name="T649" style:family="text">
      <style:text-properties fo:font-weight="normal" officeooo:rsid="00dd6948" style:font-weight-asian="normal" style:font-weight-complex="normal"/>
    </style:style>
    <style:style style:name="T650" style:family="text">
      <style:text-properties fo:font-weight="normal" officeooo:rsid="00e670c3" style:font-weight-asian="normal" style:font-weight-complex="normal"/>
    </style:style>
    <style:style style:name="T651" style:family="text">
      <style:text-properties fo:font-weight="normal" officeooo:rsid="00e90eda" style:font-weight-asian="normal" style:font-weight-complex="normal"/>
    </style:style>
    <style:style style:name="T652" style:family="text">
      <style:text-properties fo:font-weight="normal" officeooo:rsid="00eae7cb" style:font-weight-asian="normal" style:font-weight-complex="normal"/>
    </style:style>
    <style:style style:name="T653" style:family="text">
      <style:text-properties fo:font-weight="normal" officeooo:rsid="006aab10" style:font-weight-asian="normal" style:font-weight-complex="normal"/>
    </style:style>
    <style:style style:name="T654" style:family="text">
      <style:text-properties fo:font-weight="normal" officeooo:rsid="01158843" style:font-weight-asian="normal" style:font-weight-complex="normal"/>
    </style:style>
    <style:style style:name="T655" style:family="text">
      <style:text-properties fo:font-weight="normal" officeooo:rsid="012948be" style:font-weight-asian="normal" style:font-weight-complex="normal"/>
    </style:style>
    <style:style style:name="T656" style:family="text">
      <style:text-properties fo:font-weight="normal" officeooo:rsid="013278f5" style:font-weight-asian="normal" style:font-weight-complex="normal"/>
    </style:style>
    <style:style style:name="T657" style:family="text">
      <style:text-properties fo:font-weight="normal" officeooo:rsid="0145717f" style:font-weight-asian="normal" style:font-weight-complex="normal"/>
    </style:style>
    <style:style style:name="T658" style:family="text">
      <style:text-properties fo:font-weight="normal" officeooo:rsid="0150dc3e" style:font-weight-asian="normal" style:font-weight-complex="normal"/>
    </style:style>
    <style:style style:name="T659" style:family="text">
      <style:text-properties fo:font-weight="normal" officeooo:rsid="0140d24a" style:font-weight-asian="normal" style:font-weight-complex="normal"/>
    </style:style>
    <style:style style:name="T660" style:family="text">
      <style:text-properties fo:font-weight="normal" officeooo:rsid="01189fec" style:font-weight-asian="normal" style:font-weight-complex="normal"/>
    </style:style>
    <style:style style:name="T661" style:family="text">
      <style:text-properties fo:font-weight="normal" officeooo:rsid="011d23cc" style:font-weight-asian="normal" style:font-weight-complex="normal"/>
    </style:style>
    <style:style style:name="T662" style:family="text">
      <style:text-properties fo:font-weight="normal" officeooo:rsid="01467bad" style:font-weight-asian="normal" style:font-weight-complex="normal"/>
    </style:style>
    <style:style style:name="T663" style:family="text">
      <style:text-properties fo:font-weight="normal" officeooo:rsid="01572943" style:font-weight-asian="normal" style:font-weight-complex="normal"/>
    </style:style>
    <style:style style:name="T664" style:family="text">
      <style:text-properties fo:font-weight="normal" officeooo:rsid="0158adba" style:font-weight-asian="normal" style:font-weight-complex="normal"/>
    </style:style>
    <style:style style:name="T665" style:family="text">
      <style:text-properties fo:font-weight="normal" officeooo:rsid="015e8603" style:font-weight-asian="normal" style:font-weight-complex="normal"/>
    </style:style>
    <style:style style:name="T666" style:family="text">
      <style:text-properties fo:font-weight="normal" officeooo:rsid="015ea2e6" style:font-weight-asian="normal" style:font-weight-complex="normal"/>
    </style:style>
    <style:style style:name="T667" style:family="text">
      <style:text-properties fo:font-weight="normal" officeooo:rsid="01628af6" style:font-weight-asian="normal" style:font-weight-complex="normal"/>
    </style:style>
    <style:style style:name="T668" style:family="text">
      <style:text-properties fo:font-weight="normal" officeooo:rsid="0163a0b0" style:font-weight-asian="normal" style:font-weight-complex="normal"/>
    </style:style>
    <style:style style:name="T669" style:family="text">
      <style:text-properties fo:font-weight="normal" officeooo:rsid="0163bc6e" style:font-weight-asian="normal" style:font-weight-complex="normal"/>
    </style:style>
    <style:style style:name="T670" style:family="text">
      <style:text-properties fo:font-weight="normal" officeooo:rsid="01650646" style:font-weight-asian="normal" style:font-weight-complex="normal"/>
    </style:style>
    <style:style style:name="T671" style:family="text">
      <style:text-properties fo:font-weight="normal" officeooo:rsid="016689ad" style:font-weight-asian="normal" style:font-weight-complex="normal"/>
    </style:style>
    <style:style style:name="T672" style:family="text">
      <style:text-properties fo:font-weight="normal" officeooo:rsid="01692487" style:font-weight-asian="normal" style:font-weight-complex="normal"/>
    </style:style>
    <style:style style:name="T673" style:family="text">
      <style:text-properties fo:font-weight="normal" officeooo:rsid="016cd952" style:font-weight-asian="normal" style:font-weight-complex="normal"/>
    </style:style>
    <style:style style:name="T674" style:family="text">
      <style:text-properties fo:font-weight="normal" officeooo:rsid="016efb88" style:font-weight-asian="normal" style:font-weight-complex="normal"/>
    </style:style>
    <style:style style:name="T675" style:family="text">
      <style:text-properties fo:font-weight="normal" officeooo:rsid="016fa846" style:font-weight-asian="normal" style:font-weight-complex="normal"/>
    </style:style>
    <style:style style:name="T676" style:family="text">
      <style:text-properties fo:font-weight="normal" officeooo:rsid="0175bf2c" style:font-weight-asian="normal" style:font-weight-complex="normal"/>
    </style:style>
    <style:style style:name="T677" style:family="text">
      <style:text-properties fo:font-weight="normal" officeooo:rsid="017a5927" style:font-weight-asian="normal" style:font-weight-complex="normal"/>
    </style:style>
    <style:style style:name="T678" style:family="text">
      <style:text-properties fo:font-weight="normal" officeooo:rsid="017eca79" style:font-weight-asian="normal" style:font-weight-complex="normal"/>
    </style:style>
    <style:style style:name="T679" style:family="text">
      <style:text-properties fo:font-weight="normal" officeooo:rsid="0184eff3" style:font-weight-asian="normal" style:font-weight-complex="normal"/>
    </style:style>
    <style:style style:name="T680" style:family="text">
      <style:text-properties fo:font-weight="normal" officeooo:rsid="018733a5" style:font-weight-asian="normal" style:font-weight-complex="normal"/>
    </style:style>
    <style:style style:name="T681" style:family="text">
      <style:text-properties fo:font-weight="normal" officeooo:rsid="01892e3b" style:font-weight-asian="normal" style:font-weight-complex="normal"/>
    </style:style>
    <style:style style:name="T682" style:family="text">
      <style:text-properties fo:font-weight="normal" officeooo:rsid="0189537e" style:font-weight-asian="normal" style:font-weight-complex="normal"/>
    </style:style>
    <style:style style:name="T683" style:family="text">
      <style:text-properties fo:font-weight="normal" officeooo:rsid="018bd4ad" style:font-weight-asian="normal" style:font-weight-complex="normal"/>
    </style:style>
    <style:style style:name="T684" style:family="text">
      <style:text-properties fo:font-weight="normal" officeooo:rsid="018cf93b" style:font-weight-asian="normal" style:font-weight-complex="normal"/>
    </style:style>
    <style:style style:name="T685" style:family="text">
      <style:text-properties fo:font-weight="normal" officeooo:rsid="018ee425" style:font-weight-asian="normal" style:font-weight-complex="normal"/>
    </style:style>
    <style:style style:name="T686" style:family="text">
      <style:text-properties fo:font-weight="normal" officeooo:rsid="018f7bf9" style:font-weight-asian="normal" style:font-weight-complex="normal"/>
    </style:style>
    <style:style style:name="T687" style:family="text">
      <style:text-properties fo:font-weight="normal" officeooo:rsid="019170de" style:font-weight-asian="normal" style:font-weight-complex="normal"/>
    </style:style>
    <style:style style:name="T688" style:family="text">
      <style:text-properties fo:font-weight="normal" officeooo:rsid="0197ef1d" style:font-weight-asian="normal" style:font-weight-complex="normal"/>
    </style:style>
    <style:style style:name="T689" style:family="text">
      <style:text-properties fo:font-weight="normal" officeooo:rsid="01a7ee8d" style:font-weight-asian="normal" style:font-weight-complex="normal"/>
    </style:style>
    <style:style style:name="T690" style:family="text">
      <style:text-properties fo:font-weight="normal" officeooo:rsid="0060f332" style:font-weight-asian="normal" style:font-weight-complex="normal"/>
    </style:style>
    <style:style style:name="T691" style:family="text">
      <style:text-properties fo:font-weight="normal" officeooo:rsid="01c49de4" style:font-weight-asian="normal" style:font-weight-complex="normal"/>
    </style:style>
    <style:style style:name="T692" style:family="text">
      <style:text-properties fo:font-weight="normal" officeooo:rsid="01cc42a8" style:font-weight-asian="normal" style:font-weight-complex="normal"/>
    </style:style>
    <style:style style:name="T693" style:family="text">
      <style:text-properties fo:font-weight="normal" officeooo:rsid="01ecc159" style:font-weight-asian="normal" style:font-weight-complex="normal"/>
    </style:style>
    <style:style style:name="T694" style:family="text">
      <style:text-properties fo:font-weight="normal" officeooo:rsid="01f004d8" style:font-weight-asian="normal" style:font-weight-complex="normal"/>
    </style:style>
    <style:style style:name="T695" style:family="text">
      <style:text-properties fo:font-weight="normal" officeooo:rsid="01ff14e8" style:font-weight-asian="normal" style:font-weight-complex="normal"/>
    </style:style>
    <style:style style:name="T696" style:family="text">
      <style:text-properties fo:font-weight="normal" officeooo:rsid="01fff7a8" style:font-weight-asian="normal" style:font-weight-complex="normal"/>
    </style:style>
    <style:style style:name="T697" style:family="text">
      <style:text-properties fo:font-weight="normal" officeooo:rsid="02002baa" style:font-weight-asian="normal" style:font-weight-complex="normal"/>
    </style:style>
    <style:style style:name="T698" style:family="text">
      <style:text-properties fo:font-weight="normal" officeooo:rsid="020c2c2b" style:font-weight-asian="normal" style:font-weight-complex="normal"/>
    </style:style>
    <style:style style:name="T699" style:family="text">
      <style:text-properties fo:font-weight="normal" officeooo:rsid="022152cb" style:font-weight-asian="normal" style:font-weight-complex="normal"/>
    </style:style>
    <style:style style:name="T700" style:family="text">
      <style:text-properties fo:font-weight="normal" officeooo:rsid="0226c711" style:font-weight-asian="normal" style:font-weight-complex="normal"/>
    </style:style>
    <style:style style:name="T701" style:family="text">
      <style:text-properties fo:font-weight="normal" officeooo:rsid="02271fbb" style:font-weight-asian="normal" style:font-weight-complex="normal"/>
    </style:style>
    <style:style style:name="T702" style:family="text">
      <style:text-properties fo:font-weight="normal" officeooo:rsid="022b61c7" style:font-weight-asian="normal" style:font-weight-complex="normal"/>
    </style:style>
    <style:style style:name="T703" style:family="text">
      <style:text-properties fo:font-weight="normal" officeooo:rsid="022ba03c" style:font-weight-asian="normal" style:font-weight-complex="normal"/>
    </style:style>
    <style:style style:name="T704" style:family="text">
      <style:text-properties fo:font-weight="normal" officeooo:rsid="022bc9f8" style:font-weight-asian="normal" style:font-weight-complex="normal"/>
    </style:style>
    <style:style style:name="T705" style:family="text">
      <style:text-properties fo:font-weight="normal" officeooo:rsid="00614c9e" style:font-weight-asian="normal" style:font-weight-complex="normal"/>
    </style:style>
    <style:style style:name="T706" style:family="text">
      <style:text-properties fo:font-weight="normal" officeooo:rsid="00f5acda" style:font-weight-asian="normal" style:font-weight-complex="normal"/>
    </style:style>
    <style:style style:name="T707" style:family="text">
      <style:text-properties fo:font-weight="normal" officeooo:rsid="022e1b47" style:font-weight-asian="normal" style:font-weight-complex="normal"/>
    </style:style>
    <style:style style:name="T708" style:family="text">
      <style:text-properties officeooo:rsid="003a30b5"/>
    </style:style>
    <style:style style:name="T709" style:family="text">
      <style:text-properties officeooo:rsid="003a8cac"/>
    </style:style>
    <style:style style:name="T710" style:family="text">
      <style:text-properties officeooo:rsid="003c7b07"/>
    </style:style>
    <style:style style:name="T711" style:family="text">
      <style:text-properties officeooo:rsid="003ef47a"/>
    </style:style>
    <style:style style:name="T712" style:family="text">
      <style:text-properties officeooo:rsid="00401e89"/>
    </style:style>
    <style:style style:name="T713" style:family="text">
      <style:text-properties officeooo:rsid="00439a95"/>
    </style:style>
    <style:style style:name="T714" style:family="text">
      <style:text-properties officeooo:rsid="0044acc3"/>
    </style:style>
    <style:style style:name="T715" style:family="text">
      <style:text-properties officeooo:rsid="00467f46"/>
    </style:style>
    <style:style style:name="T716" style:family="text">
      <style:text-properties officeooo:rsid="0047bc20"/>
    </style:style>
    <style:style style:name="T717" style:family="text">
      <style:text-properties officeooo:rsid="0048e4ff"/>
    </style:style>
    <style:style style:name="T718" style:family="text">
      <style:text-properties officeooo:rsid="004ca56c"/>
    </style:style>
    <style:style style:name="T719" style:family="text">
      <style:text-properties officeooo:rsid="004f03f7"/>
    </style:style>
    <style:style style:name="T720" style:family="text">
      <style:text-properties officeooo:rsid="00505231"/>
    </style:style>
    <style:style style:name="T721" style:family="text">
      <style:text-properties officeooo:rsid="0051d4eb"/>
    </style:style>
    <style:style style:name="T722" style:family="text">
      <style:text-properties officeooo:rsid="000cb8c6"/>
    </style:style>
    <style:style style:name="T723" style:family="text">
      <style:text-properties officeooo:rsid="005367bd"/>
    </style:style>
    <style:style style:name="T724" style:family="text">
      <style:text-properties officeooo:rsid="00567429"/>
    </style:style>
    <style:style style:name="T725" style:family="text">
      <style:text-properties officeooo:rsid="005e76e0"/>
    </style:style>
    <style:style style:name="T726" style:family="text">
      <style:text-properties officeooo:rsid="005efdc2"/>
    </style:style>
    <style:style style:name="T727" style:family="text">
      <style:text-properties officeooo:rsid="0060194d"/>
    </style:style>
    <style:style style:name="T728" style:family="text">
      <style:text-properties officeooo:rsid="0060f332"/>
    </style:style>
    <style:style style:name="T729" style:family="text">
      <style:text-properties officeooo:rsid="0065940b"/>
    </style:style>
    <style:style style:name="T730" style:family="text">
      <style:text-properties officeooo:rsid="006857fd"/>
    </style:style>
    <style:style style:name="T731" style:family="text">
      <style:text-properties officeooo:rsid="006aab10"/>
    </style:style>
    <style:style style:name="T732" style:family="text">
      <style:text-properties officeooo:rsid="006ac0aa"/>
    </style:style>
    <style:style style:name="T733" style:family="text">
      <style:text-properties officeooo:rsid="0070e2a3"/>
    </style:style>
    <style:style style:name="T734" style:family="text">
      <style:text-properties officeooo:rsid="00722970"/>
    </style:style>
    <style:style style:name="T735" style:family="text">
      <style:text-properties officeooo:rsid="00729162"/>
    </style:style>
    <style:style style:name="T736" style:family="text">
      <style:text-properties officeooo:rsid="00732f67"/>
    </style:style>
    <style:style style:name="T737" style:family="text">
      <style:text-properties officeooo:rsid="0074f852"/>
    </style:style>
    <style:style style:name="T738" style:family="text">
      <style:text-properties officeooo:rsid="0075b096"/>
    </style:style>
    <style:style style:name="T739" style:family="text">
      <style:text-properties officeooo:rsid="00777149"/>
    </style:style>
    <style:style style:name="T740" style:family="text">
      <style:text-properties officeooo:rsid="007bf5dd"/>
    </style:style>
    <style:style style:name="T741" style:family="text">
      <style:text-properties officeooo:rsid="007f3769"/>
    </style:style>
    <style:style style:name="T742" style:family="text">
      <style:text-properties style:text-line-through-style="none" style:text-line-through-type="none" fo:font-size="12pt" fo:font-style="normal" style:text-underline-style="none" fo:font-weight="normal" officeooo:rsid="0060194d" style:font-size-asian="12pt" style:font-style-asian="normal" style:font-weight-asian="normal" style:font-size-complex="12pt" style:font-style-complex="normal" style:font-weight-complex="normal"/>
    </style:style>
    <style:style style:name="T743" style:family="text">
      <style:text-properties style:text-line-through-style="none" style:text-line-through-type="none" fo:font-size="12pt" fo:font-style="normal" style:text-underline-style="none" fo:font-weight="bold" officeooo:rsid="0060194d" style:font-size-asian="12pt" style:font-style-asian="normal" style:font-weight-asian="bold" style:font-size-complex="12pt" style:font-style-complex="normal" style:font-weight-complex="bold"/>
    </style:style>
    <style:style style:name="T744" style:family="text">
      <style:text-properties style:text-line-through-style="none" style:text-line-through-type="none" fo:font-size="12pt" fo:font-style="normal" style:text-underline-style="none" style:font-size-asian="12pt" style:font-style-asian="normal" style:font-size-complex="12pt" style:font-style-complex="normal"/>
    </style:style>
    <style:style style:name="T745" style:family="text">
      <style:text-properties style:text-line-through-style="none" style:text-line-through-type="none" fo:font-size="12pt" fo:font-style="normal" style:text-underline-style="none" officeooo:rsid="013d9a6b" style:font-size-asian="12pt" style:font-style-asian="normal" style:font-size-complex="12pt" style:font-style-complex="normal"/>
    </style:style>
    <style:style style:name="T746" style:family="text">
      <style:text-properties style:text-line-through-style="none" style:text-line-through-type="none" fo:font-size="12pt" fo:font-style="normal" style:text-underline-style="none" officeooo:rsid="013edb2b" style:font-size-asian="12pt" style:font-style-asian="normal" style:font-size-complex="12pt" style:font-style-complex="normal"/>
    </style:style>
    <style:style style:name="T747" style:family="text">
      <style:text-properties style:text-line-through-style="none" style:text-line-through-type="none" fo:font-size="12pt" fo:font-style="normal" style:text-underline-style="none" officeooo:rsid="0176179b" style:font-size-asian="12pt" style:font-style-asian="normal" style:font-size-complex="12pt" style:font-style-complex="normal"/>
    </style:style>
    <style:style style:name="T748" style:family="text">
      <style:text-properties style:text-line-through-style="none" style:text-line-through-type="none" fo:font-size="12pt" fo:font-style="normal" style:text-underline-style="none" officeooo:rsid="01821b26" style:font-size-asian="12pt" style:font-style-asian="normal" style:font-size-complex="12pt" style:font-style-complex="normal"/>
    </style:style>
    <style:style style:name="T749" style:family="text">
      <style:text-properties style:text-line-through-style="none" style:text-line-through-type="none" fo:font-size="12pt" fo:font-style="normal" style:text-underline-style="none" officeooo:rsid="01999459" style:font-size-asian="12pt" style:font-style-asian="normal" style:font-size-complex="12pt" style:font-style-complex="normal"/>
    </style:style>
    <style:style style:name="T750" style:family="text">
      <style:text-properties style:text-line-through-style="none" style:text-line-through-type="none" fo:font-size="12pt" fo:font-style="normal" style:text-underline-style="none" officeooo:rsid="019e3433" style:font-size-asian="12pt" style:font-style-asian="normal" style:font-size-complex="12pt" style:font-style-complex="normal"/>
    </style:style>
    <style:style style:name="T751" style:family="text">
      <style:text-properties style:text-line-through-style="none" style:text-line-through-type="none" fo:font-size="12pt" fo:font-style="normal" style:text-underline-style="none" officeooo:rsid="01ae2286" style:font-size-asian="12pt" style:font-style-asian="normal" style:font-size-complex="12pt" style:font-style-complex="normal"/>
    </style:style>
    <style:style style:name="T752" style:family="text">
      <style:text-properties style:text-line-through-style="none" style:text-line-through-type="none" fo:font-size="12pt" fo:font-style="normal" style:text-underline-style="none" officeooo:rsid="01ae62bc" style:font-size-asian="12pt" style:font-style-asian="normal" style:font-size-complex="12pt" style:font-style-complex="normal"/>
    </style:style>
    <style:style style:name="T753" style:family="text">
      <style:text-properties style:text-line-through-style="none" style:text-line-through-type="none" fo:font-size="12pt" fo:font-style="normal" style:text-underline-style="none" officeooo:rsid="01b2c96d" style:font-size-asian="12pt" style:font-style-asian="normal" style:font-size-complex="12pt" style:font-style-complex="normal"/>
    </style:style>
    <style:style style:name="T754" style:family="text">
      <style:text-properties style:text-line-through-style="none" style:text-line-through-type="none" fo:font-size="12pt" fo:font-style="normal" style:text-underline-style="none" officeooo:rsid="01e1ba3c" style:font-size-asian="12pt" style:font-style-asian="normal" style:font-size-complex="12pt" style:font-style-complex="normal"/>
    </style:style>
    <style:style style:name="T755" style:family="text">
      <style:text-properties style:text-line-through-style="none" style:text-line-through-type="none" fo:font-size="12pt" fo:font-style="normal" style:text-underline-style="none" officeooo:rsid="020ae3f8" style:font-size-asian="12pt" style:font-style-asian="normal" style:font-size-complex="12pt" style:font-style-complex="normal"/>
    </style:style>
    <style:style style:name="T756" style:family="text">
      <style:text-properties style:text-line-through-style="none" style:text-line-through-type="none" fo:font-size="12pt" fo:font-style="normal" style:text-underline-style="solid" style:text-underline-width="auto" style:text-underline-color="font-color" style:font-size-asian="12pt" style:font-style-asian="normal" style:font-size-complex="12pt" style:font-style-complex="normal"/>
    </style:style>
    <style:style style:name="T757" style:family="text">
      <style:text-properties style:text-line-through-style="none" style:text-line-through-type="none" fo:font-size="12pt" fo:font-style="normal" style:text-underline-style="solid" style:text-underline-width="auto" style:text-underline-color="font-color" officeooo:rsid="013d9a6b" style:font-size-asian="12pt" style:font-style-asian="normal" style:font-size-complex="12pt" style:font-style-complex="normal"/>
    </style:style>
    <style:style style:name="T758" style:family="text">
      <style:text-properties style:text-line-through-style="none" style:text-line-through-type="none" fo:font-size="12pt" fo:font-style="normal" style:text-underline-style="solid" style:text-underline-width="auto" style:text-underline-color="font-color" officeooo:rsid="01ae2286" style:font-size-asian="12pt" style:font-style-asian="normal" style:font-size-complex="12pt" style:font-style-complex="normal"/>
    </style:style>
    <style:style style:name="T759" style:family="text">
      <style:text-properties style:text-line-through-style="none" style:text-line-through-type="none" fo:font-size="12pt" fo:font-style="normal" style:text-underline-style="solid" style:text-underline-width="auto" style:text-underline-color="font-color" officeooo:rsid="01b2c96d" style:font-size-asian="12pt" style:font-style-asian="normal" style:font-size-complex="12pt" style:font-style-complex="normal"/>
    </style:style>
    <style:style style:name="T760" style:family="text">
      <style:text-properties style:text-line-through-style="none" style:text-line-through-type="none" fo:font-size="12pt" fo:font-style="normal" style:font-size-asian="12pt" style:font-style-asian="normal" style:font-size-complex="12pt" style:font-style-complex="normal"/>
    </style:style>
    <style:style style:name="T761" style:family="text">
      <style:text-properties style:text-line-through-style="none" style:text-line-through-type="none" fo:font-size="12pt" fo:font-style="normal" officeooo:rsid="01b2c96d" style:font-size-asian="12pt" style:font-style-asian="normal" style:font-size-complex="12pt" style:font-style-complex="normal"/>
    </style:style>
    <style:style style:name="T762" style:family="text">
      <style:text-properties style:text-line-through-style="none" style:text-line-through-type="none" fo:font-size="12pt" fo:font-style="normal" officeooo:rsid="01bbe4c5" style:font-size-asian="12pt" style:font-style-asian="normal" style:font-size-complex="12pt" style:font-style-complex="normal"/>
    </style:style>
    <style:style style:name="T763" style:family="text">
      <style:text-properties style:text-line-through-style="none" style:text-line-through-type="none" fo:font-size="12pt" fo:font-style="normal" officeooo:rsid="01bd6687" style:font-size-asian="12pt" style:font-style-asian="normal" style:font-size-complex="12pt" style:font-style-complex="normal"/>
    </style:style>
    <style:style style:name="T764" style:family="text">
      <style:text-properties style:text-line-through-style="none" style:text-line-through-type="none" fo:font-size="12pt" style:text-underline-style="none" fo:font-weight="normal" officeooo:rsid="01ae2286" style:font-size-asian="12pt" style:font-weight-asian="normal" style:font-size-complex="12pt" style:font-weight-complex="normal"/>
    </style:style>
    <style:style style:name="T765" style:family="text">
      <style:text-properties style:text-line-through-style="none" style:text-line-through-type="none" fo:font-size="12pt" style:text-underline-style="none" fo:font-weight="normal" officeooo:rsid="015e8603" style:font-size-asian="12pt" style:font-weight-asian="normal" style:font-size-complex="12pt" style:font-weight-complex="normal"/>
    </style:style>
    <style:style style:name="T766" style:family="text">
      <style:text-properties style:text-line-through-style="none" style:text-line-through-type="none" fo:font-size="12pt" style:text-underline-style="none" fo:font-weight="normal" officeooo:rsid="01c49de4" style:font-size-asian="12pt" style:font-weight-asian="normal" style:font-size-complex="12pt" style:font-weight-complex="normal"/>
    </style:style>
    <style:style style:name="T767" style:family="text">
      <style:text-properties style:text-line-through-style="none" style:text-line-through-type="none" fo:font-size="12pt" style:text-underline-style="none" fo:font-weight="normal" officeooo:rsid="01cd9b70" style:font-size-asian="12pt" style:font-weight-asian="normal" style:font-size-complex="12pt" style:font-weight-complex="normal"/>
    </style:style>
    <style:style style:name="T768" style:family="text">
      <style:text-properties style:text-line-through-style="none" style:text-line-through-type="none" fo:font-size="12pt" style:text-underline-style="none" style:font-size-asian="12pt" style:font-size-complex="12pt"/>
    </style:style>
    <style:style style:name="T769" style:family="text">
      <style:text-properties style:text-line-through-style="none" style:text-line-through-type="none" fo:font-size="12pt" style:text-underline-style="none" officeooo:rsid="01c49de4" style:font-size-asian="12pt" style:font-size-complex="12pt"/>
    </style:style>
    <style:style style:name="T770" style:family="text">
      <style:text-properties style:text-line-through-style="none" style:text-line-through-type="none" fo:font-size="12pt" style:text-underline-style="none" officeooo:rsid="0205fc8e" style:font-size-asian="12pt" style:font-size-complex="12pt"/>
    </style:style>
    <style:style style:name="T771" style:family="text">
      <style:text-properties style:text-line-through-style="none" style:text-line-through-type="none" fo:font-size="12pt" fo:font-weight="normal" officeooo:rsid="01bd6687" style:font-size-asian="12pt" style:font-weight-asian="normal" style:font-size-complex="12pt" style:font-weight-complex="normal"/>
    </style:style>
    <style:style style:name="T772" style:family="text">
      <style:text-properties style:text-line-through-style="none" style:text-line-through-type="none" fo:font-size="12pt" fo:font-weight="normal" officeooo:rsid="015e8603" style:font-size-asian="12pt" style:font-weight-asian="normal" style:font-size-complex="12pt" style:font-weight-complex="normal"/>
    </style:style>
    <style:style style:name="T773" style:family="text">
      <style:text-properties style:text-line-through-style="none" style:text-line-through-type="none" fo:font-size="12pt" fo:font-weight="normal" officeooo:rsid="01c4e89a" style:font-size-asian="12pt" style:font-weight-asian="normal" style:font-size-complex="12pt" style:font-weight-complex="normal"/>
    </style:style>
    <style:style style:name="T774" style:family="text">
      <style:text-properties style:text-line-through-style="none" style:text-line-through-type="none" fo:font-size="12pt" fo:font-weight="normal" officeooo:rsid="01caa326" style:font-size-asian="12pt" style:font-weight-asian="normal" style:font-size-complex="12pt" style:font-weight-complex="normal"/>
    </style:style>
    <style:style style:name="T775" style:family="text">
      <style:text-properties style:text-line-through-style="none" style:text-line-through-type="none" fo:font-size="12pt" fo:font-weight="normal" officeooo:rsid="01cb11f1" style:font-size-asian="12pt" style:font-weight-asian="normal" style:font-size-complex="12pt" style:font-weight-complex="normal"/>
    </style:style>
    <style:style style:name="T776" style:family="text">
      <style:text-properties style:text-line-through-style="none" style:text-line-through-type="none" fo:font-size="12pt" fo:font-weight="normal" officeooo:rsid="01d58b25" style:font-size-asian="12pt" style:font-weight-asian="normal" style:font-size-complex="12pt" style:font-weight-complex="normal"/>
    </style:style>
    <style:style style:name="T777" style:family="text">
      <style:text-properties style:text-line-through-style="none" style:text-line-through-type="none" fo:font-size="12pt" officeooo:rsid="01c49de4" style:font-size-asian="12pt" style:font-size-complex="12pt"/>
    </style:style>
    <style:style style:name="T778" style:family="text">
      <style:text-properties style:text-line-through-style="none" style:text-line-through-type="none" fo:font-size="12pt" officeooo:rsid="01d53e14" style:font-size-asian="12pt" style:font-size-complex="12pt"/>
    </style:style>
    <style:style style:name="T779" style:family="text">
      <style:text-properties style:text-line-through-style="none" style:text-line-through-type="none" fo:font-size="12pt" fo:font-style="italic" style:text-underline-style="none" fo:font-weight="normal" officeooo:rsid="0207462f" style:font-size-asian="12pt" style:font-style-asian="italic" style:font-weight-asian="normal" style:font-size-complex="12pt" style:font-style-complex="italic" style:font-weight-complex="normal"/>
    </style:style>
    <style:style style:name="T780" style:family="text">
      <style:text-properties officeooo:rsid="00852215"/>
    </style:style>
    <style:style style:name="T781" style:family="text">
      <style:text-properties officeooo:rsid="008aaaea"/>
    </style:style>
    <style:style style:name="T782" style:family="text">
      <style:text-properties officeooo:rsid="008d53e0"/>
    </style:style>
    <style:style style:name="T783" style:family="text">
      <style:text-properties officeooo:rsid="00918078"/>
    </style:style>
    <style:style style:name="T784" style:family="text">
      <style:text-properties officeooo:rsid="0093b788"/>
    </style:style>
    <style:style style:name="T785" style:family="text">
      <style:text-properties officeooo:rsid="0029630c"/>
    </style:style>
    <style:style style:name="T786" style:family="text">
      <style:text-properties style:font-style-asian="normal" style:font-style-complex="normal"/>
    </style:style>
    <style:style style:name="T787" style:family="text">
      <style:text-properties officeooo:rsid="00526149" style:font-style-asian="normal" style:font-style-complex="normal"/>
    </style:style>
    <style:style style:name="T788" style:family="text">
      <style:text-properties officeooo:rsid="00b04bf8" style:font-style-asian="normal" style:font-style-complex="normal"/>
    </style:style>
    <style:style style:name="T789" style:family="text">
      <style:text-properties style:font-style-asian="italic" style:font-style-complex="italic"/>
    </style:style>
    <style:style style:name="T790" style:family="text">
      <style:text-properties officeooo:rsid="00722970" style:font-style-asian="italic" style:font-style-complex="italic"/>
    </style:style>
    <style:style style:name="T791" style:family="text">
      <style:text-properties officeooo:rsid="00729162" style:font-style-asian="italic" style:font-style-complex="italic"/>
    </style:style>
    <style:style style:name="T792" style:family="text">
      <style:text-properties officeooo:rsid="00d5ee79" style:font-style-asian="italic" style:font-style-complex="italic"/>
    </style:style>
    <style:style style:name="T793" style:family="text">
      <style:text-properties officeooo:rsid="00da2f2d" style:font-style-asian="italic" style:font-style-complex="italic"/>
    </style:style>
    <style:style style:name="T794" style:family="text">
      <style:text-properties officeooo:rsid="010f30be" style:font-style-asian="italic" style:font-style-complex="italic"/>
    </style:style>
    <style:style style:name="T795" style:family="text">
      <style:text-properties officeooo:rsid="00a046ba"/>
    </style:style>
    <style:style style:name="T796" style:family="text">
      <style:text-properties officeooo:rsid="00a77491"/>
    </style:style>
    <style:style style:name="T797" style:family="text">
      <style:text-properties officeooo:rsid="00a79763"/>
    </style:style>
    <style:style style:name="T798" style:family="text">
      <style:text-properties officeooo:rsid="00ad52a4"/>
    </style:style>
    <style:style style:name="T799" style:family="text">
      <style:text-properties officeooo:rsid="00ad8e7d"/>
    </style:style>
    <style:style style:name="T800" style:family="text">
      <style:text-properties officeooo:rsid="00aff265"/>
    </style:style>
    <style:style style:name="T801" style:family="text">
      <style:text-properties officeooo:rsid="003e2ef9"/>
    </style:style>
    <style:style style:name="T802" style:family="text">
      <style:text-properties officeooo:rsid="004216fb"/>
    </style:style>
    <style:style style:name="T803" style:family="text">
      <style:text-properties officeooo:rsid="008914e9"/>
    </style:style>
    <style:style style:name="T804" style:family="text">
      <style:text-properties officeooo:rsid="00b7240a"/>
    </style:style>
    <style:style style:name="T805" style:family="text">
      <style:text-properties officeooo:rsid="00bee2d1"/>
    </style:style>
    <style:style style:name="T806" style:family="text">
      <style:text-properties officeooo:rsid="00bfc28c"/>
    </style:style>
    <style:style style:name="T807" style:family="text">
      <style:text-properties officeooo:rsid="00c10c56"/>
    </style:style>
    <style:style style:name="T808" style:family="text">
      <style:text-properties officeooo:rsid="00c3621f"/>
    </style:style>
    <style:style style:name="T809" style:family="text">
      <style:text-properties officeooo:rsid="00c598c3"/>
    </style:style>
    <style:style style:name="T810" style:family="text">
      <style:text-properties officeooo:rsid="00ca33ee"/>
    </style:style>
    <style:style style:name="T811" style:family="text">
      <style:text-properties officeooo:rsid="00cac105"/>
    </style:style>
    <style:style style:name="T812" style:family="text">
      <style:text-properties officeooo:rsid="00c1f8b0"/>
    </style:style>
    <style:style style:name="T813" style:family="text">
      <style:text-properties officeooo:rsid="00d301e2"/>
    </style:style>
    <style:style style:name="T814" style:family="text">
      <style:text-properties officeooo:rsid="00d4d866"/>
    </style:style>
    <style:style style:name="T815" style:family="text">
      <style:text-properties officeooo:rsid="00d8ec89"/>
    </style:style>
    <style:style style:name="T816" style:family="text">
      <style:text-properties officeooo:rsid="00dd6948"/>
    </style:style>
    <style:style style:name="T817" style:family="text">
      <style:text-properties officeooo:rsid="00df505c"/>
    </style:style>
    <style:style style:name="T818" style:family="text">
      <style:text-properties officeooo:rsid="00e0f873"/>
    </style:style>
    <style:style style:name="T819" style:family="text">
      <style:text-properties officeooo:rsid="00e2c99d"/>
    </style:style>
    <style:style style:name="T820" style:family="text">
      <style:text-properties officeooo:rsid="00ec4568"/>
    </style:style>
    <style:style style:name="T821" style:family="text">
      <style:text-properties officeooo:rsid="00ee8233"/>
    </style:style>
    <style:style style:name="T822" style:family="text">
      <style:text-properties officeooo:rsid="00ef8a20"/>
    </style:style>
    <style:style style:name="T823" style:family="text">
      <style:text-properties officeooo:rsid="00f1e8b7"/>
    </style:style>
    <style:style style:name="T824" style:family="text">
      <style:text-properties officeooo:rsid="00f9f704"/>
    </style:style>
    <style:style style:name="T825" style:family="text">
      <style:text-properties officeooo:rsid="0108bbc2"/>
    </style:style>
    <style:style style:name="T826" style:family="text">
      <style:text-properties officeooo:rsid="010a28ca"/>
    </style:style>
    <style:style style:name="T827" style:family="text">
      <style:text-properties officeooo:rsid="0113fd3b"/>
    </style:style>
    <style:style style:name="T828" style:family="text">
      <style:text-properties officeooo:rsid="011eee49"/>
    </style:style>
    <style:style style:name="T829" style:family="text">
      <style:text-properties officeooo:rsid="01211c86"/>
    </style:style>
    <style:style style:name="T830" style:family="text">
      <style:text-properties officeooo:rsid="0125022f"/>
    </style:style>
    <style:style style:name="T831" style:family="text">
      <style:text-properties officeooo:rsid="00bb1c57"/>
    </style:style>
    <style:style style:name="T832" style:family="text">
      <style:text-properties officeooo:rsid="013278f5"/>
    </style:style>
    <style:style style:name="T833" style:family="text">
      <style:text-properties officeooo:rsid="0138d76b"/>
    </style:style>
    <style:style style:name="T834" style:family="text">
      <style:text-properties officeooo:rsid="013a474b"/>
    </style:style>
    <style:style style:name="T835" style:family="text">
      <style:text-properties officeooo:rsid="013d9a6b"/>
    </style:style>
    <style:style style:name="T836" style:family="text">
      <style:text-properties officeooo:rsid="013fc95b"/>
    </style:style>
    <style:style style:name="T837" style:family="text">
      <style:text-properties officeooo:rsid="0140d24a"/>
    </style:style>
    <style:style style:name="T838" style:family="text">
      <style:text-properties officeooo:rsid="0145717f"/>
    </style:style>
    <style:style style:name="T839" style:family="text">
      <style:text-properties officeooo:rsid="01464fe1"/>
    </style:style>
    <style:style style:name="T840" style:family="text">
      <style:text-properties officeooo:rsid="014a09b9"/>
    </style:style>
    <style:style style:name="T841" style:family="text">
      <style:text-properties officeooo:rsid="01556168"/>
    </style:style>
    <style:style style:name="T842" style:family="text">
      <style:text-properties officeooo:rsid="0158adba"/>
    </style:style>
    <style:style style:name="T843" style:family="text">
      <style:text-properties officeooo:rsid="015d8cad"/>
    </style:style>
    <style:style style:name="T844" style:family="text">
      <style:text-properties officeooo:rsid="015e8603"/>
    </style:style>
    <style:style style:name="T845" style:family="text">
      <style:text-properties officeooo:rsid="015efbd4"/>
    </style:style>
    <style:style style:name="T846" style:family="text">
      <style:text-properties officeooo:rsid="0163a0b0"/>
    </style:style>
    <style:style style:name="T847" style:family="text">
      <style:text-properties officeooo:rsid="0168cdeb"/>
    </style:style>
    <style:style style:name="T848" style:family="text">
      <style:text-properties officeooo:rsid="01692487"/>
    </style:style>
    <style:style style:name="T849" style:family="text">
      <style:text-properties officeooo:rsid="016efb88"/>
    </style:style>
    <style:style style:name="T850" style:family="text">
      <style:text-properties officeooo:rsid="016fa846"/>
    </style:style>
    <style:style style:name="T851" style:family="text">
      <style:text-properties officeooo:rsid="0171fdd3"/>
    </style:style>
    <style:style style:name="T852" style:family="text">
      <style:text-properties officeooo:rsid="0175bf2c"/>
    </style:style>
    <style:style style:name="T853" style:family="text">
      <style:text-properties officeooo:rsid="0176179b"/>
    </style:style>
    <style:style style:name="T854" style:family="text">
      <style:text-properties officeooo:rsid="0177f0a2"/>
    </style:style>
    <style:style style:name="T855" style:family="text">
      <style:text-properties officeooo:rsid="01790605"/>
    </style:style>
    <style:style style:name="T856" style:family="text">
      <style:text-properties officeooo:rsid="017b5397"/>
    </style:style>
    <style:style style:name="T857" style:family="text">
      <style:text-properties officeooo:rsid="017c0008"/>
    </style:style>
    <style:style style:name="T858" style:family="text">
      <style:text-properties officeooo:rsid="017eca79"/>
    </style:style>
    <style:style style:name="T859" style:family="text">
      <style:text-properties officeooo:rsid="01869499"/>
    </style:style>
    <style:style style:name="T860" style:family="text">
      <style:text-properties officeooo:rsid="01892e3b"/>
    </style:style>
    <style:style style:name="T861" style:family="text">
      <style:text-properties officeooo:rsid="018ee425"/>
    </style:style>
    <style:style style:name="T862" style:family="text">
      <style:text-properties officeooo:rsid="01927ad0"/>
    </style:style>
    <style:style style:name="T863" style:family="text">
      <style:text-properties officeooo:rsid="019e3433"/>
    </style:style>
    <style:style style:name="T864" style:family="text">
      <style:text-properties officeooo:rsid="019fe525"/>
    </style:style>
    <style:style style:name="T865" style:family="text">
      <style:text-properties officeooo:rsid="01a0ab5d"/>
    </style:style>
    <style:style style:name="T866" style:family="text">
      <style:text-properties officeooo:rsid="01a6a7c0"/>
    </style:style>
    <style:style style:name="T867" style:family="text">
      <style:text-properties officeooo:rsid="01ab73e4"/>
    </style:style>
    <style:style style:name="T868" style:family="text">
      <style:text-properties officeooo:rsid="01acb086"/>
    </style:style>
    <style:style style:name="T869" style:family="text">
      <style:text-properties officeooo:rsid="01ae2286"/>
    </style:style>
    <style:style style:name="T870" style:family="text">
      <style:text-properties officeooo:rsid="01b2c96d"/>
    </style:style>
    <style:style style:name="T871" style:family="text">
      <style:text-properties officeooo:rsid="01ba0db6"/>
    </style:style>
    <style:style style:name="T872" style:family="text">
      <style:text-properties officeooo:rsid="01bd6687"/>
    </style:style>
    <style:style style:name="T873" style:family="text">
      <style:text-properties officeooo:rsid="01c49de4"/>
    </style:style>
    <style:style style:name="T874" style:family="text">
      <style:text-properties officeooo:rsid="01d53e14"/>
    </style:style>
    <style:style style:name="T875" style:family="text">
      <style:text-properties officeooo:rsid="01d60bc6"/>
    </style:style>
    <style:style style:name="T876" style:family="text">
      <style:text-properties officeooo:rsid="01d6bb2b"/>
    </style:style>
    <style:style style:name="T877" style:family="text">
      <style:text-properties officeooo:rsid="01db3401"/>
    </style:style>
    <style:style style:name="T878" style:family="text">
      <style:text-properties officeooo:rsid="01dd61be"/>
    </style:style>
    <style:style style:name="T879" style:family="text">
      <style:text-properties officeooo:rsid="01dfc00d"/>
    </style:style>
    <style:style style:name="T880" style:family="text">
      <style:text-properties officeooo:rsid="01e1ba3c"/>
    </style:style>
    <style:style style:name="T881" style:family="text">
      <style:text-properties officeooo:rsid="01e30e08"/>
    </style:style>
    <style:style style:name="T882" style:family="text">
      <style:text-properties officeooo:rsid="01e3372a"/>
    </style:style>
    <style:style style:name="T883" style:family="text">
      <style:text-properties officeooo:rsid="01e8f8c3"/>
    </style:style>
    <style:style style:name="T884" style:family="text">
      <style:text-properties officeooo:rsid="01ea4031"/>
    </style:style>
    <style:style style:name="T885" style:family="text">
      <style:text-properties officeooo:rsid="01eb9a53"/>
    </style:style>
    <style:style style:name="T886" style:family="text">
      <style:text-properties officeooo:rsid="01eda94b"/>
    </style:style>
    <style:style style:name="T887" style:family="text">
      <style:text-properties officeooo:rsid="01f004d8"/>
    </style:style>
    <style:style style:name="T888" style:family="text">
      <style:text-properties officeooo:rsid="01f39989"/>
    </style:style>
    <style:style style:name="T889" style:family="text">
      <style:text-properties officeooo:rsid="01f623a1"/>
    </style:style>
    <style:style style:name="T890" style:family="text">
      <style:text-properties officeooo:rsid="01fd58d0"/>
    </style:style>
    <style:style style:name="T891" style:family="text">
      <style:text-properties officeooo:rsid="01ff14e8"/>
    </style:style>
    <style:style style:name="T892" style:family="text">
      <style:text-properties officeooo:rsid="0201bf10"/>
    </style:style>
    <style:style style:name="T893" style:family="text">
      <style:text-properties officeooo:rsid="020579f1"/>
    </style:style>
    <style:style style:name="T894" style:family="text">
      <style:text-properties officeooo:rsid="0205fc8e"/>
    </style:style>
    <style:style style:name="T895" style:family="text">
      <style:text-properties officeooo:rsid="020d1868"/>
    </style:style>
    <style:style style:name="T896" style:family="text">
      <style:text-properties officeooo:rsid="02112403"/>
    </style:style>
    <style:style style:name="T897" style:family="text">
      <style:text-properties officeooo:rsid="0211ea1b"/>
    </style:style>
    <style:style style:name="T898" style:family="text">
      <style:text-properties fo:color="#000000" style:text-outline="false" style:font-name="Liberation Serif" fo:font-size="12pt" fo:letter-spacing="normal" fo:font-style="normal" officeooo:rsid="0211ea1b" style:letter-kerning="false" style:font-size-asian="12pt" style:font-style-asian="normal"/>
    </style:style>
    <style:style style:name="T899" style:family="text">
      <style:text-properties fo:color="#000000" style:text-outline="false" style:font-name="Liberation Serif" fo:font-size="12pt" fo:letter-spacing="normal" fo:font-style="normal" style:text-underline-style="none" fo:font-weight="normal" officeooo:rsid="0211ea1b" style:letter-kerning="false" style:font-size-asian="12pt" style:font-style-asian="normal" style:font-weight-asian="normal" style:font-weight-complex="normal"/>
    </style:style>
    <style:style style:name="T900" style:family="text">
      <style:text-properties fo:color="#000000" style:text-outline="false" style:font-name="Liberation Serif" fo:font-size="12pt" fo:letter-spacing="normal" fo:font-style="italic" style:text-underline-style="none" fo:font-weight="normal" officeooo:rsid="0216849c" style:letter-kerning="false" style:font-size-asian="12pt" style:font-style-asian="italic" style:font-weight-asian="normal" style:font-style-complex="italic" style:font-weight-complex="normal"/>
    </style:style>
    <style:style style:name="T901" style:family="text">
      <style:text-properties fo:color="#000000" style:text-outline="false" fo:font-size="12pt" fo:letter-spacing="normal" fo:font-style="normal" style:letter-kerning="false" style:font-size-asian="12pt" style:font-style-asian="normal"/>
    </style:style>
    <style:style style:name="T902" style:family="text">
      <style:text-properties fo:color="#000000" style:text-outline="false" fo:font-size="12pt" fo:letter-spacing="normal" fo:font-style="normal" officeooo:rsid="0211ea1b" style:letter-kerning="false" style:font-size-asian="12pt" style:font-style-asian="normal"/>
    </style:style>
    <style:style style:name="T903" style:family="text">
      <style:text-properties fo:color="#000000" style:text-outline="false" fo:font-size="12pt" fo:letter-spacing="normal" fo:font-style="normal" officeooo:rsid="02234bea" style:letter-kerning="false" style:font-size-asian="12pt" style:font-style-asian="normal"/>
    </style:style>
    <style:style style:name="T904" style:family="text">
      <style:text-properties fo:color="#000000" style:text-outline="false" fo:font-size="12pt" fo:letter-spacing="normal" fo:font-style="normal" officeooo:rsid="02239262" style:letter-kerning="false" style:font-size-asian="12pt" style:font-style-asian="normal"/>
    </style:style>
    <style:style style:name="T905" style:family="text">
      <style:text-properties fo:color="#000000" style:text-outline="false" fo:font-size="12pt" fo:letter-spacing="normal" fo:font-style="normal" style:text-underline-style="solid" style:text-underline-width="auto" style:text-underline-color="font-color" officeooo:rsid="0211ea1b" style:letter-kerning="false" style:font-size-asian="12pt" style:font-style-asian="normal"/>
    </style:style>
    <style:style style:name="T906" style:family="text">
      <style:text-properties fo:color="#000000" style:text-outline="false" fo:font-size="12pt" fo:letter-spacing="normal" fo:font-style="normal" style:text-underline-style="solid" style:text-underline-width="auto" style:text-underline-color="font-color" fo:font-weight="bold" style:letter-kerning="false" style:font-size-asian="12pt" style:font-style-asian="normal" style:font-weight-asian="bold" style:font-weight-complex="bold"/>
    </style:style>
    <style:style style:name="T907" style:family="text">
      <style:text-properties fo:color="#000000" style:text-outline="false" fo:font-size="12pt" fo:letter-spacing="normal" fo:font-style="normal" fo:font-weight="normal" style:letter-kerning="false" style:font-size-asian="12pt" style:font-style-asian="normal" style:font-weight-asian="normal" style:font-style-complex="normal" style:font-weight-complex="normal"/>
    </style:style>
    <style:style style:name="T908" style:family="text">
      <style:text-properties fo:color="#000000" style:text-outline="false" fo:font-size="12pt" fo:letter-spacing="normal" fo:font-style="normal" fo:font-weight="normal" officeooo:rsid="0216849c" style:letter-kerning="false" style:font-size-asian="12pt" style:font-style-asian="normal" style:font-weight-asian="normal" style:font-style-complex="normal" style:font-weight-complex="normal"/>
    </style:style>
    <style:style style:name="T909" style:family="text">
      <style:text-properties fo:color="#000000" style:text-outline="false" fo:font-size="12pt" fo:letter-spacing="normal" fo:font-style="italic" style:text-underline-style="solid" style:text-underline-width="auto" style:text-underline-color="font-color" fo:font-weight="normal" officeooo:rsid="0211ea1b" style:letter-kerning="false" style:font-size-asian="12pt" style:font-style-asian="italic" style:font-weight-asian="normal" style:font-style-complex="italic" style:font-weight-complex="normal"/>
    </style:style>
    <style:style style:name="T910" style:family="text">
      <style:text-properties fo:color="#000000" style:text-outline="false" fo:font-size="12pt" fo:letter-spacing="normal" fo:font-style="italic" fo:font-weight="normal" officeooo:rsid="0216849c" style:letter-kerning="false" style:font-size-asian="12pt" style:font-style-asian="italic" style:font-weight-asian="normal" style:font-style-complex="italic" style:font-weight-complex="normal"/>
    </style:style>
    <style:style style:name="T911" style:family="text">
      <style:text-properties fo:language="fr" fo:country="FR" fo:font-style="italic" officeooo:rsid="021840e5" style:font-style-asian="italic" style:font-style-complex="italic"/>
    </style:style>
    <style:style style:name="T912" style:family="text">
      <style:text-properties fo:language="fr" fo:country="FR" fo:font-style="italic" officeooo:rsid="021a0e76" style:font-style-asian="italic" style:font-style-complex="italic"/>
    </style:style>
    <style:style style:name="T913" style:family="text">
      <style:text-properties fo:language="en" fo:country="US" fo:font-style="italic" officeooo:rsid="021a0e76" style:font-style-asian="italic" style:font-style-complex="italic"/>
    </style:style>
    <style:style style:name="T914" style:family="text">
      <style:text-properties fo:language="en" fo:country="US" fo:font-style="italic" officeooo:rsid="021be6da" style:font-style-asian="italic" style:font-style-complex="italic"/>
    </style:style>
    <style:style style:name="T915" style:family="text">
      <style:text-properties fo:language="en" fo:country="US" fo:font-style="italic" officeooo:rsid="021dc1ae" style:font-style-asian="italic" style:font-style-complex="italic"/>
    </style:style>
    <style:style style:name="T916" style:family="text">
      <style:text-properties officeooo:rsid="0226c711"/>
    </style:style>
    <style:style style:name="T917" style:family="text">
      <style:text-properties officeooo:rsid="022a7e55"/>
    </style:style>
    <style:style style:name="T918" style:family="text">
      <style:text-properties officeooo:rsid="022abf52"/>
    </style:style>
    <style:style style:name="T919" style:family="text">
      <style:text-properties officeooo:rsid="022b61c7"/>
    </style:style>
    <style:style style:name="T920" style:family="text">
      <style:text-properties officeooo:rsid="022bc9f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format="">
        <style:list-level-properties text:list-level-position-and-space-mode="label-alignment">
          <style:list-level-label-alignment text:label-followed-by="listtab" text:list-tab-stop-position="4.5in" fo:text-indent="-0.25in" fo:margin-left="4.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4.75in" fo:text-indent="-0.25in" fo:margin-left="4.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5in" fo:text-indent="-0.25in" fo:margin-left="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5.25in" fo:text-indent="-0.25in" fo:margin-left="5.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5.5in" fo:text-indent="-0.25in" fo:margin-left="5.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5.75in" fo:text-indent="-0.25in" fo:margin-left="5.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6in" fo:text-indent="-0.25in" fo:margin-left="6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6.25in" fo:text-indent="-0.25in" fo:margin-left="6.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5in" fo:text-indent="-0.25in" fo:margin-left="6.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75in" fo:text-indent="-0.25in" fo:margin-left="6.75in"/>
        </style:list-level-properties>
      </text:list-level-style-number>
    </text:list-style>
    <text:list-style style:name="L4">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0" text:outline-level="1"/>
      <text:h text:style-name="P751" text:outline-level="1"/>
      <text:h text:style-name="P752" text:outline-level="1"><text:bookmark-start text:name="__RefHeading___Toc9712_1006308188"/><text:s/><text:bookmark-end text:name="__RefHeading___Toc9712_1006308188"/></text:h>
      <text:h text:style-name="P751" text:outline-level="1"/>
      <text:h text:style-name="P751" text:outline-level="1"/>
      <text:h text:style-name="P751" text:outline-level="1"/>
      <text:p text:style-name="P74"><text:bookmark-start text:name="__RefHeading__2172_1872586433"/>Rolan's<text:span text:style-name="T785"> Quest</text:span><text:bookmark-end text:name="__RefHeading__2172_1872586433"/></text:p>
      <text:p text:style-name="P38"/>
      <text:p text:style-name="P38"/>
      <text:p text:style-name="P40">Part. Chapter. Scene</text:p>
      <text:p text:style-name="P13">E<text:span text:style-name="T715">xample:</text:span></text:p>
      <text:p text:style-name="P13">“1.1.13”</text:p>
      <text:p text:style-name="P16">Chapter.Scene</text:p>
      <text:p text:style-name="P13">1 (pre-betrayal). 1 (<text:span text:style-name="T798">Let's </text:span>Rescue Roger<text:span text:style-name="T715">).</text:span> 13 (Molegre Tea Party)</text:p>
      <text:p text:style-name="P13"/>
      <text:p text:style-name="P438">Scenes, <text:span text:style-name="T731">items, etc. </text:span>marked with <text:span text:style-name="T3">(O) </text:span>are not required to continue the main story </text:p>
      <text:p text:style-name="P439"/>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of Contents1_Head">
            <text:p text:style-name="P443">Table of Contents</text:p>
          </text:index-title>
          <text:p text:style-name="P703"><text:a xlink:type="simple" xlink:href="#__RefHeading___Toc9712_1006308188" text:style-name="Index_20_Link" text:visited-style-name="Index_20_Link"><text:tab/>1</text:a></text:p>
          <text:p text:style-name="P703"><text:a xlink:type="simple" xlink:href="#__RefHeading__2174_1872586433" text:style-name="Index_20_Link" text:visited-style-name="Index_20_Link">Prologue: The Monolith<text:tab/>3</text:a></text:p>
          <text:p text:style-name="P703"><text:a xlink:type="simple" xlink:href="#__RefHeading__9132_1538258975" text:style-name="Index_20_Link" text:visited-style-name="Index_20_Link">1.1 “Good Morning, Forest Town. Let's Rescue Roger”<text:tab/>4</text:a></text:p>
          <text:p text:style-name="P703"><text:a xlink:type="simple" xlink:href="#__RefHeading__2180_1872586433" text:style-name="Index_20_Link" text:visited-style-name="Index_20_Link">1.2 “Hometown Under Siege”<text:tab/>9</text:a></text:p>
          <text:p text:style-name="P703"><text:a xlink:type="simple" xlink:href="#__RefHeading__2182_1872586433" text:style-name="Index_20_Link" text:visited-style-name="Index_20_Link"><text:span text:style-name="T482">1</text:span></text:a><text:a xlink:type="simple" xlink:href="#__RefHeading__2182_1872586433" text:style-name="Index_20_Link" text:visited-style-name="Index_20_Link"><text:span text:style-name="T482">.</text:span></text:a><text:a xlink:type="simple" xlink:href="#__RefHeading__2182_1872586433" text:style-name="Index_20_Link" text:visited-style-name="Index_20_Link"><text:span text:style-name="T482">3 “Hi, I'm Lulu.”</text:span></text:a><text:a xlink:type="simple" xlink:href="#__RefHeading__2182_1872586433" text:style-name="Index_20_Link" text:visited-style-name="Index_20_Link"><text:tab/>12</text:a></text:p>
          <text:p text:style-name="P703"><text:a xlink:type="simple" xlink:href="#__RefHeading__2184_1872586433" text:style-name="Index_20_Link" text:visited-style-name="Index_20_Link">1.4 “Making it to Bredon [via Caravan]”<text:tab/>15</text:a></text:p>
          <text:p text:style-name="P703"><text:a xlink:type="simple" xlink:href="#__RefHeading__9134_1538258975" text:style-name="Index_20_Link" text:visited-style-name="Index_20_Link">1.5 “The Quest Begins in Bredon”<text:tab/>23</text:a></text:p>
          <text:p text:style-name="P703"><text:a xlink:type="simple" xlink:href="#__RefHeading___Toc9714_1006308188" text:style-name="Index_20_Link" text:visited-style-name="Index_20_Link">1.6 “Manley's Many Requests”<text:tab/>32</text:a></text:p>
          <text:p text:style-name="P703"><text:a xlink:type="simple" xlink:href="#__RefHeading___Toc9716_1006308188" text:style-name="Index_20_Link" text:visited-style-name="Index_20_Link">1.7 “Glenhurst: The Harvest Lord Secrets”<text:tab/>43</text:a></text:p>
          <text:p text:style-name="P703"><text:a xlink:type="simple" xlink:href="#__RefHeading___Toc7940_375933251" text:style-name="Index_20_Link" text:visited-style-name="Index_20_Link">1.8 “Business Trip to Cenive”<text:tab/>47</text:a></text:p>
          <text:p text:style-name="P703"><text:a xlink:type="simple" xlink:href="#__RefHeading___Toc16269_1147542867" text:style-name="Index_20_Link" text:visited-style-name="Index_20_Link">Comments for the future:<text:tab/>51</text:a></text:p>
        </text:index-body>
      </text:table-of-content>
      <text:h text:style-name="P753" text:outline-level="1"/>
      <text:h text:style-name="P755" text:outline-level="1"><text:bookmark-start text:name="__RefHeading__2174_1872586433"/>Prologue: The Monolith<text:bookmark-end text:name="__RefHeading__2174_1872586433"/></text:h>
      <text:p text:style-name="Text_20_body"/>
      <text:p text:style-name="Text_20_body"><text:span text:style-name="T30">Characters</text:span><text:span text:style-name="T6">: </text:span><text:span text:style-name="T7">Malekev</text:span></text:p>
      <text:p text:style-name="P33"><text:tab/>Workers, 2 assistants</text:p>
      <text:p text:style-name="P25"><text:span text:style-name="T16">Areas</text:span>: <text:span text:style-name="T784">Monolith, forest (south)</text:span></text:p>
      <text:p text:style-name="P49">Music:<text:span text:style-name="T37"> </text:span><text:span text:style-name="T174">Rolan's Theme </text:span></text:p>
      <text:p text:style-name="P73"><text:span text:style-name="T31">Structures:</text:span><text:span text:style-name="T170"> White tent, </text:span><text:span text:style-name="T172">Monolith</text:span></text:p>
      <text:p text:style-name="P73"/>
      <text:p text:style-name="P73"><text:tab/><text:span text:style-name="T261">In the middle of a forested area is the monolith: a massive, obsidian black structure that reaches into the sky. The trees around it have all been destroyed, either by nature or men. It is a mixture of dirt and grass. The area is flooded with workers, hammering away at the Monolith. </text:span></text:p>
      <text:p text:style-name="P37"><text:tab/>There is a small white tent set up that stands behind Malekev, a man in a long blazer-style jacket and pants tucked into big boots enters the scene. His hat is tilted down, largely concealing his face. It's a real Indiana Jones-look. The workers look ragged. Only Malekev and a couple others near him are well-dressed. The rest have bandannas and cheap clothes that don't protect them from the sun. Workers' skin may even be a little red, from all the heat.</text:p>
      <text:p text:style-name="P66"/>
      <text:h text:style-name="P756" text:outline-level="1"><text:bookmark-start text:name="__RefHeading__9132_1538258975"/>1.1 “Good Morning, Forest Town. Let's Rescue Roger”<text:bookmark-end text:name="__RefHeading__9132_1538258975"/></text:h>
      <text:p text:style-name="P3"/>
      <text:p text:style-name="P76">CHAPTER OVERVIEW</text:p>
      <text:list xml:id="list7899558073225478253" text:style-name="L1">
        <text:list-item>
          <text:p text:style-name="P707"><text:span text:style-name="T722"><text:tab/>Rolan wakes up. Roger is missing, as is Rolan's hammer. Rolan investigates by talking to the townspeople and decides to go help find Roger. He finds the town captive, and rescues them</text:span><text:span text:style-name="T262">.</text:span><text:span text:style-name="T487"> </text:span></text:p>
        </text:list-item>
        <text:list-item>
          <text:p text:style-name="P709">[chapter length – mid]</text:p>
        </text:list-item>
      </text:list>
      <text:p text:style-name="P20"><text:span text:style-name="T16">Characters</text:span>: Rolan</text:p>
      <text:p text:style-name="P436"><text:span text:style-name="T708">NPCs: Grandpa, Sarah, Roger, </text:span>Roger's Mother, Regina (<text:span text:style-name="T260">girl</text:span>), Sarah's Dad, Sarah's 4 younger sisters, <text:span text:style-name="T257">3 </text:span>Townspeople <text:span text:style-name="T712">(captives of Maim)</text:span></text:p>
      <text:p text:style-name="P20"><text:span text:style-name="T16">Areas</text:span>: Forest Town, Sunshine Wood, <text:span text:style-name="T708">Maim's Tea Party</text:span></text:p>
      <text:p text:style-name="P46">Music:<text:span text:style-name="T37"> Forest Town theme, Woodland theme (enemy inhabited area), Boss Theme, Sarah's Theme/Memory Theme.</text:span></text:p>
      <text:p text:style-name="P21"><text:span text:style-name="T16">Buildings</text:span>: Rolan's House, Sarah's House, Roger's House</text:p>
      <text:p text:style-name="P32"><text:tab/>Also in Forest Town: the Meechum's House, Lamm's House (chieftain), Supply Store</text:p>
      <text:p text:style-name="P53">Player Goals:<text:span text:style-name="T37"> </text:span></text:p>
      <text:p text:style-name="P424"><text:span text:style-name="T38">1. </text:span><text:span text:style-name="T37">Get Stinky Cheese and Sword</text:span></text:p>
      <text:p text:style-name="P406"><text:span text:style-name="T38">2. </text:span><text:span text:style-name="T42">Find</text:span><text:span text:style-name="T37"> Sarah's dad</text:span></text:p>
      <text:p text:style-name="P407"><text:span text:style-name="T38">3. </text:span><text:span text:style-name="T40">Talk to Sarah</text:span></text:p>
      <text:p text:style-name="P408"><text:span text:style-name="T40">4. </text:span><text:span text:style-name="T44">Go to Lake </text:span><text:span text:style-name="T166">[</text:span><text:span text:style-name="T155">Pick up Big Stick</text:span><text:span text:style-name="T166">]</text:span></text:p>
      <text:p text:style-name="P410">5. <text:span text:style-name="T738">Receive Quest from Roger's Mom</text:span></text:p>
      <text:p text:style-name="P409"><text:span text:style-name="T44">6. </text:span><text:span text:style-name="T37">Retrieve sword</text:span></text:p>
      <text:p text:style-name="P406"><text:span text:style-name="T44">7</text:span><text:span text:style-name="T38">.</text:span><text:span text:style-name="T37"> </text:span><text:span text:style-name="T39">F</text:span><text:span text:style-name="T37">ind Maim the Molegre</text:span></text:p>
      <text:p text:style-name="P406"><text:span text:style-name="T44">8</text:span><text:span text:style-name="T38">.</text:span><text:span text:style-name="T37"> </text:span><text:span text:style-name="T39">D</text:span><text:span text:style-name="T37">efeat Maim the Molegre</text:span></text:p>
      <text:p text:style-name="P411">9. Receive Hammer</text:p>
      <text:p text:style-name="P351"><text:span text:style-name="T708">Key </text:span>Rooms and Items:</text:p>
      <text:p text:style-name="P426">Rolan's Kitchen: Location of Stinky Cheese and Rolan's Sword</text:p>
      <text:p text:style-name="P391">Chest in Rolan's <text:span text:style-name="T800">Room</text:span>: holds Rolan's sword</text:p>
      <text:p text:style-name="P392">Stinky Cheese: Weapon to defeat Maim the Molegre</text:p>
      <text:p text:style-name="P393">Wind Chimes: <text:span text:style-name="T717">decoration </text:span>present on most houses, <text:span text:style-name="T797">can </text:span><text:span text:style-name="T283">ding</text:span></text:p>
      <text:p text:style-name="P394">Big Stick: used in lieu of sword. Found on first screen of Path to Naga Lake</text:p>
      <text:p text:style-name="P91">Bosses:<text:span text:style-name="T37"> Maim the Molegre</text:span></text:p>
      <text:p text:style-name="P118"/>
      <text:p text:style-name="P440"/>
      <text:p text:style-name="P190">SCENES</text:p>
      <text:p text:style-name="P119"><text:span text:style-name="T9">1.</text:span><text:span text:style-name="T4">1.</text:span><text:span text:style-name="T8">1</text:span><text:span text:style-name="T4"> </text:span><text:span text:style-name="T3">ROLAN'S BEDROOM</text:span> </text:p>
      <text:p text:style-name="P148"><text:span text:style-name="T1"><text:tab/></text:span>Rustic, typical boy's room. Books and maps litter the floor by the bed. Wooden chests and an empty metal mug. <text:span text:style-name="T801">He clearly keeps busy. </text:span>A shelf is covered in books, and camping knickknacks (a pan, <text:span text:style-name="T802">or </text:span>sleeping bag). A fishing rod leans in the corner next to a rolled-up tent. Multiple <text:span text:style-name="T801">open and </text:span>sunny windows. Wooden staircase.<text:span text:style-name="T482"> </text:span><text:span text:style-name="T494">There is an UNOPENABLE CHEST in the corner with ROLAN'S SWORD (unlocked in 1.1.10).</text:span></text:p>
      <text:p text:style-name="P175"><text:s/></text:p>
      <text:p text:style-name="P119"><text:span text:style-name="T16">Music</text:span>: <text:span text:style-name="T738">Forest Theme</text:span>. <text:span text:style-name="T259">Very subtle bird chirping at the top of the scene, slowly disappears. Sound of curtain opening [in scene].</text:span></text:p>
      <text:p text:style-name="P119"><text:span text:style-name="T16">Characters</text:span>: Rolan </text:p>
      <text:p text:style-name="P119"><text:span text:style-name="T16">Player Goal</text:span>: Explore and go downstairs.</text:p>
      <text:p text:style-name="P119"/>
      <text:p text:style-name="P126"><text:span text:style-name="T799">1.1</text:span>.2 ROLAN'S KITCHEN</text:p>
      <text:p text:style-name="P120"><text:span text:style-name="T255"><text:tab/></text:span><text:bookmark text:name="o9iy3000"/><text:span text:style-name="T261">Wide, open, kitchen. The floor, tables and counters are all a deep red/brown wood like a typical country house; however, the walls are lined with gray, textured stone, and stone </text:span><text:span text:style-name="T275">decoration</text:span><text:span text:style-name="T261">. The stark difference between the wood and metal create a cross between a rustic farm town, and a fantasy world</text:span>.</text:p>
      <text:p text:style-name="P120"/>
      <text:p text:style-name="P1"><text:bookmark text:name="ou8m3000"/>On the table is a metal mug and a plate with a piece of STINKY CHEESE. <text:s/>Light streams in through the windows.</text:p>
      <text:p text:style-name="P137"><text:span text:style-name="T17">Characters</text:span>: Rolan, Grandpa </text:p>
      <text:p text:style-name="P137"><text:tab/><text:span text:style-name="T480">Grandpa: older male character that is undoubtedly “woodland folk.” He has rarely left the area. </text:span></text:p>
      <text:p text:style-name="P137"><text:span text:style-name="T17">Player</text:span> <text:span text:style-name="T17">Goal</text:span>: Pick up Stinky Cheese</text:p>
      <text:p text:style-name="P138"><text:span text:style-name="T17">Action</text:span>: Conversation with grandpa is initiated once Rolan enters.</text:p>
      <text:p text:style-name="P138"><text:span text:style-name="T18">Flowchart:</text:span><text:span text:style-name="T41"> Player must talk to grandpa </text:span><text:span text:style-name="T156">and</text:span><text:span text:style-name="T41"> pick up stinky cheese.</text:span></text:p>
      <text:p text:style-name="P137"><text:span text:style-name="T17">Notes:</text:span> Player is locked in until he finds the Stinky Cheese.</text:p>
      <text:p text:style-name="P139"/>
      <text:p text:style-name="P137"/>
      <text:p text:style-name="P128"><text:span text:style-name="T799">1.</text:span>1.3 FOREST TOWN</text:p>
      <text:p text:style-name="P125"><text:span text:style-name="T256"><text:tab/></text:span><text:span text:style-name="T261">The town is lined with sweet forest homes. Quaint, simple and woodsy. </text:span><text:span text:style-name="T274">Some houses have wind chimes out front that can make a chiming sound (including Rolan's...this will be a fun sound to use in the Nightmare Dungeon). Wooden</text:span><text:span text:style-name="T261"> cottage-shapes, earthy brown roo</text:span><text:span text:style-name="T275">fs, family shields, gardens, wells</text:span><text:span text:style-name="T261">. The ground is vibrant, sprawling green grass. There are 5 residential houses (Rolan; Roger; Sarah; The Meechums; Mr. Lamm), </text:span><text:span text:style-name="T276">and at least one supply store. The store owner is out.</text:span><text:span text:style-name="T261"><text:line-break/></text:span></text:p>
      <text:p text:style-name="P125"><text:span text:style-name="T261"><text:tab/></text:span><text:span text:style-name="T277">The town is full of plant-life and flowers. </text:span><text:span text:style-name="T261">Mr. Lamm is the town leader, and his house is marked by a row of large, bushy oak trees and a huge set of antlers over his front door. A small stream winds in from the forest and ends in the middle of town. </text:span><text:span text:style-name="T278">This leads to Naga Lake (referred to only as The Lake, in conversation)</text:span><text:line-break/><text:line-break/><text:span text:style-name="T261">At the exits of the town are road signs. They are rustic and worn. Dark brown wood with green from age. It reads, and is marked with the appropriate arrows: FOREST TOWN. SUNSHINE WOOD. BREDON. </text:span><text:span text:style-name="T276">NAGA LAKE.</text:span></text:p>
      <text:p text:style-name="P142"/>
      <text:p text:style-name="P140"><text:span text:style-name="T17">Characters</text:span>: Rolan </text:p>
      <text:p text:style-name="P141"><text:span text:style-name="T17">Player</text:span> <text:span text:style-name="T17">Goal</text:span>: <text:span text:style-name="T481">Find Sarah's house</text:span></text:p>
      <text:p text:style-name="P110">Flowchart:<text:span text:style-name="T37"> Player can explore area </text:span><text:span text:style-name="T43">freely</text:span><text:span text:style-name="T37">, and speak with NPC's, until finding Sarah's house.</text:span></text:p>
      <text:p text:style-name="P140"><text:soft-page-break/><text:span text:style-name="T17">Notes</text:span>: Player is locked into Forest Town and cannot exit city. <text:span text:style-name="T711">Rolan will say “I have to find Sarah!”</text:span> <text:span text:style-name="T28">Items: </text:span><text:span text:style-name="T738">Wind Chimes on Rolan's house that make a chiming sound</text:span></text:p>
      <text:p text:style-name="P140"/>
      <text:p text:style-name="P151"><text:span text:style-name="T799">1.</text:span>1.4 MEECHUM HOUSE <text:span text:style-name="T254">(O)</text:span></text:p>
      <text:p text:style-name="P121"><text:span text:style-name="T256"><text:tab/></text:span><text:span text:style-name="T261">Entering through the front door, Rolan finds a small hallway and a closed door. On the other side is the kitchen. Similar to Rolan's, but with less stone overtones. One wall is large, and opens to a small backyard. It is simple and clearly one with nature.</text:span></text:p>
      <text:p text:style-name="P143"><text:s/></text:p>
      <text:p text:style-name="P140"><text:span text:style-name="T17">Characters</text:span>: Rolan, Mrs. Meechum </text:p>
      <text:p text:style-name="P140"><text:tab/><text:span text:style-name="T480">Mrs. Meechum: a pregnant woman with a certain level of fashion sense.</text:span> </text:p>
      <text:p text:style-name="P140"><text:span text:style-name="T17">Action</text:span>: <text:span text:style-name="T716">Player can initiate conversation with Mrs. Meechum.</text:span></text:p>
      <text:p text:style-name="P140"/>
      <text:p text:style-name="P151"><text:span text:style-name="T799">1.</text:span>1.<text:span text:style-name="T254">5</text:span> LAMM'S HOUSE<text:span text:style-name="T254">(O)</text:span></text:p>
      <text:p text:style-name="P147"><text:tab/>Lamm's house is marked by a large set of antlers on his front door, and also in his kitchen. His table is covered in papers, books, a dead turkey. <text:s/><text:span text:style-name="T831">The downstairs is large and open. A huge kitchen with an island in the middle, a chandelier (the simple, circular iron kind, that have candle holders)</text:span>. <text:span text:style-name="T831">The living room has a huge circular couch in front of a stone fireplace. There are bookshelves filled with massive books and nicknacks. Notable nicknacks would be small wooden bowls (of potpourri) scattered throughout the house. Everything is a shade of brown, with light green fabrics—a square rug, a table cloth, curtains.</text:span></text:p>
      <text:p text:style-name="P144"/>
      <text:p text:style-name="P154"><text:span text:style-name="T17">Characters</text:span>: Rolan </text:p>
      <text:p text:style-name="P154"><text:span text:style-name="T17">Action</text:span>: After walking into the kitchen, Rolan says aloud that the house is empty.</text:p>
      <text:p text:style-name="P154"/>
      <text:p text:style-name="P153">1.1.6 SUPPLY STORE (O)</text:p>
      <text:p text:style-name="P153"><text:tab/><text:span text:style-name="T68">The Supply Store looks vaguely like a small home depot—huge aisle, concrete floors, check-out by the door. The aisles are filled with indeterminable boxes of various shapes. There is a whole wall of “large blue boxes,” or “small red boxes” </text:span><text:span text:style-name="T45">that look exactly the same.</text:span><text:span text:style-name="T68"> The “check out” is just a long pale counter, with a space to enter and stand behind it. In the front of this counter is a glass display case for “locked” items—for example, the medicine Rolan will later buy. Pretty much any of these “vial/jar” type items are kept here.</text:span><text:span text:style-name="T545"> </text:span></text:p>
      <text:p text:style-name="P154"/>
      <text:p text:style-name="P153">1.1.7 WAREHOUSE/EQUIPMENT STORE (O)</text:p>
      <text:p text:style-name="P153"><text:tab/><text:span text:style-name="T621">These look exactly like a Home depot. (See Supply store, but WAY bigger).It is divided into strange sections: Camping items, Bear Traps, Food Preservation. There </text:span><text:span text:style-name="T637">is one</text:span><text:span text:style-name="T621"> employee, here, </text:span><text:span text:style-name="T637">today</text:span><text:span text:style-name="T621">—</text:span><text:span text:style-name="T637">the owner's son</text:span><text:span text:style-name="T621"> (older than Rolan). </text:span><text:span text:style-name="T637">He tends</text:span><text:span text:style-name="T621"> to </text:span><text:span text:style-name="T637">lounge around, not working...taking a nap in the corner, by the camping gear.</text:span></text:p>
      <text:p text:style-name="P152"/>
      <text:p text:style-name="P129"><text:span text:style-name="T806">1.1.8</text:span> ROGER'S HOUSE <text:span text:style-name="T713">(O)</text:span></text:p>
      <text:p text:style-name="P145">Roger's house is very sparse. There is a photo of Roger on the counter. <text:s/><text:span text:style-name="T738">No one is home.</text:span></text:p>
      <text:p text:style-name="P140"/>
      <text:p text:style-name="P128"><text:span text:style-name="T799">1.</text:span>1.<text:span text:style-name="T806">9</text:span> SARAH'S HOUSE</text:p>
      <text:p text:style-name="P146">Sarah's house is <text:span text:style-name="T813">marked by wind chimes out front, and has </text:span>the same set-up as the Meechum house. However, it is marked by a stream of toys scattered across the floor. Dollies, stuffed animals, fake swords, and even food is all over the place.</text:p>
      <text:p text:style-name="P146"/>
      <text:p text:style-name="P155"><text:span text:style-name="T17">Characters</text:span>: Rolan, Sarah's dad, <text:span text:style-name="T480">Sarah</text:span></text:p>
      <text:p text:style-name="P155"><text:tab/><text:span text:style-name="T480">Sarah's dad: a father that is completely unable to handle his children. He is exhausted and likely <text:tab/><text:tab/>covered in food.</text:span></text:p>
      <text:p text:style-name="P155"><text:soft-page-break/><text:tab/><text:span text:style-name="T480">Sarah: an older girl with a sense of adventure. </text:span></text:p>
      <text:p text:style-name="P155"><text:span text:style-name="T17">Player</text:span> <text:span text:style-name="T17">Goal</text:span>: speak with Sarah's dad, <text:span text:style-name="T719">receive errand to find Sarah at the lake.</text:span></text:p>
      <text:p text:style-name="P155"><text:span text:style-name="T17">Action</text:span>: Conversation is initiated as soon as Rolan enters. <text:span text:style-name="T725">After receiving Sarah's Dad's </text:span><text:span text:style-name="T263">errand</text:span><text:span text:style-name="T485">, </text:span><text:span text:style-name="T488">the path to Naga Lake is unlocked.</text:span></text:p>
      <text:p text:style-name="P122"/>
      <text:p text:style-name="P160"/>
      <text:p text:style-name="P131"><text:span text:style-name="T799">1.</text:span>1.<text:span text:style-name="T806">10</text:span> PATH TO NAGA LAKE</text:p>
      <text:p text:style-name="P41">Sunny wooded area with tall trees, <text:span text:style-name="T730">flowers,</text:span> and a footpath. <text:span text:style-name="T738">The ground is grassy with dirt footpaths.</text:span></text:p>
      <text:p text:style-name="P169">Rolan heads off to meet Sarah at the Lake. He will find himself without a sword and use a stick, instead.</text:p>
      <text:p text:style-name="P130"/>
      <text:p text:style-name="P111">Characters:<text:span text:style-name="T338"> </text:span><text:span text:style-name="T508">Rolan</text:span></text:p>
      <text:p text:style-name="P112"><text:span text:style-name="T482">Music:</text:span><text:span text:style-name="T508"> Woodland Music (battle appropriate)</text:span></text:p>
      <text:p text:style-name="P111">Player Goal:<text:span text:style-name="T508"> Reach Naga Lake</text:span></text:p>
      <text:p text:style-name="P123"><text:span text:style-name="T20">Action:</text:span><text:span text:style-name="T46"> Once Rolan enters, he says “</text:span>I forgot my sword! I've got to find something <text:span text:style-name="T713">to use...” Player finds BIG STICK and continues toward the Lake.</text:span></text:p>
      <text:p text:style-name="P111"/>
      <text:p text:style-name="P163"><text:span text:style-name="T799">1.</text:span>1.<text:span text:style-name="T806">11</text:span> NAGA LAKE</text:p>
      <text:p text:style-name="P165"><text:span text:style-name="T277">The lake is rather large and very blue.</text:span><text:span text:style-name="T720"> </text:span><text:span text:style-name="T277">There is a sandy beach, </text:span><text:span text:style-name="T287">and Sarah lounges on a towel in the sun. </text:span><text:span text:style-name="T289">There are cute ducks napping both in the water and on the shore. They </text:span><text:span text:style-name="T398">quack,</text:span><text:span text:style-name="T289"> when spoken to.</text:span><text:span text:style-name="T287"> </text:span>Rolan and Sarah are interrupted by teary-eyed Roger's Mom. She convinces Rolan to go look for Roger in the Sunshine Wood.</text:p>
      <text:p text:style-name="P165"/>
      <text:p text:style-name="P111">Characters: <text:span text:style-name="T37">Rolan, Sarah, Roger's Mom, Regina</text:span></text:p>
      <text:p text:style-name="P111"><text:span text:style-name="T37"><text:tab/></text:span><text:span text:style-name="T154">Roger's Mom: a rather immature maternal figure who doesn't understand how the world works. </text:span></text:p>
      <text:p text:style-name="P115"><text:span text:style-name="T37"><text:tab/></text:span><text:span text:style-name="T154">Regina: a teenage daughter with an attitude problem.</text:span></text:p>
      <text:p text:style-name="P112">Music:<text:span text:style-name="T37"> quiet, only the sound of very small and subtle waves</text:span></text:p>
      <text:p text:style-name="P112"><text:span text:style-name="T37"><text:tab/></text:span><text:span text:style-name="T171">quacking</text:span><text:span text:style-name="T177"> ducks</text:span></text:p>
      <text:p text:style-name="P111">Player Goal:<text:span text:style-name="T37"> Find Sarah. Receive Quest for Roger.</text:span></text:p>
      <text:p text:style-name="P111">Action:<text:span text:style-name="T37"> Player must approach Sarah and initiate conversation. Roger's mother enters automatically (see scene </text:span><text:span text:style-name="T167">in screenplay document</text:span><text:span text:style-name="T37">). Rolan exits to return home.</text:span></text:p>
      <text:p text:style-name="P111"/>
      <text:p text:style-name="P163"><text:span text:style-name="T799">1.</text:span>1.1<text:span text:style-name="T806">2</text:span> R<text:span text:style-name="T728">OLAN'S ROOM</text:span></text:p>
      <text:p text:style-name="P167"><text:span text:style-name="T28">Item: </text:span>The CHEST is now unlocked and Rolan must retrieve his sword. </text:p>
      <text:p text:style-name="P167"><text:span text:style-name="T28">Note</text:span><text:span text:style-name="T740">: </text:span>Once the sword is <text:span text:style-name="T740">retrieved</text:span>, SUNSHINE WOOD is unlocked.</text:p>
      <text:p text:style-name="P166"/>
      <text:p text:style-name="P127"/>
      <text:p text:style-name="P128"><text:span text:style-name="T799">1.</text:span>1.<text:span text:style-name="T714">13</text:span> SUNSHINE WOOD</text:p>
      <text:p text:style-name="P122"><text:span text:style-name="T258"><text:tab/></text:span><text:span text:style-name="T261">Happy, sunny, well-maintained forest. The grass is a </text:span><text:span text:style-name="T279">bright</text:span><text:span text:style-name="T261"> green, with short, quaint wooden fences guiding you in the general direction. On the other side of the fence is a stream that eventually leads to the lake. There are occasional stone walls near the entrance of the forest, indicating that this is a regularly used path. They are rather short and not proper barriers. There is also the occasional wooden bench, with a book or snack left behind.</text:span></text:p>
      <text:p text:style-name="P155"/>
      <text:p text:style-name="P155"><text:span text:style-name="T17">Characters</text:span>: Rolan </text:p>
      <text:p text:style-name="P112"><text:span text:style-name="T482">Music:</text:span><text:span text:style-name="T508"> Woodland Music (battle appropriate)</text:span></text:p>
      <text:p text:style-name="P116">Player Goal:<text:span text:style-name="T37"> Find the townspeople.</text:span></text:p>
      <text:p text:style-name="P155"><text:span text:style-name="T17">Action</text:span>: On<text:span text:style-name="T710">c</text:span>e Rolan steps into the Maim <text:span text:style-name="T718">area</text:span>, the scene is initiated.</text:p>
      <text:p text:style-name="P155"><text:soft-page-break/></text:p>
      <text:p text:style-name="P128"><text:span text:style-name="T799">1.</text:span>1.<text:span text:style-name="T714">14</text:span> MOLEGRE TEA PARTY</text:p>
      <text:p text:style-name="P124"><text:span text:style-name="T258"><text:tab/></text:span><text:span text:style-name="T261">The area is mostly flat and green. In the middle are the townspeople, sitting in fancy white chairs around a long white table. </text:span><text:span text:style-name="T280">Flowers, </text:span><text:span text:style-name="T261">Tea pots and </text:span><text:span text:style-name="T281">cakes</text:span><text:span text:style-name="T261"> litter the table. </text:span><text:span text:style-name="T280">Over head, party banners hang on wooden poles and trees, adding pastel colors. </text:span><text:span text:style-name="T261">At the head </text:span><text:span text:style-name="T280">of the table </text:span><text:span text:style-name="T261">is a Molegre in a strange hat. The townspeople are uneasy and quiet.</text:span><text:span text:style-name="T282"> </text:span><text:span text:style-name="T258"><text:s text:c="2"/></text:span></text:p>
      <text:p text:style-name="P155"/>
      <text:p text:style-name="P155"><text:span text:style-name="T17">Characters</text:span>: Maim, Rolan, Roger, Grandpa, 3 townspeople <text:span text:style-name="T721">(Mr. Meechum, Sam, Mr. Lamm—chieftain)</text:span></text:p>
      <text:p text:style-name="P155"><text:tab/><text:span text:style-name="T480">Maim: a monster that wants to live above her class and show off. When angered, she may try to <text:tab/><text:tab/>bite off her guests' heads. </text:span></text:p>
      <text:p text:style-name="P112"><text:span text:style-name="T482">Music:</text:span><text:span text:style-name="T508"> Boss Battle (cued in-scene)</text:span></text:p>
      <text:p text:style-name="P155"><text:span text:style-name="T17">Player</text:span> <text:span text:style-name="T17">Goal</text:span>: Defeat Maim and rescue townspeople </text:p>
      <text:p text:style-name="P156"><text:span text:style-name="T17">Action</text:span>: <text:span text:style-name="T711">Scene is initiated once Rolan comes close</text:span>. </text:p>
      <text:p text:style-name="P156"><text:span text:style-name="T257"><text:tab/>At the end of the dialogue</text:span> Maim will engage Rolan in a <text:span text:style-name="T27">Boss Battle,</text:span><text:span text:style-name="T159"> </text:span><text:span text:style-name="T160">and the people flee off screen</text:span>. </text:p>
      <text:p text:style-name="P156"><text:tab/>When victorious, <text:span text:style-name="T726">player should exit.</text:span></text:p>
      <text:p text:style-name="P155"><text:span text:style-name="T17">Flowchart</text:span>: If player succeed<text:span text:style-name="T711">s</text:span>, Maim gives her last words and dies/fades away. When victorious, the player is free to move on and talk to the townspeople.</text:p>
      <text:p text:style-name="P155"/>
      <text:p text:style-name="P133"><text:span text:style-name="T799">1.</text:span>1.1<text:span text:style-name="T806">5</text:span> P<text:span text:style-name="T728">OST-MAIM</text:span></text:p>
      <text:p text:style-name="P132"><text:tab/><text:span text:style-name="T621">When Rolan exits the Maim screen, he finds the townspeople waiting for him. <text:s/>They speak briefly before exiting.</text:span></text:p>
      <text:p text:style-name="P132"><text:tab/></text:p>
      <text:p text:style-name="P134"/>
      <text:p text:style-name="P136"><text:span text:style-name="T799">1.</text:span>1.1<text:span text:style-name="T806">6</text:span> FOREST TOWN, RETURNING SAFE</text:p>
      <text:p text:style-name="P135"><text:span text:style-name="T622"><text:tab/>Immediately after exiting </text:span><text:span text:style-name="T626">with the townspeople</text:span><text:span text:style-name="T622">, the player is transported to </text:span><text:span text:style-name="T627">Forest Town, where the townspeople disperse. </text:span><text:span text:style-name="T635">Grandpa goes home after telling Rolan to come home when he is finished. Roger returns the hammer and thanks Rolan before returning to his home. </text:span></text:p>
      <text:p text:style-name="P168"/>
      <text:p text:style-name="P100"><text:span text:style-name="T621">Characters:</text:span><text:span text:style-name="T45"> Rolan, Grandpa, </text:span><text:span text:style-name="T51">Roger</text:span></text:p>
      <text:p text:style-name="P100"><text:span text:style-name="T621">Player Goal:</text:span><text:span text:style-name="T45"> </text:span><text:span text:style-name="T51">receive hammer</text:span><text:span text:style-name="T45">, receive direction to go to Lake</text:span></text:p>
      <text:p text:style-name="P117">Action: <text:span text:style-name="T52">Immediately after e</text:span><text:span text:style-name="T45">ntering Forest Town, Roger will speak to Rolan and return the hammer. He then exits. </text:span></text:p>
      <text:p text:style-name="P117"/>
      <text:p text:style-name="P164"><text:span text:style-name="T799">1.</text:span>1.1<text:span text:style-name="T806">7</text:span> ROLAN'S KITCHEN WITH GRAMPS </text:p>
      <text:p text:style-name="P103"><text:span text:style-name="T37"><text:tab/></text:span><text:span text:style-name="T65">Rolan and grandpa talk and grandpa indicates that they will eat lunch. Rolan says he has to leave to meet Sarah at the lake and excuses himself.</text:span></text:p>
      <text:p text:style-name="P102"><text:span text:style-name="T621">Characters:</text:span><text:span text:style-name="T45"> Rolan, Grandpa</text:span></text:p>
      <text:p text:style-name="P102"><text:span text:style-name="T621">Player Goal:</text:span><text:span text:style-name="T45"> </text:span><text:span text:style-name="T59">final talk with grandpa</text:span></text:p>
      <text:p text:style-name="P105"><text:span text:style-name="T621">Action</text:span><text:span text:style-name="T45">: </text:span><text:span text:style-name="T59">Player must talk to grandpa. End of conversation, they are directed to the Lake.</text:span></text:p>
      <text:h text:style-name="P761" text:outline-level="1"><text:bookmark-start text:name="__RefHeading__2180_1872586433"/><text:span text:style-name="T799">1.2</text:span> “Hometown Under Siege”<text:bookmark-end text:name="__RefHeading__2180_1872586433"/></text:h>
      <text:p text:style-name="P1"/>
      <text:p text:style-name="P77">CHAPTER OVERVIEW</text:p>
      <text:p text:style-name="P177"><text:span text:style-name="T484"><text:tab/>You meet Sarah by the lake and </text:span><text:span text:style-name="T483">fall asleep. Waking up, you find your town under attack. You fight, but are nearly killed. The hammer comes alive to help you </text:span><text:span text:style-name="T489">defeat the enemies</text:span><text:span text:style-name="T483">. You </text:span><text:span text:style-name="T489">speak to Mr. Lamm, who lays outside wheezing. He asks you to look for survivors. You find none, and</text:span><text:span text:style-name="T483"> pass out from </text:span><text:span text:style-name="T490">your</text:span><text:span text:style-name="T483"> wounds. </text:span></text:p>
      <text:p text:style-name="P325"><text:span text:style-name="T483">[</text:span><text:span text:style-name="T482">chapter length: short]</text:span></text:p>
      <text:p text:style-name="P178"/>
      <text:p text:style-name="P54"><text:span text:style-name="T724">Locations:</text:span><text:span text:style-name="T49"> Naga Lake, <text:s/>Forest Town </text:span><text:span text:style-name="T66">(burned)</text:span></text:p>
      <text:p text:style-name="P61">Characters:<text:span text:style-name="T45"> Rolan</text:span></text:p>
      <text:p text:style-name="P64"><text:tab/><text:tab/>Sarah, Grandpa, Mr. Lamm, Captain Wright, a dozen <text:span text:style-name="T795">soldiers</text:span> (with lapis and gold colors somewhere on their person), <text:span text:style-name="T733">Lulu (briefly)</text:span></text:p>
      <text:p text:style-name="P54">Player Goals:<text:span text:style-name="T37"> </text:span></text:p>
      <text:p text:style-name="P425"><text:span text:style-name="T38">1. </text:span><text:span text:style-name="T158">Talk to Sarah</text:span></text:p>
      <text:p text:style-name="P412">2. Return to town</text:p>
      <text:p text:style-name="P412">3. Activate hammer powers</text:p>
      <text:p text:style-name="P412">4. Receive crystal</text:p>
      <text:p text:style-name="P352"><text:span text:style-name="T708">Key </text:span>Rooms and Items:</text:p>
      <text:p text:style-name="P427">Crystal: received from Mr. Lam<text:span text:style-name="T739">m</text:span></text:p>
      <text:p text:style-name="P92">Bosses:<text:span text:style-name="T37"> </text:span><text:span text:style-name="T157">[no bosses, only Onslaught of Soldiers]</text:span></text:p>
      <text:p text:style-name="P162"/>
      <text:p text:style-name="P106">Notes:<text:span text:style-name="T37"> After battling the soldiers, Rolan is injured; </text:span><text:span text:style-name="T184">every</text:span><text:span text:style-name="T37"> </text:span><text:span text:style-name="T184">[</text:span><text:span text:style-name="T176">roughly</text:span><text:span text:style-name="T184">]</text:span><text:span text:style-name="T37"> </text:span><text:span text:style-name="T176">15</text:span><text:span text:style-name="T37"> steps, </text:span><text:span text:style-name="T184">his vision</text:span><text:span text:style-name="T176"> goes <text:tab/><text:tab/><text:tab/>blurry</text:span></text:p>
      <text:p text:style-name="P92"/>
      <text:p text:style-name="P161"/>
      <text:p text:style-name="P249"/>
      <text:p text:style-name="P176"/>
      <text:p text:style-name="P192">SCENES</text:p>
      <text:p text:style-name="P180"><text:span text:style-name="T799">1.</text:span>2.1 N<text:span text:style-name="T728">AGA LAKE WITH SARAH</text:span></text:p>
      <text:p text:style-name="P181"><text:span text:style-name="T787"><text:tab/></text:span><text:span text:style-name="T261">Sarah and Rolan lay on the sand on two beach towels, under a large umbrella </text:span><text:span text:style-name="T288">and talk about the town</text:span><text:span text:style-name="T261">. Sarah is wearing sunglasses, relaxing. The sun is bright and reflects off the water. In the sand next to you is your hammer. </text:span><text:span text:style-name="T289">There is no dock, boats, sign of civilization. There are, however, cute ducks taking a nap. It is pure nature. </text:span><text:span text:style-name="T786">The waves come and go</text:span><text:span text:style-name="T788">, and Rolan falls asleep. <text:s/></text:span><text:span text:style-name="T150">Player </text:span><text:span text:style-name="T151">wakes up to see smoke coming from Forest Town. </text:span><text:span text:style-name="T152">There is a small haze on screen, as the smoke from town travels.</text:span><text:span text:style-name="T151"> </text:span><text:span text:style-name="T153">The ducks are all gone. </text:span><text:span text:style-name="T151">They must pick up the hammer and</text:span><text:span text:style-name="T150"> return to Forest Town. </text:span><text:span text:style-name="T152">Note, the path back to the town is also mildly hazy.</text:span></text:p>
      <text:p text:style-name="P179"/>
      <text:p text:style-name="P101"><text:span text:style-name="T621">Characters:</text:span><text:span text:style-name="T45"> Rolan, </text:span><text:span text:style-name="T47">Sarah</text:span></text:p>
      <text:p text:style-name="P104"><text:span text:style-name="T621">Music:</text:span><text:span text:style-name="T45"> Same sound of waves as earlier scenes, fades quickly into Sarah's Theme/Memory Theme (if we have one); otherwise, waves continue.</text:span></text:p>
      <text:p text:style-name="P104"><text:soft-page-break/><text:span text:style-name="T45"><text:tab/></text:span><text:span text:style-name="T79">Ducks that can </text:span><text:span text:style-name="T184">quack</text:span></text:p>
      <text:p text:style-name="P104"><text:span text:style-name="T45"><text:tab/></text:span><text:span text:style-name="T79">Silence</text:span><text:span text:style-name="T48"> as they fall asleep.</text:span></text:p>
      <text:p text:style-name="P104"><text:span text:style-name="T48"><text:tab/></text:span><text:span text:style-name="T67">Lucius' Theme / Battle theme is cued as Rolan is sleeping, before waking</text:span></text:p>
      <text:p text:style-name="P101"><text:span text:style-name="T621">Player Goal:</text:span><text:span text:style-name="T45"> </text:span><text:span text:style-name="T48">T</text:span><text:span text:style-name="T47">alk to Sarah; </text:span><text:span text:style-name="T48">exit to save the town.</text:span></text:p>
      <text:p text:style-name="P286"><text:span text:style-name="T607">Action:</text:span><text:span text:style-name="T532"> <text:s/></text:span><text:span text:style-name="T533">Conversation is initiated as soon as Rolan enters. Scene follows until they fall asleep.</text:span></text:p>
      <text:p text:style-name="P287"><text:span text:style-name="T533"><text:tab/></text:span><text:span text:style-name="T541">Rolan wakes up to smoke in the distance and a hint of it even on screen</text:span></text:p>
      <text:p text:style-name="P191"><text:tab/>Player must pick up hammer, and exit for Forest Town</text:p>
      <text:p text:style-name="P279"><text:span text:style-name="T803">N</text:span>otes:<text:span text:style-name="T37"> If player tries to exit the Lake without Rolan's Hammer—Rolan: “I need my hammer!”</text:span></text:p>
      <text:p text:style-name="P286"/>
      <text:p text:style-name="P291"><text:span text:style-name="T515">1.</text:span><text:span text:style-name="T508">2.</text:span><text:span text:style-name="T511">2</text:span><text:span text:style-name="T508"> </text:span><text:span text:style-name="T513">FOREST TOWN UNDER ATTACK</text:span></text:p>
      <text:p text:style-name="P302"><text:span text:style-name="T599"><text:tab/></text:span><text:span text:style-name="T362">Houses are burned; </text:span><text:span text:style-name="T363">the externals are coated in black (though some color does peek through. It is not 100% black)</text:span><text:span text:style-name="T362">. </text:span><text:span text:style-name="T364">Houses are surrounded by rubble-dirt, burnt wood, blown out glass. </text:span><text:span text:style-name="T363">The sky is hazy (though everything remains visible).</text:span><text:span text:style-name="T362"> Soldiers are mulling about, far down by Mr. Lamm's home. </text:span><text:span text:style-name="T365">They are not able to see Rolan. </text:span><text:span text:style-name="T362">There are guards at the Sunshine Wood entrance that can be engaged or avoided. Bodies lay in the grass (not grandpa or Sarah).</text:span><text:span text:style-name="T533"> </text:span><text:span text:style-name="T366">Any plant life or flowers are shriveled. </text:span><text:span text:style-name="T533">As you run past </text:span><text:span text:style-name="T547">the bridge</text:span><text:span text:style-name="T533">, grandpa hobbles out toward you. Mr. Lamm (chieftain) is </text:span><text:span text:style-name="T544">catapulted (not literally...)</text:span><text:span text:style-name="T540"> out of his home by Captain Wright</text:span><text:span text:style-name="T533">. </text:span><text:span text:style-name="T540">He asks why they are under attack, but Wright gives the command to “leave no one alive” and rides off.</text:span><text:span text:style-name="T533"> Player fails to fight off soldiers. </text:span><text:span text:style-name="T540">Rolan's h</text:span><text:span text:style-name="T534">ammer is activated, </text:span><text:span text:style-name="T542">dispatching the soldiers. </text:span></text:p>
      <text:p text:style-name="P187"/>
      <text:p text:style-name="P157"><text:span text:style-name="T17">Characters</text:span>: <text:span text:style-name="T723">Rolan, Grandpa, Mr. Lamm, Captain Wright, a dozen guards</text:span></text:p>
      <text:p text:style-name="P157"><text:tab/><text:span text:style-name="T723">Captain Wright is a large man in military uniform with a horse, dark hair, and sunglasses. He has an unbuttoned/loose, collared navy overcoat and tall black boots (WWII style). On his chest is a badge with the colors gold and lapis</text:span></text:p>
      <text:p text:style-name="P157"><text:tab/><text:span text:style-name="T723">The soldiers are dressed inconspicuously, although they do show small signs of being from the East: their uniform is lined with a small amount of gold and/or lapis (the colors prominent in Lucius's Castle). They are dressed in the same clothes as the captain, but simpler. Short, collarless jackets and black boots.</text:span></text:p>
      <text:p text:style-name="P157"><text:tab/><text:span text:style-name="T726">Mr. Lamm is the town chieftain. A very kind and ordinary man, with a brown vest and large glasses.</text:span></text:p>
      <text:p text:style-name="P113"><text:span text:style-name="T482">Music:</text:span><text:span text:style-name="T508"> </text:span><text:span text:style-name="T509">Woodland Theme (battle music) </text:span><text:span text:style-name="T510">until:</text:span></text:p>
      <text:p text:style-name="P114"><text:span text:style-name="T510"><text:tab/></text:span><text:span text:style-name="T509">Rolan's Theme subtly comes in after he shakes himself awake from using his hammer.</text:span></text:p>
      <text:p text:style-name="P157"><text:span text:style-name="T17">Player</text:span> <text:span text:style-name="T17">Goal</text:span>: <text:span text:style-name="T723">Use hammer</text:span></text:p>
      <text:p text:style-name="P159"><text:span text:style-name="T17">Action</text:span>: <text:span text:style-name="T723">Player is immediately attacked by two soldiers standing guard.</text:span></text:p>
      <text:p text:style-name="P157"><text:tab/><text:span text:style-name="T723">Player finds grandpa, watches Lamm scene, and is engaged in battle with the soldiers.</text:span></text:p>
      <text:p text:style-name="P157"><text:tab/><text:span text:style-name="T796">Soldiers come running out from the houses, and the entrance of the town.</text:span></text:p>
      <text:p text:style-name="P157"><text:tab/><text:span text:style-name="T5">In-game cut-scene</text:span><text:span text:style-name="T623"> is triggered </text:span><text:span text:style-name="T633">of</text:span><text:span text:style-name="T630"> Rolan's hammer activating</text:span></text:p>
      <text:p text:style-name="P170"><text:tab/></text:p>
      <text:p text:style-name="P288"/>
      <text:p text:style-name="P294"><text:span text:style-name="T799">1.</text:span>2.3 <text:span text:style-name="T728">FOREST TOWN POST-ATTACK</text:span></text:p>
      <text:p text:style-name="P293"><text:tab/><text:span text:style-name="T636">Lamm wheezes loudly, hinting that the player should approach him. Grandpa is dead at this point: if the player tries to talk to him, Rolan has a dialogue and checks for a pulse. When the player talks to Lamm, he </text:span><text:span text:style-name="T628">r</text:span><text:span text:style-name="T621">equests that you check </text:span><text:span text:style-name="T629">the town </text:span><text:span text:style-name="T621">for survivors. Player looks in every house, returns to Lamm. </text:span><text:span text:style-name="T636">Rolan's vision shakes violently. Rolan</text:span><text:span text:style-name="T621"> receives the crystal </text:span><text:span text:style-name="T636">from Lamm, who then dies. Rolan is able to take two steps before his vision blurs. Lulu steps on screen, and Rolan passes out. Lulu runs over to check on him.</text:span></text:p>
      <text:p text:style-name="P296"/>
      <text:p text:style-name="P289"><text:span text:style-name="T621">Characters: </text:span><text:span text:style-name="T45">Rolan, Lamm, Lulu</text:span></text:p>
      <text:p text:style-name="P289"><text:span text:style-name="T45"><text:tab/>Lulu is a mysterious and </text:span><text:span text:style-name="T60">also</text:span><text:span text:style-name="T45"> aggressive girl with purple hair. This is </text:span><text:span text:style-name="T50">sometimes a point of </text:span><text:soft-page-break/><text:span text:style-name="T50">interest for people that have just met her.</text:span></text:p>
      <text:p text:style-name="P289"><text:span text:style-name="T621">Player Goal:</text:span><text:span text:style-name="T45"> Receive crystal</text:span></text:p>
      <text:p text:style-name="P298"><text:span text:style-name="T19">Action: </text:span><text:span text:style-name="T624">Player must talk to Lamm: receive goal to check every house in town.</text:span></text:p>
      <text:p text:style-name="P298"><text:span text:style-name="T624"><text:tab/></text:span><text:span text:style-name="T621">Check for survivors</text:span></text:p>
      <text:p text:style-name="P158"><text:span text:style-name="T624"><text:tab/></text:span><text:span text:style-name="T628">Receive</text:span><text:span text:style-name="T625"> crystal from Lamm</text:span></text:p>
      <text:p text:style-name="P295"><text:tab/>Lulu enters / <text:span text:style-name="T804">Rolan passes out</text:span></text:p>
      <text:p text:style-name="P292">Notes:<text:span text:style-name="T37"> Player is locked into Forest Town.</text:span></text:p>
      <text:p text:style-name="P296"><text:tab/>When checking for survivors: Rolan enters a house, and immediately comes back out. He shakes his head and says “...” <text:span text:style-name="T740">[</text:span><text:span text:style-name="T261">You could theoretically have him actually go in every house, but I find it a little off-putting to be like “look at all these massacred people! </text:span><text:span text:style-name="T267">Now go check out the pregnant lady and her unborn child!” </text:span><text:span text:style-name="T268">I can't imagine a way to make that palatable</text:span><text:span text:style-name="T267">]</text:span></text:p>
      <text:p text:style-name="P296"><text:tab/>While walking around, Rolan should <text:span text:style-name="T729">show </text:span>signs of being injured. Roughly every 15 steps, he pauses and the screen goes blurry. If possible, it could also become more frequent. This gives reason for his passing out at the end of the scene.</text:p>
      <text:p text:style-name="P290"/>
      <text:h text:style-name="P761" text:outline-level="1"><text:bookmark-start text:name="__RefHeading__2182_1872586433"/><text:span text:style-name="T512">1</text:span><text:span text:style-name="T509">.</text:span><text:span text:style-name="T508">3 “Hi, I'm Lulu.”</text:span><text:bookmark-end text:name="__RefHeading__2182_1872586433"/></text:h>
      <text:p text:style-name="P1"/>
      <text:p text:style-name="P17">CHAPTER OVERVIEW</text:p>
      <text:p text:style-name="P82"><text:span text:style-name="T508"><text:tab/></text:span><text:span text:style-name="T482">Lulu is there as you wake up </text:span><text:span text:style-name="T491">in Lamm's downstairs</text:span><text:span text:style-name="T482">. You are attacked by bandits that Lulu must fight off. You need to get out of the area. </text:span><text:span text:style-name="T496">Lulu takes you to the supply store and steals medicine for Rolan; they argue, but Rolan must eventually take the medicine. </text:span><text:span text:style-name="T482">Together, </text:span><text:span text:style-name="T496">they</text:span><text:span text:style-name="T482"> head out of town. </text:span><text:span text:style-name="T503">They decide to go to Bredon to find out more.</text:span><text:span text:style-name="T482"> </text:span><text:span text:style-name="T492">Rolan returns to pick up the </text:span><text:span text:style-name="T268">Sage Broach.</text:span></text:p>
      <text:p text:style-name="P75"><text:span text:style-name="T268">[</text:span><text:span text:style-name="T482">chapter length: short]</text:span></text:p>
      <text:p text:style-name="P15"/>
      <text:p text:style-name="P22"><text:span text:style-name="T16">Characters</text:span>: Rolan, <text:span text:style-name="T727">Lulu</text:span></text:p>
      <text:p text:style-name="P437">Bandit 1, 2</text:p>
      <text:p text:style-name="P22"><text:span text:style-name="T16">Areas</text:span>: Forest Town <text:span text:style-name="T808">(burned)</text:span></text:p>
      <text:p text:style-name="P47">Music:<text:span text:style-name="T37"> </text:span><text:span text:style-name="T161">Forest Town </text:span><text:span text:style-name="T162">theme</text:span><text:span text:style-name="T161">, Lulu's Theme</text:span></text:p>
      <text:p text:style-name="P22"><text:span text:style-name="T16">Buildings</text:span>: <text:span text:style-name="T709">Lamm's House, Supply Store, Rolan's house </text:span></text:p>
      <text:p text:style-name="P55">Player Goals:<text:span text:style-name="T37"> </text:span></text:p>
      <text:p text:style-name="P429">1. “<text:span text:style-name="T728">Defeat” bandits with Lulu</text:span></text:p>
      <text:p text:style-name="P413">2. Take medicine</text:p>
      <text:p text:style-name="P415">3. Retrieve <text:span text:style-name="T266">Sage</text:span><text:span text:style-name="T261"> Broach</text:span></text:p>
      <text:p text:style-name="P413"><text:span text:style-name="T825">4</text:span>. Leave Forest Town</text:p>
      <text:p text:style-name="P353"><text:span text:style-name="T708">Key </text:span>Rooms and Items:</text:p>
      <text:p text:style-name="P428">Medicine in Supply Store to heal Rolan</text:p>
      <text:p text:style-name="P395"><text:span text:style-name="T266">Sage</text:span><text:span text:style-name="T261"> Broach</text:span>, attached to Rolan's Wind chimes</text:p>
      <text:p text:style-name="P95"><text:span text:style-name="T482">Bosses</text:span><text:span text:style-name="T508">: </text:span><text:span text:style-name="T512">None, only Bandits (2-4)</text:span></text:p>
      <text:p text:style-name="P107"><text:span text:style-name="T500">N</text:span><text:span text:style-name="T482">otes:</text:span><text:span text:style-name="T508"> locked into forest town (and possibly Naga lake, maybe they want to explore) until player exits with Lulu as per the story cue</text:span></text:p>
      <text:p text:style-name="P62"/>
      <text:p text:style-name="P188"/>
      <text:p text:style-name="P190">SCENES</text:p>
      <text:p text:style-name="P220"><text:span text:style-name="T799">1.</text:span>3.1 LAMM'S HOUSE WITH LULU</text:p>
      <text:p text:style-name="P305"><text:span text:style-name="T594"><text:tab/></text:span>Rolan wakes up in Mr. Lamm's downstairs on the couch. <text:span text:style-name="T290">The downstairs interior is very black and charred, but</text:span><text:span text:style-name="T282"> not entirely ruined—presumably because Rolan killed all of the soldiers before they could further set fire to it. </text:span><text:span text:style-name="T320">The chandelier is shattered on the floor, blocking the stairs. The bookcases, etc. are all melty and black.</text:span></text:p>
      <text:p text:style-name="P300"><text:span text:style-name="T535"><text:tab/></text:span><text:span text:style-name="T543">Rolan wakes up and tries to stand; Lulu's runs in and tell him to stay put. </text:span><text:span text:style-name="T535">They introduce </text:span><text:span text:style-name="T537">themselves</text:span><text:span text:style-name="T535"> after some arguing, and are attacked by </text:span><text:span text:style-name="T595">BANDITS</text:span><text:span text:style-name="T535">. </text:span>Rolan is unable to properly <text:span text:style-name="T797">fight</text:span>. He can swing his sword, but pauses to pant. The bandits will focus on both Rolan and Lulu. The player must try to stay away and not get attacked. <text:span text:style-name="T825">This, however, is not readily apparent. The player must </text:span><text:soft-page-break/><text:span text:style-name="T825">figure out that the goal actually </text:span><text:span text:style-name="T311">is</text:span><text:span text:style-name="T499"> to do as Lulu says and stay out of the battle.</text:span></text:p>
      <text:p text:style-name="P300"><text:tab/><text:span text:style-name="T809">Rolan pulls his sword on Lulu, demanding to know what's going on. [I picture him grabbing him and putting his sword to her throat, but that may not look so good visually. Either way, he is very on edge. Pulling his sword shows that he has snapped and is desperate to find answers.]</text:span></text:p>
      <text:p text:style-name="P183"/>
      <text:p text:style-name="P250"><text:span text:style-name="T621">Characters:</text:span><text:span text:style-name="T45"> Rolan, Lulu, Bandits</text:span></text:p>
      <text:p text:style-name="P182"><text:tab/>2-5 Bandits out to loot the town. <text:span text:style-name="T825">J</text:span>ust ordinary thieves looking for some gold. <text:span text:style-name="T805">They have large gray, hooded jackets, hoods up, shadowing their faces; dark-colored hand-wraps.</text:span></text:p>
      <text:p text:style-name="P250"><text:span text:style-name="T621">Player Goal:</text:span><text:span text:style-name="T45"> Stay away from the bandits until Lulu kills them</text:span></text:p>
      <text:p text:style-name="P250"><text:span text:style-name="T621">Actions:</text:span><text:span text:style-name="T45"> Player can try to attack the bandits, but will pause and wheeze whenever they swing the sword. It is easier to let Lulu finish them off (which she does rather quickly).</text:span></text:p>
      <text:p text:style-name="P219"/>
      <text:p text:style-name="P220"><text:span text:style-name="T799">1.</text:span>3.2 FOREST TOWN <text:s/>(FOLLOWING LULU AROUND)</text:p>
      <text:p text:style-name="P301"><text:span text:style-name="T535"><text:tab/></text:span><text:span text:style-name="T261">The buildings are nearly burned to the ground. </text:span><text:span text:style-name="T311">The general structure still remains standing </text:span><text:span text:style-name="T323">on some</text:span><text:span text:style-name="T311">.</text:span><text:span text:style-name="T261"> Only the Supply store, </text:span><text:span text:style-name="T291">and other buildings far away from the town's entrance,</text:span><text:span text:style-name="T261"> still ha</text:span><text:span text:style-name="T291">ve</text:span><text:span text:style-name="T261"> a roof</text:span><text:span text:style-name="T291">—</text:span><text:span text:style-name="T311">Rolan's house, Meechum House</text:span><text:span text:style-name="T261">. There is no sign of life. </text:span><text:span text:style-name="T290">T</text:span><text:span text:style-name="T291">he smoke has cleared</text:span><text:span text:style-name="T290">.</text:span><text:span text:style-name="T261"> All bodies are cleared away. When Rolan comes outside, he will see Lulu walking in the direction of the Supply store. </text:span></text:p>
      <text:p text:style-name="P184"><text:tab/>Rolan follows Lulu outside. <text:span text:style-name="T797">She</text:span> calls “hurry up!” when Rolan steps outside. <text:s/>Player should follow <text:span text:style-name="T741">Lulu</text:span> to the supply store.</text:p>
      <text:p text:style-name="P184"/>
      <text:p text:style-name="P250"><text:span text:style-name="T621">Characters:</text:span><text:span text:style-name="T45"> Rolan, Lulu</text:span></text:p>
      <text:p text:style-name="P250"><text:span text:style-name="T621">Player Goal:</text:span><text:span text:style-name="T45"> Follow Lulu into the supply store</text:span></text:p>
      <text:p text:style-name="P250"><text:span text:style-name="T621">Notes: </text:span><text:span text:style-name="T45">Locked in to Forest Town </text:span></text:p>
      <text:p text:style-name="P219"/>
      <text:p text:style-name="P220"><text:span text:style-name="T799">1.</text:span>3.3 SUPPLY STORE</text:p>
      <text:p text:style-name="P221"><text:tab/><text:span text:style-name="T430">While the store is very destroyed, and burned, the walls are still partially standing. </text:span><text:span text:style-name="T621">Lulu </text:span><text:span text:style-name="T655">rummages around the counter area until she finds some medicine,</text:span><text:span text:style-name="T637"> </text:span><text:span text:style-name="T621">and gives </text:span><text:span text:style-name="T655">it to Rolan</text:span><text:span text:style-name="T621">. Rolan argues </text:span><text:span text:style-name="T655">that they are stealing</text:span><text:span text:style-name="T621">, but eventually takes it and leaves.</text:span></text:p>
      <text:p text:style-name="P250"/>
      <text:p text:style-name="P250"><text:span text:style-name="T621">Characters: </text:span><text:span text:style-name="T45">Rolan, Lulu</text:span></text:p>
      <text:p text:style-name="P250"><text:span text:style-name="T621">Player Goal:</text:span><text:span text:style-name="T45"> Take medicine</text:span></text:p>
      <text:p text:style-name="P262"><text:span text:style-name="T621">Action</text:span><text:span text:style-name="T45">: Player must initiate dialogue with Lulu, as she rummages through the items.</text:span></text:p>
      <text:p text:style-name="P299"><text:span text:style-name="T616">Flowchart:</text:span><text:span text:style-name="T535"> Rolan will argue about taking the medicine, and have </text:span><text:span text:style-name="T553">2</text:span><text:span text:style-name="T535"> consecutive “Don't take it” or “Take <text:tab/><text:tab/>it” options. He can choose “Take it” at any time, and get the same ending. </text:span></text:p>
      <text:p text:style-name="P299"><text:span text:style-name="T535"><text:tab/></text:span><text:span text:style-name="T554">Once player chooses second “Don't take it” → short dialogue, </text:span><text:span text:style-name="T558">then</text:span><text:span text:style-name="T554"> Lulu exits. She can be seen <text:tab/><text:tab/>through the window.</text:span></text:p>
      <text:p text:style-name="P299"><text:span text:style-name="T554"><text:tab/></text:span><text:span text:style-name="T557">When Player clicks on the medicine they </text:span><text:span text:style-name="T558">get to choose [“Take medicine,” or “Don't take medicine”</text:span><text:span text:style-name="T557">]</text:span></text:p>
      <text:p text:style-name="P250"><text:span text:style-name="T621">Notes: </text:span><text:span text:style-name="T45">Player cannot leave until they take the medicine.</text:span></text:p>
      <text:p text:style-name="P182"/>
      <text:p text:style-name="P182"/>
      <text:p text:style-name="P220"><text:span text:style-name="T799">1.</text:span>3.4 FOREST TOWN <text:span text:style-name="T837">(WITH LULU, ABOUT TO EXIT)</text:span></text:p>
      <text:p text:style-name="P219"><text:tab/><text:span text:style-name="T654">Lulu briefly tells her story, and her theme play</text:span><text:span text:style-name="T656">s</text:span><text:span text:style-name="T654"> for that short moment. Rolan says he wants to join, but needs to grab something from his home, first. There is no indication what this “something” is.</text:span></text:p>
      <text:p text:style-name="P199"/>
      <text:p text:style-name="P250"><text:span text:style-name="T621">Characters:</text:span><text:span text:style-name="T45"> Rolan, Lulu</text:span></text:p>
      <text:p text:style-name="P256"><text:span text:style-name="T621">Music:</text:span><text:span text:style-name="T45"> Lulu's theme</text:span></text:p>
      <text:p text:style-name="P250"><text:span text:style-name="T621">Player Goal:</text:span><text:span text:style-name="T45"> </text:span><text:span text:style-name="T78">receive objective to find Sage Broach</text:span></text:p>
      <text:p text:style-name="P250"><text:span text:style-name="T621">Actions:</text:span><text:span text:style-name="T45"> Lulu </text:span><text:span text:style-name="T78">waits outside of the store</text:span><text:span text:style-name="T45">. </text:span><text:span text:style-name="T75">Player must initiate conversation.</text:span><text:span text:style-name="T45"> </text:span><text:span text:style-name="T54">Rolan requests that he be <text:tab/></text:span><text:soft-page-break/><text:span text:style-name="T54"><text:tab/><text:tab/>able to retrieve something from his house </text:span><text:span text:style-name="T80">before they leave.</text:span></text:p>
      <text:p text:style-name="P265"><text:span text:style-name="T653">F</text:span><text:span text:style-name="T621">lowchart:</text:span><text:span text:style-name="T45"> Only after Rolan tells Lulu he must retrieve something from his house is the Sage Broach <text:tab/><text:tab/><text:tab/>findable</text:span></text:p>
      <text:p text:style-name="P266"><text:span text:style-name="T621">Notes:</text:span><text:span text:style-name="T45"> Player is locked into Forest Town (or possibly Forest town and Naga lake) until they exit with <text:tab/><text:tab/><text:tab/>Lulu. </text:span><text:span text:style-name="T76">If player tries to exit, they are simply rebuffed and cannot exit.</text:span></text:p>
      <text:p text:style-name="P182"/>
      <text:p text:style-name="P222"><text:span text:style-name="T799">1.</text:span>3.5 EXT ROLAN'S HOUSE</text:p>
      <text:p text:style-name="P259"><text:span text:style-name="T37"><text:tab/></text:span><text:span text:style-name="T63">P</text:span><text:span text:style-name="T45">layer examines Rolan's house looking for this mysterious item. </text:span><text:span text:style-name="T368">The inside </text:span><text:span text:style-name="T369">of the house </text:span><text:span text:style-name="T368">is largely in tact, but covered in black and gray residue. </text:span><text:span text:style-name="T45">The </text:span><text:span text:style-name="T37">wind-chimes</text:span><text:span text:style-name="T45"> out front will </text:span><text:span text:style-name="T37">sparkle</text:span><text:span text:style-name="T45"> as the player enters, </text:span><text:span text:style-name="T78">t</text:span><text:span text:style-name="T45">o indicate their importance. When Player clicks on the chimes they will receive </text:span><text:span text:style-name="T340">Sage</text:span><text:span text:style-name="T338"> </text:span><text:span text:style-name="T341">Broach</text:span><text:span text:style-name="T45">. </text:span><text:span text:style-name="T56">It can be equipped, but remains inactive until after the Four Trials, when Rolan's Mother explains its usage. </text:span><text:span text:style-name="T83">It cannot be sold.</text:span></text:p>
      <text:p text:style-name="P189"><text:tab/></text:p>
      <text:p text:style-name="P251"><text:span text:style-name="T621">Characters:</text:span><text:span text:style-name="T45"> Rolan</text:span></text:p>
      <text:p text:style-name="P257"><text:span text:style-name="T621">Music:</text:span><text:span text:style-name="T45"> </text:span><text:span text:style-name="T53">Forest Town</text:span></text:p>
      <text:p text:style-name="P252"><text:span text:style-name="T621">Player Goal:</text:span><text:span text:style-name="T45"> </text:span><text:span text:style-name="T53">Retrieve </text:span><text:span text:style-name="T361">Sage Broach</text:span></text:p>
      <text:p text:style-name="P264"><text:span text:style-name="T634">N</text:span><text:span text:style-name="T621">ote:</text:span><text:span text:style-name="T45"> Rolan's chimes sparkle</text:span></text:p>
      <text:p text:style-name="P259"/>
      <text:p text:style-name="P222"><text:span text:style-name="T799">1.</text:span>3.6 FOREST TOWN (BYE BYE!)</text:p>
      <text:p text:style-name="P259"><text:span text:style-name="T37"><text:tab/></text:span><text:span text:style-name="T45">Player must talk to Lulu one last time. She exits into the </text:span><text:span text:style-name="T64">world</text:span><text:span text:style-name="T45"> and player follows. They </text:span><text:span text:style-name="T74">should</text:span><text:span text:style-name="T45"> make their way </text:span><text:span text:style-name="T77">through the desert</text:span><text:span text:style-name="T45"> to the Caravan. </text:span></text:p>
      <text:p text:style-name="P251"><text:span text:style-name="T621">Characters:</text:span><text:span text:style-name="T45"> Rolan, Lulu</text:span></text:p>
      <text:p text:style-name="P257"><text:span text:style-name="T621">Music:</text:span><text:span text:style-name="T45"> </text:span><text:span text:style-name="T83">Woodland</text:span><text:span text:style-name="T53"> Theme </text:span><text:span text:style-name="T83">(enemies)</text:span></text:p>
      <text:p text:style-name="P268"><text:span text:style-name="T659">A</text:span><text:span text:style-name="T621">ction:</text:span><text:span text:style-name="T45"> Player initiates dialogue with Lulu and they exit</text:span></text:p>
      <text:p text:style-name="P251"><text:span text:style-name="T621">Player Goal:</text:span><text:span text:style-name="T45"> exit </text:span><text:span text:style-name="T83">t</text:span><text:span text:style-name="T45">o the main world</text:span></text:p>
      <text:p text:style-name="P251"/>
      <text:h text:style-name="P762" text:outline-level="1"><text:bookmark-start text:name="__RefHeading__2184_1872586433"/>1.4 “Making it to Bredon <text:span text:style-name="T837">[via Caravan]</text:span>”<text:bookmark-end text:name="__RefHeading__2184_1872586433"/></text:h>
      <text:p text:style-name="P2"/>
      <text:p text:style-name="P72">CHAPTER OVERVIEW</text:p>
      <text:p text:style-name="P2"><text:span text:style-name="T163"><text:tab/></text:span><text:span text:style-name="T482">Rolan and Lulu are enlisted as bodyguards to help a caravan of merchants on their way to Bredon. The caravan's runestone is broken and you must fix it by gathering mud and two emberstones. You recover mud from the small abandoned town of Flintburough. </text:span><text:span text:style-name="T501">You find two emberstones in the Bog Maze. </text:span><text:span text:style-name="T482">You may visit the IlFraternity base, </text:span><text:span text:style-name="T497">or do the “Secretive Merchant's Red Herring Errand”</text:span><text:span text:style-name="T482"> in this chapter. </text:span><text:span text:style-name="T497">Once the player fixes the runestone, Rolan will be asked to help place it in the carriage, and he will drop his crystal. Next, the player must </text:span><text:span text:style-name="T298">Protect The Caravan,</text:span><text:span text:style-name="T517"> until they are attacked by Bandit Desperado and her band of bandits. When the Bandit Desperado is about to die, she cries out for Melchom to help her. The </text:span><text:span text:style-name="T521">merchants</text:span><text:span text:style-name="T517"> reveal that they hired the bandits to steal the crystal. Rolan fights off the merchants and </text:span><text:span text:style-name="T520">the player is</text:span><text:span text:style-name="T517"> left to walk to Bredon.</text:span></text:p>
      <text:p text:style-name="P2"><text:span text:style-name="T517"><text:tab/></text:span><text:span text:style-name="T522">The Bog Maze and Mudbottom should not be </text:span><text:span text:style-name="T523">terribly</text:span><text:span text:style-name="T522"> far/hard to reach from the caravan.</text:span></text:p>
      <text:p text:style-name="P15">[Chapter length: long]</text:p>
      <text:p text:style-name="P23"><text:span text:style-name="T16">Characters</text:span>: Rolan, <text:span text:style-name="T727">Lulu</text:span></text:p>
      <text:p text:style-name="P4"><text:span text:style-name="T11"><text:tab/>Head Merchant “</text:span><text:span text:style-name="T743">Melchom</text:span><text:span text:style-name="T742">”</text:span><text:span text:style-name="T11">, Timid Merchant, Antiques Merchant, </text:span><text:span text:style-name="T12">Secretive Merchant, Local Merchant, Bredon Merchant, </text:span><text:span text:style-name="T600">Bad Merchant, Rare Insect Purveyor, </text:span><text:span text:style-name="T3">Weird Moustachioed Potion Master, </text:span><text:span text:style-name="T600">Merchants 1-4, </text:span><text:span text:style-name="T602">Fredericka, </text:span><text:span text:style-name="T605">Johannes</text:span><text:span text:style-name="T604">, IlFraternity Member, IlFraternity NPC 1-5</text:span></text:p>
      <text:p text:style-name="P24"><text:span text:style-name="T16">Areas</text:span>: <text:span text:style-name="T731">Desert, Caravan, </text:span><text:span text:style-name="T264">Bog Maze,</text:span><text:span text:style-name="T486"> Mudbottom, </text:span><text:span text:style-name="T495">IlFraternity Base, </text:span><text:span text:style-name="T292">Protect The Caravan</text:span><text:span text:style-name="T502"> battle <text:tab/>screens</text:span></text:p>
      <text:p text:style-name="P48">Music:<text:span text:style-name="T37"> </text:span><text:span text:style-name="T164">Desert theme/Enemy area theme</text:span></text:p>
      <text:p text:style-name="P24"><text:span text:style-name="T16">Buildings/</text:span><text:span text:style-name="T29">etc</text:span>: <text:span text:style-name="T732">Melchom's Tent, Broken cart, the “nap” cart (you can pay to nap in) </text:span></text:p>
      <text:p text:style-name="P56">Player Goals:<text:span text:style-name="T37"> </text:span></text:p>
      <text:p text:style-name="P430">1. <text:span text:style-name="T732">Locate the Caravan</text:span></text:p>
      <text:p text:style-name="P414">2. Speak to the Timid Merchant</text:p>
      <text:p text:style-name="P389">4. Speak to Melchom</text:p>
      <text:p text:style-name="P400">5. Speak to Antiques Merchant; Receive quest</text:p>
      <text:p text:style-name="P414"><text:span text:style-name="T498">7</text:span><text:span text:style-name="T482">. </text:span><text:span text:style-name="T261">Bog Maze, </text:span><text:span text:style-name="T493">find Emberstones (2)</text:span></text:p>
      <text:p text:style-name="P386"><text:span text:style-name="T814">8</text:span>. Find <text:span text:style-name="T828">Jar</text:span> in Mudbottom</text:p>
      <text:p text:style-name="P403">9. Retrieve Mud in Mudbottom</text:p>
      <text:p text:style-name="P386"><text:span text:style-name="T828">10</text:span>. <text:span text:style-name="T782">Repair Runestone [accidentally reveal crystal]</text:span></text:p>
      <text:p text:style-name="P387"><text:span text:style-name="T814">11</text:span>. <text:span text:style-name="T261">Protect the Caravan</text:span></text:p>
      <text:p text:style-name="P401">1<text:span text:style-name="T828">2</text:span>. Defeat “Bandit Desperado”</text:p>
      <text:p text:style-name="P404">13. Defeat “Melchom &amp; the Merchants”</text:p>
      <text:p text:style-name="P396"><text:span text:style-name="T780">14</text:span>. <text:span text:style-name="T807">OFFICIAL </text:span>QUEST started! / <text:span text:style-name="T823">Head</text:span> to Bredon</text:p>
      <text:p text:style-name="P354"><text:soft-page-break/><text:span text:style-name="T708">Key </text:span>Rooms and Items:</text:p>
      <text:p text:style-name="P397">Melchom's tent: enter-able tent in the caravan</text:p>
      <text:p text:style-name="P397">Wooden Beam: structure with Melchom's three horses tied to it <text:span text:style-name="T832">(just a visual)</text:span></text:p>
      <text:p text:style-name="P399">Typical Merchant Stand (operated by <text:span text:style-name="T824">L</text:span>ocal <text:span text:style-name="T824">M</text:span>erchant)</text:p>
      <text:p text:style-name="P398">World Map (given by Melchom)</text:p>
      <text:p text:style-name="P388"><text:span text:style-name="T261">Bog Maze </text:span><text:span text:style-name="T265">(D0</text:span><text:span text:style-name="T737">)</text:span>: Location of 2 Emberstones</text:p>
      <text:p text:style-name="P386">Mudbottom mud pit: Location of Mud, <text:span text:style-name="T826">and Operating Room (for crane)</text:span></text:p>
      <text:p text:style-name="P405">Mudbottom Mudfall: <text:span text:style-name="T837">Dammed mud stream</text:span>, false location to pick up mud</text:p>
      <text:p text:style-name="P405">Mudbottom Mudfall House: Location of <text:span text:style-name="T261">Mudbottom Letter</text:span></text:p>
      <text:p text:style-name="P402">Mudbottom Crane, located at mud pit: used to pick up mud</text:p>
      <text:p text:style-name="P390">Mudbottom Vase Shop: location of Jug Rolan uses to collect mud</text:p>
      <text:p text:style-name="P93"><text:span text:style-name="T482">Bosses</text:span><text:span text:style-name="T508">: </text:span><text:span text:style-name="T514">Bog Maze boss</text:span></text:p>
      <text:p text:style-name="P94"><text:span text:style-name="T514"><text:tab/>Bandit Desperado</text:span><text:span text:style-name="T339"> </text:span><text:span text:style-name="T342">and her band of bandits</text:span><text:span text:style-name="T514"> (</text:span><text:span text:style-name="T339">Protect the Caravan</text:span><text:span text:style-name="T343">)</text:span></text:p>
      <text:p text:style-name="P94"><text:span text:style-name="T339"><text:tab/></text:span><text:span text:style-name="T518">Melchom and his men (following</text:span><text:span text:style-name="T343"> Protect the Caravan)</text:span></text:p>
      <text:p text:style-name="P171"><text:span text:style-name="T732">O</text:span>ptional Bits<text:span text:style-name="T37">:</text:span></text:p>
      <text:p text:style-name="P172"><text:span text:style-name="T37"><text:tab/></text:span><text:span text:style-name="T168">IlFraternity Base (scene)</text:span></text:p>
      <text:p text:style-name="P174"><text:tab/>Secretive Merchant Red Herring (mini-quest with information pay-off)</text:p>
      <text:p text:style-name="P173"/>
      <text:p text:style-name="P174"/>
      <text:p text:style-name="P441"/>
      <text:p text:style-name="P190">SCENES</text:p>
      <text:p text:style-name="P34"><text:span text:style-name="T799">1.</text:span>4.1 THE SOUTHERN CONTINENT DESERT</text:p>
      <text:p text:style-name="P44"><text:tab/><text:span text:style-name="T789">The Sunshine Wood leads through the green forest and into a desert area. </text:span></text:p>
      <text:p text:style-name="P44"><text:span text:style-name="T793"><text:tab/></text:span><text:span text:style-name="T789">The ground is </text:span><text:span text:style-name="T790">covered in smooth </text:span><text:span text:style-name="T789">sand. </text:span><text:span text:style-name="T792">There are some wavy lines in </text:span><text:span text:style-name="T794">it</text:span><text:span text:style-name="T792">, drawn by the wind</text:span><text:span text:style-name="T789">. It is sunny, </text:span><text:span text:style-name="T790">and bright</text:span><text:span text:style-name="T789">. There are occasional </text:span><text:span text:style-name="T790">rock</text:span><text:span text:style-name="T789"> formations. [rather than trees that line the path, there are rock formations.] Some are small, others are large </text:span><text:span text:style-name="T791">and</text:span><text:span text:style-name="T789"> </text:span><text:span text:style-name="T790">form bridges. They are a muddy orange color.</text:span><text:span text:style-name="T789"> It is </text:span><text:span text:style-name="T792">pretty but </text:span><text:span text:style-name="T789">desolate, </text:span><text:span text:style-name="T790">and there are no signs of people.</text:span></text:p>
      <text:p text:style-name="P460"><text:span text:style-name="T621"><text:tab/></text:span><text:span text:style-name="T412">Small</text:span><text:span text:style-name="T261">, fat, bushy </text:span><text:span text:style-name="T396">cacti</text:span><text:span text:style-name="T261"> and tall, skinny cacti must be avoided, because they are prickly. Cacti are marked by pretty pink flowers. </text:span><text:span text:style-name="T396">Obstacl</text:span><text:span text:style-name="T402">e</text:span><text:span text:style-name="T396">s</text:span><text:span text:style-name="T261"> to be crossed include giant sink holes in the sand. There may be a knocked over tree, wood plank, or rope to </text:span><text:span text:style-name="T324">help </text:span><text:span text:style-name="T261">cross. </text:span><text:span text:style-name="T306">The </text:span><text:span text:style-name="T402">distance</text:span><text:span text:style-name="T306"> from Forest Town to the Caravan should be somewhat long, and interesting. This is the player's first time in the real world.</text:span></text:p>
      <text:p text:style-name="P14"><text:span text:style-name="T261">[Note: This is</text:span><text:span text:style-name="T292"> the same environment as the Thieves' Prison</text:span><text:span text:style-name="T261">.]</text:span></text:p>
      <text:p text:style-name="P39"/>
      <text:p text:style-name="P339"><text:span text:style-name="T799">1.4.</text:span>2 <text:span text:style-name="T734">CARAVAN</text:span></text:p>
      <text:p text:style-name="P255"><text:span text:style-name="T621">Characters:</text:span><text:span text:style-name="T45"> Rolan, Lulu</text:span></text:p>
      <text:p text:style-name="P255"><text:span text:style-name="T45"><text:tab/></text:span><text:span text:style-name="T55">Timid Merchant: </text:span><text:span text:style-name="T101">F. </text:span><text:span text:style-name="T55">A terrifi</text:span><text:span text:style-name="T88">ed </text:span><text:span text:style-name="T101">woman</text:span><text:span text:style-name="T88"> pacing back and forth </text:span></text:p>
      <text:p text:style-name="P255"><text:span text:style-name="T55"><text:tab/></text:span><text:span text:style-name="T88">Melchom: Head merchant</text:span><text:span text:style-name="T55"> </text:span><text:span text:style-name="T86">Tall,</text:span><text:span text:style-name="T55"> ponytail, </text:span><text:span text:style-name="T84">beard and dark jacket</text:span><text:span text:style-name="T55">. </text:span><text:span text:style-name="T85">Found in [Melchom's Tent]</text:span></text:p>
      <text:p text:style-name="P186"><text:tab/><text:span text:style-name="T783">Antiques Merchant: F. Gives you quest for runestone items. Found by [broken cart]</text:span></text:p>
      <text:p text:style-name="P186"><text:tab/><text:span text:style-name="T781">Local Merchant: sells potions, etc. Has a typical “merchant” stand</text:span></text:p>
      <text:p text:style-name="P186"><text:tab/><text:span text:style-name="T810">Bad Merchant: F. Let's you pay to sleep in her cart</text:span></text:p>
      <text:p text:style-name="P186"><text:tab/><text:span text:style-name="T781">Secretive Merchant: Gives [Red Herring Quest]. Has a brightly colored bandana.</text:span></text:p>
      <text:p text:style-name="P186"><text:tab/><text:span text:style-name="T781">Bredon Merchant: Hints about the IlFraternity base. </text:span></text:p>
      <text:p text:style-name="P186"><text:tab/><text:span text:style-name="T811">Rare Insect Purveyor: a purveyor of strange insects</text:span></text:p>
      <text:p text:style-name="P306"><text:span text:style-name="T546"><text:tab/></text:span>Weird Moustachioed Potion Master: <text:span text:style-name="T811">Tries to sell very odd items</text:span></text:p>
      <text:p text:style-name="P186"><text:tab/><text:span text:style-name="T810">Merchants 1-4: NPCs with dialogues</text:span></text:p>
      <text:p text:style-name="P186"><text:tab/><text:span text:style-name="T850">Fredericka: Confused person living in Mudbottom</text:span></text:p>
      <text:p text:style-name="P258"><text:span text:style-name="T621">Music:</text:span><text:span text:style-name="T45"> </text:span><text:span text:style-name="T61">Caravan, </text:span><text:span text:style-name="T81">Dungeon, Desert (enemy area)</text:span></text:p>
      <text:p text:style-name="P255"><text:span text:style-name="T621">Player Goal: </text:span><text:span text:style-name="T89">Be enlisted as bodyguards</text:span></text:p>
      <text:p text:style-name="P263"><text:span text:style-name="T621">Story </text:span><text:span text:style-name="T631">L</text:span><text:span text:style-name="T621">ocations/Rooms:</text:span><text:span text:style-name="T45"> Melchom's Tent, Broken Cart</text:span></text:p>
      <text:p text:style-name="P379">Flowchart:<text:span text:style-name="T37"> After speaking to the Timid Merchant, Melchom </text:span><text:span text:style-name="T185">can be spoken to</text:span></text:p>
      <text:p text:style-name="P468">After speaking to Melchom, the Antiques Merchant's dialogue changes to [quest for emberstones and mud]</text:p>
      <text:p text:style-name="P467"/>
      <text:p text:style-name="P481"><text:span text:style-name="T631">N</text:span><text:span text:style-name="T621">otes:</text:span><text:span text:style-name="T45"> </text:span><text:span text:style-name="T73">Melchom is locked in between two NPC's and cannot be spoken to before player talks to Timid Merchant and receives goal to talk to Melchom</text:span></text:p>
      <text:p text:style-name="P197"><text:tab/>Receive World Map from Melchom</text:p>
      <text:p text:style-name="P201"><text:span text:style-name="T783"><text:tab/></text:span>If player tries to exit on the opposite side of the caravan without talking to the Antique <text:tab/><text:tab/><text:tab/><text:tab/>Merchant and receiving the quest for emberstones and mud, <text:span text:style-name="T824">Lulu: “</text:span>Hold on! I bet <text:tab/><text:tab/><text:tab/>someone here can help us.”</text:p>
      <text:p text:style-name="P228"/>
      <text:p text:style-name="P228"/>
      <text:p text:style-name="P347"><text:span text:style-name="T593"><text:tab/></text:span><text:span text:style-name="T538">Rolan and Lulu find a caravan a</text:span><text:span text:style-name="T549">nd explore it. They will notice a TIMID MERCHANT pacing back and forth, anxiously. When they speak to him, he explains that they were attacked</text:span><text:span text:style-name="T538">. </text:span><text:span text:style-name="T549">He suggests you talk to MELCHOM, who may have work for you. He is described as the large man with </text:span><text:span text:style-name="T559">a</text:span><text:span text:style-name="T549"> ponytail and beard. Melchom will offer you a position as their bodyguards. Rolan and Lulu accept, and </text:span><text:soft-page-break/><text:span text:style-name="T549">Melchom gives them a WORLD MAP. He tells them to speak to the ANTIQUES MERCHANT, who is by the broken cart.</text:span></text:p>
      <text:p text:style-name="P328"><text:tab/>Speaking with the Antiques merchant, he explains the rune stone is broken—meaning the cart cannot move. Rolan and Lulu are told to go find mud (likely in a nearby village), and 2 emberstones (from the bogs) to patch the broken stone. As the player exits the town, Rolan tells Lulu to stay at the caravan and protect the merchants.</text:p>
      <text:p text:style-name="P350"><text:span text:style-name="T516">C</text:span><text:span text:style-name="T508">arts, Atmosphere</text:span></text:p>
      <text:p text:style-name="P346"><text:span text:style-name="T538"><text:tab/></text:span><text:span text:style-name="T261">There are a dozen </text:span><text:span text:style-name="T396">wooden carts</text:span><text:span text:style-name="T261">, </text:span><text:span text:style-name="T284">all</text:span><text:span text:style-name="T261"> packed with junk. </text:span><text:span text:style-name="T293">The front of each cart has a </text:span><text:span text:style-name="T324">external seat for steering the horses..</text:span><text:span text:style-name="T293">.</text:span><text:span text:style-name="T324">Or so it seems, as the carts are operated by runestone rather than horse.</text:span><text:span text:style-name="T261"> </text:span><text:span text:style-name="T293">There is, conspicuously, </text:span><text:span text:style-name="T399">no way to attach horses</text:span><text:span text:style-name="T293"> to the carts. There is only a seat, and what appears to be a metal steering </text:span><text:span text:style-name="T399">wheel</text:span><text:span text:style-name="T293"> (a not-so-obvious half-moon shaped metal bar) jutting out from the floor. </text:span><text:span text:style-name="T312">This will pre-empt the story of the broken runestone, and how the cart cannot move without it. </text:span><text:span text:style-name="T296">The outside of the cart is lined with a rope, </text:span><text:span text:style-name="T304">and</text:span><text:span text:style-name="T296"> at least </text:span><text:span text:style-name="T304">2</text:span><text:span text:style-name="T296"> horn-shaped water </text:span><text:span text:style-name="T400">jugs</text:span><text:span text:style-name="T296"> hanging off of them.</text:span></text:p>
      <text:p text:style-name="P348"><text:span text:style-name="T293"><text:tab/></text:span><text:span text:style-name="T285">Some of these have white tarps </text:span><text:span text:style-name="T293">covering them;</text:span><text:span text:style-name="T285"> others, large “freight” type carts are open to the elements, </text:span><text:span text:style-name="T293">and packed with closed chests</text:span><text:span text:style-name="T285">. </text:span><text:span text:style-name="T284">The </text:span><text:span text:style-name="T293">carts</text:span><text:span text:style-name="T284"> are </text:span><text:span text:style-name="T401">arranged roughly in a long circle</text:span><text:span text:style-name="T284">, protecting the merchants standing in the middle areas. </text:span><text:span text:style-name="T285">There are </text:span><text:span text:style-name="T313">two</text:span><text:span text:style-name="T285"> small tents of white tarp set up to protect from the sun. </text:span><text:span text:style-name="T293">Melchom's personal cart is in the center of the caravan. </text:span><text:span text:style-name="T285">There </text:span><text:span text:style-name="T293">is only one </text:span><text:span text:style-name="T285">“enter-able” structure</text:span><text:span text:style-name="T293">. </text:span><text:span text:style-name="T400">Melchom's tent</text:span><text:span text:style-name="T296"> is a white</text:span><text:span text:style-name="T293"> fabric </text:span><text:span text:style-name="T296">laying over</text:span><text:span text:style-name="T293"> 4 wooden poles, with a fifth support beam in the middle, </text:span><text:span text:style-name="T296">and an open flap that operates as the door</text:span><text:span text:style-name="T293"> </text:span><text:span text:style-name="T296">(</text:span><text:span text:style-name="T324">it is </text:span><text:span text:style-name="T296">not a large, stable structure!)</text:span><text:span text:style-name="T285">. This caravan set up base simply because it had been attacked and stranded.</text:span><text:span text:style-name="T410"> </text:span><text:span text:style-name="T411">Two</text:span><text:span text:style-name="T399"> horses are tied</text:span><text:span text:style-name="T293"> to a large wooden beam in the middle of the caravan. A couple of horses mull about, free. </text:span></text:p>
      <text:p text:style-name="P350"><text:span text:style-name="T293">M</text:span><text:span text:style-name="T261">erchants</text:span></text:p>
      <text:p text:style-name="P349"><text:span text:style-name="T261"><text:tab/>Wealthy, well-dressed </text:span><text:span text:style-name="T412">merchants</text:span><text:span text:style-name="T261"> </text:span><text:span text:style-name="T271">stand around, guarding their stuff.</text:span><text:span text:style-name="T261"> They are dressed in</text:span><text:span text:style-name="T269"> baggy shirts and pants with bandanas on their heads</text:span><text:span text:style-name="T261">. The colors are mostly subtle tans and whites, with belts, </text:span><text:span text:style-name="T305">and </text:span><text:span text:style-name="T293">bandanas</text:span><text:span text:style-name="T261">. </text:span><text:span text:style-name="T299">The following merchants</text:span><text:span text:style-name="T293"> have brightly colored bandanas </text:span><text:span text:style-name="T324">and</text:span><text:span text:style-name="T293"> belts </text:span><text:span text:style-name="T324">(</text:span><text:span text:style-name="T293">and/or </text:span><text:span text:style-name="T312">something </text:span><text:span text:style-name="T324">else </text:span><text:span text:style-name="T312">to distinguish them</text:span><text:span text:style-name="T324">)</text:span><text:span text:style-name="T312">:</text:span></text:p>
      <text:p text:style-name="P340"><text:span text:style-name="T812">T</text:span>imid Merchant, Secretive Merchant</text:p>
      <text:p text:style-name="P349"><text:span text:style-name="T293"><text:tab/></text:span><text:span text:style-name="T270">The caravan </text:span><text:span text:style-name="T272">h</text:span><text:span text:style-name="T270">as </text:span><text:span text:style-name="T286">a</text:span><text:span text:style-name="T270"> LOCAL MERCHANT that sells normal goods (potions, etc), and one </text:span><text:span text:style-name="T272">merchant</text:span><text:span text:style-name="T270"> you can pay to take a </text:span><text:span text:style-name="T397">nap in his cart </text:span><text:span text:style-name="T413">(called, </text:span><text:span text:style-name="T414">BAD</text:span><text:span text:style-name="T413"> </text:span><text:span text:style-name="T414">MERCHANT</text:span><text:span text:style-name="T413">)</text:span><text:span text:style-name="T270">. The Head Merchant, MELCHOM, is in </text:span><text:span text:style-name="T297">his</text:span><text:span text:style-name="T270"> tent, speaking to confidants. </text:span></text:p>
      <text:p text:style-name="P345"><text:span text:style-name="T396">Player can talk to the merchants. </text:span><text:span text:style-name="T261">They will discuss the attacks in the south, and give clues. There is some uncertainty as to who attacked the villages: some say Lucius and some say the west, but this is not a major plot point. </text:span></text:p>
      <text:p text:style-name="P297"/>
      <text:p text:style-name="P196"/>
      <text:p text:style-name="P260"/>
      <text:p text:style-name="P195">SCENE BREAKDOWN</text:p>
      <text:p text:style-name="P338"><text:span text:style-name="T799">1.</text:span>4.<text:span text:style-name="T841">3</text:span> Secretive Merchant's Red Herring <text:span text:style-name="T838">Quest </text:span>(O)</text:p>
      <text:p text:style-name="P338"><text:tab/><text:span text:style-name="T21">Characters:</text:span><text:span text:style-name="T842"> </text:span><text:span text:style-name="T664">Rolan, Lulu</text:span></text:p>
      <text:p text:style-name="P332"><text:tab/><text:tab/><text:tab/>Secretive Merchant</text:p>
      <text:p text:style-name="P338"><text:tab/><text:span text:style-name="T638">The secretive Merchant will make a deal with Rolan. When Rolan brings 6 [x] from enemies in the d</text:span><text:span text:style-name="T639">esert, he will share information about Rolan's town. This can happen at any time in the Caravan </text:span><text:soft-page-break/><text:span text:style-name="T639">story. </text:span><text:span text:style-name="T648">When the player recovers these items (from defeating enemies) and returns to the merchant, he will hint that something evil is going on in the Western Kingdom.</text:span></text:p>
      <text:p text:style-name="P338"/>
      <text:p text:style-name="P338"><text:span text:style-name="T799">1.</text:span>4.<text:span text:style-name="T841">4</text:span> IlFraternity Base (O) </text:p>
      <text:p text:style-name="P338"><text:tab/><text:span text:style-name="T663">Rolan can find the base in the desert and learn their first tidbit about the Harvest Lords and IlFraternity.</text:span></text:p>
      <text:p text:style-name="P255"><text:span text:style-name="T621">Characters:</text:span><text:span text:style-name="T45"> Rolan</text:span></text:p>
      <text:p text:style-name="P255"><text:span text:style-name="T45"><text:tab/> </text:span><text:span text:style-name="T116">Johannes</text:span><text:span text:style-name="T90">, <text:s/>IlFraternity Member, IlFraternity NPC's x5</text:span></text:p>
      <text:p text:style-name="P255"><text:span text:style-name="T621">Player Goal: </text:span><text:span text:style-name="T663">[</text:span><text:span text:style-name="T90">scene, learn about IlFraternity]</text:span></text:p>
      <text:p text:style-name="P269"><text:span text:style-name="T621">Notes:</text:span><text:span text:style-name="T45"> Player cannot enter the building. They are stopped by the </text:span><text:span text:style-name="T116">Johannes</text:span><text:span text:style-name="T45"> and must leave after the dialogue. There are no other options.</text:span></text:p>
      <text:p text:style-name="P269"><text:span text:style-name="T45"><text:tab/></text:span><text:span text:style-name="T91">Player is able to find the Base with or without Lulu in their party (depending on if they do it when they are on the Runestone quest, meaning they are alone and left Lulu at the caravan). Lulu stands back, out of the way.</text:span></text:p>
      <text:p text:style-name="P338"/>
      <text:p text:style-name="P338"><text:tab/><text:span text:style-name="T648">When spoken to, the Bredon Merchant will reveal that there is turmoil in Bredon, and that Rolan and Lulu should be careful: “there's more than just bandits in the desert.”</text:span></text:p>
      <text:p text:style-name="P327"><text:span text:style-name="T10"><text:tab/></text:span><text:span text:style-name="T294">The IlFraternity base is located in a small-sized, old castle </text:span><text:span text:style-name="T325">in the desert near Bredon</text:span><text:span text:style-name="T294">.</text:span><text:span text:style-name="T295"> </text:span><text:span text:style-name="T261">It </text:span><text:span text:style-name="T303">has</text:span><text:span text:style-name="T261"> a small surrounding wall. It is a </text:span><text:span text:style-name="T302">tall and skinny</text:span><text:span text:style-name="T261"> </text:span><text:span text:style-name="T301">stone</text:span><text:span text:style-name="T261"> structure with </text:span><text:span text:style-name="T302">two</text:span><text:span text:style-name="T261"> tower</text:span><text:span text:style-name="T302">s</text:span><text:span text:style-name="T261"> and </text:span><text:span text:style-name="T302">pointed dark roofs</text:span><text:span text:style-name="T261">, </text:span><text:span text:style-name="T301">with </text:span><text:span text:style-name="T303">strips</text:span><text:span text:style-name="T301"> of </text:span><text:span text:style-name="T309">antiquey </text:span><text:span text:style-name="T301">green </text:span><text:span text:style-name="T309">color </text:span><text:span text:style-name="T301">from age</text:span><text:span text:style-name="T261">. The windows are broken and the ground is littered with </text:span><text:span text:style-name="T302">glass and bits of wreckage (roof, stones)</text:span><text:span text:style-name="T261">. Brown-green vines grow over any sign of life—</text:span><text:span text:style-name="T300">a</text:span><text:span text:style-name="T261"> watermill, horse enclosure or shed. The gate is broken into pieces and hangs crooked on its hinges. </text:span><text:span text:style-name="T307">Geographically, it is not particularly close to the caravan. It shouldn't be easy to accidentally stumble across (</text:span><text:span text:style-name="T308">al</text:span><text:span text:style-name="T307">though, </text:span><text:span text:style-name="T308">it's </text:span><text:span text:style-name="T307">not necessarily “hidden”). </text:span><text:span text:style-name="T328">The player will come looking for it later from the west, so it should be accessible when coming from Bredon.</text:span></text:p>
      <text:p text:style-name="P309"/>
      <text:p text:style-name="P335"><text:span text:style-name="T799">1.</text:span>4.<text:span text:style-name="T841">5</text:span><text:span text:style-name="T261"> </text:span><text:span text:style-name="T273">B</text:span><text:span text:style-name="T315">OG MAZE</text:span><text:span text:style-name="T273"> (D</text:span><text:span text:style-name="T293">ungeon 0</text:span><text:span text:style-name="T273">)</text:span></text:p>
      <text:p text:style-name="P337"><text:tab/><text:span text:style-name="T632">Rolan must find the Bog Maze in the South and retrieve 2 emberstones.</text:span></text:p>
      <text:p text:style-name="P280"><text:span text:style-name="T728">Characters:</text:span><text:span text:style-name="T162"> Rola</text:span><text:span text:style-name="T169">n</text:span></text:p>
      <text:p text:style-name="P258"><text:span text:style-name="T621">Music:</text:span><text:span text:style-name="T45"> </text:span><text:span text:style-name="T62">Desert, Bog Maze Dungeon</text:span></text:p>
      <text:p text:style-name="P306"><text:span text:style-name="T616">Player Goal:</text:span><text:span text:style-name="T535"> </text:span><text:span text:style-name="T539">Retrieve Emberstones from Dungeon</text:span></text:p>
      <text:p text:style-name="P306"><text:span text:style-name="T539"><text:tab/><text:tab/></text:span><text:span text:style-name="T550">Receive</text:span><text:span text:style-name="T548"> Razor Wind Conduit</text:span></text:p>
      <text:p text:style-name="P197"/>
      <text:p text:style-name="P336"><text:span text:style-name="T632"><text:tab/></text:span><text:span text:style-name="T469">Th</text:span><text:span text:style-name="T475">is</text:span><text:span text:style-name="T469"> is a naturally occurring </text:span><text:span text:style-name="T470">maze somewhere in the bog near Bredon.</text:span><text:span text:style-name="T469"> </text:span><text:span text:style-name="T471">The ground is coated in dark water, but it is mostly easy to walk through—</text:span><text:span text:style-name="T470">not that any townspeople dare visit this place</text:span><text:span text:style-name="T471">.</text:span><text:span text:style-name="T472"> </text:span><text:span text:style-name="T470">It</text:span><text:span text:style-name="T472"> </text:span><text:span text:style-name="T470">is </text:span><text:span text:style-name="T472">inhabited only by monsters. </text:span></text:p>
      <text:p text:style-name="P336"><text:span text:style-name="T473"><text:tab/></text:span><text:span text:style-name="T472">The labyrinth is surrounded by rather flat, muddy land with few trees. </text:span><text:span text:style-name="T476">The dungeon is not terribly large. </text:span><text:span text:style-name="T469">M</text:span><text:span text:style-name="T476">uch of it is filled with labyrinth style hedges </text:span><text:span text:style-name="T469">and ivy</text:span><text:span text:style-name="T476"> </text:span><text:span text:style-name="T469">that go through a bog</text:span><text:span text:style-name="T476">. However, the player will find that it is impossible to get through because there are walls in </text:span><text:span text:style-name="T470">all </text:span><text:span text:style-name="T476">the wrong places. </text:span><text:span text:style-name="T472">The labyrinth itself is made complex by trees, and dense ivy blocking the pathway, and deep water (that can only be </text:span><text:span text:style-name="T477">maneuvered</text:span><text:span text:style-name="T472"> via wooden pathways or fallen trees). </text:span><text:span text:style-name="T477">On the water are patches of floating green moss. </text:span><text:span text:style-name="T471">The trees </text:span><text:span text:style-name="T474">have</text:span><text:span text:style-name="T471"> very </text:span><text:span text:style-name="T477">little </text:span><text:span text:style-name="T471">foliage, but a lot of moss and vines. The area is mostly </text:span><text:span text:style-name="T478">brown and black</text:span><text:span text:style-name="T471"> colors with green patches of moss, ivy </text:span><text:span text:style-name="T478">and dark water</text:span><text:span text:style-name="T471">.</text:span><text:span text:style-name="T469"> </text:span><text:span text:style-name="T471">There are also a number of </text:span><text:span text:style-name="T476">paths made of wood panels through the water. </text:span><text:span text:style-name="T478">Some trees may be made climbable with big, sturdy mushrooms.</text:span></text:p>
      <text:p text:style-name="P342"><text:soft-page-break/><text:span text:style-name="T640"><text:tab/></text:span><text:span text:style-name="T657">Vines and foliage can be cut through to</text:span><text:span text:style-name="T640"> advance through the maze</text:span><text:span text:style-name="T641">. There is also a </text:span><text:span text:style-name="T643">deep bog area</text:span><text:span text:style-name="T641"> that cannot be crossed, </text:span><text:span text:style-name="T643">but clearly needs to be </text:span><text:span text:style-name="T644">[for example, o</text:span><text:span text:style-name="T643">n the opposite side is an enemy to show that Rolan can go there</text:span><text:span text:style-name="T644">]</text:span><text:span text:style-name="T643">.</text:span><text:span text:style-name="T641"> </text:span><text:span text:style-name="T643">D</text:span><text:span text:style-name="T641">irectly across from th</text:span><text:span text:style-name="T643">is</text:span><text:span text:style-name="T641"> </text:span><text:span text:style-name="T645">deep water</text:span><text:span text:style-name="T641"> </text:span><text:span text:style-name="T643">are tied up boulders</text:span><text:span text:style-name="T641"> (there are boulders piled back into a cavern, and there is a rope holding them back). The goal is to cut the rope and release all of the boulders, </text:span><text:span text:style-name="T643">so they fill the bog and Rolan can walk over it. </text:span><text:span text:style-name="T642">Some enemies also stand at a distance, up the trees. They can only be hit with the razor wind conduit. </text:span><text:span text:style-name="T646">The conduit </text:span><text:span text:style-name="T647">can</text:span><text:span text:style-name="T646"> also be used to chop a tree down in order to make a bridge. </text:span></text:p>
      <text:p text:style-name="P198"/>
      <text:p text:style-name="P185"><text:tab/></text:p>
      <text:p text:style-name="P267"><text:span text:style-name="T175">1.</text:span><text:span text:style-name="T165">4.</text:span><text:span text:style-name="T196">6</text:span><text:span text:style-name="T37"> </text:span><text:span text:style-name="T203">MUDBOTTOM</text:span></text:p>
      <text:p text:style-name="P227"><text:tab/><text:span text:style-name="T663">Rolan comes here looking for mud.</text:span></text:p>
      <text:p text:style-name="P8"><text:span text:style-name="T616">C</text:span><text:span text:style-name="T16">haracters</text:span>: Rolan</text:p>
      <text:p text:style-name="P8"><text:tab/><text:tab/><text:span text:style-name="T850">Fredericka: A very eccentric man who stayed behind after everyone left town. He hangs <text:tab/><text:tab/><text:tab/><text:tab/>out in his bedroom, and is a little crazy</text:span></text:p>
      <text:p text:style-name="P255"><text:span text:style-name="T621">Player Goal:</text:span><text:span text:style-name="T45"> </text:span><text:span text:style-name="T69">Pick up </text:span><text:span text:style-name="T70">CLAY</text:span><text:span text:style-name="T69"> JAR</text:span></text:p>
      <text:p text:style-name="P200"><text:tab/><text:tab/>Find Mud Pit</text:p>
      <text:p text:style-name="P200"><text:tab/><text:tab/>Operate Crane to pull mud from pit</text:p>
      <text:p text:style-name="P200"><text:tab/><text:tab/>Retrieve mud (in <text:span text:style-name="T832">jar</text:span>)</text:p>
      <text:p text:style-name="P380">Actions:<text:span text:style-name="T37"> </text:span><text:span text:style-name="T182">Player explores the town, and finds the Clay Jar in the store </text:span><text:span text:style-name="T183">(this is found by exploring. If <text:tab/><text:tab/><text:tab/>player does get to the crane, and doesn't have a jar, Rolan will say he needs to find a jar)</text:span></text:p>
      <text:p text:style-name="P374"><text:tab/>Player follows the small river of mud to the mud pit</text:p>
      <text:p text:style-name="P374"><text:tab/>Examines crane, and uses the control room to operate crane</text:p>
      <text:p text:style-name="P374"><text:tab/>Crane picks up mud</text:p>
      <text:p text:style-name="P374"><text:tab/>Retrieve mud from crane.</text:p>
      <text:p text:style-name="P482">Flowchart:<text:span text:style-name="T37"> </text:span><text:span text:style-name="T181">If player presses button in mud pit control room, the crane reaches into the mud and comes back up</text:span></text:p>
      <text:p text:style-name="P485"><text:span text:style-name="T552">If player tries to pick up this mud, Rolan says: “</text:span>I have mud, but nothing to put it in.”</text:p>
      <text:p text:style-name="P483">After player retrieves Clay Jar, this changes to [received mud] </text:p>
      <text:p text:style-name="P483"><text:tab/>-Rolan is then able to pick up mud and complete the mini-quest</text:p>
      <text:p text:style-name="P484">If player selects to collect mud from <text:span text:style-name="T839">M</text:span>udfall: the mud knocks the jar from Rolan's hand and sends it flying to the next screen. Rolan must retrieve it (either from the ground, or the mud stream)</text:p>
      <text:p text:style-name="P202"/>
      <text:p text:style-name="P324"><text:span text:style-name="T37"><text:tab/>The small town is completely abandoned. The houses are simple, square-shaped mud structures, all strung together: large buildings with many entrances, exits, and rooms. Entering through one door, the player could practically come out on the other side of town, or anywhere in between. Buildings are </text:span><text:span text:style-name="T189">externally</text:span><text:span text:style-name="T37"> ornamented with a white dotted line or </text:span><text:span text:style-name="T186">simple white </text:span><text:span text:style-name="T37">pattern. </text:span><text:span text:style-name="T191">Some windows have colorful mosaic stained glass. </text:span><text:span text:style-name="T37">Some areas are obstructed by piles of dirt and old garbage (wood planks, supplies). There is a well in the center (that looks like a hole in the ground), with a wooden pump. </text:span><text:span text:style-name="T190">There are mud statues surrounding the well, making it into a sort of “town square.” They are in the shapes of large vases </text:span><text:span text:style-name="T191">and </text:span><text:span text:style-name="T195">masks/heads</text:span><text:span text:style-name="T192"> with strong touches of white and blue</text:span><text:span text:style-name="T190">. </text:span><text:span text:style-name="T186">There are no enemies in the town.</text:span></text:p>
      <text:p text:style-name="P344"><text:span text:style-name="T186"><text:tab/></text:span><text:span text:style-name="T173">Fredericka</text:span><text:span text:style-name="T193"> is the only remaining person in the town, and he is very eccentric and very strange. He hangs out only in his bed, and can be found at the topmost bedroom </text:span><text:span text:style-name="T194">with some small cactus plants.</text:span></text:p>
      <text:p text:style-name="P6"><text:span text:style-name="T261"><text:tab/></text:span><text:span text:style-name="T409">Homes</text:span><text:span text:style-name="T434"> have</text:span><text:span text:style-name="T305"> perfectly square rooms, </text:span><text:span text:style-name="T327">and</text:span><text:span text:style-name="T305"> </text:span><text:span text:style-name="T316">practically nothing</text:span><text:span text:style-name="T305"> inside; </text:span><text:span text:style-name="T321">there may be some cool treasures</text:span><text:span text:style-name="T305">. A kitchen is </text:span><text:span text:style-name="T319">marked by</text:span><text:span text:style-name="T305"> one oven-shaped block, </text:span><text:span text:style-name="T321">and a</text:span><text:span text:style-name="T305"> bedroom has one, long, clay bed. </text:span><text:span text:style-name="T327">These homes are strung together in the same, large building. T</text:span><text:span text:style-name="T321">here is </text:span><text:span text:style-name="T305">a </text:span><text:span text:style-name="T403">supply store</text:span><text:span text:style-name="T305"> with </text:span><text:span text:style-name="T319">practically </text:span><text:span text:style-name="T305">nothing </text:span><text:soft-page-break/><text:span text:style-name="T305">in it; </text:span><text:span text:style-name="T321">there's </text:span><text:span text:style-name="T305">a </text:span><text:span text:style-name="T403">vase shop,</text:span><text:span text:style-name="T305"> with vases in the front window. These vases stand in plain sight. </text:span><text:span text:style-name="T314">They may sit on a colorful table cloth to make them stand out.</text:span><text:span text:style-name="T305"> </text:span><text:span text:style-name="T314">There is only one CLAY JAR that is completely unbroken. Player should pick this up to collect mud in, later.</text:span></text:p>
      <text:p text:style-name="P7"><text:span text:style-name="T261"><text:tab/></text:span><text:span text:style-name="T305">A river of dried mud goes through the town, leading to the MUD PIT in the back. </text:span><text:span text:style-name="T317">However, this is a long, winding stream </text:span><text:span text:style-name="T326">that flows in the ground level of the largest structure in town. There are internal wooden bridges to go over the stream</text:span><text:span text:style-name="T317">. </text:span><text:span text:style-name="T326">It</text:span><text:span text:style-name="T317"> also branches into two parts. At the end of one is a dam that has been broken. The mud rushes over one destroyed part of the wall. The player can see that they are able to climb a ladder down to the bottom, and try to collect mud. They are prompted if they want to collect the mud: </text:span><text:span text:style-name="T404">yes, </text:span><text:span text:style-name="T424">or </text:span><text:span text:style-name="T404">no. </text:span><text:span text:style-name="T424">If they say yes:</text:span></text:p>
      <text:p text:style-name="P7"><text:span text:style-name="T404">Rolan holds out the jar, but the mud is so fast it slaps </text:span><text:span text:style-name="T406">the jar</text:span><text:span text:style-name="T404"> out of his hand, and he </text:span><text:span text:style-name="T408">needs</text:span><text:span text:style-name="T404"> to retrieve it. </text:span><text:span text:style-name="T424">If the player tries this twice—Rolan: “</text:span><text:span text:style-name="T426">This isn't working</text:span><text:span text:style-name="T424">.”</text:span><text:span text:style-name="T404"> </text:span><text:span text:style-name="T425">However, at the end of these screens (where Rolan </text:span><text:span text:style-name="T429">must</text:span><text:span text:style-name="T425"> </text:span><text:span text:style-name="T429">retrieve</text:span><text:span text:style-name="T425"> his jar) is also a </text:span><text:span text:style-name="T427">very small one-room house. Inside, is a</text:span><text:span text:style-name="T425"> </text:span><text:span text:style-name="T405">letter</text:span><text:span text:style-name="T425"> </text:span><text:span text:style-name="T427">on a table detailing</text:span><text:span text:style-name="T425"> what happened to the town:</text:span></text:p>
      <text:p text:style-name="P43"/>
      <text:p text:style-name="P462">Mathilda,</text:p>
      <text:p text:style-name="P461"><text:span text:style-name="T621">The judges sa</text:span><text:span text:style-name="T660">y</text:span><text:span text:style-name="T621"> they have no use for our mud, anymore.</text:span></text:p>
      <text:p text:style-name="P461"><text:span text:style-name="T621">I think </text:span><text:span text:style-name="T661">they can't afford it be</text:span><text:span text:style-name="T662">cause they've spent the money elsewhere</text:span><text:span text:style-name="T661">.</text:span></text:p>
      <text:p text:style-name="P462">I found work here in a quarry. Come with the neighbors, and bring mud.</text:p>
      <text:p text:style-name="P42"/>
      <text:p text:style-name="P6"><text:span text:style-name="T424"><text:tab/></text:span><text:span text:style-name="T428">The player should eventually find the mud pit </text:span><text:span text:style-name="T433">out back</text:span><text:span text:style-name="T428">. </text:span><text:span text:style-name="T431">It</text:span><text:span text:style-name="T261"> is dangerously slippery, and Rolan can't walk too close. However, the inside walls of the pit are a different color. It is brighter, shinier, and clearly not dried out. There is a </text:span><text:span text:style-name="T318">small </text:span><text:span text:style-name="T407">control room</text:span><text:span text:style-name="T318"> next to a </text:span><text:span text:style-name="T407">crane</text:span><text:span text:style-name="T261">; the crane is </text:span><text:span text:style-name="T318">a rather small, red structure (not a huge yellow CAT). It is thin and simple [almost like a bucket tied a rope and set on a wooden skeleton]</text:span><text:span text:style-name="T261">. </text:span><text:span text:style-name="T318">The building is earthy (like the houses), with a very large window, set at the top of some steps.</text:span><text:span text:style-name="T815"> </text:span>Player must operate the crane <text:span text:style-name="T815">from the control room,</text:span> <text:span text:style-name="T815">where there is a large, visible button. When pressed the crane</text:span> will dip into the mud, <text:span text:style-name="T815">pull</text:span> out a scoop, and swing <text:span text:style-name="T815">it</text:span> over to the side. </text:p>
      <text:p text:style-name="P6">Player should then examine the Scoop, to <text:span text:style-name="T2">RECEIVE MUD.</text:span></text:p>
      <text:p text:style-name="P6">If Rolan has not yet found the JAR...<text:span text:style-name="T815">w</text:span>hen Player tries to pick up the mud by clicking on the Scoop: “I have mud, but nothing to put it in.”</text:p>
      <text:p text:style-name="P267"><text:span text:style-name="T185"><text:tab/>Concealed items </text:span><text:span text:style-name="T192">could</text:span><text:span text:style-name="T187"> be</text:span><text:span text:style-name="T185"> in breakable mud pots (Zelda-style).</text:span></text:p>
      <text:p text:style-name="P226"/>
      <text:p text:style-name="P18"/>
      <text:p text:style-name="P326"><text:span text:style-name="T515">1.</text:span><text:span text:style-name="T508">4.</text:span><text:span text:style-name="T524">7</text:span><text:span text:style-name="T508"> CARAVAN, ROLAN'S CRYSTAL! </text:span></text:p>
      <text:p text:style-name="P326"><text:span text:style-name="T508"><text:tab/></text:span><text:span text:style-name="T551">Lulu rejoins you, and player brings items to Antiques Merchant. Merchant quick</text:span><text:span text:style-name="T555">l</text:span><text:span text:style-name="T551">y forms new runestone but has troubles putting it in the cart. He asks for help. </text:span><text:span text:style-name="T519">Cut-scene </text:span><text:span text:style-name="T551">where Rolan drops the crystal. Player speaks to Melchom and the quest continues. </text:span></text:p>
      <text:p text:style-name="P193"/>
      <text:p text:style-name="P459"><text:span text:style-name="T616">C</text:span><text:span text:style-name="T16">haracters</text:span>: Rolan, Lulu</text:p>
      <text:p text:style-name="P459"><text:tab/><text:tab/><text:span text:style-name="T816">Antiques Merchant, Melchom, Merchant (that leaves to bring news of their arrival to <text:tab/><text:tab/><text:tab/><text:tab/>Bredon)</text:span></text:p>
      <text:p text:style-name="P459"><text:span text:style-name="T16">Music</text:span>: <text:span text:style-name="T816">Caravan, Click sound (of runestone, in scene)</text:span></text:p>
      <text:p text:style-name="P253"><text:span text:style-name="T621">Player Goal:</text:span><text:span text:style-name="T45"> </text:span><text:span text:style-name="T71">Fix rune stone, </text:span><text:span text:style-name="T72">begin </text:span><text:span text:style-name="T367">Protect the Caravan</text:span></text:p>
      <text:p text:style-name="P378"><text:span text:style-name="T621">Actions:</text:span><text:span text:style-name="T45"> </text:span><text:span text:style-name="T72">Upon returning, Lulu immediately greets you.</text:span></text:p>
      <text:p text:style-name="P372"><text:tab/>Player must initiate conversation with Antiques Merchant.</text:p>
      <text:p text:style-name="P373"><text:soft-page-break/><text:tab/>Merchant takes the items and constructs new runestone. He kneels, trying to place it in the cart. </text:p>
      <text:p text:style-name="P382"><text:tab/>He fiddles with it, before shaking his head and standing back up. He asks Rolan to help</text:p>
      <text:p text:style-name="P377"><text:span text:style-name="T71"><text:tab/></text:span><text:span text:style-name="T178">Cue cut-scene:</text:span><text:span text:style-name="T71"> Rolan fiddles </text:span><text:span text:style-name="T87">with the crystal</text:span><text:span text:style-name="T71">. The Merchant tells him to try harder.</text:span></text:p>
      <text:p text:style-name="P466"><text:span text:style-name="T337">Click </text:span><text:span text:style-name="T395">sound</text:span><text:span text:style-name="T394">, </text:span><text:span text:style-name="T71">and</text:span><text:span text:style-name="T394"> </text:span><text:span text:style-name="T45">it goes into place. Suddenly, Rolan's crystal tumbles out of his pocket...The merchants, and Lulu, stare, but say nothing. Quickly, Rolan shoves it back in his pocket.</text:span></text:p>
      <text:p text:style-name="P375"><text:tab/><text:span text:style-name="T649">Player is free to roam and should eventually approach Melchom (instructed by Antiques </text:span></text:p>
      <text:p text:style-name="P464">Merchant).</text:p>
      <text:p text:style-name="P381"><text:tab/>Melchom will be in conference with another merchant. When the player initiates conversation, </text:p>
      <text:p text:style-name="P465"><text:span text:style-name="T649">Melchom sends the merchant away and asks if Rolan is ready to finish his work. “Yes” will initiate 1.4.6, </text:span><text:span text:style-name="T415">Protect The Caravan</text:span></text:p>
      <text:p text:style-name="P383"><text:span text:style-name="T649">F</text:span><text:span text:style-name="T621">lowchart:</text:span><text:span text:style-name="T45"> After player replaces runestone, Melchom's dialogue changes to </text:span><text:span text:style-name="T360">Protect the <text:tab/><text:tab/><text:tab/><text:tab/>Caravan</text:span></text:p>
      <text:p text:style-name="P341"/>
      <text:p text:style-name="P303"><text:span text:style-name="T598">1.</text:span><text:span text:style-name="T596">4.</text:span><text:span text:style-name="T603">8</text:span><text:span text:style-name="T597"> </text:span><text:span text:style-name="T359">PROTECT THE CARAVAN</text:span></text:p>
      <text:p text:style-name="P304"><text:span text:style-name="T536"><text:tab/></text:span>The caravan moves together as a unit through the desert toward Bredon, very slowly. Various enemies will attack the merchants, and it is up to Rolan and Lulu to fight them off. </text:p>
      <text:p text:style-name="P457"/>
      <text:p text:style-name="P457"><text:span text:style-name="T616">C</text:span><text:span text:style-name="T16">haracters</text:span>: Rolan, Lulu</text:p>
      <text:p text:style-name="P457"><text:tab/>Melchom: A tall, rather friendly merchant with a ponytail and beard.</text:p>
      <text:p text:style-name="P463">Enemies:<text:span text:style-name="T37"> Bandit Desperado, Bandits (1-4?), Merchants (1-3), Melchom, 2 Desert animals</text:span></text:p>
      <text:p text:style-name="P457"><text:span text:style-name="T16">Music</text:span>: <text:span text:style-name="T735">Battle theme</text:span></text:p>
      <text:p text:style-name="P254"><text:span text:style-name="T621">Player Goal:</text:span><text:span text:style-name="T45"> </text:span><text:span text:style-name="T57">defeat 2 sets of enemies and Bandit Desperado</text:span></text:p>
      <text:p text:style-name="P376"><text:span text:style-name="T621">Actions: </text:span><text:span text:style-name="T45">As th</text:span><text:span text:style-name="T58">e caravan moves</text:span><text:span text:style-name="T45">, a merchant will yell: "Over here!! Bodyguards!!" To signal </text:span><text:span text:style-name="T82">there are <text:tab/><text:tab/><text:tab/>enemies.</text:span></text:p>
      <text:p text:style-name="P456"><text:tab/>After 2 <text:span text:style-name="T736">normal desert-type enemies</text:span>, Melchom will call: “Bodyguards, it's time to earn that </text:p>
      <text:p text:style-name="P455">pay!” </text:p>
      <text:p text:style-name="P370"><text:tab/>The final attack comes from <text:span text:style-name="T833">a GROUP OF BANDITS. After defeating a few of them, out pops </text:span><text:s/><text:tab/><text:tab/><text:tab/>BANDIT DESPERADO. <text:span text:style-name="T827">Sh</text:span>e is a mini-boss (not <text:span text:style-name="T840">really</text:span> <text:span text:style-name="T840">tough</text:span>). <text:span text:style-name="T827">Sh</text:span>e is distinguished <text:tab/><text:tab/><text:tab/>from other bandits by <text:span text:style-name="T827">a</text:span> big cowboy hat.</text:p>
      <text:p text:style-name="P370"><text:tab/><text:span text:style-name="T834">When Desperado is defeated, she cries for help before dying. Dialogue is cued, and...</text:span></text:p>
      <text:p text:style-name="P370"><text:tab/><text:span text:style-name="T827">The merchants automatically engage player in battle.</text:span></text:p>
      <text:p text:style-name="P370"><text:tab/><text:span text:style-name="T827">When Melchom HP hits a certain point, he yells that it's time to run away</text:span></text:p>
      <text:p text:style-name="P370"/>
      <text:p text:style-name="P303"><text:span text:style-name="T598"><text:s/>1.</text:span><text:span text:style-name="T596">4.</text:span><text:span text:style-name="T603">9</text:span><text:span text:style-name="T597"> </text:span><text:span text:style-name="T601">DESERT - STRANDED</text:span></text:p>
      <text:p text:style-name="P303"><text:span text:style-name="T536"><text:tab/></text:span><text:span text:style-name="T551">Rolan and Lulu are tossed out of the caravan, </text:span><text:span text:style-name="T556">and the caravan speeds off</text:span></text:p>
      <text:p text:style-name="P458"><text:span text:style-name="T616">C</text:span><text:span text:style-name="T16">haracters</text:span>: Rolan, Lulu, <text:span text:style-name="T817">Melchom</text:span></text:p>
      <text:p text:style-name="P458"><text:span text:style-name="T16">Music</text:span>: </text:p>
      <text:p text:style-name="P377"><text:span text:style-name="T621">Actions:</text:span><text:span text:style-name="T72"> </text:span><text:span text:style-name="T179">cut-scene:</text:span><text:span text:style-name="T72"> Rolan and Lulu are tossed out, the caravan speeds off</text:span></text:p>
      <text:p text:style-name="P371"><text:tab/>Rolan and Lulu share a brief dialogue, indicating they should walk to Bredon</text:p>
      <text:p text:style-name="P371"><text:tab/>Player is free to head for Bredon!</text:p>
      <text:p text:style-name="P343"/>
      <text:h text:style-name="P757" text:outline-level="1"><text:bookmark-start text:name="__RefHeading__9134_1538258975"/>1.<text:span text:style-name="T818">5</text:span> “<text:span text:style-name="T818">The Quest Begins in Bredon</text:span>”<text:bookmark-end text:name="__RefHeading__9134_1538258975"/></text:h>
      <text:p text:style-name="P5"/>
      <text:p text:style-name="P78">CHAPTER OVERVIEW</text:p>
      <text:list xml:id="list9010139861167006619" text:style-name="L2">
        <text:list-item>
          <text:p text:style-name="P708"><text:span text:style-name="T722"><text:tab/></text:span>You ask around the town for information, but mostly hear chat about the Harvest Lords, IlFraternity, and an AWOL king. A bartender directs you to Spindly Chali. He tells you about the crystals one at a time, beginning with Falkenreause, the cheat. You seek her out and goad her into betting the crystal. Lulu will completely mess up the mini-games and you will lose the first time. The second time, Lulu will share invaluable hints and you (hopefully) win and receive your first crystal. Chali gives you the second name: Harvest Lord Manley. </text:p>
        </text:list-item>
        <text:list-item>
          <text:p text:style-name="P710">[chapter length – <text:span text:style-name="T829">med</text:span>]</text:p>
        </text:list-item>
        <text:list-item>
          <text:p text:style-name="P710"/>
        </text:list-item>
      </text:list>
      <text:p text:style-name="P26"><text:span text:style-name="T16">Characters</text:span>: Rolan, <text:span text:style-name="T818">Lulu</text:span></text:p>
      <text:p text:style-name="P480"><text:span text:style-name="T757">Outside</text:span><text:span text:style-name="T745">: </text:span></text:p>
      <text:p text:style-name="P473"><text:span text:style-name="T745"><text:tab/></text:span><text:span text:style-name="T749">Bredon </text:span><text:span text:style-name="T745">NPC 1, 2, 3, 4, </text:span><text:span text:style-name="T749">5</text:span></text:p>
      <text:p text:style-name="P475"><text:tab/>Bredon Welcoming Committee: has blue sash and clipboard, in Town Square</text:p>
      <text:p text:style-name="P472"><text:span text:style-name="T745"><text:tab/></text:span><text:span text:style-name="T746">Spindly Chali: </text:span><text:span text:style-name="T748">should look androgynous. </text:span><text:span text:style-name="T750">His clothes may be reminiscent of <text:tab/>the merchants.</text:span></text:p>
      <text:p text:style-name="P476"><text:tab/><text:span text:style-name="T844">Bredon </text:span>Kid 1, 2: in town square, playing in sandbox</text:p>
      <text:p text:style-name="P475"><text:span text:style-name="T863">Civilian</text:span> Houses:</text:p>
      <text:p text:style-name="P475"><text:tab/>House 1: Man, Brother, Sister</text:p>
      <text:p text:style-name="P475"><text:tab/>House 2: <text:span text:style-name="T863">Mother, Girl</text:span></text:p>
      <text:p text:style-name="P477">Harvest Lord Houses:</text:p>
      <text:p text:style-name="P477"><text:tab/>Manley: <text:s/><text:span text:style-name="T863">Coco</text:span></text:p>
      <text:p text:style-name="P477"><text:tab/><text:span text:style-name="T854">Chamberly</text:span>: Gardener, <text:span text:style-name="T854">Tito, Lady Chamberly</text:span></text:p>
      <text:p text:style-name="P475">Public Library:</text:p>
      <text:p text:style-name="P474"><text:span text:style-name="T744"><text:tab/></text:span><text:span text:style-name="T746">Patron 1, 2, 3</text:span></text:p>
      <text:p text:style-name="P476"><text:tab/>Librarian: <text:span text:style-name="T845">Male </text:span>shelving books, big <text:span text:style-name="T843">librarian </text:span>glasses</text:p>
      <text:p text:style-name="P418"><text:tab/>Abiades: <text:span text:style-name="T845">Female with Frazzled hair</text:span></text:p>
      <text:p text:style-name="P475">Bakery Bluebell:</text:p>
      <text:p text:style-name="P475"><text:tab/><text:span text:style-name="T844">NPC's 1-3: reading newspaper</text:span></text:p>
      <text:p text:style-name="P475"><text:tab/><text:span text:style-name="T844">Baker</text:span></text:p>
      <text:p text:style-name="P475">Arborelle:</text:p>
      <text:p text:style-name="P474"><text:span text:style-name="T744"><text:tab/></text:span><text:span text:style-name="T746">Arborelle </text:span><text:span text:style-name="T744">Bartender</text:span></text:p>
      <text:p text:style-name="P478"><text:tab/>Arborelle Gamemaster</text:p>
      <text:p text:style-name="P475"><text:tab/>Patron 1, 2, <text:span text:style-name="T858">3</text:span></text:p>
      <text:p text:style-name="P475"><text:soft-page-break/><text:tab/>Falkenreause</text:p>
      <text:p text:style-name="P475">Crunchy Mango:</text:p>
      <text:p text:style-name="P474"><text:span text:style-name="T744"><text:tab/></text:span><text:span text:style-name="T746">NPC 1, 2, Girl</text:span></text:p>
      <text:p text:style-name="P476"><text:tab/>Mango Bartender</text:p>
      <text:p text:style-name="P475">Palace: </text:p>
      <text:p text:style-name="P474"><text:span text:style-name="T744"><text:tab/></text:span><text:span text:style-name="T746">Guard: Stand</text:span><text:span text:style-name="T755">s</text:span><text:span text:style-name="T746"> at gate, full metal armor</text:span></text:p>
      <text:p text:style-name="P475"><text:span text:style-name="T853">Alchemy Alcove</text:span>:</text:p>
      <text:p text:style-name="P474"><text:span text:style-name="T744"><text:tab/></text:span><text:span text:style-name="T746">Spirit </text:span><text:span text:style-name="T747">Alchemist</text:span></text:p>
      <text:p text:style-name="P26"><text:span text:style-name="T16">Areas</text:span>: <text:span text:style-name="T835">Bredon</text:span></text:p>
      <text:p text:style-name="P50">Music:<text:span text:style-name="T37"> </text:span><text:span text:style-name="T207">Bredon, </text:span><text:span text:style-name="T348">ding</text:span><text:span text:style-name="T525"> of “Receive Crystal,” Falkenreause Mini-Game Music, </text:span><text:span text:style-name="T529">Pitter-Patter of feet <text:tab/><text:tab/><text:tab/>(</text:span><text:span text:style-name="T356">Save the Kitty)</text:span></text:p>
      <text:p text:style-name="P26"><text:span text:style-name="T16">Buildings</text:span>: <text:span text:style-name="T819">Arborelle (bar), Crunchy Mango (bar), Palace, Bredon Alchemy Alcove, Civilian House 1, 2, Lord Manley's House, Lady Chameberly's House, Public Library, Bakery Bluebell, Town Square</text:span></text:p>
      <text:p text:style-name="P57">Player Goals:<text:span text:style-name="T37"> </text:span></text:p>
      <text:p text:style-name="P444">1. Find Bartender and information about Chali</text:p>
      <text:p text:style-name="P448"><text:span text:style-name="T180">2. </text:span><text:span text:style-name="T37">Find Chali and names of crystal owners</text:span></text:p>
      <text:p text:style-name="P449">3. Arborelle Bar, find and defeat Falkenreause</text:p>
      <text:p text:style-name="P450">4. Get second name (Manley) from Chali</text:p>
      <text:p text:style-name="P355"><text:span text:style-name="T708">Key </text:span>Rooms and Items:</text:p>
      <text:p text:style-name="P363"><text:tab/><text:span text:style-name="T851">Arborelle Bar (location of Falkenreause)</text:span></text:p>
      <text:p text:style-name="P363"><text:tab/><text:span text:style-name="T851">Chali's Alley</text:span></text:p>
      <text:p text:style-name="P359">Optional <text:span text:style-name="T851">quests</text:span>:<text:span text:style-name="T338"> Melchom Pays </text:span><text:span text:style-name="T344">His Bill</text:span></text:p>
      <text:p text:style-name="P431">Save the Kitty</text:p>
      <text:p text:style-name="P96">Bosses:<text:span text:style-name="T37"> </text:span><text:span text:style-name="T188">None</text:span></text:p>
      <text:p text:style-name="P108">Notes:<text:span text:style-name="T37"> Falkenreause Mini-Game*</text:span></text:p>
      <text:p text:style-name="P314"/>
      <text:p text:style-name="P367">1.5.1 <text:span text:style-name="T820">BREDON CITY</text:span></text:p>
      <text:p text:style-name="P223"><text:tab/><text:span text:style-name="T412"> </text:span><text:span text:style-name="T416">The ground is grass with a stone road </text:span><text:span text:style-name="T432">marking the main path</text:span><text:span text:style-name="T416">. The town is surrounded by trees </text:span><text:span text:style-name="T448">and </text:span><text:span text:style-name="T432">has</text:span><text:span text:style-name="T416"> two entrances (one </text:span><text:span text:style-name="T451">roughly </text:span><text:span text:style-name="T416">to the south and one </text:span><text:span text:style-name="T451">roughly </text:span><text:span text:style-name="T416">to the north). </text:span><text:span text:style-name="T417">In the center of the town is </text:span><text:span text:style-name="T432">the </text:span><text:span text:style-name="T322">Town Square</text:span><text:span text:style-name="T417"> with a park and playground—</text:span><text:span text:style-name="T432">including a sand box and swing set</text:span><text:span text:style-name="T417">. It is partitioned off from the town with a wooden fence, and one main entrance (all made of wood). <text:s/>There is a small green field with benches.</text:span><text:span text:style-name="T437"> It is surrounded by a beautiful stream that circles it and makes it look like an island. There are two cute bridges to cross to the Town Square.</text:span></text:p>
      <text:p text:style-name="P223"><text:span text:style-name="T416"><text:tab/>The </text:span><text:span text:style-name="T261">palace</text:span><text:span text:style-name="T412"> </text:span><text:span text:style-name="T416">exists on the western point of the city. </text:span><text:span text:style-name="T412">The palace is placed on the opposite side of a mote-style pit, with a wooden bridge. It is partially set up in the middle of an old, very fat tree. Two hallways extend from either side of the main building (which serves as the throne room, etc.) and lead to the remaining wings (to the right, private quarters, and to the left, private meeting rooms). </text:span><text:span text:style-name="T452">Queen</text:span><text:span text:style-name="T412"> </text:span><text:span text:style-name="T437">Bosworth</text:span><text:span text:style-name="T412"> lives here, now.</text:span></text:p>
      <text:p text:style-name="P317"><text:span text:style-name="T412"><text:tab/>The average </text:span><text:span text:style-name="T3">civilian</text:span><text:span text:style-name="T412"> (and most of the IlFraternity members) live in quaint houses around the town. </text:span><text:span text:style-name="T855">They start at the base of a tree, with the trunk dead in the middle of the small wooden house. Houses may (or may not) be stacked on top of each other, with a ladder leading to the other levels.</text:span></text:p>
      <text:p text:style-name="P316"><text:tab/><text:span text:style-name="T3">Lord</text:span><text:span text:style-name="T13">'s</text:span><text:span text:style-name="T3"> </text:span><text:span text:style-name="T13">House</text:span><text:span text:style-name="T14">s</text:span><text:span text:style-name="T3"> </text:span>originally belonged to the current IlFraternity. <text:span text:style-name="T851">Two Harvest Lord homes</text:span> are scattered along <text:span text:style-name="T844">an</text:span> invisible line that surrounds the town (meaning, the town <text:span text:style-name="T885">is kind of encircled by the “important” buildings</text:span>). <text:span text:style-name="T844">Manley is located to the North. </text:span>Large wooden structures with huge, wall-sized windows. <text:span text:style-name="T836">They are the same style as the civilian houses, but have a long bridge that must be crossed. There are two houses (Chamberly, and Manley)</text:span></text:p>
      <text:p text:style-name="P307"><text:span text:style-name="T370"><text:tab/></text:span>Bredon Welcome Committee NPC likes to greet people as they come to Bredon. He used to be an aristocrat, but is now working for the Harvest Lords. It's kind of a terribly embarrassing job. He hangs out in the <text:span text:style-name="T3">Town Square</text:span> and wears a blue sash and cap.</text:p>
      <text:p text:style-name="P308"><text:span text:style-name="T560"><text:tab/>C</text:span><text:span text:style-name="T616">haracters:</text:span><text:span text:style-name="T560"> </text:span><text:span text:style-name="T561">Rolan, Lulu</text:span></text:p>
      <text:p text:style-name="P204"><text:tab/><text:tab/>Bredon Welcoming Committee: In park</text:p>
      <text:p text:style-name="P204"><text:tab/><text:tab/>Bredon Kids 1, 2: In park, in sandbox</text:p>
      <text:p text:style-name="P204"><text:tab/><text:tab/>Bredon Palace Guards 1, 2: Placed outside Palace. Will block player from entering</text:p>
      <text:p text:style-name="P204"><text:tab/><text:tab/>Spindly Chali: is locked in “Chali's Alley” between the backdoors of the library and Bluebell Bakery</text:p>
      <text:p text:style-name="P308"><text:span text:style-name="T561"><text:tab/></text:span><text:span text:style-name="T562"><text:tab/>Bredon NPC 1, 2, 3, 4: Wandering around. 2 and 3 are together in conversation.</text:span></text:p>
      <text:p text:style-name="P489"><text:span text:style-name="T621">Music:</text:span><text:span text:style-name="T45"> </text:span><text:span text:style-name="T93">Bredon theme</text:span></text:p>
      <text:p text:style-name="P505"><text:span text:style-name="T621">Player Goal: </text:span><text:span text:style-name="T139">Explore until they find Chali</text:span></text:p>
      <text:p text:style-name="P541">Locations: </text:p>
      <text:p text:style-name="P469"><text:span text:style-name="T102"><text:tab/>Arborelle: </text:span><text:span text:style-name="T108">Round, wooden building that is smooth <text:tab/>and more elegant than most <text:tab/>buildings here. There is a small patch of flowers out front. It is surrounded by a <text:tab/>stream (or has a large pond) with a quaint, romantic bridge. There are tea lights <text:tab/>streaming around the outside. </text:span><text:span text:style-name="T141">Ideally, this is the place players feel inclined to <text:tab/>check out, so they can speak to the bartender who sends them to the Mango. It <text:tab/>should stand out or be really obvious.</text:span></text:p>
      <text:p text:style-name="P470"><text:span text:style-name="T102"><text:tab/>Crunchy Mango: </text:span><text:span text:style-name="T45">dull, normal building. Has “Mango” sign out front. It's the local <text:tab/>watering hole. </text:span><text:span text:style-name="T108">If anything, it may be a little worn-down (destroyed </text:span><text:span text:style-name="T139">roof,</text:span><text:span text:style-name="T108"> <text:tab/>discolored wood panelling)</text:span></text:p>
      <text:p text:style-name="P470"><text:span text:style-name="T102"><text:tab/>Palace: </text:span><text:span text:style-name="T112">L</text:span><text:span text:style-name="T45">ess realistic, and more fairy-tale. It </text:span><text:span text:style-name="T108">is a simple ivory and stone color.</text:span></text:p>
      <text:p text:style-name="P470"><text:span text:style-name="T102"><text:tab/>Bredon </text:span><text:span text:style-name="T103">Alchemist Alcove: a store-sized structure. It's basically a special potions shop. <text:tab/>The appearance could be in the same style as the castle, so it stands out.</text:span></text:p>
      <text:p text:style-name="P471"><text:tab/>Civilian House 1, 2: <text:span text:style-name="T885">Appearance is more along the lines of Crunchy Mango. They may <text:tab/>have odd bright touches of color. (Bright blue door, yellow window panes)</text:span></text:p>
      <text:p text:style-name="P470"><text:span text:style-name="T102"><text:tab/>Lord Manley's House: </text:span><text:span text:style-name="T104">Located in </text:span><text:span text:style-name="T113">the </text:span><text:span text:style-name="T104">north</text:span></text:p>
      <text:p text:style-name="P470"><text:span text:style-name="T102"><text:tab/>Lady Chamerbly's Ho</text:span><text:span text:style-name="T104">us</text:span><text:span text:style-name="T102">e: </text:span><text:span text:style-name="T104">Located in the south</text:span></text:p>
      <text:p text:style-name="P470"><text:soft-page-break/><text:span text:style-name="T102"><text:tab/>Public Library: </text:span><text:span text:style-name="T104">tall wooden structure with benches and an “open library” out front.</text:span></text:p>
      <text:p text:style-name="P470"><text:span text:style-name="T102"><text:tab/>Bakery Bluebell: </text:span><text:span text:style-name="T104">a quaint bakery, white and blue colors, </text:span><text:span text:style-name="T108">a striped awning and a small <text:tab/>table out front. There may be cakes in the window (or at least the </text:span><text:span text:style-name="T112">Bakery </text:span><text:span text:style-name="T108">name).</text:span></text:p>
      <text:p text:style-name="P470"><text:span text:style-name="T102"><text:tab/>Town Square: </text:span><text:span text:style-name="T104">an island in the middle of a stream. You must cross bridges to get to it. It <text:tab/>has a playground (sandbox, etc) as well as a grassy area for picnics. There may <text:tab/>be a food stand/</text:span><text:span text:style-name="T139">ice cream truck</text:span><text:span text:style-name="T104">.</text:span></text:p>
      <text:p text:style-name="P604"><text:span text:style-name="T631">N</text:span><text:span text:style-name="T650">otes:</text:span><text:span text:style-name="T92"> </text:span><text:span text:style-name="T93">Player does not HAVE to speak to Crunchy Mango Bartender to see Chali. No doors are locked; player can find Chali on their own </text:span><text:span text:style-name="T104">(it would be really annoying for a player to HAVE to follow the story thread back to the Crunchy Mango, even if they happen to find Chali)</text:span><text:span text:style-name="T93">. For this reason, the doors to Chali's Alley should be </text:span><text:span text:style-name="T139">slightly</text:span><text:span text:style-name="T93"> concealed, </text:span><text:span text:style-name="T139">so it's not the first place they go.</text:span></text:p>
      <text:p text:style-name="P315"/>
      <text:p text:style-name="P203"><text:span text:style-name="T3">The following </text:span><text:span text:style-name="T15">Scenes</text:span>: First, are the initial set-up and description of locations (all marked optional), followed by the main storyline</text:p>
      <text:p text:style-name="P203"/>
      <text:p text:style-name="P234">1.5.<text:span text:style-name="T851">2</text:span> B<text:span text:style-name="T820">AKERY BLUEBELL (O)</text:span></text:p>
      <text:p text:style-name="P311"><text:tab/><text:span text:style-name="T651">The bakery is a simple little room with a cake cabinet, and quaint tables. </text:span><text:span text:style-name="T693">W</text:span><text:span text:style-name="T651">ood highlighted with white </text:span><text:span text:style-name="T693">furniture/counter</text:span><text:span text:style-name="T651">, and blue flowers. </text:span><text:span text:style-name="T679">There is a cupcake tray on the counter. It spirals up and is colorful.</text:span><text:span text:style-name="T651"> </text:span><text:span text:style-name="T680">It is more quaint than over-the-top girly.</text:span></text:p>
      <text:p text:style-name="P311"><text:span text:style-name="T651"><text:tab/></text:span><text:span text:style-name="T658">There are tall stools at the window bar. </text:span><text:span text:style-name="T680">Most</text:span><text:span text:style-name="T658"> tables </text:span><text:span text:style-name="T688">have someone</text:span><text:span text:style-name="T658"> reading </text:span><text:span text:style-name="T688">a </text:span><text:span text:style-name="T658">newspaper, </text:span><text:span text:style-name="T681">in silence</text:span><text:span text:style-name="T658">. </text:span><text:span text:style-name="T681">They may have a coffee on their table. </text:span><text:span text:style-name="T658">Every table has a bundle of blue flowers in a glass vase. The baker is a woman in an apron. One corridor has a bathroom (as marked by </text:span><text:span text:style-name="T676">cute girl/boy symbols</text:span><text:span text:style-name="T679">). Behind the counter is an open door (with a white curtain pulled to the side) leading to a very small kitchen with just an oven and table. There is a second door, leading</text:span><text:span text:style-name="T658"> to the back alley where Chali is/the back entrance to the library. </text:span><text:span text:style-name="T691">In the kitchen, there may be sacks of flour of sugar. If we wanted, we could make Rolan be able to tip these over and watch the flour/sugar spill all over the flour. It wouldn't do anything special; it would just be fun if the player enjoys being an ass hole.</text:span></text:p>
      <text:p text:style-name="P633"><text:span text:style-name="T560">C</text:span><text:span text:style-name="T616">haracters:</text:span><text:span text:style-name="T560"> </text:span></text:p>
      <text:p text:style-name="P650"><text:span text:style-name="T560"><text:tab/></text:span><text:span text:style-name="T561">Baker: Blue dress white apron. </text:span><text:span text:style-name="T569">Should remind you of your mom.</text:span></text:p>
      <text:p text:style-name="P656"><text:tab/>NPC 1, 2, 3: NPC's here sit at tables with their noses in newspapers. They do not speak to you. They may sip coffee.</text:p>
      <text:p text:style-name="P511"><text:span text:style-name="T621">Story </text:span><text:span text:style-name="T631">L</text:span><text:span text:style-name="T621">ocations/Rooms:</text:span><text:span text:style-name="T45"> </text:span><text:span text:style-name="T94">A door behind the counter exits to a small kitchen and then to Chali's Alley. A player shouldn't really </text:span><text:span text:style-name="T113">be drawn to it (don't want players bypassing all the fun stuff in the town)</text:span></text:p>
      <text:p text:style-name="P546"/>
      <text:p text:style-name="P234">1.5.<text:span text:style-name="T851">3</text:span> B<text:span text:style-name="T847">REDON ALCHEMIST ALCOVE (O)</text:span></text:p>
      <text:p text:style-name="P235"><text:span text:style-name="T261"><text:tab/></text:span><text:span text:style-name="T439">The interior is strikingly empty. </text:span><text:span text:style-name="T449">It is all wood </text:span><text:span text:style-name="T448">against</text:span><text:span text:style-name="T449"> a white-marble color-</text:span><text:span text:style-name="T448">ed altar</text:span><text:span text:style-name="T449">. </text:span><text:span text:style-name="T439">A bookshelf of potion bottles and items leans against the wall. The</text:span><text:span text:style-name="T448">re is a</text:span><text:span text:style-name="T439"> stone semi-circular wall with three items hanging off of it. This is unusable. The altar, however, </text:span><text:span text:style-name="T449">can be used</text:span><text:span text:style-name="T439">.</text:span><text:span text:style-name="T677"> </text:span><text:span text:style-name="T679">Standing on the square in front of the altar will prompt the question: Full Heal (100 gold) Yes/no?</text:span></text:p>
      <text:p text:style-name="P633"><text:span text:style-name="T560">C</text:span><text:span text:style-name="T616">haracters:</text:span><text:span text:style-name="T560"> </text:span><text:span text:style-name="T565">Alchemist</text:span></text:p>
      <text:p text:style-name="P542"><text:span text:style-name="T852">Key Items</text:span>:<text:span text:style-name="T37"> </text:span><text:span text:style-name="T204">altar, wall of </text:span><text:span text:style-name="T205">ingredients</text:span><text:span text:style-name="T204"> (unusable, purely decoration)</text:span></text:p>
      <text:p text:style-name="P543">Notes:<text:span text:style-name="T37"> This is the only alchemist for a while. The player will constantly be coming back and forth to Bredon, and it makes little sense for smaller towns to have a healer. The next one will be in Upper Mash (when we first leave the Southern Kingdom).</text:span></text:p>
      <text:p text:style-name="P546"/>
      <text:p text:style-name="P231">1.5.<text:span text:style-name="T851">4</text:span> <text:span text:style-name="T820">ARBORELLE BAR (O)</text:span></text:p>
      <text:p text:style-name="P229"><text:tab/><text:span text:style-name="T418">Once you enter, it looks as though you are outside: there are “trees” and </text:span><text:span text:style-name="T420">the rooms</text:span><text:span text:style-name="T418"> </text:span><text:span text:style-name="T420">are</text:span><text:span text:style-name="T418"> lit by hanging lanterns. </text:span><text:span text:style-name="T442">Stone walls, r</text:span><text:span text:style-name="T419">ed chair and tables. The first room includes a red bar and cozy tables; </text:span><text:soft-page-break/><text:span text:style-name="T419">the second is centered around a large, green “poker”-style table. There is a large window looking out to a patch of </text:span><text:span text:style-name="T420">perfect </text:span><text:span text:style-name="T419">green </text:span><text:span text:style-name="T420">grass </text:span><text:span text:style-name="T442">in the corner of the room</text:span><text:span text:style-name="T419">—for Pygmyhog races.</text:span><text:span text:style-name="T418"> The people here are generally very nice, save for the bartender. </text:span><text:span text:style-name="T441">Sh</text:span><text:span text:style-name="T418">e's a jerk. </text:span><text:span text:style-name="T419">(</text:span><text:span text:style-name="T650">inspired by: el bosc de les fades)</text:span></text:p>
      <text:p text:style-name="P487"><text:span text:style-name="T665">C</text:span><text:span text:style-name="T22">haracters:</text:span><text:span text:style-name="T665"> </text:span></text:p>
      <text:p text:style-name="P544"><text:span text:style-name="T665"><text:tab/></text:span><text:span text:style-name="T666">Arborelle Bartender: </text:span><text:span text:style-name="T681">Dressed in dark colors. She's rather snobby, </text:span><text:span text:style-name="T698">but also stands <text:tab/>out compared to the other people in the bar. The bar should be close to the <text:tab/>entrance and obvious.</text:span></text:p>
      <text:p text:style-name="P547"><text:tab/>Arborelle NPC 1, 2, 3</text:p>
      <text:p text:style-name="P547"><text:tab/>Arborelle Gamemaster: <text:span text:style-name="T860">Dressed similar to bartender</text:span></text:p>
      <text:p text:style-name="P547"><text:tab/>Falkenreause: <text:span text:style-name="T860">Black hat, long light hair, a dark dress. Flamboyant without being <text:tab/>too unusual (this is Bredon! Folks are simple)</text:span></text:p>
      <text:p text:style-name="P491"><text:span text:style-name="T621">Music:</text:span><text:span text:style-name="T45"> </text:span><text:span text:style-name="T93">(Falkenreause/ “Casino Games” theme?)</text:span></text:p>
      <text:p text:style-name="P507"><text:span text:style-name="T621">Player Goal:</text:span><text:span text:style-name="T45"> </text:span><text:span text:style-name="T93">(pre-Chali) speak to Bartender and receive clue to go to the Crunch</text:span><text:span text:style-name="T99">y</text:span><text:span text:style-name="T93"> Mango</text:span></text:p>
      <text:p text:style-name="P547"><text:tab/>(Post-Chali) Challenge and defeat Falkenreause</text:p>
      <text:p text:style-name="P511"><text:span text:style-name="T682">Key Items: </text:span><text:span text:style-name="T109">Falkenreause's crystal, attached to a necklace.</text:span><text:span text:style-name="T45"> </text:span></text:p>
      <text:p text:style-name="P562">Flowchart:<text:span text:style-name="T37"> </text:span><text:span text:style-name="T197">After receiving Falkenreause's name from Chali, her dialogue will change. </text:span></text:p>
      <text:p text:style-name="P562"><text:span text:style-name="T197"><text:tab/></text:span><text:span text:style-name="T208">(Later) </text:span><text:span text:style-name="T209">a</text:span><text:span text:style-name="T208">fter defeating Falkenrease,</text:span><text:span text:style-name="T197"> the NPC's dialogue will change.</text:span></text:p>
      <text:p text:style-name="P673"/>
      <text:p text:style-name="P310"/>
      <text:p text:style-name="P234">1.5.<text:span text:style-name="T851">5</text:span> <text:span text:style-name="T820">BREDON PUBLIC LIBRARY (O)</text:span></text:p>
      <text:p text:style-name="P233"><text:tab/><text:span text:style-name="T422">Two levels, with books going straight up the walls to the ceiling. There's a large ladder to reach high-up books. The second level is constrained by a small wooden bannister, allowing the player to only travel the constricted paths. There is one extra room on each floor with large green </text:span><text:span text:style-name="T435">hammocks</text:span><text:span text:style-name="T422"> for reading, </text:span><text:span text:style-name="T443">as well as a large, mahogany desk for working. </text:span><text:span text:style-name="T422">There are tall trees that reach from the ground to the ceiling. </text:span><text:span text:style-name="T435">There is a ladder attached to a large tree that leads to the second floor. Other trees have bookshelves hanging off of them, and sometimes shelves are hanging between two or three trunks. The ground is solid wood paneling, with circles of dirt around the trees (as though they are straight from the earth, through the flooring)</text:span></text:p>
      <text:p text:style-name="P233"><text:span text:style-name="T435"><text:tab/></text:span><text:span text:style-name="T422">Outside </text:span><text:span text:style-name="T421">are a few large tree stumps (the size of a person) that have been converted to book shelves. </text:span><text:span text:style-name="T436">The idea here, is that people will think “dude, if my library looked like that, I'd go there.” It's generally cool mixed with relaxing and cozy.</text:span></text:p>
      <text:p text:style-name="P633"><text:span text:style-name="T560">C</text:span><text:span text:style-name="T616">haracters:</text:span><text:span text:style-name="T560"> </text:span><text:span text:style-name="T562">Library Patron 1, 2, 3</text:span></text:p>
      <text:p text:style-name="P657"><text:tab/>Abiades: woman with frazzled hair, and glasses hidden away in a side roo<text:span text:style-name="T864">m, nose in a <text:tab/>book. She may also have a huge stack of books laying next to her.</text:span></text:p>
      <text:p text:style-name="P657"><text:tab/>Librarian: man with librarian glasses who is eternally shelving books</text:p>
      <text:p text:style-name="P313"/>
      <text:p text:style-name="P237">1.5.<text:span text:style-name="T851">6</text:span> SUPPLY DEPOT <text:span text:style-name="T822">(O)</text:span></text:p>
      <text:p text:style-name="P237"><text:tab/><text:span text:style-name="T439">Ordinary goods shop. </text:span><text:span text:style-name="T412">Melchom is here. Whenever Rolan and Lulu first enter, a </text:span><text:span text:style-name="T261">cut-scene</text:span><text:span text:style-name="T412"> plays, wherein Melchom delivers goods to the Manager. </text:span><text:span text:style-name="T443">There is an unopened crate of goods sitting by the counter (delivered by Melchom).</text:span></text:p>
      <text:p text:style-name="P633"><text:span text:style-name="T560">C</text:span><text:span text:style-name="T616">haracters:</text:span><text:span text:style-name="T560"> </text:span><text:span text:style-name="T562">Melchom </text:span><text:span text:style-name="T570">(only the first time player enters)</text:span></text:p>
      <text:p text:style-name="P657"><text:tab/>Supply Depot Owner: receiving a box of goods from Melchom</text:p>
      <text:p text:style-name="P491"><text:span text:style-name="T621">Music:</text:span><text:span text:style-name="T45"> </text:span><text:span text:style-name="T96">Ca</text:span><text:span text:style-name="T110">ravan Theme (when Melchom is there. Goes until the sub-quest is ended or completed)</text:span></text:p>
      <text:p text:style-name="P559">Flowchart:<text:span text:style-name="T37"> </text:span><text:span text:style-name="T198">Once player enters for the first time, cut-scene plays of Melchom and Supply Depot Owner. Melchom will run out the back door. </text:span><text:span text:style-name="T199">(see next section for details)</text:span></text:p>
      <text:p text:style-name="P606"><text:span text:style-name="T631">N</text:span><text:span text:style-name="T650">otes:</text:span><text:span text:style-name="T92"> </text:span><text:span text:style-name="T97">If Rolan doesn't follow Melchom and tries to exit through the front door, Lulu will say they need to catch Melchom. If Rolan still decides to not chase him, the side-quest is lost forever and the Supply Depot Owner's dialogue changes to the typical “Did you </text:span><text:soft-page-break/><text:span text:style-name="T97">want to buy something?”</text:span></text:p>
      <text:p text:style-name="P237"/>
      <text:p text:style-name="P312">Melchom Pays <text:span text:style-name="T821">His Bill (Side quest!)</text:span></text:p>
      <text:p text:style-name="P236"><text:span text:style-name="T621"><text:tab/></text:span><text:span text:style-name="T668">If Rolan chases him, Melchom will continue to the Library, </text:span><text:span text:style-name="T669">and disappear into a side room where Library NPC 1 is. If Rolan talks to them, the patron says Melchom is hiding under the desk. If Rolan talks to Melchom, he will receive 600 gold in conversation.</text:span></text:p>
      <text:p text:style-name="P634"><text:span text:style-name="T560">C</text:span><text:span text:style-name="T616">haracters:</text:span><text:span text:style-name="T560"> </text:span><text:span text:style-name="T563">Melchom, Library NPC 1</text:span></text:p>
      <text:p text:style-name="P490"><text:span text:style-name="T621">Music:</text:span><text:span text:style-name="T45"> </text:span><text:span text:style-name="T98">Bredon</text:span><text:span text:style-name="T45"> </text:span></text:p>
      <text:p text:style-name="P506"><text:span text:style-name="T621">Player Goal:</text:span><text:span text:style-name="T45"> </text:span><text:span text:style-name="T98">Chase and catch Melchom</text:span></text:p>
      <text:p text:style-name="P509"><text:span text:style-name="T621">Story </text:span><text:span text:style-name="T631">L</text:span><text:span text:style-name="T621">ocations/Rooms:</text:span><text:span text:style-name="T45"> </text:span><text:span text:style-name="T98">Library, Library Side room</text:span></text:p>
      <text:p text:style-name="P558">Flowchart:<text:span text:style-name="T37"> </text:span><text:span text:style-name="T199">After Melchom disappears in to the Library side room, the Library NPC 1 dialogue will change to the </text:span><text:span text:style-name="T346">Melchom Pays His Bills</text:span><text:span text:style-name="T199"> dialogue in the screenplay.</text:span></text:p>
      <text:p text:style-name="P605"><text:span text:style-name="T61">N</text:span><text:span text:style-name="T92">otes:</text:span><text:span text:style-name="T98"> If Rolan chases Melchom to the library, Melchom will wait there for Rolan to find him until Rolan leaves the city. If Rolan exits Bredon, the story ends.</text:span></text:p>
      <text:p text:style-name="P315"/>
      <text:p text:style-name="P239">1.5.<text:span text:style-name="T851">7</text:span> <text:span text:style-name="T865">CIVILIAN HOUSE 1 (O)</text:span></text:p>
      <text:p text:style-name="P239"><text:tab/><text:span text:style-name="T683">The house interior is simple. A kitchen with a sink and window. A small “den” area, with a reading table and wooden accents. Upstairs are two children in a bedroom with three beds. The beds have colorful pillows. There may be a blanket fort. They have a pile of toys and toy airplane. There is also a rather empty bookshelf.</text:span></text:p>
      <text:p text:style-name="P239"/>
      <text:p text:style-name="P238"><text:tab/><text:span text:style-name="T665">C</text:span><text:span text:style-name="T22">haracters:</text:span><text:span text:style-name="T665"> </text:span><text:span text:style-name="T621">Civilian Man</text:span></text:p>
      <text:p text:style-name="P238"><text:span text:style-name="T621"><text:tab/><text:tab/>Civilian </text:span><text:span text:style-name="T667">Brother, Sister</text:span><text:span text:style-name="T621">: Upstairs, arguing</text:span></text:p>
      <text:p text:style-name="P507"><text:span text:style-name="T621">Player Goal:</text:span><text:span text:style-name="T45"> </text:span><text:span text:style-name="T95">Learn a little about Bredon</text:span></text:p>
      <text:p text:style-name="P523"><text:span text:style-name="T667">S</text:span><text:span text:style-name="T621">tory Items:</text:span><text:span text:style-name="T45"> Toy airplane, that kids are playing with</text:span></text:p>
      <text:p text:style-name="P672"/>
      <text:p text:style-name="P385">1.5.<text:span text:style-name="T859">8</text:span> <text:span text:style-name="T865">CIVILIAN HOUSE 2 (O)</text:span></text:p>
      <text:p text:style-name="P239"><text:tab/><text:span text:style-name="T683">The same style as House 1. Downstairs is a kitchen with a kitchen table, </text:span><text:span text:style-name="T684">sink, and counter</text:span><text:span text:style-name="T683">. The mother looks out a window with a red curtain. The girl sits at the table with a stuffed dragon. </text:span><text:span text:style-name="T684">Upstairs are two rooms. The mother's room is just a bed with a book on it. The girl's room has an open window with long pink curtains and a treasure chest of some kind, as well as a pink cat house. It may have a picture of a cat face so the player knows what it is.</text:span></text:p>
      <text:p text:style-name="P239"/>
      <text:p text:style-name="P238"><text:tab/><text:span text:style-name="T665">C</text:span><text:span text:style-name="T22">haracters:</text:span><text:span text:style-name="T665"> </text:span><text:span text:style-name="T668">Civilian</text:span><text:span text:style-name="T667"> </text:span><text:span text:style-name="T668">Woman, Girl</text:span></text:p>
      <text:p text:style-name="P507"><text:span text:style-name="T621">Player Goal:</text:span><text:span text:style-name="T45"> </text:span><text:span text:style-name="T100">Hear that girl's cat is missing, starting </text:span><text:span text:style-name="T371">Save the Kitty</text:span></text:p>
      <text:p text:style-name="P511"><text:span text:style-name="T621">Story </text:span><text:span text:style-name="T631">L</text:span><text:span text:style-name="T621">ocations/Rooms:</text:span><text:span text:style-name="T45"> </text:span><text:span text:style-name="T96">Kitchen, Girl's bedroom</text:span></text:p>
      <text:p text:style-name="P561">Flowchart:<text:span text:style-name="T37"> </text:span><text:span text:style-name="T198">After talking to the girl, the </text:span><text:span text:style-name="T345">Save the Kitty </text:span><text:span text:style-name="T198">quest is activated. </text:span><text:span text:style-name="T204">After talking to the girl, the window on the Chamberly House is openable, and the Gardener's dialogue changes to tell the player about the broken window. </text:span><text:span text:style-name="T198">(see </text:span><text:span text:style-name="T202">Chamberly</text:span><text:span text:style-name="T198"> House section for more)</text:span><text:span text:style-name="T37"> </text:span></text:p>
      <text:p text:style-name="P671"><text:span text:style-name="T61">N</text:span><text:span text:style-name="T92">otes: </text:span><text:span text:style-name="T96">Girl's bedroom is locked at first. There is a treasure inside</text:span></text:p>
      <text:p text:style-name="P589"/>
      <text:p text:style-name="P231">1.5.<text:span text:style-name="T859">9</text:span> <text:span text:style-name="T848">HARVEST LADY CHAMBERLY'S HOUSE <text:s/>(O)</text:span></text:p>
      <text:p text:style-name="P240">(Formerly '<text:span text:style-name="T861">Lord </text:span>Bosley' <text:span text:style-name="T893">in the original story and notes, changes because the name was too similar to others and also made female</text:span>)</text:p>
      <text:p text:style-name="P240"/>
      <text:p text:style-name="P230"><text:tab/><text:span text:style-name="T675"> </text:span><text:span text:style-name="T23">The story </text:span><text:span text:style-name="T24">of </text:span><text:span text:style-name="T479">Save the Kitty</text:span><text:span text:style-name="T23">:</text:span><text:span text:style-name="T675"> Rolan must sneak </text:span><text:span text:style-name="T685">through a broken side window</text:span><text:span text:style-name="T675">. By following a series of steps, he can find Basilisk, the little Civilian Girl's lost cat. First, </text:span><text:span text:style-name="T686">the player sees</text:span><text:span text:style-name="T675"> the (meow) when </text:span><text:span text:style-name="T686">entering</text:span><text:span text:style-name="T675">, telling </text:span><text:span text:style-name="T686">them</text:span><text:span text:style-name="T675"> the cat is present. Second, </text:span><text:span text:style-name="T686">they</text:span><text:span text:style-name="T675"> need to notice the fireplace poker and </text:span><text:soft-page-break/><text:span text:style-name="T675">knock it over </text:span><text:span text:style-name="T685">(simply by clicking on it)</text:span><text:span text:style-name="T675">, letting loose a bird. The cat will then chase the bird. Rolan must follow the sound of the frantic bird to find it and the cat. However, he needs to avoid Tito, who will kick the player out </text:span><text:span text:style-name="T685">of the house. It should be relatively easy to avoid Tito.</text:span></text:p>
      <text:p text:style-name="P205"/>
      <text:p text:style-name="P232"><text:span text:style-name="T685"><text:tab/></text:span><text:span text:style-name="T444">This is a mansion. </text:span><text:span text:style-name="T445">The outside has a large green hedge, </text:span><text:span text:style-name="T446">as well as hedges shaped into adorable animals (preferably something present in Rolan's Quest. Certain cute enemies, etc.)</text:span><text:span text:style-name="T445">. </text:span><text:span text:style-name="T446">A fish pond..</text:span><text:span text:style-name="T445"> There may even be a</text:span><text:span text:style-name="T446"> </text:span><text:span text:style-name="T445">statue of Lady Chamberly, herself. </text:span><text:span text:style-name="T444">The wood </text:span><text:span text:style-name="T446">inside the house </text:span><text:span text:style-name="T444">is dark, smooth mahogany, and everything is fancy. Every room has large windows with white curtains. Big, </text:span><text:span text:style-name="T446">extravagant</text:span><text:span text:style-name="T444"> mirrors are also common throughout the house. There is a living room with a huge L-shaped white couch; a big, open kitchen with an island in the middle; a piano room; an office with a large desk, chair </text:span><text:span text:style-name="T450">and maybe file boxes</text:span><text:span text:style-name="T444">. </text:span></text:p>
      <text:p text:style-name="P322"><text:tab/>Upstairs are two bedrooms with large beds and draperies over them; a Greenhouse (that is actually a room attached to the house) a terrace with plants, a table and maybe a wine glass on said table; a library (that may be reminiscent of the Bredon Library); and a pool with a white lounge chair. This building needs to be big and explorable so Finding the Kitty takes a few minutes. Rooms may have multiple entrances to confuse the player a little.</text:p>
      <text:p text:style-name="P206"/>
      <text:p text:style-name="P486"><text:span text:style-name="T665">C</text:span><text:span text:style-name="T22">haracters:</text:span><text:span text:style-name="T665"> </text:span><text:span text:style-name="T673">Tito: Chamberly's super sexy (yet fully clothed) man servant, </text:span><text:span text:style-name="T674">who is cleaning the <text:tab/></text:span><text:span text:style-name="T675">kitchen. </text:span><text:span text:style-name="T685">He should be in black pants and white button-up, with <text:tab/><text:tab/>noticeable hair.</text:span></text:p>
      <text:p text:style-name="P548"><text:tab/>Lady Chamberly: <text:span text:style-name="T861">Older lady with red hair </text:span>taking a nap in her office under a <text:tab/>blanket</text:p>
      <text:p text:style-name="P548"><text:tab/>Gardener: Out back, easy to walk up and talk to</text:p>
      <text:p text:style-name="P548"><text:tab/><text:span text:style-name="T861">Basil: a little black and white cat</text:span></text:p>
      <text:p text:style-name="P548"><text:tab/><text:span text:style-name="T861">Bird: a frantic red bird</text:span></text:p>
      <text:p text:style-name="P525"><text:span text:style-name="T849">Action:</text:span><text:span text:style-name="T202"> Player should approach the gardener, who will hint that the side window is broken.</text:span></text:p>
      <text:p text:style-name="P525"><text:span text:style-name="T202"><text:tab/>Player can climb through side window (this </text:span><text:span text:style-name="T347">can</text:span><text:span text:style-name="T202"> be done without talking to the gardener, but it isn't obvious)</text:span></text:p>
      <text:p text:style-name="P549"><text:tab/>Once inside, a visually cued (Meow) appears.</text:p>
      <text:p text:style-name="P525"><text:span text:style-name="T202"><text:tab/></text:span><text:span text:style-name="T203">Player should explore, and eventually notice the fireplace poker, and ash scattered <text:tab/>all over the place. The poker is </text:span><text:span text:style-name="T349">clearly</text:span><text:span text:style-name="T203"> clickable. When clicked on, it will <text:tab/>fall over and a bird swooshes out of the fireplace and o</text:span><text:span text:style-name="T210">f</text:span><text:span text:style-name="T203">f into the house.</text:span></text:p>
      <text:p text:style-name="P550"><text:tab/>Visually cued (pitter patter) (pitter patter)</text:p>
      <text:p text:style-name="P550"><text:tab/><text:span text:style-name="T861">The cat can be found where the bird is. The player must follow the (FLAP FLAP) <text:tab/>of the bird in the right direction.</text:span></text:p>
      <text:p text:style-name="P550"><text:tab/><text:span text:style-name="T856">Player is able to find and pick up cat.</text:span></text:p>
      <text:p text:style-name="P540">Flowchart:<text:span text:style-name="T37"> After player picks up cat, they cannot leave the city. The Girl in Civilian House 2's Dialogue changes to accept the cat.</text:span></text:p>
      <text:p text:style-name="P540">Key Rooms and Items:<text:span text:style-name="T37"> Broken window (for entering)</text:span></text:p>
      <text:p text:style-name="P540"><text:span text:style-name="T198"><text:tab/></text:span><text:span text:style-name="T37">Fireplace Poker (to be knocked over. Is very clearly usable)</text:span></text:p>
      <text:p text:style-name="P540"><text:span text:style-name="T198"><text:tab/></text:span><text:span text:style-name="T37">Greenhouse (</text:span><text:span text:style-name="T206">a room, </text:span><text:span text:style-name="T37">final location of cat and bird)</text:span><text:span text:style-name="T198"> </text:span></text:p>
      <text:p text:style-name="P525"><text:span text:style-name="T849">Notes: </text:span><text:span text:style-name="T202">Front door </text:span><text:span text:style-name="T210">is always</text:span><text:span text:style-name="T202"> locked.</text:span></text:p>
      <text:p text:style-name="P590"/>
      <text:p text:style-name="P230">1.5.<text:span text:style-name="T851">10</text:span> <text:span text:style-name="T848">HARVEST LORD MANLEY'S HOUSE (O)</text:span></text:p>
      <text:p text:style-name="P230"><text:tab/><text:span text:style-name="T445">Player cannot yet go inside.</text:span><text:span text:style-name="T446"> Outside is not quite as over-the-top as Lady Chamerbly's; however, there are many plants and flowers perfectly arranged...it may be arranged in the shape of a dollar sign, just because.</text:span></text:p>
      <text:p text:style-name="P318"/>
      <text:p text:style-name="P488"><text:span text:style-name="T665">C</text:span><text:span text:style-name="T22">haracters:</text:span><text:span text:style-name="T665"> </text:span><text:span text:style-name="T672">CoCo: Bosley's </text:span><text:span text:style-name="T674">flamboyant</text:span><text:span text:style-name="T672"> housekeeper. </text:span><text:span text:style-name="T687">CoCo is a male wearing ordinary clothes, </text:span><text:soft-page-break/><text:span text:style-name="T687">but with large, extraordinary hair—like Tito</text:span></text:p>
      <text:p text:style-name="P560"><text:span text:style-name="T846">Flowchart</text:span><text:span text:style-name="T198">: </text:span><text:span text:style-name="T200">If player tries to enter front door, they are met by </text:span><text:span text:style-name="T201">CoCo</text:span><text:span text:style-name="T200">, who will have a dialogue and turn them away. The house is locked until </text:span><text:span text:style-name="T206">1.5.</text:span></text:p>
      <text:p text:style-name="P194"/>
      <text:p text:style-name="P224">1.5.<text:span text:style-name="T851">11</text:span> C<text:span text:style-name="T820">RUNCHY MANGO BAR (MAIN STORY)</text:span></text:p>
      <text:p text:style-name="P224"><text:span text:style-name="T652"><text:tab/></text:span><text:span text:style-name="T421">This bar is an open space inside of a thick external wall. Once you enter through the door, </text:span><text:span text:style-name="T438">it looks like </text:span><text:span text:style-name="T446">have</text:span><text:span text:style-name="T438"> you walked into a</text:span><text:span text:style-name="T446">n abandoned</text:span><text:span text:style-name="T438"> forest</text:span><text:span text:style-name="T421">. There is a solid wood bar and a few, </text:span><text:span text:style-name="T446">small</text:span><text:span text:style-name="T421"> </text:span><text:span text:style-name="T447">green </text:span><text:span text:style-name="T421">tables </text:span><text:span text:style-name="T446">that are the size of crates</text:span><text:span text:style-name="T421">. It is very </text:span><text:span text:style-name="T423">small and </text:span><text:span text:style-name="T421">rustic, but </text:span><text:span text:style-name="T446">cozy</text:span><text:span text:style-name="T421">.</text:span><text:span text:style-name="T652"> </text:span></text:p>
      <text:p text:style-name="P632"><text:span text:style-name="T560">C</text:span><text:span text:style-name="T616">haracters:</text:span><text:span text:style-name="T560"> </text:span><text:span text:style-name="T571">Mango Molly</text:span><text:span text:style-name="T564">: Big friendly lady behind the bar. </text:span><text:span text:style-name="T571">She likes to laugh and talk with her <text:tab/>hands.</text:span></text:p>
      <text:p text:style-name="P658"><text:tab/>Mango NPC 1</text:p>
      <text:p text:style-name="P659"><text:tab/>Mango NPC 2, Girl: In view of each other. If Rolan talks to Mango girl she will say NPC 2 is creepy and look over at him. NPC 2 will wave</text:p>
      <text:p text:style-name="P659"><text:tab/>Mango MPC 3: sleeping in <text:span text:style-name="T862">the corner</text:span></text:p>
      <text:p text:style-name="P489"><text:span text:style-name="T621">Music:</text:span><text:span text:style-name="T45"> </text:span><text:span text:style-name="T99">Bredon (cont)</text:span></text:p>
      <text:p text:style-name="P505"><text:span text:style-name="T621">Player Goal:</text:span><text:span text:style-name="T45"> </text:span><text:span text:style-name="T99">Receive Chali's name and location from Bartender</text:span></text:p>
      <text:p text:style-name="P510"><text:span text:style-name="T670">Actions</text:span><text:span text:style-name="T621">:</text:span><text:span text:style-name="T45"> </text:span><text:span text:style-name="T99">Player should talk to Crunchy Mango Bartender. Dialogue will immediately lead Rolan to information about Chali.</text:span></text:p>
      <text:p text:style-name="P510"><text:span text:style-name="T671">Flowchart</text:span><text:span text:style-name="T99">: After Rolan talks to Chali, </text:span><text:span text:style-name="T111">Mango Molly's</text:span><text:span text:style-name="T99"> dialogue will change to (post-Chali) dialogue listed in screenplay</text:span><text:span text:style-name="T73"> </text:span></text:p>
      <text:p text:style-name="P551"/>
      <text:p text:style-name="P225">1.5.<text:span text:style-name="T851">12</text:span> <text:span text:style-name="T857">CHALI'S ALLEY (MAIN STORY)</text:span></text:p>
      <text:p text:style-name="P225"><text:tab/><text:span text:style-name="T440">There is very little here. Only a bucket or two that someone from the bakery might take a break on, and a trash bin.</text:span></text:p>
      <text:p text:style-name="P319"/>
      <text:p text:style-name="P635"><text:span text:style-name="T560">C</text:span><text:span text:style-name="T616">haracters:</text:span><text:span text:style-name="T560"> </text:span><text:span text:style-name="T566">Chali</text:span></text:p>
      <text:p text:style-name="P508"><text:span text:style-name="T621">Player Goal:</text:span><text:span text:style-name="T45"> </text:span><text:span text:style-name="T105">Receive Falkenreause's name</text:span></text:p>
      <text:p text:style-name="P512"><text:span text:style-name="T670">Actions</text:span><text:span text:style-name="T621">:</text:span><text:span text:style-name="T45"> </text:span><text:span text:style-name="T105">Player must initiate conversation</text:span></text:p>
      <text:p text:style-name="P552"><text:tab/>In dialogue, Player is asked if they want to pay 100G for a name or not. If no: Chali's dialogue changes to “I'll be here when you change your mind.” If yes: Rolan hands over the gold and the dialogue continues.</text:p>
      <text:p text:style-name="P512"><text:span text:style-name="T671">Flowchart</text:span><text:span text:style-name="T99">: </text:span><text:span text:style-name="T105">After Rolan pays for the name, Falkenreause's dialogue changes so they can “battle.”</text:span></text:p>
      <text:p text:style-name="P551"/>
      <text:p text:style-name="P225">1.5.<text:span text:style-name="T851">13</text:span> <text:span text:style-name="T857">ARBORELLE (MAIN STORY)</text:span></text:p>
      <text:p text:style-name="P635"><text:span text:style-name="T560">C</text:span><text:span text:style-name="T616">haracters:</text:span><text:span text:style-name="T560"> </text:span><text:span text:style-name="T567">Falkenreause, Bartender, Gamemaster, NPC 1, 2, 3</text:span></text:p>
      <text:p text:style-name="P492"><text:span text:style-name="T621">Music:</text:span><text:span text:style-name="T45"> </text:span><text:span text:style-name="T106">Mini-game theme cued for games, </text:span><text:span text:style-name="T372">ding</text:span><text:span text:style-name="T106"> for “received crystal” moment</text:span></text:p>
      <text:p text:style-name="P508"><text:span text:style-name="T621">Player Goal:</text:span><text:span text:style-name="T45"> </text:span><text:span text:style-name="T106">Defeat Falkenreause in mini-game</text:span></text:p>
      <text:p text:style-name="P512"><text:span text:style-name="T670">Actions</text:span><text:span text:style-name="T621">:</text:span><text:span text:style-name="T45"> </text:span><text:span text:style-name="T106">Player must initiate conversation.</text:span></text:p>
      <text:p text:style-name="P553"><text:tab/>When player says “yes” they are ready, mini-game is cued.</text:p>
      <text:p text:style-name="P513"><text:span text:style-name="T671">Flowchart</text:span><text:span text:style-name="T99">: </text:span><text:span text:style-name="T106"><text:s/>In dialogue, player is asked whether they are ready or to play or not. No: Falkenreause's dialogue is locked on “shall we begin?” until player says “yes.”</text:span></text:p>
      <text:p text:style-name="P513"><text:span text:style-name="T106"><text:tab/></text:span><text:span text:style-name="T107">After player defeats Falkenreause, Chali's dialogue changes to the next name <text:tab/>dialogue</text:span></text:p>
      <text:p text:style-name="P521"><text:span text:style-name="T678">N</text:span><text:span text:style-name="T621">otes:</text:span><text:span text:style-name="T45"> (mini-game possibilities)</text:span></text:p>
      <text:p text:style-name="P521"><text:span text:style-name="T211">The Pygmyhogger</text:span><text:span text:style-name="T37">:</text:span><text:span text:style-name="T45"> The goal is to catch as many pygmy hogs as possible. It is in a </text:span><text:span text:style-name="T115">very simple</text:span><text:span text:style-name="T45"> Pacman style set up (a labyrinth, with hogs placed in random spots). There are also enemies that move slowly through the maze that must be avoided. Later, there may be flying enemies that ignore all boundaries. Lulu will later tell you that you can pick the hogs up and throw them at enemies (as weapons aren't </text:span><text:soft-page-break/><text:span text:style-name="T45">allowed)</text:span></text:p>
      <text:p text:style-name="P545">other idea</text:p>
      <text:p text:style-name="P522"><text:span text:style-name="T114"><text:tab/></text:span><text:span text:style-name="T45">player has a staff that shoots fire (in place of a gun). The goal is to shoot as many vampire pygmyhogs as possible. They go constantly faster, and shooting three at once results in a huge explosion. After the first round, Lulu will tell you that you can also hit Falkenreause to confuse her. </text:span><text:span text:style-name="T114">This is set-up in an arcade-style game, very simple and in the vein of Space Invaders or </text:span><text:span text:style-name="T373">maybe </text:span><text:span text:style-name="T114">Geometry Wars if you wanted to work harder.</text:span></text:p>
      <text:p text:style-name="P554"/>
      <text:p text:style-name="P225">1.5.<text:span text:style-name="T851">14</text:span> C<text:span text:style-name="T857">HALI'S ALLEY (MAIN STORY)</text:span></text:p>
      <text:p text:style-name="P635"><text:span text:style-name="T560">C</text:span><text:span text:style-name="T616">haracters:</text:span><text:span text:style-name="T560"> </text:span><text:span text:style-name="T568">Chali</text:span></text:p>
      <text:p text:style-name="P508"><text:span text:style-name="T621">Player Goal:</text:span><text:span text:style-name="T45"> </text:span><text:span text:style-name="T107">Receive Manley's name</text:span></text:p>
      <text:p text:style-name="P512"><text:span text:style-name="T670">Actions</text:span><text:span text:style-name="T621">:</text:span><text:span text:style-name="T45"> </text:span><text:span text:style-name="T107">Player must initiate conversation</text:span></text:p>
      <text:p text:style-name="P512"><text:span text:style-name="T671">Flowchart</text:span><text:span text:style-name="T99">: </text:span><text:span text:style-name="T107">After player pays for Manley's name, CoCo's dialogue changes to let them in the house.</text:span></text:p>
      <text:p text:style-name="P207"/>
      <text:h text:style-name="P758" text:outline-level="1"><text:bookmark-start text:name="__RefHeading___Toc9714_1006308188"/>1.<text:span text:style-name="T867">6</text:span> “<text:span text:style-name="T867">Manley's Many Requests”</text:span><text:bookmark-end text:name="__RefHeading___Toc9714_1006308188"/></text:h>
      <text:p text:style-name="P9"/>
      <text:p text:style-name="P79">CHAPTER OVERVIEW</text:p>
      <text:list xml:id="list3063662317801629478" text:style-name="L3">
        <text:list-item>
          <text:p text:style-name="P714"><text:span text:style-name="T330"><text:s text:c="2"/></text:span><text:span text:style-name="T504">Rolan seeks out the second crystal owner: Harvest Lord Manley. The Harvest Lord is rather quick to employ Rolan for his own means. In exchange for the crystal, Manley wants you to perform three tasks, delivered one at a time. First, he says his foreman (Tomas) is missing. You must head to Finbury and find him. While exploring Finbury, Rolan unleashes a pet dog, starting a dialogue with Echo—a girl who is otherwise too busy to speak with you. She tells you to ask for Tomas at the herbalists' shop. There, the herbalist, Sky, indicates that you can follow the dog to track down Tomas in the forest/desert. </text:span><text:span text:style-name="T505">He also gives you a Warp Potion to help you get back to Bredon after that.</text:span></text:p>
          <text:list>
            <text:list-item>
              <text:p text:style-name="P715"><text:span text:style-name="T482">The player must complete </text:span><text:span text:style-name="T261">Sniff Out Tomas</text:span><text:span text:style-name="T482"> to find the lost foreman. After recovering him, you are transported back to Bredon with the help of the Warp Potion from earlier. This is simply to expedite the process. It could be removed later, if it seems more fun to make the player walk back to Bredon with or without Tomas. </text:span><text:span text:style-name="T505">The player must return to Manley. Tomas will quickly leave and the player receives the second errand: clear out 7 bandit groups. </text:span></text:p>
              <text:list>
                <text:list-item>
                  <text:p text:style-name="P716">However, while doing so, Rolan and Lulu will hear about another group—the IlFraternity, and decide to sneak into their base. Here, Rolan tries to attack them, thinking they're bandits, but quickly learns the story is more complicated. They release you and promise to get in contact with you later. Once the 7 groups are cleared out, the player can report for their third errand: speak to the King and to the IlFraternity in order to set up a meeting.</text:p>
                  <text:list>
                    <text:list-item>
                      <text:p text:style-name="P716">The player is first sent to the castle, which is now unlocked. They can explore, but ultimately head to the king in the throne room. The king agrees to a meeting and sends you on your way abruptly. As you exit the castle, you receive a message from the IlFraternity telling you to go to Glenhurst...</text:p>
                    </text:list-item>
                  </text:list>
                </text:list-item>
              </text:list>
            </text:list-item>
            <text:list-item>
              <text:p text:style-name="P717"/>
            </text:list-item>
          </text:list>
        </text:list-item>
        <text:list-item>
          <text:p text:style-name="P711">[chapter length – <text:span text:style-name="T879">long</text:span>]</text:p>
        </text:list-item>
        <text:list-item>
          <text:p text:style-name="P711"/>
        </text:list-item>
      </text:list>
      <text:p text:style-name="P27"><text:span text:style-name="T16">Characters</text:span>: Rolan, <text:span text:style-name="T818">Lulu</text:span></text:p>
      <text:p text:style-name="P433"><text:span text:style-name="T37"><text:tab/></text:span>Manley's House</text:p>
      <text:p text:style-name="P419">CoCo</text:p>
      <text:p text:style-name="P419">Manley</text:p>
      <text:p text:style-name="P432"><text:span text:style-name="T751"><text:tab/></text:span><text:span text:style-name="T758">Finbury</text:span><text:span text:style-name="T745">: </text:span></text:p>
      <text:p text:style-name="P422"><text:span text:style-name="T751">Echo's Music Hall: Echo (girl with guitar), </text:span><text:span text:style-name="T753">Edwina</text:span><text:span text:style-name="T751"> (dog), </text:span><text:span text:style-name="T752">Fan 1-3</text:span></text:p>
      <text:p text:style-name="P420">Herbalist Shop: Sky, Skylar</text:p>
      <text:p text:style-name="P423"><text:span text:style-name="T754">Pipe</text:span><text:span text:style-name="T744"> Shop: </text:span><text:span text:style-name="T753">Hetch</text:span><text:span text:style-name="T744"> (elderly </text:span><text:span text:style-name="T753">wa</text:span><text:span text:style-name="T744">man)</text:span></text:p>
      <text:p text:style-name="P420">Greenhouse: Etan, Letan (young hippies)</text:p>
      <text:p text:style-name="P423"><text:span text:style-name="T744">House of Healing: Lilia (full “soothsayer” garb), </text:span><text:span text:style-name="T752">customer</text:span></text:p>
      <text:p text:style-name="P421">Ambassador Tent: Ambassadors Pelexio and Pelexia</text:p>
      <text:p text:style-name="P421">Outside: Mother, father, son, teenage daughter</text:p>
      <text:p text:style-name="P423"><text:span text:style-name="T744"><text:tab/></text:span><text:span text:style-name="T759">In Forest:</text:span></text:p>
      <text:p text:style-name="P417"><text:soft-page-break/><text:span text:style-name="T761">T</text:span><text:span text:style-name="T760">omas: Lost foreman</text:span></text:p>
      <text:p text:style-name="P416"><text:span text:style-name="T760"><text:tab/></text:span><text:span text:style-name="T756">IlFraternity Base</text:span></text:p>
      <text:p text:style-name="P416"><text:span text:style-name="T760">Johann</text:span><text:span text:style-name="T762">a</text:span></text:p>
      <text:p text:style-name="P420">IlFraternity 1-6</text:p>
      <text:p text:style-name="P416"><text:span text:style-name="T760"><text:tab/></text:span><text:span text:style-name="T756">Bredon Palace</text:span></text:p>
      <text:p text:style-name="P420">Messenger</text:p>
      <text:p text:style-name="P420">Guard 1-5</text:p>
      <text:p text:style-name="P420">Farmboy</text:p>
      <text:p text:style-name="P420">Farmgirl</text:p>
      <text:p text:style-name="P420">Cook</text:p>
      <text:p text:style-name="P420">Assistant Cook</text:p>
      <text:p text:style-name="P420">Master of Grog</text:p>
      <text:p text:style-name="P420">Housekeeper</text:p>
      <text:p text:style-name="P416"><text:span text:style-name="T763">Queen</text:span><text:span text:style-name="T760"> Bosworth</text:span></text:p>
      <text:p text:style-name="P420">Dancer</text:p>
      <text:p text:style-name="P420">Diplomat</text:p>
      <text:p text:style-name="P420">Maid</text:p>
      <text:p text:style-name="P420">Strange Smelly Man</text:p>
      <text:p text:style-name="P420">Trey</text:p>
      <text:p text:style-name="P416"><text:span text:style-name="T763">King</text:span><text:span text:style-name="T760"> Bosworth</text:span></text:p>
      <text:p text:style-name="P479">IlFraternity Messenger</text:p>
      <text:p text:style-name="P27"><text:span text:style-name="T16">Areas</text:span>: <text:span text:style-name="T867">Manley's House, Finbury, IlFraternity Base, Bredon Palace, Glenhurst</text:span></text:p>
      <text:p text:style-name="P35"><text:span text:style-name="T16">Music:</text:span><text:span text:style-name="T37"> </text:span><text:span text:style-name="T207">Bredon</text:span></text:p>
      <text:p text:style-name="P58">Player Goals:<text:span text:style-name="T37"> </text:span></text:p>
      <text:p text:style-name="P445">1. <text:span text:style-name="T868">Talk to Harvest Lord Manley and receive quest</text:span></text:p>
      <text:p text:style-name="P451">2. Find Echo's Dog in Finbury, initiating conversation with Echo</text:p>
      <text:p text:style-name="P451">3. Talk to Sky, receive <text:span text:style-name="T261">Sniff Out Tomas</text:span><text:span text:style-name="T482"> quest</text:span></text:p>
      <text:p text:style-name="P453">4. Find Tomas and return to Bredon</text:p>
      <text:p text:style-name="P453">5. Receive second quest from Manley</text:p>
      <text:p text:style-name="P453">6. <text:span text:style-name="T883">Find and defeat 7 Bandit Hordes</text:span></text:p>
      <text:p text:style-name="P454">7. Find the IlFraternity Base and speak to Johanna</text:p>
      <text:p text:style-name="P454">8. Receive third quest from Manley</text:p>
      <text:p text:style-name="P454"><text:soft-page-break/>9. Talk to Trey, who will let you into the Throne Room</text:p>
      <text:p text:style-name="P453"><text:span text:style-name="T883">10</text:span>. Talk to <text:span text:style-name="T872">King</text:span> Bosworth</text:p>
      <text:p text:style-name="P453"><text:span text:style-name="T883">11</text:span>. <text:span text:style-name="T883">Exit Palace, r</text:span>eceiv<text:span text:style-name="T883">e</text:span> message from IlFraternity</text:p>
      <text:p text:style-name="P356"><text:span text:style-name="T708">Key </text:span>Rooms and Items:</text:p>
      <text:p text:style-name="P364"><text:tab/><text:span text:style-name="T869">Manley's Terrace</text:span></text:p>
      <text:p text:style-name="P364"><text:tab/><text:span text:style-name="T869">Echo's closet</text:span></text:p>
      <text:p text:style-name="P364"><text:tab/><text:span text:style-name="T869">Warp Potion</text:span></text:p>
      <text:p text:style-name="P364"><text:tab/><text:span text:style-name="T869">IlFraternity Meeting Room</text:span></text:p>
      <text:p text:style-name="P364"><text:tab/><text:span text:style-name="T875">Bredon Throne Room</text:span></text:p>
      <text:p text:style-name="P360">Optional <text:span text:style-name="T851">quests</text:span>:<text:span text:style-name="T338"> </text:span></text:p>
      <text:p text:style-name="P360"><text:span text:style-name="T212"><text:tab/><text:tab/></text:span><text:span text:style-name="T350">Letan's Pennysuckle Tea </text:span><text:span text:style-name="T358">(short)</text:span></text:p>
      <text:p text:style-name="P360"><text:span text:style-name="T350"><text:tab/><text:tab/></text:span><text:span text:style-name="T355">Falcons and Estranged Sons</text:span></text:p>
      <text:p text:style-name="P366"><text:tab/><text:tab/></text:p>
      <text:p text:style-name="P97">Bosses:<text:span text:style-name="T37"> </text:span><text:span text:style-name="T230">none, </text:span><text:span text:style-name="T236">7 “Bandit Hordes” (more notes in 1.6.13)</text:span></text:p>
      <text:p text:style-name="P270">Notes:<text:span text:style-name="T37"> </text:span></text:p>
      <text:p text:style-name="P369"><text:span text:style-name="T37">1.6.1 </text:span><text:span text:style-name="T213">MANLEY'S FRONT DOOR</text:span></text:p>
      <text:p text:style-name="P271"><text:span text:style-name="T213"><text:tab/></text:span><text:span text:style-name="T117">Rolan seeks out Manley and is met by Coco.</text:span></text:p>
      <text:p text:style-name="P649"/>
      <text:p text:style-name="P651"><text:span text:style-name="T560">C</text:span><text:span text:style-name="T616">haracters:</text:span><text:span text:style-name="T560"> </text:span><text:span text:style-name="T572">Rolan, Lulu, Coco</text:span></text:p>
      <text:p text:style-name="P493"><text:span text:style-name="T621">Music:</text:span><text:span text:style-name="T45"> </text:span><text:span text:style-name="T117">Bredon</text:span></text:p>
      <text:p text:style-name="P526">Player Goal:<text:span text:style-name="T37"> </text:span><text:span text:style-name="T213">receive access to hosue</text:span><text:span text:style-name="T214"> </text:span></text:p>
      <text:p text:style-name="P563">Flowchart:<text:span text:style-name="T37"> </text:span><text:span text:style-name="T213">When player tries to open the door, Coco comes out. However, this time, their dialogue will reveal that Rolan can go inside and Manley is on the terrace.</text:span></text:p>
      <text:p text:style-name="P210"/>
      <text:p text:style-name="P248">1.6.2 MANLEY'S HOUSE</text:p>
      <text:p text:style-name="P248"><text:tab/><text:span text:style-name="T412">This house is </text:span><text:span text:style-name="T468">the same</text:span><text:span text:style-name="T412"> style </text:span><text:span text:style-name="T468">as</text:span><text:span text:style-name="T412"> Chamberly's. I</text:span><text:span text:style-name="T468">t's almost</text:span><text:span text:style-name="T412"> the same just less over-the-top. </text:span><text:span text:style-name="T468">(</text:span><text:span text:style-name="T412">Chamberly is the really extravagant Harvest Lord/Lady.</text:span><text:span text:style-name="T468">)</text:span><text:span text:style-name="T412"> Manley has a terrace, kitchen, large living room with a huge couch and coffee table. Statues, stone busts and book shelves are typical additions.</text:span></text:p>
      <text:p text:style-name="P323"/>
      <text:p text:style-name="P272"><text:span text:style-name="T215">1.</text:span><text:span text:style-name="T37">6.</text:span><text:span text:style-name="T241">3</text:span><text:span text:style-name="T37"> MANLEY'S TERRACE</text:span></text:p>
      <text:p text:style-name="P272"><text:span text:style-name="T37"><text:tab/></text:span><text:span text:style-name="T118">C</text:span><text:span text:style-name="T690">haracters:</text:span><text:span text:style-name="T118"> </text:span><text:span text:style-name="T45">Rolan, Lulu, Manley</text:span></text:p>
      <text:p text:style-name="P494"><text:span text:style-name="T621">Music:</text:span><text:span text:style-name="T45"> </text:span><text:span text:style-name="T117">(Manley?)</text:span></text:p>
      <text:p text:style-name="P527">Player Goal:<text:span text:style-name="T37"> </text:span><text:span text:style-name="T213">Receive quest</text:span><text:span text:style-name="T214"> </text:span></text:p>
      <text:p text:style-name="P564">Flowchart:<text:span text:style-name="T37"> </text:span><text:span text:style-name="T213">Player initiates conversation. Dialogue reveals quest to go to Finbury</text:span></text:p>
      <text:p text:style-name="P209"/>
      <text:p text:style-name="P272"><text:span text:style-name="T215">1.</text:span><text:span text:style-name="T37">6.</text:span><text:span text:style-name="T241">4</text:span><text:span text:style-name="T37"> FINBURY</text:span></text:p>
      <text:p text:style-name="P272"><text:span text:style-name="T37"><text:tab/></text:span><text:span text:style-name="T378">The houses are small, mossy structures coming out of the ground </text:span><text:span text:style-name="T392">(they could also be Forest Town houses simply covered in moss)</text:span><text:span text:style-name="T378">. The entire area is green and fantastical. It looks like you've stepped into another world. Vines, tree limbs, sun spots shining through the forest. </text:span><text:span text:style-name="T390">Clothes are similar to other Southerners, but with hints of “hippie-ism.” Flower chains, a tacky bright blue shirt with white pants, men with ponytails. They walk around barefoot. It can be a little over-the-top, but not as though we stepped into the 1960's. The town is just generally void of anything non-natural. Buildings are covered in green. There me be bicycles parked under trees.</text:span></text:p>
      <text:p text:style-name="P211"/>
      <text:p text:style-name="P273"><text:span text:style-name="T37"><text:tab/></text:span><text:span text:style-name="T118">C</text:span><text:span text:style-name="T690">haracters:</text:span><text:span text:style-name="T118"> </text:span><text:span text:style-name="T119">Family with map: mother, father, teenage daughter, son</text:span></text:p>
      <text:p text:style-name="P273"><text:span text:style-name="T119"><text:tab/><text:tab/></text:span><text:span text:style-name="T136">Ambassador Pelexio, Ambassador Pelexia: two elderly sibling that run the town <text:tab/><text:tab/><text:tab/><text:tab/><text:tab/>together. They look identical <text:tab/>and disagree on everything. They sleep in a tent <text:tab/><text:tab/><text:tab/><text:tab/>with sleeping bags in the center of town.</text:span></text:p>
      <text:p text:style-name="P494"><text:span text:style-name="T621">Music:</text:span><text:span text:style-name="T45"> </text:span><text:span text:style-name="T119">Finbury</text:span></text:p>
      <text:p text:style-name="P527">Player Goal:<text:span text:style-name="T37"> </text:span><text:span text:style-name="T216">Explore and find Echo's closet</text:span></text:p>
      <text:p text:style-name="P557"><text:span text:style-name="T618">Buildings:</text:span><text:span text:style-name="T508"> </text:span><text:span text:style-name="T751">Echo's Music Hall, Herbalist Shop, Rune Shop, Greenhouse, House of Healing</text:span></text:p>
      <text:p text:style-name="P514"><text:span text:style-name="T621">Story </text:span><text:span text:style-name="T631">L</text:span><text:span text:style-name="T621">ocations/Rooms:</text:span><text:span text:style-name="T45"> </text:span><text:span text:style-name="T119">Echo's Music Hall</text:span></text:p>
      <text:p text:style-name="P261"><text:span text:style-name="T61"><text:tab/></text:span><text:span text:style-name="T631">N</text:span><text:span text:style-name="T650">otes</text:span><text:span text:style-name="T92">: </text:span><text:span text:style-name="T119">All buildings have a sign </text:span><text:span text:style-name="T137">with a pictorial representation of</text:span><text:span text:style-name="T119"> what they do</text:span></text:p>
      <text:p text:style-name="P211"/>
      <text:p text:style-name="P242">1.6.<text:span text:style-name="T894">5</text:span> HERBALIST SHOP (O)</text:p>
      <text:p text:style-name="P274"><text:span text:style-name="T37"><text:tab/></text:span><text:span text:style-name="T360">The room is filled with plants, hanging from the ceiling, growing freely or in pots. There are shelves full of strange ingredients, utensils and tables for mixing. Everything is wood covered in moss and plantlife. Wheat, berries, feathers, flowers, plants, mortar and pestles, ladles, scales, glass jars, satchels, etc...</text:span></text:p>
      <text:p text:style-name="P212"/>
      <text:p text:style-name="P274"><text:span text:style-name="T37"><text:tab/></text:span><text:span text:style-name="T118">C</text:span><text:span text:style-name="T690">haracters:</text:span><text:span text:style-name="T118"> <text:s/></text:span><text:span text:style-name="T45">Sky, Skylar. Two blond men in almost matching baggy clothing.</text:span><text:span text:style-name="T120"> </text:span></text:p>
      <text:p text:style-name="P565">Flowchart:<text:span text:style-name="T37"> </text:span><text:span text:style-name="T216">After player meets Echo's dog, Sky's dialogue changes to start </text:span><text:span text:style-name="T351">Sniff Out Tomas</text:span></text:p>
      <text:p text:style-name="P602"/>
      <text:p text:style-name="P689"><text:span text:style-name="T37">1.6.</text:span><text:span text:style-name="T241">6</text:span><text:span text:style-name="T37"> HOUSE OF HEALING </text:span><text:span text:style-name="T219">(O)</text:span></text:p>
      <text:p text:style-name="P690"><text:soft-page-break/><text:span text:style-name="T37"><text:tab/><text:tab/></text:span><text:span text:style-name="T377">This is the soothsayer's house. It's lit by candles hanging from golden chains and laying in candle holders. There is no crystal ball, because that's too typical. In the center of the room is a dark table, with a chair and a blue couch. The floor (or wall) has the pattern of a palmistry hand. The walls are covered in blue, green and gold tapestries.</text:span></text:p>
      <text:p text:style-name="P690"><text:span text:style-name="T377"><text:tab/></text:span><text:span text:style-name="T391"><text:tab/>The House of Healing and Pipe shop can be connected. They have different entrances and are separated by a wall, but are connected.</text:span></text:p>
      <text:p text:style-name="P691"/>
      <text:p text:style-name="P636"><text:span text:style-name="T560">C</text:span><text:span text:style-name="T616">haracters:</text:span><text:span text:style-name="T560"> </text:span><text:span text:style-name="T573">Lilia: dressed in long purple gown with a headpiece/flowers in her hair. <text:tab/><text:tab/>Theoretically she would have symbolic markings drawn all over her skin</text:span></text:p>
      <text:p text:style-name="P652"><text:span text:style-name="T573"><text:tab/>Customer, </text:span><text:span text:style-name="T582">ordinary southerner</text:span><text:span text:style-name="T574"> </text:span></text:p>
      <text:p text:style-name="P660"/>
      <text:p text:style-name="P684"><text:span text:style-name="T526">1.</text:span><text:span text:style-name="T508">6.</text:span><text:span text:style-name="T530">7</text:span><text:span text:style-name="T508"> </text:span><text:span text:style-name="T528">PIPE</text:span><text:span text:style-name="T508"> SHOP </text:span><text:span text:style-name="T527">(O)</text:span></text:p>
      <text:p text:style-name="P685"><text:span text:style-name="T508"><text:tab/></text:span><text:span text:style-name="T391">This place is rather relaxed and pretty. Flowers, floor seats, candles. It's not filled with hookahs and pipes, but Hetch sits in her yard smoking a pipe. It's very Gandalf-ian.</text:span></text:p>
      <text:p text:style-name="P687"/>
      <text:p text:style-name="P686"><text:span text:style-name="T607">Characters:</text:span><text:span text:style-name="T532"> </text:span><text:span text:style-name="T576">Hetch</text:span><text:span text:style-name="T532">, a large, grey-haired </text:span><text:span text:style-name="T576">wo</text:span><text:span text:style-name="T532">man with glasses</text:span></text:p>
      <text:p text:style-name="P687"/>
      <text:p text:style-name="P686"><text:span text:style-name="T508">1.6.7</text:span><text:span text:style-name="T530">8 </text:span><text:span text:style-name="T508">GREENHOUSE </text:span><text:span text:style-name="T527">(O)</text:span></text:p>
      <text:p text:style-name="P686"><text:span text:style-name="T508"><text:tab/></text:span><text:span text:style-name="T375">There are all manner of plants and colorful flowers here. In the corner is a small wooden table with a flower vase in the middle and a tea pot. Etan and Letan are here drinking tea. There may also be traces of flowers (as they make the tea themselves). Extras include empty clay pots, bags of dirt and watering cans.</text:span></text:p>
      <text:p text:style-name="P688"/>
      <text:p text:style-name="P637"><text:span text:style-name="T560">C</text:span><text:span text:style-name="T616">haracters:</text:span><text:span text:style-name="T560"> </text:span><text:span text:style-name="T575">Etan, Letan: Blond twins i</text:span><text:span text:style-name="T583">n</text:span><text:span text:style-name="T575"> matching clothes. </text:span><text:span text:style-name="T583">Letan wears green while Etan wears blue. </text:span></text:p>
      <text:p text:style-name="P566">Flowchart:<text:span text:style-name="T217"> If player initiates conversation with Letan, he asks if Rolan would like to try some Pennysuckle tea. If player says </text:span><text:span text:style-name="T870">Yes,</text:span><text:span text:style-name="T217"> a scene of Rolan drinking the tea follows, and then more dialogue. Rolan will receive +1 in some stat, just to make the player happy they're trying new stuff.</text:span></text:p>
      <text:p text:style-name="P607"><text:span text:style-name="T631">N</text:span><text:span text:style-name="T650">otes</text:span><text:span text:style-name="T92">: </text:span><text:span text:style-name="T121">Player </text:span><text:span text:style-name="T376">Drink Pennysuckle tea</text:span><text:span text:style-name="T121"> </text:span><text:span text:style-name="T135">here</text:span></text:p>
      <text:p text:style-name="P627"/>
      <text:p text:style-name="P627"/>
      <text:p text:style-name="P622">1.6.<text:span text:style-name="T894">9</text:span> FALCONER (O)</text:p>
      <text:p text:style-name="P614"><text:span text:style-name="T37"><text:tab/></text:span><text:span text:style-name="T360">Much like Hetch's house (1.6.6) this place is ordinary. However, there are also a half dozens large falcons hanging out. One is on the floor, two are on counters, others are on the couch, table, or light fixtures. </text:span></text:p>
      <text:p text:style-name="P626"/>
      <text:p text:style-name="P614"><text:span text:style-name="T621">Characters:</text:span><text:span text:style-name="T45"> Albert, an old man in the same vein as Hetch. He sits at the table reading a letter</text:span></text:p>
      <text:p text:style-name="P614"><text:span text:style-name="T621">Flowchart:</text:span><text:span text:style-name="T45"> After speaking to Albert, </text:span><text:span text:style-name="T360">Falcons and Estranged Sons</text:span><text:span text:style-name="T45"> is started. </text:span></text:p>
      <text:p text:style-name="P626"/>
      <text:p text:style-name="P622">1.6.<text:span text:style-name="T894">10</text:span> FINBURY GREEN (EXT)</text:p>
      <text:p text:style-name="P282">Characters:<text:span text:style-name="T3"> </text:span><text:span text:style-name="T37">Bug kid, is playing in the dirt.</text:span></text:p>
      <text:p text:style-name="P282">Flowchart<text:span text:style-name="T37">: After player talks to Alfred, Bug Kid's dialogue changes (or is extended, rather). He says he <text:tab/><text:tab/><text:tab/><text:tab/>likes animals and Rolan tells him to talk to the Falconer. </text:span></text:p>
      <text:p text:style-name="P213"><text:tab/><text:tab/>Bug Kid runs to Falconer's House.</text:p>
      <text:p text:style-name="P213"><text:tab/><text:tab/>After this, Bug Kid and Alfred are in conversation and both have new dialogues.</text:p>
      <text:p text:style-name="P622"><text:tab/></text:p>
      <text:p text:style-name="P627"/>
      <text:p text:style-name="P621"><text:soft-page-break/>1.6.<text:span text:style-name="T894">11</text:span> ECHO'S MUSIC HALL</text:p>
      <text:p text:style-name="P611"><text:span text:style-name="T37"><text:tab/></text:span><text:span text:style-name="T360">Echo is the bard of the city. She is, unlike most bards we encounter in games, both powerful and popular. People ride out here just to see her and hear her music. Her music is able to calm or inspire the listeners in a magical way. </text:span></text:p>
      <text:p text:style-name="P623"/>
      <text:p text:style-name="P638"><text:span text:style-name="T560">C</text:span><text:span text:style-name="T616">haracters:</text:span><text:span text:style-name="T560"> </text:span><text:span text:style-name="T577">Echo, a girl with a guitar in normal clothes and a white bow</text:span></text:p>
      <text:p text:style-name="P661"><text:tab/>Edwina, a big dog with a white bow/something that matches to Echo</text:p>
      <text:p text:style-name="P661"><text:tab/>Echo Fan 1-3: sit in chairs around Echo</text:p>
      <text:p text:style-name="P495"><text:span text:style-name="T621">Music:</text:span><text:span text:style-name="T45"> </text:span><text:span text:style-name="T122">sound of guitar strumming (possibly strumming Rolan's theme, etc)</text:span></text:p>
      <text:p text:style-name="P528">Player Goal:<text:span text:style-name="T37"> </text:span><text:span text:style-name="T218">Find Edwina to initiate conversation with Echo</text:span></text:p>
      <text:p text:style-name="P515"><text:span text:style-name="T621">Story </text:span><text:span text:style-name="T631">L</text:span><text:span text:style-name="T621">ocations/Rooms:</text:span><text:span text:style-name="T45"> </text:span></text:p>
      <text:p text:style-name="P567">Flowchart:<text:span text:style-name="T37"> </text:span><text:span text:style-name="T218">Edwina will initially not speak with Rolan.</text:span></text:p>
      <text:p text:style-name="P591"><text:tab/>When player opens Echo's private room door, Edwina runs out and lands on Rolan. </text:p>
      <text:p text:style-name="P591"><text:tab/>Echo comes over to speak to Rolan. </text:p>
      <text:p text:style-name="P591"><text:tab/>In dialogue, Echo explains that Tomas went to the herbalists (Sky &amp; Skylar)</text:p>
      <text:p text:style-name="P567"><text:span text:style-name="T218"><text:tab/>This conversation changes Skylar's dialogue to initiate</text:span><text:span text:style-name="T352"> Sniff Out Tomas</text:span></text:p>
      <text:p text:style-name="P591"><text:tab/>Edwina will follow Rolan until further notice (or if Rolan tries to leave town without receiving quest from Sky &amp; Skylar).</text:p>
      <text:p text:style-name="P608"><text:span text:style-name="T631">N</text:span><text:span text:style-name="T650">otes:</text:span><text:span text:style-name="T92"> </text:span><text:span text:style-name="T122">The private room may or may not be enterable. If it is, it is full of guitars, instruments and maybe a portrait of Echo.</text:span></text:p>
      <text:p text:style-name="P623"/>
      <text:p text:style-name="P612"><text:span text:style-name="T218">1.</text:span><text:span text:style-name="T37">6.</text:span><text:span text:style-name="T241">12</text:span><text:span text:style-name="T37"> HERBALIST</text:span></text:p>
      <text:p text:style-name="P640"><text:span text:style-name="T560">C</text:span><text:span text:style-name="T616">haracters:</text:span><text:span text:style-name="T560"> </text:span><text:span text:style-name="T578">Sky, Skylar</text:span></text:p>
      <text:p text:style-name="P496"><text:span text:style-name="T621">Music:</text:span><text:span text:style-name="T45"> </text:span><text:span text:style-name="T123">Sound of Edwina's howl</text:span></text:p>
      <text:p text:style-name="P529">Player Goal: <text:span text:style-name="T220">Start </text:span><text:span text:style-name="T353">Sniff Out Tomas</text:span><text:span text:style-name="T214"> </text:span></text:p>
      <text:p text:style-name="P568">Flowchart:<text:span text:style-name="T37"> </text:span><text:span text:style-name="T220">Player must initiate conversation with Sky. </text:span></text:p>
      <text:p text:style-name="P592"><text:tab/>He will talk to Edwina, and suggest that you follow her to Tomas. </text:p>
      <text:p text:style-name="P592"><text:tab/>Edwina howls in agreement and run out the door. </text:p>
      <text:p text:style-name="P568"><text:span text:style-name="T220"><text:tab/>Sky tosses over a </text:span><text:span text:style-name="T353">Warp Potion</text:span><text:span text:style-name="T220"> (or whatever might be appropriate), so the player <text:tab/>can warp back to Bredon with Tomas</text:span></text:p>
      <text:p text:style-name="P679">Notes:<text:span text:style-name="T37"> Rolan must follow Edwina's path. If he tries to exit anywhere else, it is locked.</text:span></text:p>
      <text:p text:style-name="P674"/>
      <text:p text:style-name="P677"><text:span text:style-name="T871">1.6.13 </text:span>S<text:span text:style-name="T871">OUTHERN FOREST</text:span></text:p>
      <text:p text:style-name="P674"><text:tab/>Rolan follows Edwina, fending off predators, until Edwina stops and howls. There are no enemies in this screen, so the player is able to think before crossing into the next screen. On the other side of the trees is Tomas, being harassed by a forest beast (boss. We haven't had a boss in a long time). The boss sees Rolan and engages the player in battle.</text:p>
      <text:p text:style-name="P679"><text:span text:style-name="T37"><text:tab/></text:span><text:span text:style-name="T221">After the boss is defeated, player can speak to Tomas. In dialogue, he suggests you get back to Bredon. </text:span></text:p>
      <text:p text:style-name="P675"/>
      <text:p text:style-name="P680">Characters:<text:span text:style-name="T37"> Rolan, Lulu, </text:span></text:p>
      <text:p text:style-name="P676"><text:tab/>Edwina</text:p>
      <text:p text:style-name="P676"><text:tab/>Tomas: Manley's foreman, wearing ripped up clothes</text:p>
      <text:p text:style-name="P680">Notes:<text:span text:style-name="T338"> </text:span><text:span text:style-name="T37">If player tries to leave the area, Lulu will suggest you take the warp potion. You are locked in until you take it. Edwina is transported back to Echo's House, where she will lay about quietly.</text:span></text:p>
      <text:p text:style-name="P680"><text:span text:style-name="T37"><text:tab/></text:span><text:span text:style-name="T243">ON BOSSES. There are not a lot of bosses while we are in South. This could be a good place for a random boss. They could be cornering Tomas, and must be defeated in order to save </text:span><text:soft-page-break/><text:span text:style-name="T243">him.</text:span></text:p>
      <text:p text:style-name="P674"/>
      <text:p text:style-name="P678">1.6.1<text:span text:style-name="T894">4</text:span> MANLEY'S FRONT DOOR</text:p>
      <text:p text:style-name="P639"><text:span text:style-name="T560">C</text:span><text:span text:style-name="T616">haracters:</text:span><text:span text:style-name="T560"> </text:span><text:span text:style-name="T579">Tomas</text:span></text:p>
      <text:p text:style-name="P569">Flowchart:<text:span text:style-name="T37"> </text:span><text:span text:style-name="T221">Tomas will immediately thank Rolan and walk inside Manley's house to speak with Manley on the terrace.</text:span></text:p>
      <text:p text:style-name="P593"><text:tab/>Player is then free to enter Manley's house on his own.</text:p>
      <text:p text:style-name="P594"/>
      <text:p text:style-name="P581"><text:span text:style-name="T222">1.</text:span><text:span text:style-name="T37">6.1</text:span><text:span text:style-name="T241">5</text:span><text:span text:style-name="T37"> MANLEY'S TERRACE</text:span></text:p>
      <text:p text:style-name="P639"><text:span text:style-name="T560">C</text:span><text:span text:style-name="T616">haracters:</text:span><text:span text:style-name="T560"> </text:span><text:span text:style-name="T579">Manley, Tomas</text:span></text:p>
      <text:p text:style-name="P497"><text:span text:style-name="T621">Music:</text:span><text:span text:style-name="T45"> </text:span><text:span text:style-name="T124">Manley's Theme (?)</text:span></text:p>
      <text:p text:style-name="P530">Player Goal<text:span text:style-name="T37">: </text:span><text:span text:style-name="T221">Receive second goal from Manley</text:span></text:p>
      <text:p text:style-name="P569">Flowchart:<text:span text:style-name="T37"> </text:span><text:span text:style-name="T221">When Rolan enters the room, Manley and Tomas are talking. Player is frozen until they finish and Tomas exits.</text:span></text:p>
      <text:p text:style-name="P593"><text:tab/>Player can then talk to Manley. In dialogue, he will tell you to dispose of 7 bands of bandits running around the desert.</text:p>
      <text:p text:style-name="P616"/>
      <text:p text:style-name="P619">1.6.1<text:span text:style-name="T894">6</text:span> DESERT, BANDIT HORDE 7</text:p>
      <text:p text:style-name="P619"><text:tab/><text:tab/><text:span text:style-name="T621">The bandit groups are spread about at random. When the player encounters Horde 7, they will learn about the IlFraternity and get the clue to go there. This horde is very close to the IlFraternity base, making it easy for the player to find. Horde 7 does not have to be the </text:span><text:span text:style-name="T412">last</text:span><text:span text:style-name="T621"> horde the player fights. The player must fight all of the bandits before or after talking to the IlFraternity, so it doesn't matter. Ideally, 7 falls somewhere in the middle of the player's most likely chosen path (splitting it up to stop it from feeling monotonous).</text:span></text:p>
      <text:p text:style-name="P676"/>
      <text:p text:style-name="P624">When player defeats these bandits, Ravager 1 and 2 speak before fading away.</text:p>
      <text:p text:style-name="P629"/>
      <text:p text:style-name="P629"/>
      <text:p text:style-name="P630">* <text:span text:style-name="T879">Some Brainstormed thoughts on Bandits *</text:span></text:p>
      <text:p text:style-name="P214"/>
      <text:p text:style-name="P214">There are different styles of bandits <text:span text:style-name="T879">and groups. Some may be more defensive, or offensive. They don't all have to be special, but the player is fighting SEVEN different groups. It shouldn't be the exact same every time. They also aren't as tough as boss battles.</text:span></text:p>
      <text:p text:style-name="P214"/>
      <text:p text:style-name="P214"><text:span text:style-name="T879">1. </text:span>Highwaymen have bows and maybe daggers. They are highly organized.</text:p>
      <text:p text:style-name="P214"/>
      <text:p text:style-name="P214"><text:span text:style-name="T879">2. </text:span>Outlaws have daggers, and perhaps <text:span text:style-name="T880">firearms</text:span>. They have a devil-may-care attitude. <text:span text:style-name="T879">We also already <text:tab/>fought one Outlaw in 1.4, in </text:span><text:span text:style-name="T331">Protect the Caravan, </text:span><text:span text:style-name="T879">so the exact same moves could be used again</text:span></text:p>
      <text:p text:style-name="P214"/>
      <text:p text:style-name="P214"><text:span text:style-name="T879">3. </text:span>Foragers are very scrappy, gross, and have crappy, stolen items <text:span text:style-name="T880">or rocks</text:span>. <text:span text:style-name="T880">Fighting them could be a <text:tab/>little awkward. They may also throw items (I believe Shadow in FF6 has this ability).</text:span></text:p>
      <text:p text:style-name="P214"/>
      <text:p text:style-name="P384"><text:span text:style-name="T879">4. </text:span>Ravagers are ultra aggressive and <text:span text:style-name="T881">powerful</text:span>.</text:p>
      <text:p text:style-name="P384"/>
      <text:p text:style-name="P619">1.6.1<text:span text:style-name="T894">7</text:span> ILFRATERNITY BASEMENT/INTERIOR</text:p>
      <text:p text:style-name="P613"><text:span text:style-name="T37"><text:tab/></text:span><text:span text:style-name="T381">The castle once belonged to the wealthy and very kind farmer, Vern Conner, who later went out of business. He stood up to the Harvest Lords many years ago, and was “put in his place.” The castle is, therefore, very important to the IlFraternity members. His </text:span><text:soft-page-break/><text:span text:style-name="T381">castle consists of:</text:span></text:p>
      <text:p text:style-name="P320">Empty Chicken coop</text:p>
      <text:p text:style-name="P320">kitchen: quaint, like Rolans. <text:span text:style-name="T866">You will find signs of life here—empty bottles, cans, dishes.</text:span></text:p>
      <text:p text:style-name="P320">Tool shed: broken cart, barrels</text:p>
      <text:p text:style-name="P208"><text:span text:style-name="T261">Empty rooms, furniture covered in white tarp</text:span><text:span text:style-name="T329">s</text:span><text:span text:style-name="T261">. Hard to tell what other rooms are…</text:span></text:p>
      <text:p text:style-name="P321">Basement/Meeting Room</text:p>
      <text:p text:style-name="P620"><text:tab/></text:p>
      <text:p text:style-name="P613"><text:span text:style-name="T360"><text:tab/>Rolan and Lulu can explore the empty castle, </text:span><text:span text:style-name="T374">but they are constantly fighting off enemies (animals), making the player think the IlFraternity is an enemy base</text:span><text:span text:style-name="T360">. </text:span><text:span text:style-name="T374">The castle is generally unwelcoming and creepy. There may be white cloths over old furniture, dimly lit rooms with smalls patches of sun streaming in through mostly closed window curtains. Metal touches make everything seem unfriendly. Black and whites, dark, decaying pillars and ripped up wallpaper. </text:span><text:span text:style-name="T379">Note, the castle itself isn't creepy, it's just a normal castle that got old </text:span><text:span text:style-name="T380">and was abandoned.</text:span><text:span text:style-name="T374"> Strangest of all, there are no people here.</text:span><text:span text:style-name="T360">..until they </text:span><text:span text:style-name="T374">check out</text:span><text:span text:style-name="T360"> the basement. They hide around a corner and spy on the IlFraternity meeting in the Meeting Room.</text:span></text:p>
      <text:p text:style-name="P628"><text:tab/></text:p>
      <text:p text:style-name="P639"><text:span text:style-name="T560">C</text:span><text:span text:style-name="T616">haracters:</text:span><text:span text:style-name="T560"> </text:span><text:span text:style-name="T580">Johanna: IlFraternity members generally look like normal folk, to blend in. They <text:tab/>may wear brown jackets or something to set them apart. Johann</text:span><text:span text:style-name="T581">a</text:span><text:span text:style-name="T580"> will be set <text:tab/>apart by her long hair.</text:span></text:p>
      <text:p text:style-name="P662"><text:tab/>IlFraternity 1-6</text:p>
      <text:p text:style-name="P497"><text:span text:style-name="T621">Music:</text:span><text:span text:style-name="T45"> </text:span><text:span text:style-name="T124">IlFraternity (?)</text:span></text:p>
      <text:p text:style-name="P530">Player Goal:<text:span text:style-name="T37"> </text:span><text:span text:style-name="T224">Hear Bredon history from Johanna and receive word they will “meet again”</text:span></text:p>
      <text:p text:style-name="P516"><text:span text:style-name="T621">Story </text:span><text:span text:style-name="T631">L</text:span><text:span text:style-name="T621">ocations/Rooms:</text:span><text:span text:style-name="T45"> </text:span><text:span text:style-name="T125">Meeting Room</text:span></text:p>
      <text:p text:style-name="P555"><text:tab/><text:tab/>This is in the basement. A large circular table with chairs. It is dark, and dim, perhaps highlighted by metal to make it seem unwelcoming. It should seem like the “bad guys'” hideout to initially confuse the player.</text:p>
      <text:p text:style-name="P569">Flowchart:<text:span text:style-name="T37"> </text:span><text:span text:style-name="T221">When player walks around the corner, Rolan and Lulu run back and hide. They peek <text:tab/>around the corner and watch the scene. Nothing can be heard, but it looks <text:tab/></text:span><text:span text:style-name="T354">very</text:span><text:span text:style-name="T221"> devious. </text:span></text:p>
      <text:p text:style-name="P593"><text:tab/>Rolan and Lulu share a brief dialogue before Rolan steps into the open. </text:p>
      <text:p text:style-name="P593"><text:tab/>Slowly, the IlFraternity see<text:span text:style-name="T876">s</text:span> him and come to attack; player can attack <text:tab/>immediately after stepping out from the dialogue/corner. <text:span text:style-name="T876">It should be a fun <text:tab/>combination of the player getting a sneak attack while the IlFraternity is <text:tab/>trying to prepare themselves.</text:span></text:p>
      <text:p text:style-name="P569"><text:span text:style-name="T221"><text:tab/>Quickly, Rolan is grabbed and </text:span><text:span text:style-name="T231">the </text:span><text:span text:style-name="T221">player is unable to attack. He and Lulu are <text:tab/>stood in front of Johann</text:span><text:span text:style-name="T223">a</text:span><text:span text:style-name="T221">.</text:span></text:p>
      <text:p text:style-name="P569"><text:span text:style-name="T221"><text:tab/>Dialogue with Johann</text:span><text:span text:style-name="T223">a</text:span><text:span text:style-name="T221"> begins, <text:s/>telling them they will “meet again” and Rolan <text:tab/>will see that the Harvest lords are the “real enemies.”</text:span></text:p>
      <text:p text:style-name="P569"><text:span text:style-name="T221"><text:tab/></text:span><text:span text:style-name="T225">Player is free to go, but is told to finish taking out the bandits.</text:span></text:p>
      <text:p text:style-name="P579">Notes:<text:span text:style-name="T37"> After exiting the castle, the dialogue following Bandit Horde 7 is altered. As Rolan and Lulu now know</text:span><text:span text:style-name="T232">s</text:span><text:span text:style-name="T37"> who the IlFraternity is, the interaction of “The what Fraternity? Etc…) </text:span><text:span text:style-name="T232">should</text:span><text:span text:style-name="T37"> not occur. It is impossible to know if the player will find the IlFraternity or the Bandits first, so it's important to deactivate that dialogue following the player's adventure in the IlFraternity Base.</text:span></text:p>
      <text:p text:style-name="P281"/>
      <text:p text:style-name="P241">1.6.1<text:span text:style-name="T894">8</text:span> MANLEY'S TERRACE</text:p>
      <text:p text:style-name="P641"><text:span text:style-name="T560">C</text:span><text:span text:style-name="T616">haracters:</text:span><text:span text:style-name="T560"> </text:span><text:span text:style-name="T581">Manley</text:span><text:span text:style-name="T574"> </text:span></text:p>
      <text:p text:style-name="P531">Player Goal:<text:span text:style-name="T37"> </text:span><text:span text:style-name="T225">Receive third quest to speak with King Bosworth and Johanna (no necessary </text:span><text:soft-page-break/><text:span text:style-name="T225">order)</text:span></text:p>
      <text:p text:style-name="P570">Flowchart:<text:span text:style-name="T37"> </text:span><text:span text:style-name="T226">Player engages Manley and dialogue tells Rolan to </text:span><text:span text:style-name="T234">speak with </text:span><text:span text:style-name="T226">Johanna and <text:tab/>Bosworth.</text:span></text:p>
      <text:p text:style-name="P595"><text:tab/>After this, dialogue with Johanna changes, and guards move aside to let player <text:tab/>into Bredon Castle</text:p>
      <text:p text:style-name="P595"/>
      <text:p text:style-name="P601">1.6.1<text:span text:style-name="T894">9</text:span> BREDON PALACE</text:p>
      <text:p text:style-name="P696"><text:tab/><text:tab/><text:span text:style-name="T453">The palace </text:span><text:span text:style-name="T454">interior is a powerful mixture of nature and royalty. However, to keep it feeling “local” it </text:span><text:span text:style-name="T458">uses</text:span><text:span text:style-name="T454"> the same textures and colors as other buildings found in Bredon, particularly the mansions. The inclusion of trees can be similar to that of the Bredon Library, but it is much more fantastical. While the overall structure is still a simple, straight-forward castle, some passageways may be made purely from </text:span><text:span text:style-name="T458">wood, or branches</text:span><text:span text:style-name="T454">. The image on pinterest is far more in depth. The columns and trees seemed to be etched with designs and art. The paths are very artistic and unusual. This isn't really necessary (but feel free, if you want to spend that time). </text:span></text:p>
      <text:p text:style-name="P697"><text:span text:style-name="T454"><text:tab/><text:tab/>The windows are huge, open and natural. The floors don't feel particularly formal or perfect. They sort of go-with-the-flow. This may mean there are random overlooks </text:span><text:span text:style-name="T458">and</text:span><text:span text:style-name="T454"> </text:span><text:span text:style-name="T458">nooks</text:span><text:span text:style-name="T454">. The Throne Room itself may be similar to the picture on Pinterest—separated not by walls, but by pits/lack of floor. The Northern Palace in Frostfjord will also be very fantastical and rely a lot on that style, so I don't recommend overusing it here. This palace is sunny, and natural. The western castle will feel rather rigid; the northern castle is a bit eerie; the eastern castles will be cool but not particularly “happy.” Bredon Castle looks more childish and positively fantastical</text:span><text:span text:style-name="T456"> </text:span><text:span text:style-name="T454">than other places in the world.</text:span></text:p>
      <text:p text:style-name="P698"><text:span text:style-name="T454"><text:tab/><text:tab/>The </text:span><text:span text:style-name="T458">castle has many easy to maneuver hallways and corridors</text:span><text:span text:style-name="T454">. However, there are also basic rooms one might find in a castle. These rooms should all have some number of windows. On the main floor is the kitchen. Next to it is the Grog Room</text:span><text:span text:style-name="T455">. The downstairs has a Trash Chute and Bin room.</text:span></text:p>
      <text:p text:style-name="P699"><text:tab/><text:tab/>There are two floors upstairs: one is the throne room, and the other is the private quarters. The private quarters consists of the Queen's Room, the King's Room and the Royal Bathroom. <text:span text:style-name="T878">All rooms (except Chute and Bin room) have a small wooden receptacle for trash to be thrown down into the Trash Room. This is likely just an ordinary-looking wooden box in the corner with a handle on it. At this point, they are unusable (they may or may not be usable later).</text:span></text:p>
      <text:p text:style-name="P699"/>
      <text:p text:style-name="P700">Rooms are described in detail below, divided into scenes.</text:p>
      <text:p text:style-name="P699"/>
      <text:p text:style-name="P582"><text:span text:style-name="T118">C</text:span><text:span text:style-name="T690">haracters </text:span><text:span text:style-name="T692">in the Palace</text:span><text:span text:style-name="T690">:</text:span><text:span text:style-name="T118"> </text:span><text:span text:style-name="T765"><text:tab/></text:span></text:p>
      <text:p text:style-name="P693"><text:span text:style-name="T765"><text:tab/></text:span><text:span text:style-name="T764">Farmboy</text:span></text:p>
      <text:p text:style-name="P695"><text:tab/>Farmgirl</text:p>
      <text:p text:style-name="P434">Cook</text:p>
      <text:p text:style-name="P434">Assistant Cook</text:p>
      <text:p text:style-name="P434">Master of Grog</text:p>
      <text:p text:style-name="P434">Housekeeper</text:p>
      <text:p text:style-name="P435"><text:span text:style-name="T763">Queen</text:span><text:span text:style-name="T760"> Bosworth</text:span></text:p>
      <text:p text:style-name="P434">Dancer<text:span text:style-name="T873">s</text:span></text:p>
      <text:p text:style-name="P434">Diplomat</text:p>
      <text:p text:style-name="P434">Maid</text:p>
      <text:p text:style-name="P434">Strange Smelly Man</text:p>
      <text:p text:style-name="P434">Tre<text:span text:style-name="T874">y</text:span></text:p>
      <text:p text:style-name="P692"><text:soft-page-break/><text:span text:style-name="T771"><text:tab/>King</text:span><text:span text:style-name="T772"> Bosworth</text:span></text:p>
      <text:p text:style-name="P694"><text:span text:style-name="T772"><text:tab/></text:span><text:span text:style-name="T776">Soldiers</text:span><text:span text:style-name="T773"> 1-</text:span><text:span text:style-name="T774">5</text:span><text:span text:style-name="T773">: Placed throughout castle, generally in strategic spots. </text:span><text:span text:style-name="T774">I'll let the spots be <text:tab/>determined later, since it is </text:span><text:span text:style-name="T775">probably easier that way</text:span><text:span text:style-name="T774">. </text:span><text:span text:style-name="T776">#2 is “Bransen.” He may <text:tab/>show up later.</text:span></text:p>
      <text:p text:style-name="P498"><text:span text:style-name="T621">Music:</text:span><text:span text:style-name="T45"> </text:span><text:span text:style-name="T127">Bredon Palace (?)</text:span></text:p>
      <text:p text:style-name="P524"><text:span text:style-name="T621">Key </text:span><text:span text:style-name="T691">R</text:span><text:span text:style-name="T621">ooms:</text:span><text:span text:style-name="T45"> Throne Room</text:span></text:p>
      <text:p text:style-name="P532">Player Goal: <text:span text:style-name="T227">Speak to Trey, to clear the doorway</text:span></text:p>
      <text:p text:style-name="P556"><text:tab/>Speak to King Bosworth</text:p>
      <text:p text:style-name="P517"><text:span text:style-name="T621">Rooms:</text:span><text:span text:style-name="T45"> </text:span><text:span text:style-name="T126">Hallways, Kitchen, </text:span><text:span text:style-name="T128">Grog Room </text:span><text:span text:style-name="T126">Throne Room, Queen's room, Royal Bathroom, Storage/trash chute room, </text:span><text:span text:style-name="T128">Corridors</text:span></text:p>
      <text:p text:style-name="P571">Flowchart:<text:span text:style-name="T37"> </text:span><text:span text:style-name="T227">The Throne Room is blocked by Trey, who stands in the doorway. The player must initiate conversation with Trey. In conversation, Trey runs into the throne room, leaving the door open/unblocked.</text:span></text:p>
      <text:p text:style-name="P583"><text:span text:style-name="T631">N</text:span><text:span text:style-name="T650">otes</text:span><text:span text:style-name="T92">: </text:span><text:span text:style-name="T127">Other than Trey, there are no storylines or </text:span><text:span text:style-name="T129">actions</text:span><text:span text:style-name="T127"> that must be done in a specific order. </text:span><text:span text:style-name="T129">It's open for exploration.</text:span></text:p>
      <text:p text:style-name="P596"/>
      <text:p text:style-name="P584"><text:span text:style-name="T228">1.</text:span><text:span text:style-name="T37">6.</text:span><text:span text:style-name="T241">20</text:span><text:span text:style-name="T37"> PALACE CORRIDOR(S) </text:span><text:span text:style-name="T229">(O)</text:span></text:p>
      <text:p text:style-name="P584"><text:span text:style-name="T45">1. FARMBOY &amp; FARMGIRL: a boy and girl are on their way to see the kin</text:span><text:span text:style-name="T133">g</text:span><text:span text:style-name="T45">. They are required to share their farm's weekly progress, and will also share a little Bredon history with Rolan. </text:span><text:span text:style-name="T131">They are carrying wooden baskets of fruits and vegetables.</text:span></text:p>
      <text:p text:style-name="P597">2. <text:s/>DANCERS: 3 Dancers ready to perform, who are clearly waiting to be called. One is doing <text:span text:style-name="T877">a </text:span>handstand; the other two are warming up and don't talk. </text:p>
      <text:p text:style-name="P584"><text:span text:style-name="T45">3. HOUSEKEEPER: a </text:span><text:span text:style-name="T131">balding</text:span><text:span text:style-name="T45"> older </text:span><text:span text:style-name="T131">man </text:span><text:span text:style-name="T45">that is trying to figure out where the Maid is sneaking off to...</text:span></text:p>
      <text:p text:style-name="P598">4. MAID &amp; DIPLOMAT: The queen's maid has a little secret rendezvous with the diplomat from Cenive. They are likely hiding behind a pillar or sharp corner, just out of sight from the housekeeper. <text:span text:style-name="T874">She has a typical </text:span><text:span text:style-name="T777">peasant dress and perhaps bonnet; </text:span><text:span text:style-name="T778">he is dressed in typical Cenive fashion.</text:span></text:p>
      <text:p text:style-name="P600"/>
      <text:p text:style-name="P585"><text:span text:style-name="T37">1.6.</text:span><text:span text:style-name="T241">21</text:span><text:span text:style-name="T37"> PALACE KITCHEN </text:span><text:span text:style-name="T229">(O)</text:span></text:p>
      <text:p text:style-name="P585"><text:span text:style-name="T130"><text:tab/></text:span><text:span text:style-name="T383">is</text:span><text:span text:style-name="T382"> </text:span><text:span text:style-name="T388">a </text:span><text:span text:style-name="T382">simple </text:span><text:span text:style-name="T387">room</text:span><text:span text:style-name="T382"> </text:span><text:span text:style-name="T383">comprised</text:span><text:span text:style-name="T382"> of wood with a table, </text:span><text:span text:style-name="T389">sacks</text:span><text:span text:style-name="T382"> of vegetables, and dishes. </text:span><text:span text:style-name="T383">There is a pig roasting on a spit in the back corner (this may be open air, or they may just ignore the fact this is strange). </text:span><text:span text:style-name="T130">The Cook and the Other Cook are here preparing dinner.</text:span></text:p>
      <text:p text:style-name="P586"><text:span text:style-name="T130"><text:tab/></text:span><text:span text:style-name="T692">Characters:</text:span><text:span text:style-name="T130"> Cook, </text:span><text:span text:style-name="T131">mixing a salad</text:span></text:p>
      <text:p text:style-name="P586"><text:span text:style-name="T131"><text:tab/><text:tab/></text:span><text:span text:style-name="T130"> </text:span><text:span text:style-name="T134">Ano</text:span><text:span text:style-name="T130">ther Cook, </text:span><text:span text:style-name="T764">roasting a pig</text:span></text:p>
      <text:p text:style-name="P600"/>
      <text:p text:style-name="P585"><text:span text:style-name="T37">1.6.</text:span><text:span text:style-name="T241">22</text:span><text:span text:style-name="T37"> GROG CLOSET </text:span><text:span text:style-name="T229">(O)</text:span></text:p>
      <text:p text:style-name="P585"><text:span text:style-name="T382"><text:tab/>a </text:span><text:span text:style-name="T389">small </text:span><text:span text:style-name="T382">room of large wooden vats </text:span><text:span text:style-name="T384">used for storage.</text:span></text:p>
      <text:p text:style-name="P586"><text:span text:style-name="T37"><text:tab/></text:span><text:span text:style-name="T692">Characters: </text:span><text:span text:style-name="T130">Master of Grog, </text:span><text:span text:style-name="T134">grumpy </text:span><text:span text:style-name="T766">older lady</text:span></text:p>
      <text:p text:style-name="P600"/>
      <text:p text:style-name="P584"><text:span text:style-name="T37">1.6.2</text:span><text:span text:style-name="T241">3</text:span><text:span text:style-name="T37"> QUEEN'S ROOM </text:span><text:span text:style-name="T229">(O)</text:span></text:p>
      <text:p text:style-name="P585"><text:span text:style-name="T37"><text:tab/></text:span><text:span text:style-name="T384">includes a large </text:span><text:span text:style-name="T389">lavender</text:span><text:span text:style-name="T384">, and perhaps gold, bed surrounded by drawn curtains, as well as a large mirror and a large folding screen for her to change behind. Extras here may include various poofy dresses laying on the bed, the floor and generally all over the place, to show that this lady does nothing but wear nice clothes and spend money. </text:span><text:span text:style-name="T385">She could also have a simple round table with chairs, and a royalty-worthy rug.</text:span></text:p>
      <text:p text:style-name="P586"><text:span text:style-name="T37"><text:tab/></text:span><text:span text:style-name="T692">Characters:</text:span><text:span text:style-name="T130"> Queen Bosworth, </text:span><text:span text:style-name="T767">waiting for her maid to help her get dressed</text:span></text:p>
      <text:p text:style-name="P600"><text:soft-page-break/></text:p>
      <text:p text:style-name="P584"><text:span text:style-name="T37">1.6.2</text:span><text:span text:style-name="T241">4</text:span><text:span text:style-name="T37"> KING'S ROOM </text:span><text:span text:style-name="T229">(O)</text:span></text:p>
      <text:p text:style-name="P585"><text:span text:style-name="T37"><text:tab/></text:span><text:span text:style-name="T385"> is similar in style </text:span><text:span text:style-name="T383">to the Queen's Room</text:span><text:span text:style-name="T385">, simpl</text:span><text:span text:style-name="T383">e</text:span><text:span text:style-name="T385"> with different colors: more deep blues, dark woods. Simply to show that it's the king's room and not a princess or the queen's. It is rather empty, though it does have a large window overlooking the kingdom. You may be able to look out and see the kingdom.</text:span></text:p>
      <text:p text:style-name="P585"><text:span text:style-name="T385"><text:tab/></text:span><text:span text:style-name="T692">Characters</text:span><text:span text:style-name="T457">:</text:span><text:span text:style-name="T383"> </text:span><text:span text:style-name="T130">None</text:span></text:p>
      <text:p text:style-name="P600"/>
      <text:p text:style-name="P584"><text:span text:style-name="T37">1.6.2</text:span><text:span text:style-name="T241">5</text:span><text:span text:style-name="T37"> ROYAL BATHROOM </text:span><text:span text:style-name="T229">(O)</text:span></text:p>
      <text:p text:style-name="P585"><text:span text:style-name="T385"><text:tab/></text:span><text:span text:style-name="T383">A</text:span><text:span text:style-name="T385"> room just to make the player </text:span><text:span text:style-name="T386">super</text:span><text:span text:style-name="T385"> jealous that they aren't royalty. A huge jacuzzi-shaped bath with decorative pillars. A chair for lounging by the w</text:span><text:span text:style-name="T386">all-sized window. Add-ons include a metal plate of candles, a bundle of flowers.</text:span></text:p>
      <text:p text:style-name="P585"><text:span text:style-name="T383"><text:tab/></text:span><text:span text:style-name="T692">Characters</text:span><text:span text:style-name="T130">: None</text:span></text:p>
      <text:p text:style-name="P600"/>
      <text:p text:style-name="P584"><text:span text:style-name="T37">1.6.2</text:span><text:span text:style-name="T241">6</text:span><text:span text:style-name="T37"> PALACE TRASH CHUTE ROOM </text:span><text:span text:style-name="T229">(O)</text:span></text:p>
      <text:p text:style-name="P585"><text:span text:style-name="T37"><text:tab/></text:span><text:span text:style-name="T383">L</text:span><text:span text:style-name="T384">iterally just chutes and trash bins. As of now, these bins are unusable but there may be a </text:span><text:span text:style-name="T389">time</text:span><text:span text:style-name="T384"> for them to be utilized in the far off future. Other rooms here may be used for storage. </text:span><text:span text:style-name="T130">The Smelly Man is rummaging for something or another...</text:span></text:p>
      <text:p text:style-name="P584"><text:span text:style-name="T37"><text:tab/></text:span><text:span text:style-name="T692">Characters: </text:span><text:span text:style-name="T130">Strange Smelly Man</text:span></text:p>
      <text:p text:style-name="P683"/>
      <text:p text:style-name="P584"><text:span text:style-name="T37">1.6.2</text:span><text:span text:style-name="T241">7</text:span><text:span text:style-name="T37"> EXT THRONE ROOM </text:span><text:span text:style-name="T229">(O)</text:span></text:p>
      <text:p text:style-name="P584"><text:span text:style-name="T37"><text:tab/></text:span><text:span text:style-name="T383">A corridor. Trey blocks the only entrance to the Throne Room (or, Throne “area,” if it isn't a </text:span><text:span text:style-name="T387">separate </text:span><text:span text:style-name="T383">room)</text:span></text:p>
      <text:p text:style-name="P600"/>
      <text:p text:style-name="P584"><text:span text:style-name="T37">1.6.2</text:span><text:span text:style-name="T241">9</text:span><text:span text:style-name="T37"> INT THRONE ROOM </text:span><text:span text:style-name="T229">(O)</text:span></text:p>
      <text:p text:style-name="P587"><text:span text:style-name="T37"><text:tab/></text:span><text:span text:style-name="T692">Characters:</text:span><text:span text:style-name="T130"> King Bosworth, </text:span><text:span text:style-name="T132">a tall, perhaps rounder man, with a long white beard</text:span></text:p>
      <text:p text:style-name="P587"><text:span text:style-name="T130"><text:tab/><text:tab/>Trey (who ran in after speaking with you),</text:span><text:span text:style-name="T764"> </text:span><text:span text:style-name="T766">typical black and white butler suit (though more subtle than over-the-top)</text:span></text:p>
      <text:p text:style-name="P603"/>
      <text:p text:style-name="P588"><text:span text:style-name="T769">1.</text:span><text:span text:style-name="T768">6.</text:span><text:span text:style-name="T770">30</text:span><text:span text:style-name="T768"> BREDON PALACE ENTRANCE</text:span></text:p>
      <text:p text:style-name="P588"><text:span text:style-name="T768"><text:tab/></text:span><text:span text:style-name="T779">As the player exits, a cut-scene plays of a messenger delivering a letter to Rolan. This letter from the IlFraternity tells the player to go find Glenhurst.</text:span></text:p>
      <text:p text:style-name="P642"><text:span text:style-name="T560">C</text:span><text:span text:style-name="T616">haracters:</text:span><text:span text:style-name="T560"> </text:span><text:span text:style-name="T584">Messenger, same as previously</text:span></text:p>
      <text:p text:style-name="P653"><text:span text:style-name="T584"><text:tab/>IlFraternity Messenger, dressed in a mask, runs in and out of the scene quickly, <text:tab/>carries a letter</text:span><text:span text:style-name="T574"> </text:span></text:p>
      <text:p text:style-name="P533">Player Goal:<text:span text:style-name="T37"> </text:span><text:span text:style-name="T233">Receive message from IlFraternity</text:span></text:p>
      <text:p text:style-name="P572">Flowchart:<text:span text:style-name="T37"> </text:span><text:span text:style-name="T233">As soon as Rolan exits the palace, the IlFraternity Messenger runs up to him, hands of a letter, looks both ways and disappears again.</text:span></text:p>
      <text:p text:style-name="P599"><text:tab/><text:tab/>The ordinary Messenger has a dialogue.</text:p>
      <text:p text:style-name="P599"><text:tab/>Rolan opens the letter; Rolan reads the text to himself.</text:p>
      <text:h text:style-name="P759" text:outline-level="1"><text:bookmark-start text:name="__RefHeading___Toc9716_1006308188"/>1.<text:span text:style-name="T884">7</text:span> “<text:span text:style-name="T882">Glenhurst: The Harvest Lord Secrets</text:span>”<text:bookmark-end text:name="__RefHeading___Toc9716_1006308188"/></text:h>
      <text:p text:style-name="P10"/>
      <text:p text:style-name="P80">CHAPTER OVERVIEW</text:p>
      <text:list xml:id="list1178314150989058965" text:style-name="L4">
        <text:list-item>
          <text:p text:style-name="P704"><text:tab/>In Glenhurst, you search for clues concerning the IlFraterny's letter. You find that goods are way overpriced here and seek out the man in charge: Harvest Lord Tulian. He explains that <text:span text:style-name="T895">she is</text:span> bullied by other harvest lords, and you finally see how the system works. <text:span text:style-name="T895">This chapter is a bit of searching and following leads to speak to other people in the town.</text:span></text:p>
        </text:list-item>
      </text:list>
      <text:p text:style-name="P149"/>
      <text:p text:style-name="P150"><text:tab/><text:span text:style-name="T895">T</text:span>he player must check out the different markets <text:span text:style-name="T895">and</text:span> will <text:span text:style-name="T895">eventually see</text:span> that everything is super expensive. <text:span text:style-name="T895">In the fish market area is a rogue fish, flopping around. The player cannot pick it up, but it should direct them to speak with the Fish Market Patron. Player can speak with the Patron, and ask who is in charge of the town. The patron directs you to visit Beardsley on his houseboat, and says you are free to use him dingy at the dock.</text:span> <text:span text:style-name="T895">When the player speaks with Beardsley, he can ask about the town. Eventually, Beardsley</text:span> tells you to talk to <text:span text:style-name="T895">Harvest Lord </text:span>Tulian and ask <text:span text:style-name="T895">her</text:span> yourself. <text:span text:style-name="T890">Tulian will then explain the it's not her fault...It's the Harvest Lords as a whole. They're bullying and forcing her to charge more.</text:span></text:p>
      <text:list xml:id="list132816599501822" text:continue-numbering="true" text:style-name="L4">
        <text:list-item>
          <text:p text:style-name="P705"/>
        </text:list-item>
      </text:list>
      <text:list xml:id="list6713055952501069323" text:style-name="L5">
        <text:list-item>
          <text:p text:style-name="P712">[chapter length – <text:span text:style-name="T880">short</text:span>]</text:p>
        </text:list-item>
        <text:list-item>
          <text:p text:style-name="P712"/>
        </text:list-item>
      </text:list>
      <text:p text:style-name="P28"><text:span text:style-name="T16">Characters</text:span>: Rolan, <text:span text:style-name="T818">Lulu</text:span></text:p>
      <text:p text:style-name="P28"><text:tab/><text:span text:style-name="T239"><text:tab/></text:span><text:span text:style-name="T34">External:</text:span></text:p>
      <text:p text:style-name="P28"><text:tab/><text:span text:style-name="T890">Fisherman/woman 1, 2: Should have large rubber boots. If they walk around, they leave a trail of water behind them.</text:span></text:p>
      <text:p text:style-name="P28"><text:tab/><text:span text:style-name="T240"><text:tab/></text:span><text:span text:style-name="T34">Dock</text:span><text:span text:style-name="T240">:</text:span></text:p>
      <text:p text:style-name="P30"><text:span text:style-name="T240"><text:tab/></text:span><text:span text:style-name="T235">Beardsley</text:span></text:p>
      <text:p text:style-name="P36"><text:span text:style-name="T235"><text:tab/>F</text:span><text:span text:style-name="T37">ishermen/women: 1, 2 </text:span><text:span text:style-name="T239">Should have large rubber boots. If they walk around, they leave a trail of water behind them.</text:span></text:p>
      <text:p text:style-name="P28"><text:tab/><text:span text:style-name="T890">Emilio (not initially present. Shows up later)</text:span></text:p>
      <text:p text:style-name="P29"><text:tab/><text:span text:style-name="T586"><text:tab/></text:span><text:span text:style-name="T619">Fish Market:</text:span></text:p>
      <text:p text:style-name="P665">Seymour</text:p>
      <text:p text:style-name="P665">Ford</text:p>
      <text:p text:style-name="P665">Brook</text:p>
      <text:p text:style-name="P682"><text:span text:style-name="T506"><text:tab/></text:span><text:span text:style-name="T620">Boating School</text:span></text:p>
      <text:p text:style-name="P663">M<text:span text:style-name="T888">s. Fisk</text:span></text:p>
      <text:p text:style-name="P663">Students 1, 2, 3</text:p>
      <text:p text:style-name="P668"><text:span text:style-name="T506"><text:tab/></text:span><text:span text:style-name="T620">NPC House 1:</text:span><text:span text:style-name="T506"> </text:span><text:span text:style-name="T507">Houses are connected like a duplex.</text:span></text:p>
      <text:p text:style-name="P663">House 1 Wife, Husband</text:p>
      <text:p text:style-name="P668"><text:span text:style-name="T506"><text:tab/></text:span><text:span text:style-name="T620">NPC House 2</text:span></text:p>
      <text:p text:style-name="P663">House 2 Son, Dad</text:p>
      <text:p text:style-name="P668"><text:span text:style-name="T506"><text:tab/></text:span><text:span text:style-name="T620">NPC House 3</text:span></text:p>
      <text:p text:style-name="P663">Pregnant Woman</text:p>
      <text:p text:style-name="P663"><text:tab/><text:span text:style-name="T32">Lady Tulian's House</text:span></text:p>
      <text:p text:style-name="P664"><text:soft-page-break/>Tulip (EXT, at door)</text:p>
      <text:p text:style-name="P664">Lady Tulian (in office)</text:p>
      <text:p text:style-name="P19"><text:tab/><text:span text:style-name="T886">Marina (assistant, in office)</text:span></text:p>
      <text:p text:style-name="P19"><text:tab/><text:tab/><text:span text:style-name="T33">Emma's House </text:span><text:span text:style-name="T35">(Outside Glenhurst, beachside)</text:span></text:p>
      <text:p text:style-name="P19"><text:tab/><text:span text:style-name="T890">Emma</text:span></text:p>
      <text:p text:style-name="P19"><text:tab/><text:span text:style-name="T890">Emma's Daughter</text:span></text:p>
      <text:p text:style-name="P28"><text:tab/></text:p>
      <text:p text:style-name="P28"><text:span text:style-name="T16">Areas</text:span>: <text:span text:style-name="T835">Glenhurst, Emma's House (in surrounding area)</text:span></text:p>
      <text:p text:style-name="P51">Music:<text:span text:style-name="T37"> </text:span><text:span text:style-name="T235">Glenhurs</text:span><text:span text:style-name="T237">t, </text:span><text:span text:style-name="T239">Boat horn</text:span></text:p>
      <text:p text:style-name="P28"><text:span text:style-name="T16">Buildings</text:span>: <text:span text:style-name="T890">Boating School, NPC Houses 1-3, Boating School, Lady Tulian's House, Dock <text:tab/>(structure), Fish Market (structure), Emma's House</text:span></text:p>
      <text:p text:style-name="P59">Player Goals:<text:span text:style-name="T37"> </text:span></text:p>
      <text:p text:style-name="P446">1. <text:span text:style-name="T889">Find and talk to Beardsley, who will send you to Tulian</text:span></text:p>
      <text:p text:style-name="P452">2. Speak to Tulip, who will let you inside <text:span text:style-name="T891">Lady Tulian's House</text:span></text:p>
      <text:p text:style-name="P452">3. Speak with Tulian, who will reveal her secrets about the Harvest Lords</text:p>
      <text:p text:style-name="P357"><text:span text:style-name="T708">Key </text:span>Rooms and Items:</text:p>
      <text:p text:style-name="P365"><text:tab/><text:span text:style-name="T890">Dock: Beardsley's location</text:span></text:p>
      <text:p text:style-name="P365"><text:tab/><text:span text:style-name="T889">Tulian's Office: Where Tulian can be found</text:span></text:p>
      <text:p text:style-name="P365"><text:tab/><text:span text:style-name="T890">Emilio's Boat: that he rides in on in-scene</text:span></text:p>
      <text:p text:style-name="P361">Optional <text:span text:style-name="T851">quests</text:span>:<text:span text:style-name="T338"> </text:span><text:span text:style-name="T357">Lover Transformed </text:span><text:span text:style-name="T240">is available as soon as the player exits Lady Tulian's House. </text:span></text:p>
      <text:p text:style-name="P98">Bosses:<text:span text:style-name="T37"> </text:span><text:span text:style-name="T238">none</text:span></text:p>
      <text:p text:style-name="P109">Notes:<text:span text:style-name="T37"> </text:span></text:p>
      <text:p text:style-name="P368">1.7.1 GLENHURST EXT</text:p>
      <text:p text:style-name="P243"><text:tab/><text:span text:style-name="T412">The houses are similar to those from Forest Town. The major difference is that Glenhurst is a fishing village. They have at least one boat in a wooden dock, as well as a </text:span><text:span text:style-name="T464">dock/fishing yard </text:span><text:span text:style-name="T412">(complete with nets, crates, </text:span><text:span text:style-name="T464">boats</text:span><text:span text:style-name="T412"> and buckets). They have a small fish market, comprised of a few stalls of smelly, sometimes live, </text:span><text:span text:style-name="T460">squirmy </text:span><text:span text:style-name="T412">fish. They also have </text:span><text:span text:style-name="T460">a</text:span><text:span text:style-name="T412"> Boating School. There may be a lighthouse. </text:span><text:span text:style-name="T460">The town is rather small and sparse. The focus should be the boatyard and market; for this reason, civilian houses are together in “duplex” form and the Harvest Lord house is not too flashy. </text:span><text:span text:style-name="T465">The 2 Fishermen and women are simply wandering about outside.</text:span></text:p>
      <text:p text:style-name="P215"/>
      <text:p text:style-name="P643"><text:span text:style-name="T560">C</text:span><text:span text:style-name="T616">haracters:</text:span><text:span text:style-name="T560"> </text:span><text:span text:style-name="T585">Rolan, Lulu</text:span></text:p>
      <text:p text:style-name="P666"><text:span text:style-name="T608"><text:tab/></text:span><text:span text:style-name="T609">Fishermen/women 1-</text:span><text:span text:style-name="T610">2</text:span></text:p>
      <text:p text:style-name="P499"><text:span text:style-name="T621">Music:</text:span><text:span text:style-name="T45"> </text:span><text:span text:style-name="T138">Glenhurst</text:span></text:p>
      <text:p text:style-name="P617"/>
      <text:p text:style-name="P617"/>
      <text:p text:style-name="P244">1.7.2 BOATING <text:span text:style-name="T887">SCHOOL (O)</text:span></text:p>
      <text:p text:style-name="P244"><text:tab/><text:span text:style-name="T459">Typical southern wooden building. Interior is one large classroom, with long tables and a teacher's desk at the front. There may be a blackboard behind her that has a diagram of a boat (something that wouldn't look out of place if the player returns here some 30 days later). There may be a boat skeleton in the front of the class that is used for study. Extras include fishing rods, books, a pile of rope for practicing knots.</text:span><text:span text:style-name="T461"> Perhaps a fixed structure with rope attached for this purpose (these look like a series of knobs on a wall or desk with rope attached).</text:span></text:p>
      <text:p text:style-name="P244"><text:span text:style-name="T459"><text:tab/></text:span><text:span text:style-name="T25">Characters:</text:span></text:p>
      <text:p text:style-name="P245"><text:span text:style-name="T694">Ms.</text:span><text:span text:style-name="T621"> Brooks: </text:span><text:span text:style-name="T694">Female at the front</text:span></text:p>
      <text:p text:style-name="P216">Students 1-3, sitting at desks with notebooks</text:p>
      <text:p text:style-name="P244"/>
      <text:p text:style-name="P244">1.7.4 NPC HOUSES 1, 2, 3 <text:span text:style-name="T892">(O)</text:span></text:p>
      <text:p text:style-name="P244"><text:tab/><text:span text:style-name="T461">Interiors are also similar to Forest Town, but the emphasis on woody things can be replaced with fishing-related items. Rope, Rubber boots, fishing rods, whole fish in the kitchen, cages with lobster or fish inside. They are connected like a duplex, so the player must go outside and enter the houses from a front door. They simple happen to be connected to form one building. These </text:span><text:span text:style-name="T462">are facing the water, if possible</text:span><text:span text:style-name="T461">. Their externals could be bright colors: one blue house, one yellow, one a pale red. This is rather typical in many fishing towns so it could be a good identifier.</text:span></text:p>
      <text:p text:style-name="P244"/>
      <text:p text:style-name="P244">1.7.5 FISH MARKET <text:span text:style-name="T892">(O)</text:span></text:p>
      <text:p text:style-name="P244"><text:tab/><text:span text:style-name="T463">Consists of 2-3 wooden stands with fish in baskets. There is a </text:span><text:span text:style-name="T461">blue</text:span><text:span text:style-name="T463"> table with a chair. </text:span><text:span text:style-name="T462">The market is in town, rather than being a completely separate area. There are buckets of colorful fish and salespeople wearing plastic gloves, and aprons, carting knives about. Some of the fish may squirm. At least one </text:span><text:span text:style-name="T464">is trying to</text:span><text:span text:style-name="T462"> escape.</text:span></text:p>
      <text:p text:style-name="P275"><text:span text:style-name="T621">Characters:</text:span><text:span text:style-name="T45"> </text:span></text:p>
      <text:p text:style-name="P217"><text:tab/>Seymour: man selling fish</text:p>
      <text:p text:style-name="P217"><text:tab/>Ford: man selling fish</text:p>
      <text:p text:style-name="P217"><text:tab/>Brook: woman selling fish that may have lost one…</text:p>
      <text:p text:style-name="P275"><text:span text:style-name="T621">Player Goal:</text:span><text:span text:style-name="T45"> Hear about the high prices in Glenhurst</text:span></text:p>
      <text:p text:style-name="P275"><text:span text:style-name="T621">Action:</text:span><text:span text:style-name="T45"> Player can initiate conversation with the people here.</text:span></text:p>
      <text:p text:style-name="P244"/>
      <text:p text:style-name="P244">1.7.6 <text:span text:style-name="T890">DOCK</text:span></text:p>
      <text:p text:style-name="P244"><text:tab/><text:span text:style-name="T695">There are a couple of smaller boats tied up here, as well as typical fishing and boat equipment lying around: nets, rope, barrels or cages.</text:span></text:p>
      <text:p text:style-name="P283">Characters:</text:p>
      <text:p text:style-name="P247"><text:soft-page-break/><text:span text:style-name="T621"><text:tab/>Beardsley: </text:span><text:span text:style-name="T696">A large man with gray hair, beard and a pipe. He is very fisherman-ly. He wears a black cap and large black rubber boots.</text:span></text:p>
      <text:p text:style-name="P247"><text:span text:style-name="T696"><text:tab/></text:span><text:span text:style-name="T697">Fisherman/woman 1, 2: hanging around</text:span></text:p>
      <text:p text:style-name="P244"/>
      <text:p text:style-name="P244">1.7.7 HARVEST LADY TULIAN'S HOUSE</text:p>
      <text:p text:style-name="P244"><text:tab/><text:span text:style-name="T466">Tulian's house is more like an ordinary house than a Harvest Lord mansion. It is simply a larger Glenhurst home. She has a kitchen, office, and master bedroom. It should be clear that, though she has more money than the other people in Glenhurst, she is not extravagant. </text:span><text:span text:style-name="T467">There are Chamberly and Manley elements—big windows with large curtains</text:span></text:p>
      <text:p text:style-name="P284">Characters:</text:p>
      <text:p text:style-name="P218"><text:tab/>Tulip: younger girl blocking the door until Rolan speaks to Beardsley. She is Tulian's niece who generally just tries to help her aunt by keeping folks from bothering her.</text:p>
      <text:p text:style-name="P276"><text:span text:style-name="T45"><text:tab/></text:span><text:span text:style-name="T140">Cook: in the kitchen. He won't talk to Rolan, but is busy preparing fish.</text:span></text:p>
      <text:p text:style-name="P277"><text:span text:style-name="T621">Actions:</text:span><text:span text:style-name="T45"> Player must first talk to Tulip, who will move aside</text:span></text:p>
      <text:p text:style-name="P718"><text:tab/></text:p>
      <text:p text:style-name="P277"><text:span text:style-name="T621">Player Goal:</text:span><text:span text:style-name="T45"> Talk to Lady Tulian</text:span></text:p>
      <text:p text:style-name="P244"/>
      <text:p text:style-name="P244">1.7.8 HARVEST LADY TULIAN'S OFFICE</text:p>
      <text:p text:style-name="P244"><text:tab/><text:span text:style-name="T467">The office is a very ordinary Southern Room. Again, it should be nice and professional but not over the top or flashy. She has a wooden desk with amber and blue highlights around the room.</text:span></text:p>
      <text:p text:style-name="P645"><text:span text:style-name="T560">C</text:span><text:span text:style-name="T616">haracters:</text:span><text:span text:style-name="T560"> </text:span><text:span text:style-name="T588">Lady Tulian: an ordinary looking lady</text:span></text:p>
      <text:p text:style-name="P722"><text:tab/>Marina: an assistant</text:p>
      <text:p text:style-name="P501"><text:span text:style-name="T621">Music:</text:span><text:span text:style-name="T45"> </text:span></text:p>
      <text:p text:style-name="P536">Player Goal: <text:span text:style-name="T246">Hear Lady Tulian's story</text:span></text:p>
      <text:p text:style-name="P536"><text:span text:style-name="T917">Action: </text:span><text:span text:style-name="T244">Player finds and talk to Tulian. In conversation, she explains the situation with the Harvest Lords. Play</text:span><text:span text:style-name="T245">er is also given an option to ask about the crystals in dialogue.</text:span></text:p>
      <text:p text:style-name="P575">Flowchart:<text:span text:style-name="T37"> </text:span><text:span text:style-name="T246">Player must initiate conversation with Lady Tulian. Conversation will follow revealing the Harvest Lord's bullying.</text:span></text:p>
      <text:p text:style-name="P610"><text:span text:style-name="T631">N</text:span><text:span text:style-name="T650">otes</text:span><text:span text:style-name="T419">: </text:span><text:span text:style-name="T142">After this dialogue is complete, the player's work in Glenhurst is technically done. -Chali's dialogue will change to give a secret about Johanna having a crystal (dialogue is beginning of 1.8 in screenplay).</text:span></text:p>
      <text:p text:style-name="P610"><text:span text:style-name="T142"><text:tab/>-</text:span><text:span text:style-name="T144">Johanna's dialogue will also change to advance the story (listed in 1.8.2 in screenplay)</text:span></text:p>
      <text:p text:style-name="P681"/>
      <text:p text:style-name="P246">1.7.8 BOAT YARD (<text:span text:style-name="T261">LOVER TRANSFORMED)</text:span></text:p>
      <text:p text:style-name="P246"><text:span text:style-name="T261"><text:tab/></text:span><text:span text:style-name="T621">This is an optional sidequest. I put it last because it's more complicated than the storyline quest (1.7.6, 1.7.7).</text:span></text:p>
      <text:p text:style-name="P246"><text:span text:style-name="T19">Char</text:span><text:span text:style-name="T26">a</text:span><text:span text:style-name="T19">cters: </text:span><text:span text:style-name="T621">Emilio</text:span></text:p>
      <text:p text:style-name="P285">Notes:<text:span text:style-name="T37"> originally, a boat horn sounded after the player left Tulian's house. This was to signal that something in the village had changed and they should look around. However, at this point in time, the player likely really wants to get into the main quest, so I deleted that moment. If you guys think that it's really important to show the player that something happened (or was “unlocked”) that can be added in again very easily. Currently, a fisherman in town will simply mention that they heard a strange boat whistle.</text:span></text:p>
      <text:p text:style-name="P719"/>
      <text:p text:style-name="P720">1.7.9 EMMA'S HOUSE</text:p>
      <text:p text:style-name="P278"><text:span text:style-name="T37"><text:tab/></text:span><text:span text:style-name="T45">In the surrounding area, the player can find a very small cottage on the beach. It should be relatively difficult to find—finding it 75% of the sidequest! Inside is Emma, a regular woman sitting at a table with a baby. The cottage is very very simple and has only the one room.</text:span></text:p>
      <text:p text:style-name="P647"><text:soft-page-break/><text:span text:style-name="T560">C</text:span><text:span text:style-name="T616">haracters:</text:span><text:span text:style-name="T560"> <text:s/></text:span><text:span text:style-name="T589">Emma, Emma's daughter</text:span></text:p>
      <text:p text:style-name="P502"><text:span text:style-name="T621">Music:</text:span><text:span text:style-name="T45"> </text:span><text:span text:style-name="T143">Forest area</text:span></text:p>
      <text:p text:style-name="P537">Player Goal: <text:span text:style-name="T247">Learn that Emilio is a womanizer</text:span><text:span text:style-name="T214"> </text:span></text:p>
      <text:p text:style-name="P576"><text:span text:style-name="T918">Action</text:span>: <text:span text:style-name="T247">Player must initiate conversation. In conversation, Emma's daughter enters, bringing a barrel. By the end of the dialogue, it is clear that Rolan should leave.</text:span><text:span text:style-name="T37"> </text:span><text:span text:style-name="T247">The player is also able to examine the barrel and find a reward (the reward for doing the sidequest).</text:span></text:p>
      <text:p text:style-name="P580">Flowchart:<text:span text:style-name="T37"> Once dialogue with Emma ends, Emilio disappears, never to be seen again. Beardsley's dialogue changes to accompany Emilio's disappearance.</text:span></text:p>
      <text:p text:style-name="P721"/>
      <text:h text:style-name="P760" text:outline-level="1"><text:bookmark-start text:name="__RefHeading___Toc7940_375933251"/>1.<text:span text:style-name="T896">8</text:span> “<text:span text:style-name="T896">Business Trip to Cenive”</text:span><text:bookmark-end text:name="__RefHeading___Toc7940_375933251"/></text:h>
      <text:p text:style-name="P11"/>
      <text:p text:style-name="P81">CHAPTER OVERVIE<text:span text:style-name="T896">W</text:span></text:p>
      <text:p text:style-name="P12"><text:span text:style-name="T798"><text:tab/></text:span><text:span text:style-name="T332">The town is not centered around any one object, but the main attraction is Le Couer—the gardens. These gardens wind around in brightly colored hedges (see image). There is one spot that is nestled away and hard to find, called “</text:span><text:bookmark text:name="result_box"/><text:span text:style-name="T911">mémoire florai</text:span><text:span text:style-name="T912">son." This is the </text:span><text:span text:style-name="T913">real</text:span><text:span text:style-name="T912"> make-out spot, but it is special because it is </text:span><text:span text:style-name="T913">marked</text:span><text:span text:style-name="T912"> by the Cenive version of Love-Locks, which are hand-crafted, </text:span><text:span text:style-name="T913">somewhat “</text:span><text:span text:style-name="T914">magical” gems on short chains. The result is that the trees look like they are covered in tiny colorful diamonds (though not overly colorful. It's not cotton candy vomit). This idea could take some tweaking, or could be changed. Either way, they are “love lock” inspired. There is also a bench. There are no NPC's here, for now. </text:span></text:p>
      <text:p text:style-name="P12"><text:span text:style-name="T914"><text:tab/></text:span><text:span text:style-name="T915">On the other side of the Gardens is Lord and Lady Clementine's House. In the context of the story, I made some minor changes to the dynamic of these characters. Rather than the Lord just being a womanizer and the wife being completely oblivious and unimportant, both characters are equally important in the storyline. Neither Lord nor Lady Clementine are the focal point; rather, by interacting with both simultaneously the player finds out the secrets.</text:span></text:p>
      <text:p text:style-name="P12"><text:span text:style-name="T912"><text:tab/></text:span><text:span text:style-name="T332">The Carnival has two stands (</text:span><text:span text:style-name="T333">for example: a bow and arrow game, where you have to shoot at moving targets, and a “battle arena” stand. The stand either 1. has an attached space for you to do battle or 2. transports you to an appropriate “arena”</text:span><text:span text:style-name="T332">). </text:span><text:span text:style-name="T333">These and the ferris wheel should be free to ride. Please, let's not do a “pay with gold” or “tokens” thing. It's so obnoxious, and there isn't anything crazy special to win, here.</text:span><text:span text:style-name="T332"> There is </text:span><text:span text:style-name="T333">also</text:span><text:span text:style-name="T332"> one fruit stand, </text:span><text:span text:style-name="T333">a milkshake stand </text:span><text:span text:style-name="T332">and one cart that doubles as the Supply Store. These stands are simple and wooden, with cute and colorful signs. The civilian homes are further away from the “action” areas, in a less populated spot. </text:span></text:p>
      <text:p text:style-name="P12"><text:span text:style-name="T332"><text:tab/></text:span><text:span text:style-name="T334">Note, many NPCs have specific names here. They're not really more important, it just makes it feel a little cozier. Many of the indicated “couples” won't talk to Rolan. </text:span><text:span text:style-name="T335">Pretty much everyone here is flirty, and thinks about romance constantly, meaning Rolan and Lulu will constantly be put in strange situations. </text:span><text:span text:style-name="T336">Also, keeping with the couple theme, almost every dialogue is sort of “doubled.” There will be two people with corresponding dialogues (identical, opposite, or similar, etc)</text:span></text:p>
      <text:list xml:id="list6687551125953474197" text:style-name="L6">
        <text:list-item>
          <text:p text:style-name="P706"/>
        </text:list-item>
      </text:list>
      <text:list xml:id="list4284804019434387321" text:style-name="L7">
        <text:list-item>
          <text:p text:style-name="P713">[chapter length – <text:span text:style-name="T880">short</text:span>]</text:p>
        </text:list-item>
        <text:list-item>
          <text:p text:style-name="P713"/>
        </text:list-item>
      </text:list>
      <text:p text:style-name="P31"><text:span text:style-name="T16">Characters</text:span>: Rolan, <text:span text:style-name="T818">Lulu</text:span></text:p>
      <text:p text:style-name="P67"><text:tab/><text:span text:style-name="T36">Civilian House 1</text:span></text:p>
      <text:p text:style-name="P65">Mother</text:p>
      <text:p text:style-name="P65">Daughter</text:p>
      <text:p text:style-name="P67"><text:span text:style-name="T897"><text:tab/></text:span><text:span text:style-name="T36">Civilian House 2</text:span></text:p>
      <text:p text:style-name="P65">Father</text:p>
      <text:p text:style-name="P65">Son</text:p>
      <text:p text:style-name="P63"><text:span text:style-name="T242"><text:tab/></text:span><text:span text:style-name="T898">Unite</text:span><text:span text:style-name="T899">: </text:span><text:span text:style-name="T900">Cafe and bookstore designed specifically for couples.</text:span></text:p>
      <text:p text:style-name="P88">Waitress</text:p>
      <text:p text:style-name="P88"><text:soft-page-break/>Penelope</text:p>
      <text:p text:style-name="P88">Patrick</text:p>
      <text:p text:style-name="P88">Couple 1, 2</text:p>
      <text:p text:style-name="P86"><text:span text:style-name="T902"><text:tab/></text:span><text:span text:style-name="T905">Le Couer:</text:span><text:span text:style-name="T909"> </text:span><text:span text:style-name="T910">Open air gardens, very colorful. It's basically a park but filled with flowers and quaint benches. There is a square in the middle free from plants or structures that is used for dancing. Currently, a band is playing and a couple is dancing.</text:span></text:p>
      <text:p text:style-name="P87"><text:span text:style-name="T908">C</text:span><text:span text:style-name="T907">ouple 1, 2</text:span></text:p>
      <text:p text:style-name="P83"><text:span text:style-name="T902">F</text:span><text:span text:style-name="T901">inbirdie Salesman</text:span></text:p>
      <text:p text:style-name="P84"><text:span text:style-name="T901">Pianist </text:span><text:span text:style-name="T904">(2)</text:span></text:p>
      <text:p text:style-name="P83"><text:span text:style-name="T901"><text:tab/></text:span><text:span text:style-name="T906">Carnival</text:span></text:p>
      <text:p text:style-name="P84"><text:span text:style-name="T901">Ferris Wheel </text:span><text:span text:style-name="T904">Molly</text:span></text:p>
      <text:p text:style-name="P85"><text:span text:style-name="T904">Milkshake </text:span><text:span text:style-name="T903">Martin</text:span></text:p>
      <text:p text:style-name="P89">Bow and Arrow Game Attendant</text:p>
      <text:p text:style-name="P89">Big Battle Arena Attendant</text:p>
      <text:p text:style-name="P84"><text:span text:style-name="T901"><text:tab/></text:span><text:span text:style-name="T903">Battle Bowl</text:span></text:p>
      <text:p text:style-name="P90"><text:tab/>Ceniviseum</text:p>
      <text:p text:style-name="P90"><text:tab/>Cenive Stadium</text:p>
      <text:p text:style-name="P89">Supply Store Owner</text:p>
      <text:p text:style-name="P89">Fruit Stand Woman</text:p>
      <text:p text:style-name="P83"><text:span text:style-name="T901"><text:tab/></text:span><text:span text:style-name="T906">Clementine's House</text:span></text:p>
      <text:p text:style-name="P89">Lord Clementine</text:p>
      <text:p text:style-name="P89">Lady Clementine</text:p>
      <text:p text:style-name="P89">Pomeline</text:p>
      <text:p text:style-name="P89">Quince</text:p>
      <text:p text:style-name="P89"/>
      <text:p text:style-name="P31"><text:span text:style-name="T16">Areas</text:span>: </text:p>
      <text:p text:style-name="P52">Music:<text:span text:style-name="T37"> </text:span></text:p>
      <text:p text:style-name="P31"><text:span text:style-name="T16">Buildings</text:span>: </text:p>
      <text:p text:style-name="P60">Player Goals:<text:span text:style-name="T37"> </text:span></text:p>
      <text:p text:style-name="P447">1. </text:p>
      <text:p text:style-name="P358"><text:span text:style-name="T708">Key </text:span>Rooms and Items:</text:p>
      <text:p text:style-name="P362">Optional <text:span text:style-name="T851">quests</text:span>:</text:p>
      <text:p text:style-name="P99">Bosses:<text:span text:style-name="T37"> </text:span><text:span text:style-name="T238">none</text:span></text:p>
      <text:p text:style-name="P702"><text:soft-page-break/><text:span text:style-name="T618">Notes</text:span><text:span text:style-name="T508">: </text:span><text:span text:style-name="T531">This chapter originally had the “Lollipop” errand. This may come back later, but I'm afraid of making Lulu into the typical cutesy girly character here. It really hijacks her status as badass, and the mysterious non-relationship between the protagonists. The errand was mostly for laughs, anyway, but the game is already pretty silly. We talked briefly about how a lot of female characters get annoying, and I think this would make Lulu go down that path for some people.</text:span></text:p>
      <text:p text:style-name="P68"><text:tab/></text:p>
      <text:p text:style-name="P442">1.8.1 <text:span text:style-name="T917">CHALI'S ALLEY (O)</text:span></text:p>
      <text:p text:style-name="P45"><text:tab/><text:span text:style-name="T702">Player is able to learn a little more about Johanna if they choose to speak with Chali.</text:span></text:p>
      <text:p text:style-name="P645"><text:span text:style-name="T560">C</text:span><text:span text:style-name="T616">haracters:</text:span><text:span text:style-name="T560"> </text:span><text:span text:style-name="T588">Chali</text:span><text:span text:style-name="T574"> </text:span></text:p>
      <text:p text:style-name="P536">Player Goal: <text:span text:style-name="T248">Learn that Johanna has a crystal</text:span><text:span text:style-name="T214"> </text:span></text:p>
      <text:p text:style-name="P575"><text:span text:style-name="T919">Action</text:span>:<text:span text:style-name="T37"> </text:span><text:span text:style-name="T248">Player must initiate conversation</text:span><text:span text:style-name="T37"> </text:span></text:p>
      <text:p text:style-name="P70"/>
      <text:p text:style-name="P71">1.8.2 ILFRATERNITY BASE<text:span text:style-name="T920">MENT</text:span></text:p>
      <text:p text:style-name="P71"><text:tab/><text:span text:style-name="T412">Player speaks to Johanna and receives a final request: go to Cenive.</text:span></text:p>
      <text:p text:style-name="P646"><text:span text:style-name="T560">C</text:span><text:span text:style-name="T616">haracters:</text:span><text:span text:style-name="T560"> </text:span></text:p>
      <text:p text:style-name="P655"><text:span text:style-name="T560"><text:tab/></text:span><text:span text:style-name="T590">Johanna</text:span></text:p>
      <text:p text:style-name="P723"><text:tab/>IlFraternity Members 1-6: same as before, same dialogues as before</text:p>
      <text:p text:style-name="P503"><text:span text:style-name="T621">Music:</text:span><text:span text:style-name="T45"> </text:span><text:span text:style-name="T144">IlFraternity/south</text:span></text:p>
      <text:p text:style-name="P538">Player Goal: <text:span text:style-name="T248">Receive final quest in South</text:span></text:p>
      <text:p text:style-name="P577">Flowchart:<text:span text:style-name="T37"> </text:span><text:span text:style-name="T249">After dialogue with Johanna, “night” is activated in Cenive.</text:span></text:p>
      <text:p text:style-name="P745"/>
      <text:p text:style-name="P745"/>
      <text:p text:style-name="P701"><text:span text:style-name="T249">1.</text:span><text:span text:style-name="T37">8.3 CENIVE (NIGHT)</text:span></text:p>
      <text:p text:style-name="P648"><text:span text:style-name="T560">C</text:span><text:span text:style-name="T616">haracters:</text:span><text:span text:style-name="T560"> </text:span><text:span text:style-name="T591">Rolan, Lulu</text:span></text:p>
      <text:p text:style-name="P504"><text:span text:style-name="T621">Music:</text:span><text:span text:style-name="T45"> </text:span><text:span text:style-name="T145">Cenive</text:span></text:p>
      <text:p text:style-name="P539">Player Goal: <text:span text:style-name="T250">Find Lord and Lady Clementine's house</text:span> </text:p>
      <text:p text:style-name="P520"><text:span text:style-name="T621">Story </text:span><text:span text:style-name="T631">L</text:span><text:span text:style-name="T621">ocations/Rooms:</text:span><text:span text:style-name="T45"> <text:s/></text:span><text:span text:style-name="T704"><text:s/>G</text:span><text:span text:style-name="T145"> Gardens</text:span></text:p>
      <text:p text:style-name="P578"><text:span text:style-name="T920">Actions:</text:span><text:span text:style-name="T250"> When player approaches the roped off Garden area, cut-scene plays of Rolan and Lulu seeing the Clementine House in the distance. Lulu will push the rope aside and go into the gardens. </text:span></text:p>
      <text:p text:style-name="P578">Flowchart:<text:span text:style-name="T37"> </text:span></text:p>
      <text:p text:style-name="P631"><text:span text:style-name="T631">N</text:span><text:span text:style-name="T650">otes</text:span><text:span text:style-name="T92">: </text:span><text:span text:style-name="T145">When Rolan and Lulu come in Cenive at night, the entrance to the park is roped off.</text:span></text:p>
      <text:p text:style-name="P727"><text:tab/>There may or may not be enemies in the garden. IF there are enemies, the following still needs to happen: when Rolan and Lulu come into Clementine Courtyard and need to convert bushes in order to get through, Rolan will take out his hammer, making it clear the hammer should be used for something.</text:p>
      <text:p text:style-name="P727"/>
      <text:p text:style-name="P730">1.8.4 CLEMENTINE COURTYARD</text:p>
      <text:p text:style-name="P648"><text:span text:style-name="T560">C</text:span><text:span text:style-name="T616">haracters:</text:span><text:span text:style-name="T560"> </text:span><text:span text:style-name="T591">Guards</text:span><text:span text:style-name="T574"> </text:span></text:p>
      <text:p text:style-name="P539">Player Goal: <text:span text:style-name="T250">Get into the House without being seen by the guards</text:span></text:p>
      <text:p text:style-name="P578">Flowchart:<text:span text:style-name="T37"> </text:span><text:span text:style-name="T250">Player must convert bushes to make pathways. However, some bushes have couples inside of them who will shout and get the attention of the guards. If player is seen, Guards will yell and Rolan starts back at the beginning.</text:span></text:p>
      <text:p text:style-name="P631"><text:span text:style-name="T631">N</text:span><text:span text:style-name="T650">otes</text:span><text:span text:style-name="T92">: </text:span><text:span text:style-name="T145">One of the bushes also has a little “surprise” for the player, namely, a man and a donkey. Why not?</text:span></text:p>
      <text:p text:style-name="P631"><text:span text:style-name="T145"><text:tab/>-</text:span><text:span text:style-name="T146">Also, I know we were still discussing what skills the hammer itself will have. Here, Rolan could technically use the “razor wind” he learned in the first dungeon. It would make sense, “</text:span><text:span text:style-name="T147">razor wind” </text:span><text:span text:style-name="T146">wiping out bushes.</text:span></text:p>
      <text:p text:style-name="P70"/>
      <text:p text:style-name="P748">1.8.5 CLEMENTINE HOUSE</text:p>
      <text:p text:style-name="P69"><text:tab/><text:span text:style-name="T701">The goal is to find both Lord and Lady Clementine. Lady Clementine will bemoan the fact that </text:span><text:soft-page-break/><text:span text:style-name="T701">her husband is off working so late again and hope he gets home safely. Eventually, the player will find him in his Secret Living Room with a lady. You will realize that he has a different lady over almost every night and they all think they're his proper mistress. Lulu will indicate that you simply MUST tell Lady Clementine, </text:span><text:span text:style-name="T703">and that they need paper. The rather obvious solution is to go to the office, which is covered in papers and pens.</text:span></text:p>
      <text:p text:style-name="P644"><text:span text:style-name="T560">C</text:span><text:span text:style-name="T616">haracters:</text:span><text:span text:style-name="T560"> </text:span></text:p>
      <text:p text:style-name="P654"><text:span text:style-name="T560"><text:tab/></text:span><text:span text:style-name="T617">Staircase</text:span></text:p>
      <text:p text:style-name="P669"><text:span text:style-name="T611">G</text:span><text:span text:style-name="T607">uards</text:span></text:p>
      <text:p text:style-name="P654"><text:span text:style-name="T587"><text:tab/></text:span><text:span text:style-name="T617">Master Bedroom:</text:span></text:p>
      <text:p text:style-name="P669"><text:span text:style-name="T611">E</text:span><text:span text:style-name="T607">mpty, guard out front</text:span></text:p>
      <text:p text:style-name="P654"><text:span text:style-name="T587"><text:tab/></text:span><text:span text:style-name="T617">Office</text:span></text:p>
      <text:p text:style-name="P669"><text:span text:style-name="T611">P</text:span><text:span text:style-name="T607">omeline: Lady's maid, cleaning</text:span></text:p>
      <text:p text:style-name="P654"><text:span text:style-name="T587"><text:tab/></text:span><text:span text:style-name="T617">Hallways</text:span></text:p>
      <text:p text:style-name="P669"><text:span text:style-name="T611">G</text:span><text:span text:style-name="T607">uards</text:span></text:p>
      <text:p text:style-name="P667"><text:span text:style-name="T611"><text:tab/></text:span><text:span text:style-name="T617">Library:</text:span><text:span text:style-name="T611"> </text:span><text:span text:style-name="T612">has a secret passage to the Master Bedroom</text:span></text:p>
      <text:p text:style-name="P669"><text:span text:style-name="T611">L</text:span><text:span text:style-name="T607">ady Tulian: reading</text:span></text:p>
      <text:p text:style-name="P654"><text:span text:style-name="T587"><text:tab/></text:span><text:span text:style-name="T617">Secret Living Room</text:span></text:p>
      <text:p text:style-name="P670"><text:span text:style-name="T611">L</text:span><text:span text:style-name="T607">ord Tulian: Canoodling on the couch with...</text:span></text:p>
      <text:p text:style-name="P724">Woman</text:p>
      <text:p text:style-name="P724"/>
      <text:p text:style-name="P500"><text:span text:style-name="T621">Music:</text:span><text:span text:style-name="T45"> </text:span></text:p>
      <text:p text:style-name="P534">Player Goal: </text:p>
      <text:p text:style-name="P518"><text:span text:style-name="T621">Story </text:span><text:span text:style-name="T631">L</text:span><text:span text:style-name="T621">ocations/Rooms:</text:span><text:span text:style-name="T45"> </text:span></text:p>
      <text:p text:style-name="P733"/>
      <text:p text:style-name="P737"/>
      <text:p text:style-name="P573">Flowchart:<text:span text:style-name="T37"> </text:span></text:p>
      <text:p text:style-name="P728"><text:span text:style-name="T631">N</text:span><text:span text:style-name="T650">otes:</text:span></text:p>
      <text:p text:style-name="P728"><text:span text:style-name="T650"/></text:p>
      <text:p text:style-name="P731">1.8.6 CLEMENTINE HOUSE HALLWAYS</text:p>
      <text:p text:style-name="P732"><text:tab/><text:span text:style-name="T412">The interior here is not “gawdy” but certainly typical Cenive fashion. It is a bit reminiscent of Forest Town, but more colorful. Greens and whites, with touches of lavender. Lots of purple flowers, a rug, curtains, offset with brass or gold. Extras include vases, flowers, candles, glass containers. Large windows.</text:span></text:p>
      <text:p text:style-name="P732"><text:span text:style-name="T412"/></text:p>
      <text:p text:style-name="P732"><text:span text:style-name="T560"><text:tab/>C</text:span><text:span text:style-name="T616">haracters:</text:span><text:span text:style-name="T560"> </text:span><text:span text:style-name="T621">Guards</text:span><text:span text:style-name="T705"> </text:span></text:p>
      <text:p text:style-name="P535">Player Goal: <text:span text:style-name="T251">Get past guards and find lord and Lady Clementine</text:span></text:p>
      <text:p text:style-name="P519"><text:span text:style-name="T621">Story </text:span><text:span text:style-name="T631">L</text:span><text:span text:style-name="T621">ocations/Rooms:</text:span><text:span text:style-name="T45"> </text:span><text:span text:style-name="T148">There are numerous halls and corridors with little in them, other than guards</text:span><text:span text:style-name="T73">.</text:span></text:p>
      <text:p text:style-name="P735"><text:span text:style-name="T706">F</text:span><text:span text:style-name="T621">lowchart:</text:span><text:span text:style-name="T45"> As before, guards will yell and throw Rolan back to the beginning, if caught. That may be outside, or the start from the inside, depending on how hard it is to evade the guards.</text:span></text:p>
      <text:p text:style-name="P735"><text:span text:style-name="T45"/></text:p>
      <text:p text:style-name="P740"><text:span text:style-name="T37">1.8.7 CLEMENTINE HOUSE STAIRWAY</text:span></text:p>
      <text:p text:style-name="P743"><text:span text:style-name="T606"><text:tab/></text:span><text:span text:style-name="T560">C</text:span><text:span text:style-name="T616">haracters:</text:span><text:span text:style-name="T560"> </text:span><text:span text:style-name="T592">Qu</text:span><text:span text:style-name="T592">ince, a page tak</text:span><text:span text:style-name="T592">i</text:span><text:span text:style-name="T592">ng a nap on the stair</text:span><text:span text:style-name="T592">s</text:span></text:p>
      <text:p text:style-name="P609"><text:span text:style-name="T631">N</text:span><text:span text:style-name="T650">otes:</text:span><text:span text:style-name="T92"> </text:span><text:span text:style-name="T148">Quince won't wake up, no matter what. He's just here.</text:span></text:p>
      <text:p text:style-name="P741"><text:span text:style-name="T37"/></text:p>
      <text:p text:style-name="P741"><text:span text:style-name="T37">1.8.8 CLEMENTINE HOUSE LIBRARY</text:span></text:p>
      <text:p text:style-name="P741"><text:span text:style-name="T560">C</text:span><text:span text:style-name="T616">haracters:</text:span><text:span text:style-name="T560"> </text:span><text:span text:style-name="T560">L</text:span>a<text:span text:style-name="T560">d</text:span><text:span text:style-name="T149">y Clemen</text:span><text:span text:style-name="T149">tine, reading</text:span><text:span text:style-name="T120"> </text:span></text:p>
      <text:p text:style-name="P535"><text:soft-page-break/>Player Goal: <text:span text:style-name="T252">Learn that Lord Clementine is away, and busy</text:span></text:p>
      <text:p text:style-name="P519"><text:span text:style-name="T621">Story </text:span><text:span text:style-name="T631">L</text:span><text:span text:style-name="T621">ocations/Rooms:</text:span><text:span text:style-name="T45"> </text:span><text:span text:style-name="T149">There is a secret passage to the Master bedroom. It may be blocked behind a plant that Rolan has to cut (and respawns every time he enters)</text:span></text:p>
      <text:p text:style-name="P574">Flowchart:<text:span text:style-name="T37"> </text:span><text:span text:style-name="T252">After this dialogue, the guards reconfigure their formation, allowing Rolan to find the Secret Hangout Room</text:span></text:p>
      <text:p text:style-name="P574"><text:span text:style-name="T252"/></text:p>
      <text:p text:style-name="P744"><text:span text:style-name="T252">1.8.</text:span><text:span text:style-name="T37">9</text:span><text:span text:style-name="T252"> MASTER BEDROOM </text:span><text:span text:style-name="T37">(O)</text:span></text:p>
      <text:p text:style-name="P739"><text:tab/><text:span text:style-name="T707">Has a large bed with the fancy “princess” curtains, a terrace, a large wardrobe, and a treasure chest. There is nothing else here.</text:span></text:p>
      <text:p text:style-name="P738"><text:span text:style-name="T631"/></text:p>
      <text:p text:style-name="P741"><text:span text:style-name="T37">1.8.</text:span><text:span text:style-name="T253">10</text:span><text:span text:style-name="T37"> </text:span><text:span text:style-name="T252">SECRET HANGOUT ROOM</text:span></text:p>
      <text:p text:style-name="P741"><text:span text:style-name="T252"><text:tab/></text:span><text:span text:style-name="T393">This is a rather ordinary room. It has a huge couch, a fridge, </text:span></text:p>
      <text:p text:style-name="P726"><text:span text:style-name="T560">C</text:span><text:span text:style-name="T616">haracters:</text:span><text:span text:style-name="T560"> </text:span></text:p>
      <text:p text:style-name="P725"><text:span text:style-name="T613"><text:tab/></text:span><text:span text:style-name="T614">Lord Clementine: canoodling with…</text:span></text:p>
      <text:p text:style-name="P725"><text:span text:style-name="T614"><text:tab/>Woman on couch</text:span><text:span text:style-name="T615"> </text:span></text:p>
      <text:p text:style-name="P736">Player Goal: <text:span text:style-name="T253">See Lord Clementine and discuss what's going on</text:span></text:p>
      <text:p text:style-name="P747">Flowchart:<text:span text:style-name="T37"> </text:span><text:span text:style-name="T253">After having dialogue about Lord Clementine: Lady Clementine goes to bed, locking the secret passage to the Master Bedroom behind her.</text:span></text:p>
      <text:p text:style-name="P741"><text:span text:style-name="T252"/></text:p>
      <text:p text:style-name="P742"><text:span text:style-name="T252"/></text:p>
      <text:p text:style-name="P741"><text:span text:style-name="T252"/></text:p>
      <text:p text:style-name="P742"><text:span text:style-name="T37"/></text:p>
      <text:h text:style-name="P754" text:outline-level="1"><text:bookmark-start text:name="__RefHeading___Toc16269_1147542867"/><text:span text:style-name="T699">C</text:span><text:span text:style-name="T621">omments </text:span><text:span text:style-name="T700">and Notes</text:span><text:span text:style-name="T621">:</text:span><text:bookmark-end text:name="__RefHeading___Toc16269_1147542867"/></text:h>
      <text:p text:style-name="P329">golden trees, a la the mystical groves farmville look really neatotastic</text:p>
      <text:p text:style-name="P331">Lulu can swim, but Rolan can't (the lols)</text:p>
      <text:p text:style-name="P330">the original Arborelle <text:span text:style-name="T830">theme</text:span>: <text:span text:style-name="T310">The people inside wear evening gowns, and the interior is black, with white rugs and borders, and blue crystal (a chandelier, “bead” curtains, wall decorations). </text:span><text:span text:style-name="T261">There is the foyer, with a coat check, followed by a long room with a piano, bar, and a long green table for gambling. It looks more like a place of the 1920's than a Vegas casino. In the back is a large window overlooking a small patch of green, this is where the hedgehog racing takes place.</text:span></text:p>
      <text:p text:style-name="P333"/>
      <text:p text:style-name="P334">QUESTIONS to address continually:</text:p>
      <text:p text:style-name="P334"><text:tab/>Are there enough healing stations? Can the player get by without being desperate for an Alchemy Alcove.</text:p>
      <text:p text:style-name="P334"><text:tab/>When has Lulu last received a message?</text:p>
      <text:p text:style-name="P334"><text:tab/>Are there enough boss battles?</text:p>
      <text:p text:style-name="P334"><text:tab/><text:span text:style-name="T916">Are we using these hammer skills more than once (IE the bush conversion)</text:span></text:p>
      <text:p text:style-name="P749"/>
      <text:p text:style-name="P632"><text:span text:style-name="T560">C</text:span><text:span text:style-name="T616">haracters:</text:span><text:span text:style-name="T560"> </text:span></text:p>
      <text:p text:style-name="P489"><text:span text:style-name="T621">Music:</text:span><text:span text:style-name="T45"> </text:span></text:p>
      <text:p text:style-name="P535">Player Goal: </text:p>
      <text:p text:style-name="P519"><text:span text:style-name="T621">Story </text:span><text:span text:style-name="T631">L</text:span><text:span text:style-name="T621">ocations/Rooms:</text:span><text:span text:style-name="T45"> </text:span></text:p>
      <text:p text:style-name="P574">Flowchart:<text:span text:style-name="T37"> </text:span></text:p>
      <text:p text:style-name="P609"><text:span text:style-name="T631">N</text:span><text:span text:style-name="T650">otes:</text:span></text:p>
      <text:p text:style-name="P625"/>
      <text:p text:style-name="P615"/>
      <text:p text:style-name="P618"><text:span text:style-name="T650">L</text:span><text:span text:style-name="T621">ulu...devious like Claire Underwood, but not as smart. Fiery but not stupid, over-the-top. Very obsessed with her moral code, like Red. Occasional cute moments/fail moments to make her human. Some Lara Croftian badassness. </text:span><text:span text:style-name="T689">Very proud and often puts her foot in her mouth.</text:span></text:p>
      <text:p text:style-name="P618"><text:span text:style-name="T621">Rolan...He is resourceful and analytical. He understands people and tends to define himself by the world around him. He doesn't stand for much apart from the world around him. He is overly comfortable. “Can't see the forest for the trees” kind of person, who can't see into the future. Once he absorbs someone into his life, he kind of forgets everything else. </text:span><text:span text:style-name="T689">Giving himself up for Lulu is not an act of love just for Lulu but for himself. He tends to grip things too tightly (bc of his par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ucida Grande" svg:font-family="'Lucida Grande', Aria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1" svg:font-family="'Arial Unicode MS'" style:font-family-generic="swiss" style:font-pitch="variable"/>
    <style:font-face style:name="Helvetica" svg:font-family="Helvetica, 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alloon_20_Text" style:display-name="Balloon Text" style:family="paragraph" style:parent-style-name="Standard">
      <style:paragraph-properties fo:margin-top="0in" fo:margin-bottom="0in" loext:contextual-spacing="false"/>
      <style:text-properties fo:font-size="9pt" fo:language="none" fo:country="none" style:font-size-asian="9pt" style:font-name-complex="Times New Roman" style:font-family-complex="'Times New Roman'" style:font-family-generic-complex="roman" style:font-pitch-complex="variable" style:font-size-complex="9pt"/>
    </style:style>
    <style:style style:name="Heading_20_1_20_A_20_A" style:display-name="Heading 1 A A" style:family="paragraph">
      <style:paragraph-properties fo:orphans="2" fo:widows="2" fo:hyphenation-ladder-count="no-limit" fo:padding="0in" fo:border="none" style:text-autospace="ideograph-alpha" style:punctuation-wrap="hanging" style:line-break="strict" style:writing-mode="lr-tb"/>
      <style:text-properties fo:color="#000000"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1_20_A" style:display-name="Heading 1 A" style:family="paragraph">
      <style:paragraph-properties fo:orphans="2" fo:widows="2" fo:hyphenation-ladder-count="no-limit" fo:padding="0in" fo:border="none" fo:keep-with-next="always" style:text-autospace="ideograph-alpha" style:punctuation-wrap="hanging" style:line-break="strict" style:writing-mode="lr-tb"/>
      <style:text-properties fo:color="#000000" style:font-name="Helvetica" fo:font-family="Helvetica, Arial" style:font-family-generic="swiss" style:font-pitch="variable" fo:font-size="18pt" fo:language="en" fo:country="US" fo:font-weight="bold" style:letter-kerning="true" style:font-name-asian="Arial Unicode MS1" style:font-family-asian="'Arial Unicode MS'" style:font-family-generic-asian="swiss" style:font-pitch-asian="variable" style:font-size-asian="18pt" style:language-asian="zh" style:country-asian="CN" style:font-weight-asian="bold" style:font-name-complex="Arial Unicode MS1" style:font-family-complex="'Arial Unicode MS'" style:font-family-generic-complex="swiss" style:font-pitch-complex="variable" style:font-size-complex="18pt" style:language-complex="ar" style:country-complex="SA" style:font-weight-complex="bold" fo:hyphenate="false" fo:hyphenation-remain-char-count="2" fo:hyphenation-push-char-count="2"/>
    </style:style>
    <style:style style:name="Body" style:family="paragraph">
      <style:paragraph-properties fo:orphans="2" fo:widows="2" fo:hyphenation-ladder-count="no-limit" fo:padding="0in" fo:border="none" style:text-autospace="ideograph-alpha" style:punctuation-wrap="hanging" style:line-break="strict" style:writing-mode="lr-tb"/>
      <style:text-properties fo:color="#000000" style:font-name="Helvetica" fo:font-family="Helvetica, Arial" style:font-family-generic="swiss" style:font-pitch="variable" fo:font-size="12pt" fo:language="nl" fo:country="NL" style:letter-kerning="true" style:font-name-asian="Arial Unicode MS1" style:font-family-asian="'Arial Unicode MS'" style:font-family-generic-asian="swiss" style:font-pitch-asian="variable" style:font-size-asian="12pt" style:language-asian="zh" style:country-asian="CN" style:font-name-complex="Arial Unicode MS1"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Title_20_A" style:display-name="Title A" style:family="paragraph">
      <style:paragraph-properties fo:orphans="2" fo:widows="2" fo:hyphenation-ladder-count="no-limit" fo:padding="0in" fo:border="none" fo:keep-with-next="always" style:text-autospace="ideograph-alpha" style:punctuation-wrap="hanging" style:line-break="strict" style:writing-mode="lr-tb"/>
      <style:text-properties fo:color="#000000" style:font-name="Helvetica" fo:font-family="Helvetica, Arial" style:font-family-generic="swiss" style:font-pitch="variable" fo:font-size="28pt" fo:language="en" fo:country="US" fo:font-weight="bold" style:letter-kerning="true" style:font-name-asian="Helvetica" style:font-family-asian="Helvetica, Arial" style:font-family-generic-asian="swiss" style:font-pitch-asian="variable" style:font-size-asian="28pt" style:language-asian="zh" style:country-asian="CN" style:font-weight-asian="bold" style:font-name-complex="Helvetica" style:font-family-complex="Helvetica, Arial" style:font-family-generic-complex="swiss" style:font-pitch-complex="variable" style:font-size-complex="28pt" style:language-complex="ar" style:country-complex="SA" style:font-weight-complex="bold" fo:hyphenate="false" fo:hyphenation-remain-char-count="2" fo:hyphenation-push-char-count="2"/>
    </style:style>
    <style:style style:name="Free_20_Form_20_A" style:display-name="Free Form A" style:family="paragraph">
      <style:paragraph-properties fo:margin-top="0in" fo:margin-bottom="0.139in" loext:contextual-spacing="false" fo:orphans="2" fo:widows="2" fo:hyphenation-ladder-count="no-limit" fo:padding="0in" fo:border="none" style:text-autospace="ideograph-alpha" style:punctuation-wrap="hanging" style:line-break="strict" style:writing-mode="lr-tb"/>
      <style:text-properties fo:color="#000000" style:font-name="Lucida Grande" fo:font-family="'Lucida Grande', Arial" style:font-pitch="variable" fo:font-size="12pt" fo:language="en" fo:country="US" style:letter-kerning="true" style:font-name-asian="Arial Unicode MS1" style:font-family-asian="'Arial Unicode MS'" style:font-family-generic-asian="swiss" style:font-pitch-asian="variable" style:font-size-asian="12pt" style:language-asian="zh" style:country-asian="CN" style:font-name-complex="Arial Unicode MS1"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alloon_20_Text_20_Char" style:display-name="Balloon Text Char" style:family="text">
      <style:text-properties fo:color="#000000" style:font-name="Lucida Grande" fo:font-family="'Lucida Grande', Arial" style:font-pitch="variable" fo:font-size="9pt" style:font-size-asian="9pt" style:font-name-complex="Lucida Grande" style:font-family-complex="'Lucida Grande', Arial" style:font-pitch-complex="variable" style:font-size-complex="9pt"/>
    </style:style>
    <style:style style:name="Default_20_Paragraph_20_Font" style:display-name="Default Paragraph Font" style:family="text"/>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20:53:39.259000000</meta:creation-date>
    <dc:date>2015-07-13T13:28:14.642685000</dc:date>
    <meta:editing-duration>P2DT20H19M24S</meta:editing-duration>
    <meta:editing-cycles>428</meta:editing-cycles>
    <meta:generator>LibreOffice/4.4.3.2$MacOSX_X86_64 LibreOffice_project/88805f81e9fe61362df02b9941de8e38a9b5fd16</meta:generator>
    <meta:document-statistic meta:table-count="0" meta:image-count="0" meta:object-count="0" meta:page-count="54" meta:paragraph-count="1132" meta:word-count="18284" meta:character-count="106820" meta:non-whitespace-character-count="88933"/>
  </office:meta>
</office:document-meta>
</file>